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1.7071in"/>
    </style:style>
    <style:style style:name="co4" style:family="table-column">
      <style:table-column-properties fo:break-before="auto" style:column-width="1.517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1.728in"/>
    </style:style>
    <style:style style:name="co7" style:family="table-column">
      <style:table-column-properties fo:break-before="auto" style:column-width="1.5465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5563in"/>
    </style:style>
    <style:style style:name="co11" style:family="table-column">
      <style:table-column-properties fo:break-before="auto" style:column-width="0.9563in"/>
    </style:style>
    <style:style style:name="co12" style:family="table-column">
      <style:table-column-properties fo:break-before="auto" style:column-width="0.5236in"/>
    </style:style>
    <style:style style:name="co13" style:family="table-column">
      <style:table-column-properties fo:break-before="auto" style:column-width="0.6555in"/>
    </style:style>
    <style:style style:name="co14" style:family="table-column">
      <style:table-column-properties fo:break-before="auto" style:column-width="1.1047in"/>
    </style:style>
    <style:style style:name="co15" style:family="table-column">
      <style:table-column-properties fo:break-before="auto" style:column-width="1.1709in"/>
    </style:style>
    <style:style style:name="co16" style:family="table-column">
      <style:table-column-properties fo:break-before="auto" style:column-width="1.1543in"/>
    </style:style>
    <style:style style:name="co17" style:family="table-column">
      <style:table-column-properties fo:break-before="auto" style:column-width="1.1008in"/>
    </style:style>
    <style:style style:name="co18" style:family="table-column">
      <style:table-column-properties fo:break-before="auto" style:column-width="1.2819in"/>
    </style:style>
    <style:style style:name="co19" style:family="table-column">
      <style:table-column-properties fo:break-before="auto" style:column-width="1.1402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0744in"/>
    </style:style>
    <style:style style:name="co22" style:family="table-column">
      <style:table-column-properties fo:break-before="auto" style:column-width="1.0437in"/>
    </style:style>
    <style:style style:name="co23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0.9472in"/>
    </style:style>
    <style:style style:name="co25" style:family="table-column">
      <style:table-column-properties fo:break-before="auto" style:column-width="0.9791in"/>
    </style:style>
    <style:style style:name="co26" style:family="table-column">
      <style:table-column-properties fo:break-before="auto" style:column-width="0.6063in"/>
    </style:style>
    <style:style style:name="co27" style:family="table-column">
      <style:table-column-properties fo:break-before="auto" style:column-width="0.5437in"/>
    </style:style>
    <style:style style:name="co28" style:family="table-column">
      <style:table-column-properties fo:break-before="auto" style:column-width="0.8244in"/>
    </style:style>
    <style:style style:name="co29" style:family="table-column">
      <style:table-column-properties fo:break-before="auto" style:column-width="0.952in"/>
    </style:style>
    <style:style style:name="co30" style:family="table-column">
      <style:table-column-properties fo:break-before="auto" style:column-width="1.022in"/>
    </style:style>
    <style:style style:name="co31" style:family="table-column">
      <style:table-column-properties fo:break-before="auto" style:column-width="1.1173in"/>
    </style:style>
    <style:style style:name="co32" style:family="table-column">
      <style:table-column-properties fo:break-before="auto" style:column-width="0.8862in"/>
    </style:style>
    <style:style style:name="co33" style:family="table-column">
      <style:table-column-properties fo:break-before="auto" style:column-width="1.4965in"/>
    </style:style>
    <style:style style:name="co34" style:family="table-column">
      <style:table-column-properties fo:break-before="auto" style:column-width="1.0516in"/>
    </style:style>
    <style:style style:name="co35" style:family="table-column">
      <style:table-column-properties fo:break-before="auto" style:column-width="1.9091in"/>
    </style:style>
    <style:style style:name="co36" style:family="table-column">
      <style:table-column-properties fo:break-before="auto" style:column-width="0.622in"/>
    </style:style>
    <style:style style:name="co37" style:family="table-column">
      <style:table-column-properties fo:break-before="auto" style:column-width="0.9362in"/>
    </style:style>
    <style:style style:name="co38" style:family="table-column">
      <style:table-column-properties fo:break-before="auto" style:column-width="0.5728in"/>
    </style:style>
    <style:style style:name="co39" style:family="table-column">
      <style:table-column-properties fo:break-before="auto" style:column-width="0.9839in"/>
    </style:style>
    <style:style style:name="co40" style:family="table-column">
      <style:table-column-properties fo:break-before="auto" style:column-width="1.15in"/>
    </style:style>
    <style:style style:name="co41" style:family="table-column">
      <style:table-column-properties fo:break-before="auto" style:column-width="0.4409in"/>
    </style:style>
    <style:style style:name="co42" style:family="table-column">
      <style:table-column-properties fo:break-before="auto" style:column-width="1.1835in"/>
    </style:style>
    <style:style style:name="co43" style:family="table-column">
      <style:table-column-properties fo:break-before="auto" style:column-width="1.0681in"/>
    </style:style>
    <style:style style:name="co44" style:family="table-column">
      <style:table-column-properties fo:break-before="auto" style:column-width="0.7543in"/>
    </style:style>
    <style:style style:name="co45" style:family="table-column">
      <style:table-column-properties fo:break-before="auto" style:column-width="0.8701in"/>
    </style:style>
    <style:style style:name="co46" style:family="table-column">
      <style:table-column-properties fo:break-before="auto" style:column-width="0.7217in"/>
    </style:style>
    <style:style style:name="co47" style:family="table-column">
      <style:table-column-properties fo:break-before="auto" style:column-width="0.8535in"/>
    </style:style>
    <style:style style:name="co48" style:family="table-column">
      <style:table-column-properties fo:break-before="auto" style:column-width="0.8925in"/>
    </style:style>
    <style:style style:name="co49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1957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cell-protect="protected formula-hidden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 formula-hidden" style:print-content="fals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 formula-hidden" style:print-content="false" fo:background-color="transparent" fo:padding="0.028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24">
      <style:table-cell-properties style:cell-protect="protected formula-hidden" style:print-content="fals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cell-protect="protected formula-hidden" style:print-content="true" style:diagonal-bl-tr="none" style:diagonal-tl-br="none" fo:background-color="transparent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6pt solid #000000" fo:padding="0.028in" fo:border-right="none" style:rotation-align="none" fo:border-top="non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51pt solid #000000" style:direction="ltr" fo:padding="0.028in" fo:border-right="0.06pt solid #000000" style:rotation-angle="0" style:rotation-align="none" style:shrink-to-fit="false" fo:border-top="0.5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51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06pt solid #000000" style:cell-protect="protected formula-hidden" style:print-content="false" fo:background-color="transparent" fo:border-left="0.51pt solid #000000" fo:border-right="none" fo:border-top="0.06pt solid #000000"/>
    </style:style>
    <style:style style:name="ce96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51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51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51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51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0.06pt solid #000000" style:cell-protect="protected formula-hidden" style:print-content="fals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47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order-bottom="0.06pt solid #000000" style:cell-protect="protected formula-hidden" style:print-content="false" fo:background-color="transparent" fo:border-left="0.74pt solid #000000" fo:border-right="none" fo:border-top="0.06pt solid #000000"/>
    </style:style>
    <style:style style:name="ce157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74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style:vertical-align="middle"/>
      <style:paragraph-properties fo:text-align="center"/>
      <style:text-properties style:font-name="Arial" style:font-name-asian="DejaVu Sans" style:font-name-complex="Arial"/>
    </style:style>
    <style:style style:name="ce47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48" style:family="table-cell" style:parent-style-name="Default" style:data-style-name="N368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end" fo:margin-left="0in"/>
      <style:text-properties style:font-name="Arial" fo:font-size="10pt" style:font-name-asian="DejaVu Sans" style:font-size-asian="10pt" style:font-name-complex="Arial" style:font-size-complex="10pt"/>
    </style:style>
    <style:style style:name="ce192" style:family="table-cell" style:parent-style-name="Default" style:data-style-name="N368">
      <style:table-cell-properties style:cell-protect="formula-hidden" style:print-content="false" style:text-align-source="fix" style:repeat-content="false" fo:background-color="transparent" fo:border="0.06pt solid #000000"/>
      <style:paragraph-properties fo:text-align="end" fo:margin-left="0in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4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274" style:family="table-cell" style:parent-style-name="Default">
      <style:table-cell-properties style:cell-protect="protected formula-hidden" style:print-content="false" style:text-align-source="value-type" style:repeat-content="false" fo:background-color="transparent" fo:border="0.06pt solid #000000"/>
      <style:paragraph-properties fo:margin-left="0in"/>
    </style:style>
    <style:style style:name="ce333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start" fo:margin-left="0in"/>
    </style:style>
    <style:style style:name="ce54" style:family="table-cell" style:parent-style-name="Default">
      <style:table-cell-properties style:cell-protect="protected formula-hidden" style:print-content="false" fo:background-color="transparent"/>
    </style:style>
    <style:style style:name="ce463" style:family="table-cell" style:parent-style-name="Default" style:data-style-name="N198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464" style:family="table-cell" style:parent-style-name="Default" style:data-style-name="N208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468" style:family="table-cell" style:parent-style-name="Default">
      <style:table-cell-properties style:cell-protect="protected formula-hidden" style:print-content="false" style:text-align-source="fix" style:repeat-content="false" fo:background-color="transparent" fo:border="none"/>
      <style:paragraph-properties fo:text-align="center" fo:margin-left="0in"/>
      <style:text-properties style:font-name="Arial" fo:font-weight="bold" style:font-name-asian="DejaVu Sans" style:font-weight-asian="bold" style:font-name-complex="Arial" style:font-weight-complex="bold"/>
    </style:style>
    <style:style style:name="ce469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fo:color="#000000"/>
    </style:style>
    <style:style style:name="ce471" style:family="table-cell" style:parent-style-name="Default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fo:color="#000000"/>
    </style:style>
    <style:style style:name="ce472" style:family="table-cell" style:parent-style-name="Default" style:data-style-name="N366">
      <style:table-cell-properties style:cell-protect="protected formula-hidden" style:print-content="false" fo:background-color="transparent"/>
    </style:style>
    <style:style style:name="ce473" style:family="table-cell" style:parent-style-name="Default" style:data-style-name="N223">
      <style:table-cell-properties style:cell-protect="protected formula-hidden" style:print-content="false" fo:background-color="transparent" fo:border="0.06pt solid #000000"/>
    </style:style>
    <style:style style:name="ce474" style:family="table-cell" style:parent-style-name="Default" style:data-style-name="N223">
      <style:table-cell-properties style:cell-protect="protected formula-hidden" style:print-content="false" fo:background-color="transparent"/>
    </style:style>
    <style:style style:name="ce13" style:family="table-cell" style:parent-style-name="Default" style:data-style-name="N132">
      <style:table-cell-properties style:cell-protect="protected formula-hidden" style:print-content="true"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7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 style:data-style-name="N10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style:cell-protect="protected formula-hidden" style:print-content="true" style:diagonal-bl-tr="none" style:diagonal-tl-br="none" fo:background-color="transparent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235">
      <style:table-cell-properties style:cell-protect="protected formula-hidden" style:print-content="false"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 style:data-style-name="N4">
      <style:table-cell-properties style:glyph-orientation-vertical="0" style:cell-protect="protected formula-hidden" style:print-content="fals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5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>
      <style:table-cell-properties fo:border-bottom="0.06pt solid #000000" style:cell-protect="protected formula-hidden" style:print-content="false" fo:background-color="transparent" fo:border-left="none" fo:border-right="none" fo:border-top="0.06pt solid #000000"/>
    </style:style>
    <style:style style:name="ce534" style:family="table-cell" style:parent-style-name="Default">
      <style:table-cell-properties style:glyph-orientation-vertical="0" fo:border-bottom="0.51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style:cell-protect="protected formula-hidden" style:print-content="false" fo:background-color="transparent" fo:border-left="none" fo:border-right="none" fo:border-top="0.74pt solid #000000"/>
    </style:style>
    <style:style style:name="ce583" style:family="table-cell" style:parent-style-name="Default">
      <style:table-cell-properties style:glyph-orientation-vertical="0" fo:border-bottom="0.74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290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627" style:family="table-cell" style:parent-style-name="Default" style:data-style-name="N99">
      <style:table-cell-properties style:cell-protect="protected formula-hidden" style:print-content="false"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636" style:family="table-cell" style:parent-style-name="Default" style:data-style-name="N126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59" style:family="table-cell" style:parent-style-name="Default" style:data-style-name="N227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667" style:family="table-cell" style:parent-style-name="Default" style:data-style-name="N33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697" style:family="table-cell" style:parent-style-name="Default" style:data-style-name="N330">
      <style:table-cell-properties style:glyph-orientation-vertical="0" style:cell-protect="protected formula-hidden" style:print-content="fals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209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color="#000000" fo:font-size="10pt" style:font-size-asian="10pt" style:font-size-complex="10pt"/>
    </style:style>
    <style:style style:name="ce768" style:family="table-cell" style:parent-style-name="Default" style:data-style-name="N198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769" style:family="table-cell" style:parent-style-name="Default" style:data-style-name="N198">
      <style:table-cell-properties style:cell-protect="protected formula-hidden" style:print-content="false" style:text-align-source="fix" style:repeat-content="false" fo:background-color="transparent" fo:border="none"/>
      <style:paragraph-properties fo:text-align="center" fo:margin-left="0in"/>
    </style:style>
    <style:style style:name="ce770" style:family="table-cell" style:parent-style-name="Default" style:data-style-name="N145">
      <style:table-cell-properties style:cell-protect="protected formula-hidden" style:print-content="false" fo:background-color="transparent"/>
    </style:style>
    <style:style style:name="ce771" style:family="table-cell" style:parent-style-name="Default" style:data-style-name="N149">
      <style:table-cell-properties style:cell-protect="protected formula-hidden" style:print-content="false" fo:background-color="transparent" fo:border="0.06pt solid #000000"/>
    </style:style>
    <style:style style:name="ce774" style:family="table-cell" style:parent-style-name="Default" style:data-style-name="N149">
      <style:table-cell-properties style:cell-protect="protected formula-hidden" style:print-content="false" fo:background-color="transparent"/>
    </style:style>
    <style:style style:name="ce784" style:family="table-cell" style:parent-style-name="Default" style:data-style-name="N13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38" style:family="table-cell" style:parent-style-name="Default" style:data-style-name="N13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23" style:family="table-cell" style:parent-style-name="Default" style:data-style-name="N13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28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29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border="0.06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1" style:family="table-cell" style:parent-style-name="Default" style:data-style-name="N124">
      <style:table-cell-properties fo:border-bottom="0.06pt solid #000000" style:cell-protect="protected formula-hidden" style:print-content="true" style:diagonal-bl-tr="none" style:diagonal-tl-br="none" style:text-align-source="fix" style:repeat-content="false" fo:background-color="transparent" fo:border-left="none" fo:padding="0.028in" fo:border-right="none" style:rotation-align="none" fo:border-top="0.06pt solid #000000"/>
      <style:paragraph-properties fo:text-align="center" fo:margin-left="0in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 style:data-style-name="N215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style:font-name="Arial" fo:font-size="10pt" style:font-name-asian="DejaVu Sans" style:font-size-asian="10pt" style:font-name-complex="Arial" style:font-size-complex="10pt"/>
    </style:style>
    <style:style style:name="ce1035" style:family="table-cell" style:parent-style-name="Default" style:data-style-name="N223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6" style:family="table-cell" style:parent-style-name="Default" style:data-style-name="N223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410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8" style:family="table-cell" style:parent-style-name="Default" style:data-style-name="N410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9" style:family="table-cell" style:parent-style-name="Default" style:data-style-name="N158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0" style:family="table-cell" style:parent-style-name="Default" style:data-style-name="N376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412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368">
      <style:table-cell-properties style:cell-protect="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043" style:family="table-cell" style:parent-style-name="Default" style:data-style-name="N368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06pt solid #000000" fo:border-top="0.51pt solid #000000"/>
      <style:paragraph-properties fo:text-align="center" fo:margin-left="0in"/>
    </style:style>
    <style:style style:name="ce116" style:family="table-cell" style:parent-style-name="Default" style:data-style-name="N368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045" style:family="table-cell" style:parent-style-name="Default" style:data-style-name="N386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046" style:family="table-cell" style:parent-style-name="Default" style:data-style-name="N361">
      <style:table-cell-properties fo:border-bottom="0.51pt solid #000000" style:cell-protect="protected formula-hidden" style:print-content="fals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047" style:family="table-cell" style:parent-style-name="Default" style:data-style-name="N361">
      <style:table-cell-properties fo:border-bottom="0.06pt solid #000000" style:cell-protect="protected formula-hidden" style:print-content="fals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size="10pt" style:font-size-asian="10pt" style:font-size-complex="10pt"/>
    </style:style>
    <style:style style:name="ce1048" style:family="table-cell" style:parent-style-name="Default" style:data-style-name="N361">
      <style:table-cell-properties fo:border-bottom="0.74pt solid #000000" style:cell-protect="protected formula-hidden" style:print-content="fals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049" style:family="table-cell" style:parent-style-name="Default" style:data-style-name="N358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22" style:family="table-cell" style:parent-style-name="Default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051" style:family="table-cell" style:parent-style-name="Default" style:data-style-name="N227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052" style:family="table-cell" style:parent-style-name="Default" style:data-style-name="N376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053" style:family="table-cell" style:parent-style-name="Default" style:data-style-name="N29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Arial" style:font-name-asian="DejaVu Sans" style:font-name-complex="Arial"/>
    </style:style>
    <style:style style:name="ce1054" style:family="table-cell" style:parent-style-name="Default" style:data-style-name="N376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1055" style:family="table-cell" style:parent-style-name="Default" style:data-style-name="N348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color="#000000" fo:font-size="10pt" style:font-size-asian="10pt" style:font-size-complex="10pt"/>
    </style:style>
    <style:style style:name="ce1056" style:family="table-cell" style:parent-style-name="Default">
      <style:table-cell-properties style:cell-protect="protected formula-hidden" style:print-content="false" style:text-align-source="fix" style:repeat-content="false" fo:background-color="transparent" fo:border="none"/>
      <style:paragraph-properties fo:text-align="center" fo:margin-left="0in"/>
      <style:text-properties style:font-name="Arial" style:font-name-asian="DejaVu Sans" style:font-name-complex="Arial"/>
    </style:style>
    <style:style style:name="ce1057" style:family="table-cell" style:parent-style-name="Default" style:data-style-name="N324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058" style:family="table-cell" style:parent-style-name="Default" style:data-style-name="N324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31" style:family="table-cell" style:parent-style-name="Default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0" style:family="table-cell" style:parent-style-name="Default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1" style:family="table-cell" style:parent-style-name="Default" style:data-style-name="N13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2" style:family="table-cell" style:parent-style-name="Default" style:data-style-name="N135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6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7" style:family="table-cell" style:parent-style-name="Default" style:data-style-name="N10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8" style:family="table-cell" style:parent-style-name="Default" style:data-style-name="N158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9" style:family="table-cell" style:parent-style-name="Default" style:data-style-name="N158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0" style:family="table-cell" style:parent-style-name="Default" style:data-style-name="N18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1" style:family="table-cell" style:parent-style-name="Default" style:data-style-name="N184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2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3b3b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3" style:family="table-cell" style:parent-style-name="Default" style:data-style-name="N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4" style:family="table-cell" style:parent-style-name="Default" style:data-style-name="N284">
      <style:table-cell-properties fo:border-bottom="0.06pt solid #000000" style:cell-protect="protected formula-hidden" style:print-content="true" style:diagonal-bl-tr="none" style:diagonal-tl-br="none" style:text-align-source="fix" style:repeat-content="false" fo:background-color="transparent" fo:border-left="none" fo:padding="0.028in" fo:border-right="0.06pt solid #000000" style:rotation-align="none" fo:border-top="0.06pt solid #000000"/>
      <style:paragraph-properties fo:text-align="center" fo:margin-left="0in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5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</style:style>
    <style:style style:name="ce107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77" style:family="table-cell" style:parent-style-name="Default" style:data-style-name="N170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 style:data-style-name="N10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9" style:family="table-cell" style:parent-style-name="Default" style:data-style-name="N422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0" style:family="table-cell" style:parent-style-name="Default" style:data-style-name="N178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1" style:family="table-cell" style:parent-style-name="Default" style:data-style-name="N170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2" style:family="table-cell" style:parent-style-name="Default" style:data-style-name="N318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e6ff00" fo:font-size="10pt" style:font-size-asian="10pt" style:font-size-complex="10pt"/>
    </style:style>
    <style:style style:name="ce1083" style:family="table-cell" style:parent-style-name="Default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font-size="10pt" style:font-size-asian="10pt" style:font-size-complex="10pt"/>
    </style:style>
    <style:style style:name="ce165" style:family="table-cell" style:parent-style-name="Default" style:data-style-name="N410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5" style:family="table-cell" style:parent-style-name="Default" style:data-style-name="N366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6" style:family="table-cell" style:parent-style-name="Default" style:data-style-name="N376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7" style:family="table-cell" style:parent-style-name="Default" style:data-style-name="N347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8" style:family="table-cell" style:parent-style-name="Default" style:data-style-name="N351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9" style:family="table-cell" style:parent-style-name="Default" style:data-style-name="N198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0" style:family="table-cell" style:parent-style-name="Default" style:data-style-name="N198">
      <style:table-cell-properties style:glyph-orientation-vertical="0" fo:border-bottom="0.06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1" style:family="table-cell" style:parent-style-name="Default" style:data-style-name="N198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092" style:family="table-cell" style:parent-style-name="Default" style:data-style-name="N362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093" style:family="table-cell" style:parent-style-name="Default" style:data-style-name="N362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4" style:family="table-cell" style:parent-style-name="Default" style:data-style-name="N219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095" style:family="table-cell" style:parent-style-name="Default" style:data-style-name="N219">
      <style:table-cell-properties style:glyph-orientation-vertical="0" fo:border-bottom="0.51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096" style:family="table-cell" style:parent-style-name="Default" style:data-style-name="N219">
      <style:table-cell-properties style:glyph-orientation-vertical="0" fo:border-bottom="0.74pt solid #000000" style:cell-protect="protected formula-hidden" style:print-content="fals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097" style:family="table-cell" style:parent-style-name="Default" style:data-style-name="N357">
      <style:table-cell-properties style:cell-protect="protected formula-hidden" style:print-content="false" fo:background-color="transparent" fo:border="0.06pt solid #000000"/>
      <style:text-properties style:font-name="Arial" style:font-name-asian="DejaVu Sans" style:font-name-complex="Arial"/>
    </style:style>
    <style:style style:name="ce1098" style:family="table-cell" style:parent-style-name="Default" style:data-style-name="N320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1099" style:family="table-cell" style:parent-style-name="Default" style:data-style-name="N206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00" style:family="table-cell" style:parent-style-name="Default" style:data-style-name="N409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1101" style:family="table-cell" style:parent-style-name="Default" style:data-style-name="N325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02" style:family="table-cell" style:parent-style-name="Default" style:data-style-name="N198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style:font-name="Arial" style:font-name-asian="DejaVu Sans" style:font-name-complex="Arial"/>
    </style:style>
    <style:style style:name="ce1103" style:family="table-cell" style:parent-style-name="Default" style:data-style-name="N223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fo:color="#000000"/>
    </style:style>
    <style:style style:name="ce1104" style:family="table-cell" style:parent-style-name="Default" style:data-style-name="N290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105" style:family="table-cell" style:parent-style-name="Default" style:data-style-name="N290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style:font-name="Arial" style:font-name-asian="DejaVu Sans" style:font-name-complex="Arial"/>
    </style:style>
    <style:style style:name="ce1107" style:family="table-cell" style:parent-style-name="Default" style:data-style-name="N29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108" style:family="table-cell" style:parent-style-name="Default" style:data-style-name="N13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9" style:family="table-cell" style:parent-style-name="Default" style:data-style-name="N13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1" style:family="table-cell" style:parent-style-name="Default" style:data-style-name="N10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2" style:family="table-cell" style:parent-style-name="Default" style:data-style-name="N3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3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4" style:family="table-cell" style:parent-style-name="Default" style:data-style-name="N157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5" style:family="table-cell" style:parent-style-name="Default" style:data-style-name="N16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6" style:family="table-cell" style:parent-style-name="Default" style:data-style-name="N159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7" style:family="table-cell" style:parent-style-name="Default" style:data-style-name="N18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8" style:family="table-cell" style:parent-style-name="Default" style:data-style-name="N122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9" style:family="table-cell" style:parent-style-name="Default" style:data-style-name="N189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0" style:family="table-cell" style:parent-style-name="Default" style:data-style-name="N19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1" style:family="table-cell" style:parent-style-name="Default" style:data-style-name="N19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2" style:family="table-cell" style:parent-style-name="Default" style:data-style-name="N145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3" style:family="table-cell" style:parent-style-name="Default" style:data-style-name="N17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4" style:family="table-cell" style:parent-style-name="Default" style:data-style-name="N21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6" style:family="table-cell" style:parent-style-name="Default" style:data-style-name="N17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7" style:family="table-cell" style:parent-style-name="Default" style:data-style-name="N21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9" style:family="table-cell" style:parent-style-name="Default" style:data-style-name="N22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0" style:family="table-cell" style:parent-style-name="Default" style:data-style-name="N22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1" style:family="table-cell" style:parent-style-name="Default" style:data-style-name="N12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2" style:family="table-cell" style:parent-style-name="Default" style:data-style-name="N14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3" style:family="table-cell" style:parent-style-name="Default" style:data-style-name="N14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4" style:family="table-cell" style:parent-style-name="Default" style:data-style-name="N21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5" style:family="table-cell" style:parent-style-name="Default" style:data-style-name="N12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6" style:family="table-cell" style:parent-style-name="Default" style:data-style-name="N23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7" style:family="table-cell" style:parent-style-name="Default" style:data-style-name="N23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138" style:family="table-cell" style:parent-style-name="Default" style:data-style-name="N14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9" style:family="table-cell" style:parent-style-name="Default" style:data-style-name="N17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140" style:family="table-cell" style:parent-style-name="Default" style:data-style-name="N17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1" style:family="table-cell" style:parent-style-name="Default" style:data-style-name="N17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2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3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4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fo:padding="0.028in" style:vertical-align="middle"/>
      <style:paragraph-properties fo:text-align="center" fo:margin-left="0in"/>
      <style:text-properties fo:font-size="10pt" style:font-size-asian="10pt" style:font-size-complex="10pt"/>
    </style:style>
    <style:style style:name="ce1145" style:family="table-cell" style:parent-style-name="Default" style:data-style-name="N145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47" style:family="table-cell" style:parent-style-name="Default" style:data-style-name="N376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48" style:family="table-cell" style:parent-style-name="Default" style:data-style-name="N396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1149" style:family="table-cell" style:parent-style-name="Default" style:data-style-name="N376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50" style:family="table-cell" style:parent-style-name="Default" style:data-style-name="N376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06pt solid #000000" fo:border-top="0.51pt solid #000000"/>
      <style:paragraph-properties fo:text-align="center" fo:margin-left="0in"/>
    </style:style>
    <style:style style:name="ce1151" style:family="table-cell" style:parent-style-name="Default" style:data-style-name="N361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end" fo:margin-left="0in"/>
    </style:style>
    <style:style style:name="ce1152" style:family="table-cell" style:parent-style-name="Default" style:data-style-name="N361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end" fo:margin-left="0in"/>
      <style:text-properties style:font-name="Arial" style:font-name-asian="DejaVu Sans" style:font-name-complex="Arial"/>
    </style:style>
    <style:style style:name="ce1153" style:family="table-cell" style:parent-style-name="Default" style:data-style-name="N365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54" style:family="table-cell" style:parent-style-name="Default" style:data-style-name="N424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55" style:family="table-cell" style:parent-style-name="Default" style:data-style-name="N374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56" style:family="table-cell" style:parent-style-name="Default" style:data-style-name="N404">
      <style:table-cell-properties fo:border-bottom="0.51pt solid #000000" style:cell-protect="protected formula-hidden" style:print-content="fals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157" style:family="table-cell" style:parent-style-name="Default" style:data-style-name="N404">
      <style:table-cell-properties fo:border-bottom="0.74pt solid #000000" style:cell-protect="protected formula-hidden" style:print-content="fals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158" style:family="table-cell" style:parent-style-name="Default">
      <style:table-cell-properties fo:border-bottom="none" style:cell-protect="protected formula-hidden" style:print-content="fals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159" style:family="table-cell" style:parent-style-name="Default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60" style:family="table-cell" style:parent-style-name="Default" style:data-style-name="N351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61" style:family="table-cell" style:parent-style-name="Default" style:data-style-name="N365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162" style:family="table-cell" style:parent-style-name="Default">
      <style:table-cell-properties style:cell-protect="protected formula-hidden" style:print-content="false"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1163" style:family="table-cell" style:parent-style-name="Default" style:data-style-name="N230">
      <style:table-cell-properties style:cell-protect="protected formula-hidden" style:print-content="false" style:text-align-source="fix" style:repeat-content="false" fo:background-color="transparent" fo:border="none"/>
      <style:paragraph-properties fo:text-align="center" fo:margin-left="0in"/>
      <style:text-properties fo:color="#ff420e"/>
    </style:style>
    <style:style style:name="ce1164" style:family="table-cell" style:parent-style-name="Default" style:data-style-name="N23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fo:color="#000000"/>
    </style:style>
    <style:style style:name="ce1165" style:family="table-cell" style:parent-style-name="Default" style:data-style-name="N361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color="#000000" fo:font-size="10pt" style:font-size-asian="10pt" style:font-size-complex="10pt"/>
    </style:style>
    <style:style style:name="ce1166" style:family="table-cell" style:parent-style-name="Default" style:data-style-name="N223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1167" style:family="table-cell" style:parent-style-name="Default" style:data-style-name="N149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end" fo:margin-left="0in"/>
    </style:style>
    <style:style style:name="ce1168" style:family="table-cell" style:parent-style-name="Default" style:data-style-name="N149">
      <style:table-cell-properties style:cell-protect="protected formula-hidden" style:print-content="false" fo:background-color="transparent" fo:border="none"/>
    </style:style>
    <style:style style:name="ce1169" style:family="table-cell" style:parent-style-name="Default" style:data-style-name="N145">
      <style:table-cell-properties style:cell-protect="protected formula-hidden" style:print-content="false" fo:background-color="transparent" fo:border="0.06pt solid #000000"/>
    </style:style>
    <style:style style:name="ce1170" style:family="table-cell" style:parent-style-name="Default" style:data-style-name="N223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171" style:family="table-cell" style:parent-style-name="Default" style:data-style-name="N223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172" style:family="table-cell" style:parent-style-name="Default" style:data-style-name="N13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3" style:family="table-cell" style:parent-style-name="Default" style:data-style-name="N13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4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75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6" style:family="table-cell" style:parent-style-name="Default" style:data-style-name="N15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7" style:family="table-cell" style:parent-style-name="Default" style:data-style-name="N13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8" style:family="table-cell" style:parent-style-name="Default" style:data-style-name="N15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9" style:family="table-cell" style:parent-style-name="Default" style:data-style-name="N18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0" style:family="table-cell" style:parent-style-name="Default" style:data-style-name="N12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1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2" style:family="table-cell" style:parent-style-name="Default" style:data-style-name="N145">
      <style:table-cell-properties style:cell-protect="protected formula-hidden" style:print-content="true"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3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4" style:family="table-cell" style:parent-style-name="Default" style:data-style-name="N17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5" style:family="table-cell" style:parent-style-name="Default" style:data-style-name="N21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6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7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8" style:family="table-cell" style:parent-style-name="Default" style:data-style-name="N22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9" style:family="table-cell" style:parent-style-name="Default" style:data-style-name="N42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0" style:family="table-cell" style:parent-style-name="Default" style:data-style-name="N20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1" style:family="table-cell" style:parent-style-name="Default" style:data-style-name="N13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2" style:family="table-cell" style:parent-style-name="Default" style:data-style-name="N156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3" style:family="table-cell" style:parent-style-name="Default" style:data-style-name="N2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4" style:family="table-cell" style:parent-style-name="Default" style:data-style-name="N2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5" style:family="table-cell" style:parent-style-name="Default" style:data-style-name="N13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6" style:family="table-cell" style:parent-style-name="Default" style:data-style-name="N2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7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8" style:family="table-cell" style:parent-style-name="Default" style:data-style-name="N13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9" style:family="table-cell" style:parent-style-name="Default" style:data-style-name="N13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0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1" style:family="table-cell" style:parent-style-name="Default" style:data-style-name="N227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2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3" style:family="table-cell" style:parent-style-name="Default">
      <style:table-cell-properties fo:border-bottom="none" style:cell-protect="protected formula-hidden" style:print-content="false" style:text-align-source="fix" style:repeat-content="false" fo:background-color="transparent" fo:border-left="0.06pt solid #000000" fo:padding="0.028in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ackground-color="transparent" fo:border-left="0.06pt solid #000000" fo:padding="0.028in" fo:border-right="0.0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28in" fo:border-right="0.0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cell-protect="protected formula-hidden" style:print-content="false" fo:background-color="transparent" fo:padding="0.028in"/>
      <style:text-properties fo:font-size="10pt" style:font-size-asian="10pt" style:font-size-complex="10pt"/>
    </style:style>
    <style:style style:name="ce1207" style:family="table-cell" style:parent-style-name="Default" style:data-style-name="N413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208" style:family="table-cell" style:parent-style-name="Default" style:data-style-name="N401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209" style:family="table-cell" style:parent-style-name="Default" style:data-style-name="N424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end" fo:margin-left="0in"/>
    </style:style>
    <style:style style:name="ce1210" style:family="table-cell" style:parent-style-name="Default">
      <style:table-cell-properties fo:border-bottom="0.06pt solid #000000" style:cell-protect="protected formula-hidden" style:print-content="false" fo:background-color="transparent" fo:border-left="none" fo:border-right="0.06pt solid #000000" fo:border-top="0.06pt solid #000000"/>
    </style:style>
    <style:style style:name="ce1211" style:family="table-cell" style:parent-style-name="Default" style:data-style-name="N347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212" style:family="table-cell" style:parent-style-name="Default" style:data-style-name="N40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213" style:family="table-cell" style:parent-style-name="Default" style:data-style-name="N384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214" style:family="table-cell" style:parent-style-name="Default" style:data-style-name="N407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215" style:family="table-cell" style:parent-style-name="Default" style:data-style-name="N407">
      <style:table-cell-properties fo:border-bottom="0.51pt solid #000000" style:cell-protect="protected formula-hidden" style:print-content="fals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216" style:family="table-cell" style:parent-style-name="Default" style:data-style-name="N407">
      <style:table-cell-properties fo:border-bottom="0.74pt solid #000000" style:cell-protect="protected formula-hidden" style:print-content="fals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217" style:family="table-cell" style:parent-style-name="Default" style:data-style-name="N36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218" style:family="table-cell" style:parent-style-name="Default" style:data-style-name="N208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1219" style:family="table-cell" style:parent-style-name="Default" style:data-style-name="N149">
      <style:table-cell-properties style:cell-protect="protected formula-hidden" style:print-content="false" style:text-align-source="fix" style:repeat-content="false" fo:background-color="transparent" fo:border="0.06pt solid #000000" fo:padding="0.028in"/>
      <style:paragraph-properties fo:text-align="center" fo:margin-left="0in"/>
      <style:text-properties fo:font-size="10pt" style:font-size-asian="10pt" style:font-size-complex="10pt"/>
    </style:style>
    <style:style style:name="ce1220" style:family="table-cell" style:parent-style-name="Default" style:data-style-name="N149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221" style:family="table-cell" style:parent-style-name="Default" style:data-style-name="N145">
      <style:table-cell-properties style:cell-protect="protected formula-hidden" style:print-content="false" style:text-align-source="fix" style:repeat-content="false" fo:background-color="transparent" fo:border="none"/>
      <style:paragraph-properties fo:text-align="center" fo:margin-left="0in"/>
    </style:style>
    <style:style style:name="ce1222" style:family="table-cell" style:parent-style-name="Default">
      <style:table-cell-properties style:cell-protect="protected formula-hidden" style:print-content="false" fo:background-color="transparent" fo:border="0.06pt solid #000000"/>
    </style:style>
    <style:style style:name="ce1223" style:family="table-cell" style:parent-style-name="Default">
      <style:table-cell-properties style:cell-protect="protected formula-hidden" style:print-content="false" style:text-align-source="fix" style:repeat-content="false" fo:background-color="transparent"/>
      <style:paragraph-properties fo:text-align="end" fo:margin-left="0in"/>
    </style:style>
    <style:style style:name="ce1224" style:family="table-cell" style:parent-style-name="Default" style:data-style-name="N139">
      <style:table-cell-properties style:cell-protect="protected formula-hidden" style:print-content="true"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5" style:family="table-cell" style:parent-style-name="Default" style:data-style-name="N139">
      <style:table-cell-properties style:cell-protect="formula-hidden" style:print-content="true"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6" style:family="table-cell" style:parent-style-name="Default">
      <style:table-cell-properties style:cell-protect="protected formula-hidden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7" style:family="table-cell" style:parent-style-name="Default">
      <style:table-cell-properties fo:background-color="transparent" fo:padding="0.028in"/>
    </style:style>
    <style:style style:name="ce1228" style:family="table-cell" style:parent-style-name="Default" style:data-style-name="N223">
      <style:table-cell-properties style:cell-protect="protected formula-hidden" style:print-content="true" style:text-align-source="fix" style:repeat-content="false" fo:background-color="transparent" fo:padding="0.028in"/>
      <style:paragraph-properties fo:text-align="start" fo:margin-left="0in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9" style:family="table-cell" style:parent-style-name="Default" style:data-style-name="N233">
      <style:table-cell-properties style:cell-protect="protected formula-hidden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0" style:family="table-cell" style:parent-style-name="Default" style:data-style-name="N170">
      <style:table-cell-properties style:cell-protect="protected formula-hidden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1" style:family="table-cell" style:parent-style-name="Default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2" style:family="table-cell" style:parent-style-name="Default" style:data-style-name="N233">
      <style:table-cell-properties style:cell-protect="protected formula-hidden" style:print-content="true" fo:background-color="transparent"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233" style:family="table-cell" style:parent-style-name="Default" style:data-style-name="N126">
      <style:table-cell-properties style:cell-protect="protected formula-hidden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4" style:family="table-cell" style:parent-style-name="Default" style:data-style-name="N227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5" style:family="table-cell" style:parent-style-name="Default">
      <style:table-cell-properties fo:border-bottom="none" style:cell-protect="protected formula-hidden" style:print-content="false" fo:background-color="transparent" fo:border-left="none" fo:padding="0.028in" fo:border-right="0.06pt solid #000000" fo:border-top="0.06pt solid #000000"/>
      <style:text-properties fo:font-size="10pt" style:font-size-asian="10pt" style:font-size-complex="10pt"/>
    </style:style>
    <style:style style:name="ce1236" style:family="table-cell" style:parent-style-name="Default">
      <style:table-cell-properties fo:border-bottom="none" style:text-align-source="fix" style:repeat-content="false" fo:background-color="transparent" fo:border-left="none" fo:padding="0.028in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padding="0.028in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padding="0.028in" fo:border-right="0.06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9" style:family="table-cell" style:parent-style-name="Default">
      <style:table-cell-properties style:cell-protect="protected formula-hidden" style:print-content="false"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0" style:family="table-cell" style:parent-style-name="Default" style:data-style-name="N145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51pt solid #000000" fo:border-top="0.51pt solid #000000"/>
      <style:paragraph-properties fo:text-align="center" fo:margin-left="0in"/>
      <style:text-properties fo:font-weight="bold" style:font-weight-asian="bold" style:font-weight-complex="bold"/>
    </style:style>
    <style:style style:name="ce1241" style:family="table-cell" style:parent-style-name="Default" style:data-style-name="N198">
      <style:table-cell-properties fo:border-bottom="none" style:cell-protect="protected formula-hidden" style:print-content="false" style:text-align-source="fix" style:repeat-content="false" fo:background-color="transparent" fo:border-left="none" fo:border-right="0.51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42" style:family="table-cell" style:parent-style-name="Default" style:data-style-name="N198">
      <style:table-cell-properties fo:border-bottom="none" style:cell-protect="protected formula-hidden" style:print-content="false" style:text-align-source="fix" style:repeat-content="false" fo:background-color="transparent" fo:border-left="none" fo:border-right="0.51pt solid #000000" fo:border-top="none" style:vertical-align="middle"/>
      <style:paragraph-properties fo:text-align="center" fo:margin-left="0in"/>
      <style:text-properties style:font-name="Arial" fo:font-size="16pt" fo:font-weight="bold" style:font-name-asian="DejaVu Sans" style:font-size-asian="16pt" style:font-weight-asian="bold" style:font-name-complex="Arial" style:font-size-complex="16pt" style:font-weight-complex="bold"/>
    </style:style>
    <style:style style:name="ce1243" style:family="table-cell" style:parent-style-name="Default" style:data-style-name="N123">
      <style:table-cell-properties fo:border-bottom="none" style:cell-protect="protected formula-hidden" style:print-content="false" style:text-align-source="fix" style:repeat-content="false" fo:background-color="transparent" fo:border-left="none" fo:border-right="0.51pt solid #000000" fo:border-top="none"/>
      <style:paragraph-properties fo:text-align="center" fo:margin-left="0in"/>
    </style:style>
    <style:style style:name="ce1244" style:family="table-cell" style:parent-style-name="Default">
      <style:table-cell-properties fo:border-bottom="none" style:cell-protect="protected formula-hidden" style:print-content="false" fo:background-color="transparent" fo:border-left="none" fo:border-right="0.51pt solid #000000" fo:border-top="none"/>
    </style:style>
    <style:style style:name="ce1245" style:family="table-cell" style:parent-style-name="Default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51pt solid #000000" fo:border-top="0.06pt solid #000000"/>
      <style:paragraph-properties fo:text-align="center" fo:margin-left="0in"/>
      <style:text-properties fo:color="#000000"/>
    </style:style>
    <style:style style:name="ce1246" style:family="table-cell" style:parent-style-name="Default" style:data-style-name="N376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51pt solid #000000" fo:border-top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247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48" style:family="table-cell" style:parent-style-name="Default">
      <style:table-cell-properties fo:border-bottom="0.51pt solid #000000" style:cell-protect="protected formula-hidden" style:print-content="false" fo:background-color="transparent" fo:border-left="none" fo:border-right="0.51pt solid #000000" fo:border-top="none"/>
    </style:style>
    <style:style style:name="ce1249" style:family="table-cell" style:parent-style-name="Default" style:data-style-name="N145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5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252" style:family="table-cell" style:parent-style-name="Default" style:data-style-name="N198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53" style:family="table-cell" style:parent-style-name="Default">
      <style:table-cell-properties fo:border-bottom="none" style:cell-protect="protected formula-hidden" style:print-content="false" fo:background-color="transparent" fo:border-left="0.06pt solid #000000" fo:border-right="0.06pt solid #000000" fo:border-top="none"/>
    </style:style>
    <style:style style:name="ce1254" style:family="table-cell" style:parent-style-name="Default">
      <style:table-cell-properties fo:border-bottom="0.06pt solid #000000" style:cell-protect="protected formula-hidden" style:print-content="false" fo:background-color="transparent" fo:border-left="0.06pt solid #000000" fo:border-right="0.06pt solid #000000" fo:border-top="none"/>
    </style:style>
    <style:style style:name="ce1255" style:family="table-cell" style:parent-style-name="Default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74pt solid #000000" fo:border-top="0.06pt solid #000000"/>
      <style:paragraph-properties fo:text-align="center" fo:margin-left="0in"/>
      <style:text-properties fo:color="#000000"/>
    </style:style>
    <style:style style:name="ce1256" style:family="table-cell" style:parent-style-name="Default" style:data-style-name="N376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74pt solid #000000" fo:border-top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257" style:family="table-cell" style:parent-style-name="Default">
      <style:table-cell-properties fo:border-bottom="none" style:cell-protect="protected formula-hidden" style:print-content="false" fo:background-color="transparent" fo:border-left="none" fo:border-right="0.74pt solid #000000" fo:border-top="none"/>
    </style:style>
    <style:style style:name="ce1258" style:family="table-cell" style:parent-style-name="Default">
      <style:table-cell-properties fo:border-bottom="0.74pt solid #000000" style:cell-protect="protected formula-hidden" style:print-content="false" fo:background-color="transparent" fo:border-left="none" fo:border-right="0.74pt solid #000000" fo:border-top="none"/>
    </style:style>
    <style:style style:name="ce1259" style:family="table-cell" style:parent-style-name="Default">
      <style:table-cell-properties fo:border-bottom="0.06pt solid #000000" style:cell-protect="protected formula-hidden" style:print-content="false" style:text-align-source="fix" style:repeat-content="false" fo:background-color="transparent" fo:border-left="none" fo:padding="0.028in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0" style:family="table-cell" style:parent-style-name="Default" style:data-style-name="N407">
      <style:table-cell-properties style:cell-protect="formula-hidden" style:print-content="false" style:text-align-source="fix" style:repeat-content="false" fo:background-color="transparent"/>
      <style:paragraph-properties fo:text-align="center" fo:margin-left="0in"/>
      <style:text-properties fo:color="#00dcff"/>
    </style:style>
    <style:style style:name="ce1261" style:family="table-cell" style:parent-style-name="Default" style:data-style-name="N415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style:font-name="Arial" style:font-name-asian="DejaVu Sans" style:font-name-complex="Arial"/>
    </style:style>
    <style:style style:name="ce1262" style:family="table-cell" style:parent-style-name="Default">
      <style:table-cell-properties style:cell-protect="protected formula-hidden" style:print-content="false" fo:background-color="transparent"/>
      <style:text-properties style:font-name="Arial" style:font-name-asian="DejaVu Sans" style:font-name-complex="Arial"/>
    </style:style>
    <style:style style:name="ce1263" style:family="table-cell" style:parent-style-name="Default" style:data-style-name="N2">
      <style:table-cell-properties style:cell-protect="protected formula-hidden" style:print-content="false" fo:background-color="transparent"/>
    </style:style>
    <style:style style:name="ce1264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5" style:family="table-cell" style:parent-style-name="Default" style:data-style-name="N2">
      <style:table-cell-properties style:cell-protect="protected formula-hidden" style:print-content="true" fo:background-color="transparent" fo:padding="0.028in"/>
      <style:text-properties fo:color="#99cc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6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99cc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7" style:family="table-cell" style:parent-style-name="Default">
      <style:table-cell-properties style:cell-protect="protected formula-hidden" style:print-content="true" fo:background-color="transparent" fo:padding="0.028in"/>
      <style:text-properties fo:color="#99cc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8" style:family="table-cell" style:parent-style-name="Default">
      <style:table-cell-properties style:cell-protect="protected formula-hidden" style:print-content="true"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9" style:family="table-cell" style:parent-style-name="Default" style:data-style-name="N158">
      <style:table-cell-properties style:cell-protect="protected formula-hidden" style:print-content="true" fo:background-color="transparent" fo:padding="0.028in"/>
      <style:text-properties fo:color="#99cc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0" style:family="table-cell" style:parent-style-name="Default">
      <style:table-cell-properties fo:background-color="transparent" fo:padding="0.028in"/>
      <style:text-properties fo:color="#99cc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1" style:family="table-cell" style:parent-style-name="Default" style:data-style-name="N125">
      <style:table-cell-properties fo:background-color="transparent" fo:padding="0.028in"/>
      <style:text-properties fo:color="#99cc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2" style:family="table-cell" style:parent-style-name="Default" style:data-style-name="N12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3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4" style:family="table-cell" style:parent-style-name="Default">
      <style:table-cell-properties fo:background-color="transparent" fo:padding="0.028in"/>
      <style:text-properties fo:font-size="10pt" style:font-size-asian="10pt" style:font-size-complex="10pt"/>
    </style:style>
    <style:style style:name="ce1275" style:family="table-cell" style:parent-style-name="Default">
      <style:table-cell-properties style:cell-protect="protected formula-hidden" style:print-content="false" fo:background-color="transparent"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7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028in" fo:border-right="none" style:rotation-align="none" fo:border-top="0.06pt solid #000000"/>
    </style:style>
    <style:style style:name="ce363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2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2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2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0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1" style:family="table-cell" style:parent-style-name="Default">
      <style:table-cell-properties fo:background-color="transparent" fo:padding="0.028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2" style:family="table-cell" style:parent-style-name="Default" style:data-style-name="N22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3" style:family="table-cell" style:parent-style-name="Default" style:data-style-name="N222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4" style:family="table-cell" style:parent-style-name="Default" style:data-style-name="N222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5" style:family="table-cell" style:parent-style-name="Default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6" style:family="table-cell" style:parent-style-name="Default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7" style:family="table-cell" style:parent-style-name="Default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8" style:family="table-cell" style:parent-style-name="Default" style:data-style-name="N126">
      <style:table-cell-properties style:cell-protect="protected formula-hidden" style:print-content="false" fo:background-color="transparent" fo:border="0.06pt solid #000000"/>
    </style:style>
    <style:style style:name="ce1299" style:family="table-cell" style:parent-style-name="Default" style:data-style-name="N126">
      <style:table-cell-properties style:cell-protect="protected formula-hidden" style:print-content="false" fo:background-color="transparent"/>
    </style:style>
    <style:style style:name="ce507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0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center" fo:margin-left="0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0" style:family="table-cell" style:parent-style-name="Default" style:data-style-name="N17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1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2" style:family="table-cell" style:parent-style-name="Default" style:data-style-name="N233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3" style:family="table-cell" style:parent-style-name="Default" style:data-style-name="N227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4" style:family="table-cell" style:parent-style-name="Default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5" style:family="table-cell" style:parent-style-name="Default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6" style:family="table-cell" style:parent-style-name="Default" style:data-style-name="N222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7" style:family="table-cell" style:parent-style-name="Default" style:data-style-name="N206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318" style:family="table-cell" style:parent-style-name="Default" style:data-style-name="N376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319" style:family="table-cell" style:parent-style-name="Default" style:data-style-name="N407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320" style:family="table-cell" style:parent-style-name="Default" style:data-style-name="N29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321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3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6" style:family="table-cell" style:parent-style-name="Default" style:data-style-name="N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7" style:family="table-cell" style:parent-style-name="Default">
      <style:table-cell-properties style:cell-protect="protected formula-hidden" style:print-content="true" fo:background-color="transparent" fo:padding="0.028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8" style:family="table-cell" style:parent-style-name="Default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9" style:family="table-cell" style:parent-style-name="Default" style:data-style-name="N1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330" style:family="table-cell" style:parent-style-name="Default" style:data-style-name="N1">
      <style:table-cell-properties style:cell-protect="protected formula-hidden" style:print-content="false" style:text-align-source="fix" style:repeat-content="false" fo:background-color="transparent" fo:border="none"/>
      <style:paragraph-properties fo:text-align="center" fo:margin-left="0in"/>
    </style:style>
    <style:style style:name="ce416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1333" style:family="table-cell" style:parent-style-name="Default" style:data-style-name="N22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4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5" style:family="table-cell" style:parent-style-name="Default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6" style:family="table-cell" style:parent-style-name="Default" style:data-style-name="N320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337" style:family="table-cell" style:parent-style-name="Default" style:data-style-name="N284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338" style:family="table-cell" style:parent-style-name="Default" style:data-style-name="N242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339" style:family="table-cell" style:parent-style-name="Default" style:data-style-name="N368">
      <style:table-cell-properties fo:border-bottom="none" style:cell-protect="protected formula-hidden" style:print-content="fals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340" style:family="table-cell" style:parent-style-name="Default" style:data-style-name="N368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341" style:family="table-cell" style:parent-style-name="Default" style:data-style-name="N283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342" style:family="table-cell" style:parent-style-name="Default" style:data-style-name="N283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style:font-name="Arial" style:font-name-asian="DejaVu Sans" style:font-name-complex="Arial"/>
    </style:style>
    <style:style style:name="ce1343" style:family="table-cell" style:parent-style-name="Default" style:data-style-name="N19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4" style:family="table-cell" style:parent-style-name="Default" style:data-style-name="N19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5" style:family="table-cell" style:parent-style-name="Default" style:data-style-name="N19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border-left="none" fo:padding="0.028in" fo:border-right="0.06pt solid #000000" style:rotation-align="none" fo:border-top="0.06pt solid #000000"/>
      <style:paragraph-properties fo:text-align="center" fo:margin-left="0in"/>
    </style:style>
    <style:style style:name="ce1347" style:family="table-cell" style:parent-style-name="Default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8" style:family="table-cell" style:parent-style-name="Default" style:data-style-name="N368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9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350" style:family="table-cell" style:parent-style-name="Default">
      <style:table-cell-properties fo:border-bottom="none" style:cell-protect="protected formula-hidden" style:print-content="fals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351" style:family="table-cell" style:parent-style-name="Default" style:data-style-name="N368">
      <style:table-cell-properties fo:border-bottom="none" style:cell-protect="protected formula-hidden" style:print-content="fals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352" style:family="table-cell" style:parent-style-name="Default" style:data-style-name="N283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353" style:family="table-cell" style:parent-style-name="Default" style:data-style-name="N283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439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</style:style>
    <style:style style:name="ce1355" style:family="table-cell" style:parent-style-name="Default" style:data-style-name="N13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6" style:family="table-cell" style:parent-style-name="Default" style:data-style-name="N15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8" style:family="table-cell" style:parent-style-name="Default" style:data-style-name="N156">
      <style:table-cell-properties style:diagonal-bl-tr="none" style:diagonal-tl-br="none" style:text-align-source="fix" style:repeat-content="false" fo:background-color="transparent" fo:border="0.06pt solid #000000" fo:padding="0.028in" style:rotation-align="none"/>
      <style:paragraph-properties fo:text-align="center" fo:margin-left="0in"/>
    </style:style>
    <style:style style:name="ce1359" style:family="table-cell" style:parent-style-name="Default" style:data-style-name="N156">
      <style:table-cell-properties style:diagonal-bl-tr="none" style:diagonal-tl-br="none" style:text-align-source="fix" style:repeat-content="false" fo:background-color="transparent" fo:border="0.06pt solid #000000" fo:padding="0.028in" style:rotation-align="none"/>
      <style:paragraph-properties fo:text-align="center" fo:margin-left="0in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0" style:family="table-cell" style:parent-style-name="Default" style:data-style-name="N21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1" style:family="table-cell" style:parent-style-name="Default" style:data-style-name="N368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2" style:family="table-cell" style:parent-style-name="Default" style:data-style-name="N158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3" style:family="table-cell" style:parent-style-name="Default" style:data-style-name="N158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4" style:family="table-cell" style:parent-style-name="Default" style:data-style-name="N145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end" fo:margin-left="0in"/>
    </style:style>
    <style:style style:name="ce1365" style:family="table-cell" style:parent-style-name="Default" style:data-style-name="N361">
      <style:table-cell-properties style:cell-protect="protected formula-hidden" style:print-content="false" fo:background-color="transparent" fo:border="0.06pt solid #000000"/>
      <style:text-properties style:font-name="Arial" style:font-name-asian="DejaVu Sans" style:font-name-complex="Arial"/>
    </style:style>
    <style:style style:name="ce1366" style:family="table-cell" style:parent-style-name="Default">
      <style:table-cell-properties fo:border-bottom="none" style:cell-protect="protected formula-hidden" style:print-content="fals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367" style:family="table-cell" style:parent-style-name="Default" style:data-style-name="N290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368" style:family="table-cell" style:parent-style-name="Default" style:data-style-name="N370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  <style:text-properties style:font-name="Arial" style:font-name-asian="DejaVu Sans" style:font-name-complex="Arial"/>
    </style:style>
    <style:style style:name="ce1369" style:family="table-cell" style:parent-style-name="Default" style:data-style-name="N370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style:font-name="Arial" style:font-name-asian="DejaVu Sans" style:font-name-complex="Arial"/>
    </style:style>
    <style:style style:name="ce1370" style:family="table-cell" style:parent-style-name="Default" style:data-style-name="N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1" style:family="table-cell" style:parent-style-name="Default" style:data-style-name="N15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2" style:family="table-cell" style:parent-style-name="Default" style:data-style-name="N15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3" style:family="table-cell" style:parent-style-name="Default" style:data-style-name="N144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4" style:family="table-cell" style:parent-style-name="Default" style:data-style-name="N17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5" style:family="table-cell" style:parent-style-name="Default" style:data-style-name="N15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6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145">
      <style:table-cell-properties style:diagonal-bl-tr="none" style:diagonal-tl-br="none" style:text-align-source="fix" style:repeat-content="false" fo:background-color="transparent" fo:border="0.06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8" style:family="table-cell" style:parent-style-name="Default" style:data-style-name="N145">
      <style:table-cell-properties style:diagonal-bl-tr="none" style:diagonal-tl-br="none" style:text-align-source="fix" style:repeat-content="false" fo:background-color="transparent" fo:border="0.06pt solid #000000" fo:padding="0.028in" style:rotation-align="none"/>
      <style:paragraph-properties fo:text-align="center" fo:margin-left="0in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9" style:family="table-cell" style:parent-style-name="Default" style:data-style-name="N198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8" style:family="table-cell" style:parent-style-name="Default" style:data-style-name="N314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2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fo:font-size="10pt" style:font-size-asian="10pt" style:font-size-complex="10pt"/>
    </style:style>
    <style:style style:name="ce1383" style:family="table-cell" style:parent-style-name="Default" style:data-style-name="N376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4" style:family="table-cell" style:parent-style-name="Default" style:data-style-name="N361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385" style:family="table-cell" style:parent-style-name="Default" style:data-style-name="N361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48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7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</style:style>
    <style:style style:name="ce13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9" style:family="table-cell" style:parent-style-name="Default" style:data-style-name="N14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693" style:family="table-cell" style:parent-style-name="Default" style:data-style-name="N15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1" style:family="table-cell" style:parent-style-name="Default" style:data-style-name="N15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2" style:family="table-cell" style:parent-style-name="Default" style:data-style-name="N15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3" style:family="table-cell" style:parent-style-name="Default" style:data-style-name="N17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4" style:family="table-cell" style:parent-style-name="Default" style:data-style-name="N18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5" style:family="table-cell" style:parent-style-name="Default" style:data-style-name="N18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6" style:family="table-cell" style:parent-style-name="Default" style:data-style-name="N18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7" style:family="table-cell" style:parent-style-name="Default" style:data-style-name="N14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8" style:family="table-cell" style:parent-style-name="Default" style:data-style-name="N18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9" style:family="table-cell" style:parent-style-name="Default" style:data-style-name="N18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192">
      <style:table-cell-properties style:diagonal-bl-tr="none" style:diagonal-tl-br="none" fo:background-color="transparent" fo:border="0.06pt solid #000000" fo:padding="0.028in" style:rotation-align="none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2" style:family="table-cell" style:parent-style-name="Default" style:data-style-name="N19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34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 style:data-style-name="N17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5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406" style:family="table-cell" style:parent-style-name="Default">
      <style:table-cell-properties fo:border-bottom="0.06pt solid #000000" style:diagonal-bl-tr="none" style:diagonal-tl-br="none" fo:background-color="transparent" fo:border-left="none" fo:padding="0.028in" fo:border-right="0.06pt solid #000000" style:rotation-align="none" fo:border-top="0.06pt solid #000000"/>
    </style:style>
    <style:style style:name="ce140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9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0" style:family="table-cell" style:parent-style-name="Default" style:data-style-name="N368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font-size="10pt" style:font-size-asian="10pt" style:font-size-complex="10pt"/>
    </style:style>
    <style:style style:name="ce1411" style:family="table-cell" style:parent-style-name="Default" style:data-style-name="N158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font-size="10pt" style:font-size-asian="10pt" style:font-size-complex="10pt"/>
    </style:style>
    <style:style style:name="ce1412" style:family="table-cell" style:parent-style-name="Default" style:data-style-name="N223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end" fo:margin-left="0in"/>
    </style:style>
    <style:style style:name="ce1413" style:family="table-cell" style:parent-style-name="Default" style:data-style-name="N366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end" fo:margin-left="0in"/>
    </style:style>
    <style:style style:name="ce516" style:family="table-cell" style:parent-style-name="Default">
      <style:table-cell-properties fo:border-bottom="none" style:cell-protect="protected formula-hidden" style:print-content="false" fo:background-color="transparent" fo:border-left="none" fo:border-right="0.06pt solid #000000" fo:border-top="none"/>
    </style:style>
    <style:style style:name="ce1415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6" style:family="table-cell" style:parent-style-name="Default" style:data-style-name="N141">
      <style:table-cell-properties fo:background-color="transparent" fo:padding="0.028in"/>
    </style:style>
    <style:style style:name="ce1417" style:family="table-cell" style:parent-style-name="Default" style:data-style-name="N145">
      <style:table-cell-properties style:diagonal-bl-tr="none" style:diagonal-tl-br="none" fo:background-color="transparent" fo:border="0.06pt solid #000000" fo:padding="0.028in" style:rotation-align="none"/>
    </style:style>
    <style:style style:name="ce1418" style:family="table-cell" style:parent-style-name="Default" style:data-style-name="N15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9" style:family="table-cell" style:parent-style-name="Default" style:data-style-name="N12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0" style:family="table-cell" style:parent-style-name="Default" style:data-style-name="N15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1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2" style:family="table-cell" style:parent-style-name="Default" style:data-style-name="N16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 style:data-style-name="N14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4" style:family="table-cell" style:parent-style-name="Default" style:data-style-name="N14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5" style:family="table-cell" style:parent-style-name="Default" style:data-style-name="N19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6" style:family="table-cell" style:parent-style-name="Default" style:data-style-name="N19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7" style:family="table-cell" style:parent-style-name="Default" style:data-style-name="N19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8" style:family="table-cell" style:parent-style-name="Default" style:data-style-name="N19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 style:data-style-name="N14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1" style:family="table-cell" style:parent-style-name="Default" style:data-style-name="N42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1" style:family="table-cell" style:parent-style-name="Default" style:data-style-name="N400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2" style:family="table-cell" style:parent-style-name="Default" style:data-style-name="N21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3" style:family="table-cell" style:parent-style-name="Default" style:data-style-name="N21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4" style:family="table-cell" style:parent-style-name="Default" style:data-style-name="N21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5" style:family="table-cell" style:parent-style-name="Default" style:data-style-name="N21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6" style:family="table-cell" style:parent-style-name="Default" style:data-style-name="N158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style:font-name="Arial" style:font-name-asian="DejaVu Sans" style:font-name-complex="Arial"/>
    </style:style>
    <style:style style:name="ce1437" style:family="table-cell" style:parent-style-name="Default" style:data-style-name="N158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438" style:family="table-cell" style:parent-style-name="Default">
      <style:table-cell-properties style:cell-protect="protected formula-hidden" style:print-content="false" style:text-align-source="fix" style:repeat-content="false" fo:background-color="transparent" style:vertical-align="middle"/>
      <style:paragraph-properties fo:text-align="center" fo:margin-left="0in"/>
    </style:style>
    <style:style style:name="ce1439" style:family="table-cell" style:parent-style-name="Default" style:data-style-name="N124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440" style:family="table-cell" style:parent-style-name="Default" style:data-style-name="N124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441" style:family="table-cell" style:parent-style-name="Default" style:data-style-name="N36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2" style:family="table-cell" style:parent-style-name="Default" style:data-style-name="N137">
      <style:table-cell-properties fo:border-bottom="none" style:diagonal-bl-tr="none" style:diagonal-tl-br="none" fo:background-color="transparent" fo:border-left="none" fo:padding="0.028in" fo:border-right="0.06pt solid #000000" style:rotation-align="none" fo:border-top="none"/>
    </style:style>
    <style:style style:name="ce1443" style:family="table-cell" style:parent-style-name="Default" style:data-style-name="N147">
      <style:table-cell-properties style:diagonal-bl-tr="none" style:diagonal-tl-br="none" fo:background-color="transparent" fo:border="0.06pt solid #000000" fo:padding="0.028in" style:rotation-align="none"/>
    </style:style>
    <style:style style:name="ce1444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5" style:family="table-cell" style:parent-style-name="Default" style:data-style-name="N16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6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7" style:family="table-cell" style:parent-style-name="Default">
      <style:table-cell-properties fo:border-bottom="0.06pt solid #000000" style:cell-protect="protected formula-hidden" style:print-content="true" style:diagonal-bl-tr="none" style:diagonal-tl-br="none" fo:background-color="transparent" fo:border-left="none" fo:padding="0.028in" fo:border-right="0.06pt solid #000000" style:rotation-align="none" fo:border-top="0.06pt solid #000000"/>
    </style:style>
    <style:style style:name="ce1448" style:family="table-cell" style:parent-style-name="Default" style:data-style-name="N1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9" style:family="table-cell" style:parent-style-name="Default" style:data-style-name="N15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0" style:family="table-cell" style:parent-style-name="Default" style:data-style-name="N14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1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d481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2" style:family="table-cell" style:parent-style-name="Default" style:data-style-name="N20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3" style:family="table-cell" style:parent-style-name="Default" style:data-style-name="N20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 style:data-style-name="N20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5" style:family="table-cell" style:parent-style-name="Default" style:data-style-name="N42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456" style:family="table-cell" style:parent-style-name="Default" style:data-style-name="N4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7" style:family="table-cell" style:parent-style-name="Default" style:data-style-name="N21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8" style:family="table-cell" style:parent-style-name="Default" style:data-style-name="N21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9" style:family="table-cell" style:parent-style-name="Default" style:data-style-name="N316">
      <style:table-cell-properties style:cell-protect="protected formula-hidden" style:print-content="false" style:text-align-source="fix" style:repeat-content="false" fo:background-color="transparent" fo:border="0.06pt solid #000000"/>
      <style:paragraph-properties fo:text-align="center" fo:margin-left="0in"/>
    </style:style>
    <style:style style:name="ce1460" style:family="table-cell" style:parent-style-name="Default" style:data-style-name="N316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</style:style>
    <style:style style:name="ce1461" style:family="table-cell" style:parent-style-name="Default" style:data-style-name="N14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2" style:family="table-cell" style:parent-style-name="Default" style:data-style-name="N14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3" style:family="table-cell" style:parent-style-name="Default" style:data-style-name="N16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4" style:family="table-cell" style:parent-style-name="Default" style:data-style-name="N16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5" style:family="table-cell" style:parent-style-name="Default" style:data-style-name="N122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23b8d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7" style:family="table-cell" style:parent-style-name="Default" style:data-style-name="N330">
      <style:table-cell-properties style:cell-protect="protected formula-hidden" style:print-content="true"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padding="0.028in" fo:border-right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28in" fo:border-right="none" fo:border-top="0.06pt solid #000000"/>
      <style:paragraph-properties fo:text-align="center" fo:margin-left="0in"/>
      <style:text-properties fo:color="#000000"/>
    </style:style>
    <style:style style:name="ce1471" style:family="table-cell" style:parent-style-name="Default" style:data-style-name="N21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2" style:family="table-cell" style:parent-style-name="Default" style:data-style-name="N17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3" style:family="table-cell" style:parent-style-name="Default" style:data-style-name="N1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4" style:family="table-cell" style:parent-style-name="Default" style:data-style-name="N22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5" style:family="table-cell" style:parent-style-name="Default" style:data-style-name="N139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b8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6" style:family="table-cell" style:parent-style-name="Default" style:data-style-name="N2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7" style:family="table-cell" style:parent-style-name="Default" style:data-style-name="N236">
      <style:table-cell-properties style:diagonal-bl-tr="none" style:diagonal-tl-br="none" fo:background-color="transparent" fo:border="0.06pt solid #000000" fo:padding="0.028in" style:rotation-align="none"/>
    </style:style>
    <style:style style:name="ce1478" style:family="table-cell" style:parent-style-name="Default" style:data-style-name="N232">
      <style:table-cell-properties fo:background-color="transparent" fo:padding="0.028in"/>
      <style:text-properties fo:font-size="10pt" style:font-size-asian="10pt" style:font-size-complex="10pt"/>
    </style:style>
    <style:style style:name="ce1479" style:family="table-cell" style:parent-style-name="Default" style:data-style-name="N154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cfe7f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0" style:family="table-cell" style:parent-style-name="Default" style:data-style-name="N139">
      <style:table-cell-properties style:cell-protect="protected formula-hidden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2" style:family="table-cell" style:parent-style-name="Default" style:data-style-name="N198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3" style:family="table-cell" style:parent-style-name="Default" style:data-style-name="N198">
      <style:table-cell-properties fo:border-bottom="0.06pt solid #000000" style:text-align-source="fix" style:repeat-content="false" fo:background-color="transparent" fo:border-left="none" fo:padding="0.028in" fo:border-right="0.06pt solid #000000" fo:border-top="0.06pt solid #000000"/>
      <style:paragraph-properties fo:text-align="start" fo:margin-left="0in"/>
      <style:text-properties fo:color="#000000"/>
    </style:style>
    <style:style style:name="ce1484" style:family="table-cell" style:parent-style-name="Default" style:data-style-name="N198">
      <style:table-cell-properties fo:border-bottom="0.06pt solid #000000" style:diagonal-bl-tr="none" style:diagonal-tl-br="none" style:text-align-source="fix" style:repeat-content="false" fo:background-color="transparent" fo:border-left="none" fo:padding="0.028in" fo:border-right="0.06pt solid #000000" style:rotation-align="none" fo:border-top="0.06pt solid #000000"/>
      <style:paragraph-properties fo:text-align="start" fo:margin-left="0in"/>
      <style:text-properties fo:color="#000000"/>
    </style:style>
    <style:style style:name="ce1485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6" style:family="table-cell" style:parent-style-name="Default" style:data-style-name="N22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7" style:family="table-cell" style:parent-style-name="Default" style:data-style-name="N23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style:cell-protect="protected formula-hidden" style:print-content="fals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9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490" style:family="table-cell" style:parent-style-name="Default" style:data-style-name="N1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1" style:family="table-cell" style:parent-style-name="Default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3" style:family="table-cell" style:parent-style-name="Default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4" style:family="table-cell" style:parent-style-name="Default" style:data-style-name="N176">
      <style:table-cell-properties style:cell-protect="protected formula-hidden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5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6" style:family="table-cell" style:parent-style-name="Default" style:data-style-name="N1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7" style:family="table-cell" style:parent-style-name="Default" style:data-style-name="N11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8" style:family="table-cell" style:parent-style-name="Default" style:data-style-name="N139">
      <style:table-cell-properties style:cell-protect="protected formula-hidden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0" style:family="table-cell" style:parent-style-name="Default" style:data-style-name="N21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1" style:family="table-cell" style:parent-style-name="Default" style:data-style-name="N215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504" style:family="table-cell" style:parent-style-name="Default" style:data-style-name="N1">
      <style:table-cell-properties style:cell-protect="protected formula-hidden" style:print-content="true"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5" style:family="table-cell" style:parent-style-name="Default" style:data-style-name="N284">
      <style:table-cell-properties style:cell-protect="protected formula-hidden" style:print-content="true"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6" style:family="table-cell" style:parent-style-name="Default" style:data-style-name="N343">
      <style:table-cell-properties style:cell-protect="protected formula-hidden" style:print-content="true" style:text-align-source="fix" style:repeat-content="false" fo:background-color="transparent" fo:border="0.06pt solid #000000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7" style:family="table-cell" style:parent-style-name="Default" style:data-style-name="N345">
      <style:table-cell-properties style:cell-protect="protected formula-hidden" style:print-content="true" style:text-align-source="fix" style:repeat-content="false" fo:background-color="transparent" fo:border="0.06pt solid #000000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8" style:family="table-cell" style:parent-style-name="Default" style:data-style-name="N235">
      <style:table-cell-properties style:cell-protect="protected formula-hidden" style:print-content="true" fo:background-color="transparent" fo:border="0.06pt solid #0000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9" style:family="table-cell" style:parent-style-name="Default" style:data-style-name="N124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2" style:family="table-cell" style:parent-style-name="Default" style:data-style-name="N1">
      <style:table-cell-properties style:cell-protect="protected formula-hidden" style:print-content="false"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4" style:family="table-cell" style:parent-style-name="Default" style:data-style-name="N139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5" style:family="table-cell" style:parent-style-name="Default" style:data-style-name="N139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6" style:family="table-cell" style:parent-style-name="Default" style:data-style-name="N23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7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8" style:family="table-cell" style:parent-style-name="Default" style:data-style-name="N139">
      <style:table-cell-properties style:cell-protect="protected formula-hidden" style:print-content="true" fo:background-color="transparent" fo:border="0.06pt solid #0000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9" style:family="table-cell" style:parent-style-name="Default">
      <style:table-cell-properties style:cell-protect="protected formula-hidden" style:print-content="false" fo:background-color="transparent"/>
      <style:text-properties fo:font-size="10pt" style:font-size-asian="10pt" style:font-size-complex="10pt"/>
    </style:style>
    <style:style style:name="ce1520" style:family="table-cell" style:parent-style-name="Default">
      <style:table-cell-properties style:cell-protect="protected formula-hidden" style:print-content="false" fo:background-color="transparent" fo:padding="0.028in"/>
      <style:text-properties fo:color="#000000" fo:font-size="10pt" style:font-size-asian="10pt" style:font-size-complex="10pt"/>
    </style:style>
    <style:style style:name="ce1521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3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4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1.05pt solid #000000" style:rotation-angle="0" style:rotation-align="none" style:shrink-to-fit="false" fo:border-top="1.05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5" style:family="table-cell" style:parent-style-name="Default" style:data-style-name="N139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1.05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6" style:family="table-cell" style:parent-style-name="Default" style:data-style-name="N284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1.05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7" style:family="table-cell" style:parent-style-name="Default" style:data-style-name="N284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1.05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8" style:family="table-cell" style:parent-style-name="Default" style:data-style-name="N346">
      <style:table-cell-properties fo:border-bottom="0.06pt solid #000000" style:cell-protect="protected formula-hidden" style:print-content="true" fo:background-color="transparent" fo:border-left="1.05pt solid #000000" fo:padding="0.028in" fo:border-right="1.05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9" style:family="table-cell" style:parent-style-name="Default" style:data-style-name="N228">
      <style:table-cell-properties fo:border-bottom="1.05pt solid #000000" style:cell-protect="protected formula-hidden" style:print-content="true" style:text-align-source="fix" style:repeat-content="false" fo:background-color="transparent" fo:border-left="1.05pt solid #000000" fo:padding="0.028in" fo:border-right="1.05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0" style:family="table-cell" style:parent-style-name="Default" style:data-style-name="N228">
      <style:table-cell-properties style:cell-protect="protected formula-hidden" style:print-content="true"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1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2" style:family="table-cell" style:parent-style-name="Default">
      <style:table-cell-properties fo:border-bottom="none" style:cell-protect="protected formula-hidden" style:print-content="false" fo:background-color="transparent" fo:border-left="1.05pt solid #000000" fo:padding="0.028in" fo:border-right="none" fo:border-top="1.05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3" style:family="table-cell" style:parent-style-name="Default">
      <style:table-cell-properties fo:border-bottom="none" style:cell-protect="protected formula-hidden" style:print-content="false" style:text-align-source="fix" style:repeat-content="false" fo:background-color="transparent" fo:border-left="1.05pt solid #000000" fo:padding="0.028in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4" style:family="table-cell" style:parent-style-name="Default">
      <style:table-cell-properties fo:border-bottom="1.05pt solid #000000" style:cell-protect="protected formula-hidden" style:print-content="false" style:text-align-source="fix" style:repeat-content="false" fo:background-color="transparent" fo:border-left="1.05pt solid #000000" fo:padding="0.028in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5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1.05pt solid #000000" style:rotation-angle="0" style:rotation-align="none" style:shrink-to-fit="false" fo:border-top="1.05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6" style:family="table-cell" style:parent-style-name="Default" style:data-style-name="N139">
      <style:table-cell-properties style:glyph-orientation-vertical="0" fo:border-bottom="0.06pt solid #000000" style:text-align-source="value-type" style:repeat-content="false" fo:background-color="transparent" fo:wrap-option="no-wrap" fo:border-left="1.05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7" style:family="table-cell" style:parent-style-name="Default" style:data-style-name="N139">
      <style:table-cell-properties style:glyph-orientation-vertical="0" fo:border-bottom="0.06pt solid #000000" style:cell-protect="protected formula-hidden" style:print-content="true" style:text-align-source="value-type" style:repeat-content="false" fo:background-color="transparent" fo:wrap-option="no-wrap" fo:border-left="1.05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8" style:family="table-cell" style:parent-style-name="Default" style:data-style-name="N139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9" style:family="table-cell" style:parent-style-name="Default" style:data-style-name="N232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0" style:family="table-cell" style:parent-style-name="Default" style:data-style-name="N345">
      <style:table-cell-properties fo:border-bottom="0.06pt solid #000000" style:cell-protect="protected formula-hidden" style:print-content="true" fo:background-color="transparent" fo:border-left="1.05pt solid #000000" fo:padding="0.02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1" style:family="table-cell" style:parent-style-name="Default" style:data-style-name="N139">
      <style:table-cell-properties fo:border-bottom="0.06pt solid #000000" style:cell-protect="protected formula-hidden" style:print-content="true" fo:background-color="transparent" fo:border-left="1.05pt solid #000000" fo:padding="0.02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2" style:family="table-cell" style:parent-style-name="Default">
      <style:table-cell-properties fo:border-bottom="1.05pt solid #000000" style:cell-protect="protected formula-hidden" style:print-content="true" fo:background-color="transparent" fo:border-left="1.05pt solid #000000" fo:padding="0.028in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3" style:family="table-cell" style:parent-style-name="Default">
      <style:table-cell-properties fo:border-bottom="none" style:cell-protect="protected formula-hidden" style:print-content="false" fo:background-color="transparent" fo:border-left="none" fo:padding="0.028in" fo:border-right="none" fo:border-top="1.05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4" style:family="table-cell" style:parent-style-name="Default">
      <style:table-cell-properties fo:border-bottom="1.05pt solid #000000" style:cell-protect="protected formula-hidden" style:print-content="false" style:text-align-source="fix" style:repeat-content="false" fo:background-color="transparent" fo:border-left="none" fo:padding="0.028in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5" style:family="table-cell" style:parent-style-name="Default" style:data-style-name="N139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6" style:family="table-cell" style:parent-style-name="Default">
      <style:table-cell-properties fo:border-bottom="none" fo:background-color="transparent" fo:border-left="none" fo:border-right="none" fo:border-top="1.05pt solid #000000"/>
    </style:style>
    <style:style style:name="ce1547" style:family="table-cell" style:parent-style-name="Default" style:data-style-name="N13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548" style:family="table-cell" style:parent-style-name="Default" style:data-style-name="N296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9" style:family="table-cell" style:parent-style-name="Default" style:data-style-name="N145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 style:data-style-name="N284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1" style:family="table-cell" style:parent-style-name="Default">
      <style:table-cell-properties fo:border-bottom="1.05pt solid #000000" style:cell-protect="protected formula-hidden" style:print-content="true" fo:background-color="transparent" fo:border-left="none" fo:padding="0.028in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2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4" style:family="table-cell" style:parent-style-name="Default" style:data-style-name="N232">
      <style:table-cell-properties style:glyph-orientation-vertical="0" style:cell-protect="protected formula-hidden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5" style:family="table-cell" style:parent-style-name="Default">
      <style:table-cell-properties style:cell-protect="protected formula-hidden" style:print-content="true" fo:background-color="transparent" fo:border="0.06pt solid #000000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6" style:family="table-cell" style:parent-style-name="Default">
      <style:table-cell-properties fo:border-bottom="0.06pt solid #000000" style:cell-protect="protected formula-hidden" style:print-content="false" style:text-align-source="fix" style:repeat-content="false" fo:background-color="transparent" fo:border-left="0.06pt solid #000000" fo:padding="0.028in" fo:border-right="0.06pt solid #000000" fo:border-top="1.0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7" style:family="table-cell" style:parent-style-name="Default" style:data-style-name="N295">
      <style:table-cell-properties style:cell-protect="protected formula-hidden" style:print-content="false" fo:background-color="transparent"/>
    </style:style>
    <style:style style:name="ce1558" style:family="table-cell" style:parent-style-name="Default">
      <style:table-cell-properties fo:border-bottom="1.05pt solid #000000" style:cell-protect="protected formula-hidden" style:print-content="false" style:text-align-source="fix" style:repeat-content="false" fo:background-color="transparent" fo:border-left="none" fo:padding="0.028in" fo:border-right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9" style:family="table-cell" style:parent-style-name="Default">
      <style:table-cell-properties style:cell-protect="protected formula-hidden" style:print-content="true" style:text-align-source="fix" style:repeat-content="false" fo:background-color="transparent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0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none" style:direction="ltr" fo:padding="0.028in" fo:border-right="1.05pt solid #000000" style:rotation-angle="0" style:rotation-align="none" style:shrink-to-fit="false" fo:border-top="1.05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1" style:family="table-cell" style:parent-style-name="Default" style:data-style-name="N126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none" style:direction="ltr" fo:padding="0.028in" fo:border-right="1.05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05pt solid #000000" fo:border-top="0.06pt solid #000000"/>
      <style:paragraph-properties fo:text-align="center" fo:margin-left="0in"/>
    </style:style>
    <style:style style:name="ce1563" style:family="table-cell" style:parent-style-name="Default" style:data-style-name="N126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1.05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4" style:family="table-cell" style:parent-style-name="Default" style:data-style-name="N218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none" style:direction="ltr" fo:padding="0.028in" fo:border-right="1.05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5" style:family="table-cell" style:parent-style-name="Default" style:data-style-name="N218">
      <style:table-cell-properties fo:border-bottom="0.06pt solid #000000" style:cell-protect="protected formula-hidden" style:print-content="true" fo:background-color="transparent" fo:border-left="0.06pt solid #000000" fo:padding="0.028in" fo:border-right="1.05pt solid #000000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6" style:family="table-cell" style:parent-style-name="Default" style:data-style-name="N126">
      <style:table-cell-properties fo:border-bottom="none" style:cell-protect="protected formula-hidden" style:print-content="true" fo:background-color="transparent" fo:border-left="none" fo:padding="0.028in" fo:border-right="1.05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7" style:family="table-cell" style:parent-style-name="Default" style:data-style-name="N126">
      <style:table-cell-properties fo:border-bottom="1.05pt solid #000000" style:cell-protect="protected formula-hidden" style:print-content="true" fo:background-color="transparent" fo:border-left="none" fo:padding="0.028in" fo:border-right="1.05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8" style:family="table-cell" style:parent-style-name="Default" style:data-style-name="N295">
      <style:table-cell-properties style:cell-protect="protected formula-hidden" style:print-content="false" style:text-align-source="fix" style:repeat-content="false" fo:background-color="transparent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9" style:family="table-cell" style:parent-style-name="Default">
      <style:table-cell-properties style:cell-protect="protected formula-hidden" style:print-content="false" style:text-align-source="fix" style:repeat-content="false" fo:background-color="transparent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5" style:family="table-cell" style:parent-style-name="Default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1.05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1" style:family="table-cell" style:parent-style-name="Default" style:data-style-name="N34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2" style:family="table-cell" style:parent-style-name="Default" style:data-style-name="N145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3" style:family="table-cell" style:parent-style-name="Default" style:data-style-name="N126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4" style:family="table-cell" style:parent-style-name="Default" style:data-style-name="N218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5" style:family="table-cell" style:parent-style-name="Default" style:data-style-name="N218">
      <style:table-cell-properties fo:border-bottom="1.05pt solid #000000" style:cell-protect="protected formula-hidden" style:print-content="true" fo:background-color="transparent" fo:border-left="0.06pt solid #000000" fo:padding="0.028in" fo:border-right="0.06pt solid #000000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6" style:family="table-cell" style:parent-style-name="Default">
      <style:table-cell-properties fo:border-bottom="none" style:cell-protect="protected formula-hidden" style:print-content="false" fo:background-color="transparent" fo:border-left="none" fo:padding="0.028in" fo:border-right="1.05pt solid #000000" fo:border-top="1.05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7" style:family="table-cell" style:parent-style-name="Default">
      <style:table-cell-properties fo:border-bottom="none" style:cell-protect="protected formula-hidden" style:print-content="false" fo:background-color="transparent" fo:border-left="none" fo:padding="0.028in" fo:border-right="1.05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8" style:family="table-cell" style:parent-style-name="Default" style:data-style-name="N293">
      <style:table-cell-properties fo:border-bottom="none" style:cell-protect="protected formula-hidden" style:print-content="false" fo:background-color="transparent" fo:border-left="none" fo:padding="0.028in" fo:border-right="1.05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9" style:family="table-cell" style:parent-style-name="Default" style:data-style-name="N293">
      <style:table-cell-properties fo:border-bottom="1.05pt solid #000000" style:cell-protect="protected formula-hidden" style:print-content="false" fo:background-color="transparent" fo:border-left="none" fo:padding="0.028in" fo:border-right="1.05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0" style:family="table-cell" style:parent-style-name="Default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1.05pt solid #000000" style:rotation-angle="0" style:rotation-align="none" style:shrink-to-fit="false" fo:border-top="1.05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1" style:family="table-cell" style:parent-style-name="Default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2" style:family="table-cell" style:parent-style-name="Default">
      <style:table-cell-properties fo:border-bottom="none" fo:background-color="transparent" fo:border-left="1.05pt solid #000000" fo:border-right="none" fo:border-top="none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border-left="1.05pt solid #000000" fo:border-right="0.06pt solid #000000" fo:border-top="0.06pt solid #000000"/>
      <style:paragraph-properties fo:text-align="center" fo:margin-left="0in"/>
    </style:style>
    <style:style style:name="ce1584" style:family="table-cell" style:parent-style-name="Default" style:data-style-name="N126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5" style:family="table-cell" style:parent-style-name="Default" style:data-style-name="N218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1.05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6" style:family="table-cell" style:parent-style-name="Default" style:data-style-name="N218">
      <style:table-cell-properties fo:border-bottom="1.05pt solid #000000" style:cell-protect="protected formula-hidden" style:print-content="true" fo:background-color="transparent" fo:border-left="1.05pt solid #000000" fo:padding="0.028in" fo:border-right="0.06pt solid #000000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7" style:family="table-cell" style:parent-style-name="Default" style:data-style-name="N228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8" style:family="table-cell" style:parent-style-name="Default" style:data-style-name="N170">
      <style:table-cell-properties style:glyph-orientation-vertical="0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9" style:family="table-cell" style:parent-style-name="Default" style:data-style-name="N170">
      <style:table-cell-properties style:glyph-orientation-vertical="0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0" style:family="table-cell" style:parent-style-name="Default" style:data-style-name="N228">
      <style:table-cell-properties style:glyph-orientation-vertical="0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1" style:family="table-cell" style:parent-style-name="Default" style:data-style-name="N232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2" style:family="table-cell" style:parent-style-name="Default" style:data-style-name="N151">
      <style:table-cell-properties style:glyph-orientation-vertical="0" fo:border-bottom="1.05pt solid #000000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3" style:family="table-cell" style:parent-style-name="Default" style:data-style-name="N345">
      <style:table-cell-properties style:cell-protect="protected formula-hidden" style:print-content="true" fo:background-color="transparent" fo:border="0.06pt solid #0000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5" style:family="table-cell" style:parent-style-name="Default" style:data-style-name="N238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6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7" style:family="table-cell" style:parent-style-name="Default" style:data-style-name="N296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8" style:family="table-cell" style:parent-style-name="Default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1.05pt solid #000000" style:rotation-angle="0" style:rotation-align="none" style:shrink-to-fit="false" fo:border-top="1.05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9" style:family="table-cell" style:parent-style-name="Default" style:data-style-name="N139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28in" fo:border-right="1.05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0" style:family="table-cell" style:parent-style-name="Default" style:data-style-name="N228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28in" fo:border-right="1.05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1" style:family="table-cell" style:parent-style-name="Default" style:data-style-name="N151">
      <style:table-cell-properties fo:border-bottom="0.06pt solid #000000" style:text-align-source="fix" style:repeat-content="false" fo:background-color="transparent" fo:border-left="0.06pt solid #000000" fo:border-right="1.05pt solid #000000" fo:border-top="0.06pt solid #000000"/>
      <style:paragraph-properties fo:text-align="center" fo:margin-left="0in"/>
    </style:style>
    <style:style style:name="ce1602" style:family="table-cell" style:parent-style-name="Default" style:data-style-name="N192">
      <style:table-cell-properties fo:border-bottom="none" fo:background-color="transparent" fo:border-left="none" fo:padding="0.028in" fo:border-right="1.05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3" style:family="table-cell" style:parent-style-name="Default" style:data-style-name="N237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4" style:family="table-cell" style:parent-style-name="Default" style:data-style-name="N2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5" style:family="table-cell" style:parent-style-name="Default" style:data-style-name="N4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6" style:family="table-cell" style:parent-style-name="Default" style:data-style-name="N149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7" style:family="table-cell" style:parent-style-name="Default" style:data-style-name="N334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8" style:family="table-cell" style:parent-style-name="Default" style:data-style-name="N225">
      <style:table-cell-properties style:text-align-source="fix" style:repeat-content="false" fo:background-color="transparent"/>
      <style:paragraph-properties fo:text-align="center" fo:margin-left="0in"/>
    </style:style>
    <style:style style:name="ce1609" style:family="table-cell" style:parent-style-name="Default" style:data-style-name="N228">
      <style:table-cell-properties style:text-align-source="fix" style:repeat-content="false" fo:background-color="transparent"/>
      <style:paragraph-properties fo:text-align="center" fo:margin-left="0in"/>
    </style:style>
    <style:style style:name="ce1610" style:family="table-cell" style:parent-style-name="Default" style:data-style-name="N295">
      <style:table-cell-properties style:cell-protect="protected formula-hidden" style:print-content="true"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1" style:family="table-cell" style:parent-style-name="Default" style:data-style-name="N139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2" style:family="table-cell" style:parent-style-name="Default" style:data-style-name="N139">
      <style:table-cell-properties style:glyph-orientation-vertical="0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3" style:family="table-cell" style:parent-style-name="Default" style:data-style-name="N151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4" style:family="table-cell" style:parent-style-name="Default" style:data-style-name="N176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5" style:family="table-cell" style:parent-style-name="Default" style:data-style-name="N176">
      <style:table-cell-properties style:glyph-orientation-vertical="0" fo:border-bottom="none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6" style:family="table-cell" style:parent-style-name="Default" style:data-style-name="N176">
      <style:table-cell-properties style:glyph-orientation-vertical="0" fo:border-bottom="0.06pt solid #000000" style:cell-protect="protected formula-hidden" style:print-content="tru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7" style:family="table-cell" style:parent-style-name="Default" style:data-style-name="N176">
      <style:table-cell-properties style:glyph-orientation-vertical="0" style:cell-protect="protected formula-hidden" style:print-content="tru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8" style:family="table-cell" style:parent-style-name="Default" style:data-style-name="N176">
      <style:table-cell-properties style:cell-protect="protected formula-hidden" style:print-content="true" fo:background-color="transparent" fo:border="0.06pt solid #0000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9" style:family="table-cell" style:parent-style-name="Default" style:data-style-name="N145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0" style:family="table-cell" style:parent-style-name="Default" style:data-style-name="N139">
      <style:table-cell-properties style:cell-protect="protected formula-hidden" style:print-content="true" style:text-align-source="fix" style:repeat-content="false" fo:background-color="transparent" fo:border="0.06pt solid #000000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1" style:family="table-cell" style:parent-style-name="Default" style:data-style-name="N15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3" style:family="table-cell" style:parent-style-name="Default" style:data-style-name="N17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>
      <style:table-cell-properties style:cell-protect="protected formula-hidden" style:print-content="false"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5" style:family="table-cell" style:parent-style-name="Default" style:data-style-name="N154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6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7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8" style:family="table-cell" style:parent-style-name="Default" style:data-style-name="N126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9" style:family="table-cell" style:parent-style-name="Default" style:data-style-name="N154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0" style:family="table-cell" style:parent-style-name="Default" style:data-style-name="N149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1" style:family="table-cell" style:parent-style-name="Default" style:data-style-name="N240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2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3" style:family="table-cell" style:parent-style-name="Default" style:data-style-name="N274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4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5" style:family="table-cell" style:parent-style-name="Default">
      <style:table-cell-properties style:glyph-orientation-vertical="0" style:cell-protect="protected formula-hidden" style:print-content="fals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6" style:family="table-cell" style:parent-style-name="Default" style:data-style-name="N178">
      <style:table-cell-properties style:glyph-orientation-vertical="0" style:cell-protect="protected formula-hidden" style:print-content="fals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7" style:family="table-cell" style:parent-style-name="Default" style:data-style-name="N17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639" style:family="table-cell" style:parent-style-name="Default">
      <style:table-cell-properties style:cell-protect="protected formula-hidden" style:print-content="true"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0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1" style:family="table-cell" style:parent-style-name="Default" style:data-style-name="N292">
      <style:table-cell-properties style:cell-protect="protected formula-hidden" style:print-content="true"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2" style:family="table-cell" style:parent-style-name="Default" style:data-style-name="N189">
      <style:table-cell-properties style:cell-protect="protected formula-hidden" style:print-content="true"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3" style:family="table-cell" style:parent-style-name="Default">
      <style:table-cell-properties style:cell-protect="protected formula-hidden" style:print-content="true"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4" style:family="table-cell" style:parent-style-name="Default">
      <style:table-cell-properties style:cell-protect="protected formula-hidden" style:print-content="true" style:text-align-source="fix" style:repeat-content="false" fo:background-color="transparent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46" style:family="table-cell" style:parent-style-name="Default">
      <style:table-cell-properties style:cell-protect="protected formula-hidden" style:print-content="false"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7" style:family="table-cell" style:parent-style-name="Default">
      <style:table-cell-properties style:cell-protect="protected formula-hidden" style:print-content="false"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8" style:family="table-cell" style:parent-style-name="Default">
      <style:table-cell-properties style:cell-protect="protected formula-hidden" style:print-content="false" fo:background-color="transparen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49" style:family="table-cell" style:parent-style-name="Default">
      <style:table-cell-properties style:cell-protect="protected formula-hidden" style:print-content="true"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0" style:family="table-cell" style:parent-style-name="Default" style:data-style-name="N274">
      <style:table-cell-properties style:cell-protect="protected formula-hidden" style:print-content="true"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2" style:family="table-cell" style:parent-style-name="Default" style:data-style-name="N2">
      <style:table-cell-properties style:cell-protect="protected formula-hidden" style:print-content="false"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3" style:family="table-cell" style:parent-style-name="Default">
      <style:table-cell-properties style:cell-protect="protected formula-hidden" style:print-content="tru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0pt" style:font-size-asian="10pt" style:font-size-complex="10pt"/>
    </style:style>
    <style:style style:name="ce1655" style:family="table-cell" style:parent-style-name="Default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fo:font-size="10pt" style:font-size-asian="10pt" style:font-size-complex="10pt"/>
    </style:style>
    <style:style style:name="ce1656" style:family="table-cell" style:parent-style-name="Default">
      <style:table-cell-properties style:cell-protect="protected formula-hidden" style:print-content="fals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7" style:family="table-cell" style:parent-style-name="Default">
      <style:table-cell-properties style:cell-protect="protected formula-hidden" style:print-content="false" style:text-align-source="fix" style:repeat-content="false" fo:background-color="transparent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8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9" style:family="table-cell" style:parent-style-name="Default">
      <style:table-cell-properties style:cell-protect="protected formula-hidden" style:print-content="fals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in"/>
    </style:style>
    <style:style style:name="ce1661" style:family="table-cell" style:parent-style-name="Default" style:data-style-name="N1">
      <style:table-cell-properties style:cell-protect="protected formula-hidden" style:print-content="false" style:text-align-source="fix" style:repeat-content="false" fo:background-color="transparent"/>
      <style:paragraph-properties fo:text-align="end" fo:margin-left="0in"/>
      <style:text-properties fo:font-size="10pt" style:font-size-asian="10pt" style:font-size-complex="10pt"/>
    </style:style>
    <style:style style:name="ce1662" style:family="table-cell" style:parent-style-name="Default" style:data-style-name="N1">
      <style:table-cell-properties style:cell-protect="protected formula-hidden" style:print-content="false" style:text-align-source="fix" style:repeat-content="false" fo:background-color="transparent"/>
      <style:paragraph-properties fo:text-align="center" fo:margin-left="0in"/>
      <style:text-properties fo:font-size="10pt" style:font-size-asian="10pt" style:font-size-complex="10pt"/>
    </style:style>
    <style:style style:name="ce1663" style:family="table-cell" style:parent-style-name="Default">
      <style:table-cell-properties style:cell-protect="protected formula-hidden" style:print-content="false" style:text-align-source="fix" style:repeat-content="false" fo:background-color="transparent"/>
      <style:paragraph-properties fo:text-align="start" fo:margin-left="0in"/>
      <style:text-properties fo:font-size="10pt" style:font-size-asian="10pt" style:font-size-complex="10pt"/>
    </style:style>
    <style:style style:name="ce1664" style:family="table-cell" style:parent-style-name="Default">
      <style:table-cell-properties style:cell-protect="protected formula-hidden" style:print-content="false" style:text-align-source="fix" style:repeat-content="false" fo:background-color="transparent"/>
      <style:paragraph-properties fo:text-align="start" fo:margin-left="0in"/>
      <style:text-properties fo:color="#000000" fo:font-size="10pt" style:font-size-asian="10pt" style:font-size-complex="10pt"/>
    </style:style>
    <style:style style:name="ce1665" style:family="table-cell" style:parent-style-name="Default">
      <style:table-cell-properties style:cell-protect="protected formula-hidden" style:print-content="false" fo:background-color="transparent"/>
      <style:text-properties fo:color="#000000" fo:font-size="10pt" style:font-size-asian="10pt" style:font-size-complex="10pt"/>
    </style:style>
    <style:style style:name="ce1666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68" style:family="table-cell" style:parent-style-name="Default" style:data-style-name="N314">
      <style:table-cell-properties fo:background-color="transparent"/>
    </style:style>
    <style:style style:name="ce1669" style:family="table-cell" style:parent-style-name="Default" style:data-style-name="N316">
      <style:table-cell-properties fo:background-color="transparent"/>
    </style:style>
    <style:style style:name="ce167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0pt" style:font-size-asian="10pt" style:font-size-complex="10pt"/>
    </style:style>
    <style:style style:name="ce1671" style:family="table-cell" style:parent-style-name="Default" style:data-style-name="N284">
      <style:table-cell-properties fo:background-color="transparent"/>
      <style:text-properties fo:font-size="10pt" style:font-size-asian="10pt" style:font-size-complex="10pt"/>
    </style:style>
    <style:style style:name="ce1672" style:family="table-cell" style:parent-style-name="Default" style:data-style-name="N284">
      <style:table-cell-properties style:cell-protect="protected formula-hidden" style:print-content="false" fo:background-color="transparent"/>
      <style:text-properties fo:font-size="10pt" style:font-size-asian="10pt" style:font-size-complex="10pt"/>
    </style:style>
    <style:style style:name="ce1673" style:family="table-cell" style:parent-style-name="Default">
      <style:table-cell-properties style:cell-protect="protected formula-hidden" style:print-content="false" style:text-align-source="fix" style:repeat-content="false" fo:background-color="transparent"/>
      <style:paragraph-properties fo:text-align="end" fo:margin-left="0in"/>
      <style:text-properties fo:font-size="10pt" style:font-size-asian="10pt" style:font-size-complex="10pt"/>
    </style:style>
    <style:style style:name="ce1674" style:family="table-cell" style:parent-style-name="Default">
      <style:table-cell-properties style:cell-protect="protected formula-hidden" style:print-content="false" style:text-align-source="fix" style:repeat-content="false" fo:background-color="transparent" fo:border="0.06pt solid #000000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5" style:family="table-cell" style:parent-style-name="Default">
      <style:table-cell-properties style:cell-protect="protected formula-hidden" style:print-content="false" style:text-align-source="fix" style:repeat-content="false" fo:background-color="transparent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6" style:family="table-cell" style:parent-style-name="Default">
      <style:table-cell-properties style:cell-protect="protected formula-hidden" style:print-content="false"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7" style:family="table-cell" style:parent-style-name="Default" style:data-style-name="N170">
      <style:table-cell-properties style:cell-protect="protected formula-hidden" style:print-content="false" fo:background-color="transparent"/>
      <style:text-properties fo:font-size="10pt" style:font-size-asian="10pt" style:font-size-complex="10pt"/>
    </style:style>
    <style:style style:name="ce1678" style:family="table-cell" style:parent-style-name="Default" style:data-style-name="N170">
      <style:table-cell-properties style:cell-protect="protected formula-hidden" style:print-content="false"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9" style:family="table-cell" style:parent-style-name="Default" style:data-style-name="N170">
      <style:table-cell-properties style:cell-protect="protected formula-hidden" style:print-content="false"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0" style:family="table-cell" style:parent-style-name="Default" style:data-style-name="N170">
      <style:table-cell-properties style:cell-protect="protected formula-hidden" style:print-content="false" fo:background-color="transparent"/>
      <style:text-properties fo:color="#000000" fo:font-size="10pt" style:font-size-asian="10pt" style:font-size-complex="10pt"/>
    </style:style>
    <style:style style:name="ce1681" style:family="table-cell" style:parent-style-name="Default" style:data-style-name="N316">
      <style:table-cell-properties style:cell-protect="protected formula-hidden" style:print-content="false" fo:background-color="transparent"/>
      <style:text-properties fo:font-size="10pt" style:font-size-asian="10pt" style:font-size-complex="10pt"/>
    </style:style>
    <style:style style:name="ce1682" style:family="table-cell" style:parent-style-name="Default">
      <style:table-cell-properties style:cell-protect="protected formula-hidden" style:print-content="false" fo:background-color="transparen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83" style:family="table-cell" style:parent-style-name="Default" style:data-style-name="N290">
      <style:table-cell-properties style:cell-protect="protected formula-hidden" style:print-content="false" style:text-align-source="fix" style:repeat-content="false" fo:background-color="transparent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4" style:family="table-cell" style:parent-style-name="Default" style:data-style-name="N284">
      <style:table-cell-properties fo:background-color="transparent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content-validations>
        <table:content-validation table:name="val1" table:base-cell-address="BERGHEAT.D122">
          <table:error-message table:message-type="stop" table:display="true"/>
        </table:content-validation>
        <table:content-validation table:name="val2" table:base-cell-address="BERGHEAT.C13">
          <table:help-message table:title="Postinumeron haku" table:display="true">
            <text:p>Kirjoita tähän virallinen </text:p>
            <text:p>lähimmän postitoimipaikan nimi.</text:p>
            <text:p>Ohjelma hakee toimipaikan numeron.</text:p>
          </table:help-message>
          <table:error-message table:message-type="stop" table:display="true"/>
        </table:content-validation>
        <table:content-validation table:name="val3" table:condition="of:cell-content-is-in-list(&quot;70&quot;;&quot;71&quot;;&quot;72&quot;;&quot;73&quot;;&quot;74&quot;;&quot;75&quot;;&quot;76&quot;;&quot;77&quot;;&quot;78&quot;;&quot;79&quot;;&quot;80&quot;;&quot;81&quot;;&quot;82&quot;;&quot;83&quot;;&quot;84&quot;;&quot;85&quot;;&quot;86&quot;;&quot;87&quot;;&quot;88&quot;;&quot;89&quot;;&quot;90&quot;;&quot;91&quot;;&quot;92&quot;;&quot;100&quot;;&quot;&quot;)" table:allow-empty-cell="false" table:display-list="unsorted" table:base-cell-address="BERGHEAT.D106">
          <table:help-message table:title="ÖLJYLÄMMITYKSEN VUOTUINEN HYÖTYSUHDE" table:display="true">
            <text:p>Tämä prosenttiluku on öljylämmityksen vuotuinen hyötysuhde.</text:p>
            <text:p>Tämä ei ole <text:s text:c="4096"/>mitattu palamisen hyötysuhde.</text:p>
            <text:p>Tässä on mukana myös kattilan lämpövuoto savukanavaan.</text:p>
          </table:help-message>
          <table:error-message table:message-type="stop" table:display="true"/>
        </table:content-validation>
        <table:content-validation table:name="val4" table:condition="of:cell-content-is-in-list(&quot;70&quot;;&quot;71&quot;;&quot;72&quot;;&quot;73&quot;;&quot;74&quot;;&quot;75&quot;;&quot;76&quot;;&quot;77&quot;;&quot;78&quot;;&quot;79&quot;;&quot;80&quot;;&quot;81&quot;;&quot;82&quot;;&quot;83&quot;;&quot;84&quot;;&quot;85&quot;;&quot;86&quot;;&quot;87&quot;;&quot;88&quot;;&quot;89&quot;;&quot;90&quot;;&quot;100&quot;)" table:allow-empty-cell="false" table:display-list="unsorted" table:base-cell-address="BERGHEAT.D107">
          <table:help-message table:title="PUUPELLETIN POLTON VUOTUINEN HYÖTYSUHDE" table:display="true">
            <text:p>Tämä prosenttiluku on pellettilämmityksen vuotuinen hyötysuhde.</text:p>
            <text:p>Tämä ei ole mitattu palamisen hyötysuhde.</text:p>
            <text:p>Tässä on mukana myös kattilan lämpövuoto savukanavaan.</text:p>
          </table:help-message>
          <table:error-message table:message-type="stop" table:display="true"/>
        </table:content-validation>
        <table:content-validation table:name="val5" table:condition="of:cell-content-is-in-list(&quot;&quot;;&quot;65&quot;;&quot;66&quot;;&quot;67&quot;;&quot;68&quot;;&quot;69&quot;;&quot;70&quot;;&quot;71&quot;;&quot;72&quot;;&quot;73&quot;;&quot;74&quot;;&quot;75&quot;;&quot;76&quot;;&quot;77&quot;;&quot;78&quot;;&quot;79&quot;;&quot;80&quot;;&quot;81&quot;;&quot;82&quot;;&quot;83&quot;;&quot;84&quot;;&quot;85&quot;;&quot;86&quot;;&quot;87&quot;;&quot;88&quot;;&quot;89&quot;;&quot;90&quot;;&quot;100&quot;)" table:allow-empty-cell="false" table:display-list="unsorted" table:base-cell-address="BERGHEAT.D105">
          <table:help-message table:title="PUUN POLTON VUOTUINEN HYÖTYSUHDE" table:display="true">
            <text:p>Tämä prosenttiluku on halkolämmityksen vuotuinen hyötysuhde.</text:p>
            <text:p>Tämä ei ole mitattu palamisen hyötysuhde.</text:p>
            <text:p>Tässä on mukana myös kattilan lämpövuoto savukanavaan.</text:p>
          </table:help-message>
          <table:error-message table:message-type="stop" table:display="true"/>
        </table:content-validation>
        <table:content-validation table:name="val6" table:condition="of:cell-content-is-in-list(&quot;Koivu&quot;;&quot;Mänty&quot;;&quot;Kuusi&quot;;&quot;Leppä&quot;;&quot;Haapa&quot;;&quot;Sekapuu&quot;;&quot;&quot;)" table:allow-empty-cell="false" table:display-list="unsorted" table:base-cell-address="BERGHEAT.D94">
          <table:help-message table:title="POLTETUN PUUN VALINTA" table:display="true">
            <text:p>Tässä valitaan poltetun puun laatu</text:p>
            <text:p>Ohjearvoja.: ( kWh/pino-m3 )</text:p>
            <text:p>- Koivu = 1700</text:p>
            <text:p>- Mänty = <text:s text:c="4096"/>1360 </text:p>
            <text:p>- Kuusi = 1320</text:p>
            <text:p>- Leppä = 1230</text:p>
            <text:p>- Haapa = 1330</text:p>
            <text:p>- Sekapuu noin 1400</text:p>
          </table:help-message>
          <table:error-message table:message-type="stop" table:display="true">
            <text:p>Virhe.!!</text:p>
          </table:error-message>
        </table:content-validation>
        <table:content-validation table:name="val7" table:condition="of:cell-content-is-in-list(&quot;0&quot;;&quot;1&quot;;&quot;5&quot;;&quot;7&quot;;&quot;10&quot;;&quot;15&quot;;&quot;20&quot;;&quot;25&quot;;&quot;30&quot;;&quot;35&quot;;&quot;40&quot;;&quot;45&quot;;&quot;50&quot;;&quot;55&quot;;&quot;60&quot;;&quot;65&quot;)" table:allow-empty-cell="false" table:display-list="unsorted" table:base-cell-address="BERGHEAT.D109">
          <table:help-message table:title="LAITESÄHKÖN / TALOUSSÄHKÖN  LÄMMITYSTEHO" table:display="true">
            <text:p>Taloussähkö muuttuu suurimmaksi osaksi lämmöksi.</text:p>
            <text:p>Osa siitä lämmöstä lämmittää taloa lämmityskaudella.</text:p>
            <text:p>Tässä valitaan se % -osuus taloussähköstä, </text:p>
            <text:p>joka lämmittää rakennusta lämmityskaudella.</text:p>
            <text:p>Näin laskettu % -osuus vähennetään talon lämmitystarpeesta.</text:p>
          </table:help-message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;&quot;6&quot;;&quot;7&quot;;&quot;8&quot;;&quot;9&quot;;&quot;10&quot;;&quot;12&quot;;&quot;15&quot;;&quot;20&quot;;&quot;25&quot;;&quot;30&quot;;&quot;40&quot;;&quot;50&quot;;&quot;&quot;)" table:allow-empty-cell="false" table:display-list="unsorted" table:base-cell-address="BERGHEAT.D107">
          <table:help-message table:title="OHJE TALOUSÄHKÖN MÄÄRITYSTÄ VARTEN" table:display="true">
            <text:p>Tässä määritetään pinta- alasta riippuva taloussähkön laskenta.</text:p>
            <text:p>Peruskulutukseksi oletetaan 3500 kWh/vuosi.</text:p>
            <text:p>Talousähkö = 3500 kWh + valitsemasi luku <text:s text:c="4096"/>x <text:s text:c="4096"/>nettoneliöt.</text:p>
          </table:help-message>
          <table:error-message table:message-type="stop" table:display="true"/>
        </table:content-validation>
        <table:content-validation table:name="val9" table:condition="of:cell-content-is-in-list(&quot;1,5&quot;;&quot;1,6&quot;;&quot;1,7&quot;;&quot;1,8&quot;;&quot;1,9&quot;;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;&quot;4,1&quot;;&quot;4,2&quot;;&quot;4,3&quot;;&quot;4,4&quot;;&quot;4,5&quot;;&quot;4,6&quot;;&quot;4,7&quot;;&quot;4,8&quot;;&quot;4,9&quot;;&quot;5,0&quot;;&quot;5,1&quot;;&quot;5,2&quot;;&quot;5,3&quot;;&quot;5,4&quot;;&quot;5,5&quot;;&quot;5,6&quot;;&quot;5,7&quot;;&quot;5,8&quot;;&quot;5,9&quot;;&quot;6,0&quot;;&quot;6,1&quot;;&quot;&quot;)" table:allow-empty-cell="false" table:display-list="unsorted" table:base-cell-address="BERGHEAT.D97">
          <table:help-message table:title="VALITSE COP LATTIALÄMMITYKSELLE" table:display="true">
            <text:p>Lattialämmitys.</text:p>
            <text:p>Valitse <text:s text:c="4096"/>valmistajan ilmoittama COP -arvo</text:p>
            <text:p>Arvo ilmoitetaan =&gt; B0 W35 arvona</text:p>
            <text:p>Arvo on yleensä noin 4,5 COP.</text:p>
          </table:help-message>
          <table:error-message table:message-type="stop" table:display="true"/>
        </table:content-validation>
        <table:content-validation table:name="val10" table:condition="of:cell-content-is-in-list(&quot;1,5&quot;;&quot;1,6&quot;;&quot;1,7&quot;;&quot;1,8&quot;;&quot;1,9&quot;;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;&quot;&quot;;&quot;&quot;;&quot;&quot;;&quot;&quot;)" table:allow-empty-cell="false" table:display-list="unsorted" table:base-cell-address="BERGHEAT.D98">
          <table:help-message table:title="VALITSE COP PATTERILÄMMITYKSELLE" table:display="true">
            <text:p>Patterilämmitys.</text:p>
            <text:p>Valitse <text:s text:c="4096"/>valmistajan ilmoittama COP -arvo</text:p>
            <text:p>Arvo ilmoitetaan =&gt; B0 W45 <text:s text:c="4096"/>tai B0 W50 -arvona</text:p>
            <text:p>Arvo on yleensä noin 3,0 - 3,3 COP.</text:p>
          </table:help-message>
          <table:error-message table:message-type="stop" table:display="true"/>
        </table:content-validation>
        <table:content-validation table:name="val11" table:condition="of:cell-content-is-in-list(&quot;1&quot;;&quot;5&quot;;&quot;6&quot;;&quot;10&quot;;&quot;12&quot;;&quot;15&quot;;&quot;16&quot;;&quot;17&quot;;&quot;18&quot;;&quot;19&quot;;&quot;20&quot;;&quot;21&quot;;&quot;22&quot;;&quot;23&quot;;&quot;24&quot;;&quot;25&quot;)" table:allow-empty-cell="false" table:display-list="unsorted" table:base-cell-address="BERGHEAT.D113">
          <table:help-message table:title="VALITSE HUONETILOJEN TOIVOTTU LÄMPÖTILA" table:display="true">
            <text:p/>
            <text:p>Valitse haluamasi huolämpötila tältä listalta.</text:p>
          </table:help-message>
          <table:error-message table:message-type="stop" table:display="true"/>
        </table:content-validation>
        <table:content-validation table:name="val12" table:condition="of:cell-content-is-in-list(&quot;VIRALLINEN&quot;;&quot;LASKETTU&quot;)" table:allow-empty-cell="false" table:display-list="unsorted" table:base-cell-address="BERGHEAT.D111">
          <table:help-message table:title="Valitse  Mitoittava ulkolämpötila, MUT" table:display="true">
            <text:p/>
            <text:p>Voit valita kahdesta vaihtoehdosta mitoittavan </text:p>
            <text:p>ulkolämpötilan.</text:p>
            <text:p/>
            <text:p>- VIRALLINEN on laskentaohjeiden antama arvo.</text:p>
            <text:p/>
            <text:p>- LASKETTU on laskelmalla satu, mutta tarkemmin </text:p>
            <text:p><text:s text:c="8192"/>paikkakunnan oloja vastaava mitoitusarvo</text:p>
            <text:p/>
            <text:p>Arvot ovat useimmiten samat tai melkein samat.</text:p>
          </table:help-message>
          <table:error-message table:message-type="stop" table:display="true"/>
        </table:content-validation>
        <table:content-validation table:name="val13" table:condition="of:cell-content-is-whole-number() and cell-content()&lt;=20" table:allow-empty-cell="false" table:base-cell-address="BERGHEAT.D112">
          <table:help-message table:title="Kaivon yläosasan kuiva osuus..." table:display="true">
            <text:p>Kirjoita tähän se kaivon metrimäärä, jossa ei ole vettä.</text:p>
          </table:help-message>
          <table:error-message table:message-type="stop" table:display="true"/>
        </table:content-validation>
        <table:content-validation table:name="val14" table:condition="of:cell-content-is-whole-number() and cell-content()&gt;=1" table:allow-empty-cell="false" table:base-cell-address="BERGHEAT.D111">
          <table:help-message table:title="Maaporauksen osuus metreinä..." table:display="true">
            <text:p>Kirjoita tähän se kaivon metrimäärä,</text:p>
            <text:p>jossa syvyydessä alkaa kiinteä kallio.</text:p>
            <text:p/>
            <text:p>Tällä ilmoitetaan laskentaohjelmalle </text:p>
            <text:p>maaporauksen osuus.</text:p>
            <text:p/>
            <text:p>Maakerroksesta saadaan vähemmän lämpöä,</text:p>
            <text:p>kuin kiinteästä kalliosta.</text:p>
          </table:help-message>
          <table:error-message table:message-type="stop" table:display="true"/>
        </table:content-validation>
        <table:content-validation table:name="val15" table:condition="of:cell-content-is-in-list(&quot;0,5&quot;;&quot;0,6&quot;;&quot;0,7&quot;;&quot;0,8&quot;;&quot;0,9&quot;;&quot;1,0&quot;;&quot;1,1&quot;;&quot;1,2&quot;;&quot;1,3&quot;;&quot;1,4&quot;;&quot;1,5&quot;;&quot;1,6&quot;;&quot;&quot;;&quot;&quot;)" table:allow-empty-cell="false" table:display-list="unsorted" table:base-cell-address="BERGHEAT.D113">
          <table:help-message table:title="Maaporaus alueen lämmönjohtoluku" table:display="true">
            <text:p>Tähän merkitään maaporausaluueella </text:p>
            <text:p>olevan maa-aineksen lämmönjohtoluku.</text:p>
            <text:p/>
            <text:p>Tämä johtoluku on </text:p>
            <text:p>- kuivahkossa maassa noin 0,6 W / (m K)</text:p>
            <text:p>- kosteassa maaperässä noin 0,9 W / (m K)</text:p>
            <text:p>- märässä maaperässä noin 1,3 W / (m K)</text:p>
          </table:help-message>
          <table:error-message table:message-type="stop" table:display="true"/>
        </table:content-validation>
        <table:content-validation table:name="val16" table:condition="of:cell-content-is-in-list(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)" table:allow-empty-cell="true" table:display-list="unsorted" table:base-cell-address="BERGHEAT.D107">
          <table:help-message table:title="KALLION KIVIAINEKSEN LÄMMÖNJOHTAVUUS" table:display="true">
            <text:p>Valitse <text:s text:c="4096"/>paikallisen kallioperän kiviaineksen lämmönjohtavuusluku.</text:p>
            <text:p>Tyypillinen johtavuusluku on noin 2,6 - 3,5 W/mK.</text:p>
            <text:p>Suurempi luku pienentää kaivon syvyyttä.!</text:p>
          </table:help-message>
          <table:error-message table:message-type="stop" table:display="true"/>
        </table:content-validation>
        <table:content-validation table:name="val17" table:condition="of:cell-content-is-in-list(&quot;AUTO&quot;;&quot;MAN&quot;)" table:allow-empty-cell="false" table:display-list="sort-ascending" table:base-cell-address="BERGHEAT.D114">
          <table:help-message table:title="Valitse  AUTOmaattinen  tai  MANuaalinen lämpötilan valinta" table:display="true">
            <text:p>Tässä voit valita <text:s text:c="4096"/>porakaivon lämpötilan</text:p>
            <text:p>20 metrin syvyydessä.</text:p>
            <text:p/>
            <text:p>Voit valita AUTO, jolloin ohjelma laskee itse </text:p>
            <text:p>kaivon lämpötilan 20 metrin syvyyteen.</text:p>
            <text:p/>
            <text:p>Suositus: Pidä AUTO valittuna!</text:p>
            <text:p/>
            <text:p>Tai</text:p>
            <text:p>Voit valinnalla MAN itse valita kaivon</text:p>
            <text:p>lämpötilan 20 metrin syvyydessä</text:p>
            <text:p>kirjoittamalla tämän alle <text:s text:c="4096"/>haluamasi lämpötilan.</text:p>
            <text:p>Yli 10 asteen lämpötilat eivät kelpaa!</text:p>
          </table:help-message>
          <table:error-message table:message-type="stop" table:display="true"/>
        </table:content-validation>
        <table:content-validation table:name="val18" table:condition="of:cell-content-is-decimal-number() and cell-content-is-between([$BERGHEAT.$F$109],[$BERGHEAT.$G$109])" table:allow-empty-cell="false" table:base-cell-address="BERGHEAT.D115">
          <table:help-message table:title="Kallion häiriintymätön lämpötila 20 metrissä" table:display="true">
            <text:p>Näppäile tähän jokin lämpötila, joka on</text:p>
            <text:p>välilä +0 ... <text:s text:c="4096"/>+10 C</text:p>
          </table:help-message>
          <table:error-message table:message-type="stop" table:display="true"/>
        </table:content-validation>
        <table:content-validation table:name="val19" table:condition="of:cell-content-is-in-list(&quot;0,0&quot;;&quot;0,5&quot;;&quot;1,0&quot;;&quot;1,5&quot;;&quot;2,0&quot;;&quot;2,5&quot;;&quot;3,0&quot;;&quot;3,5&quot;;&quot;4,0&quot;;&quot;4,5&quot;;&quot;5,0&quot;;&quot;5,5&quot;;&quot;6,0&quot;;&quot;6,5&quot;;&quot;7,0&quot;;&quot;7,5&quot;;&quot;8,0&quot;;&quot;8,5&quot;;&quot;9,0&quot;;&quot;9,5&quot;;&quot;10,0&quot;;&quot;10,5&quot;;&quot;11,0&quot;;&quot;11,5&quot;;&quot;12,0&quot;;&quot;12,5&quot;;&quot;13,0&quot;;&quot;13,5&quot;;&quot;14,0&quot;;&quot;14,5&quot;;&quot;15,0&quot;;&quot;16,0&quot;;&quot;17,0&quot;;&quot;18,0&quot;;&quot;19,0&quot;;&quot;20&quot;;&quot;25&quot;;&quot;30&quot;;&quot;40&quot;;&quot;50&quot;;&quot;&quot;;&quot;&quot;)" table:allow-empty-cell="false" table:display-list="unsorted" table:base-cell-address="BERGHEAT.D116">
          <table:help-message table:title="Kallioperän lämmön nousun kerroin, gradientti" table:display="true">
            <text:p/>
            <text:p>- Kallioperän lämpötila nousee syvemmälle, </text:p>
            <text:p><text:s text:c="8192"/>kohti maan kuumaa <text:s text:c="4096"/>ydintä mentäessä.</text:p>
            <text:p/>
            <text:p>- Tässä valitaan se lämpenemiskerroin, jonka verran kallioperän</text:p>
            <text:p><text:s text:c="12288"/>lämpötila nousee , kun mennään 1 metri edellistä arvoa</text:p>
            <text:p><text:s text:c="12288"/>syvemmälle maan sisään.</text:p>
            <text:p/>
            <text:p>- Tämän gradientin arvo vaihtelee Suomessa tehdyissä koe-</text:p>
            <text:p><text:s text:c="12288"/>kaivoissa alueella <text:s text:c="4096"/>noin <text:s text:c="4096"/>10 - 14 milliKelviniä . (=1/1000 K)</text:p>
            <text:p><text:s text:c="12288"/>( = 0,010 .. 0,014 astetta metriä kohden)</text:p>
            <text:p/>
            <text:p>- Jos et tiedä arvoa, on suositusvalinta 11,0 mK/m.</text:p>
          </table:help-message>
          <table:error-message table:message-type="stop" table:display="true"/>
        </table:content-validation>
        <table:content-validation table:name="val20" table:condition="of:cell-content-is-in-list(&quot;0&quot;;&quot;10&quot;;&quot;20&quot;;&quot;50&quot;;&quot;75&quot;;&quot;100&quot;;&quot;125&quot;;&quot;150&quot;;&quot;200&quot;;&quot;300&quot;;&quot;500&quot;;&quot;&quot;)" table:allow-empty-cell="false" table:display-list="unsorted" table:base-cell-address="BERGHEAT.D117">
          <table:help-message table:title="Valitse tähän lämpökaivon yläpään lämpötilan muutoskerroin, gradientti." table:display="true">
            <text:p>-Tähän valitaan lämpökaivon yläpään lämpötilan muutoskerroin, gradientti.</text:p>
            <text:p/>
            <text:p>Gradientti on positiivinen tai negatiivinen kerroin, </text:p>
            <text:p>joka määrittää lämpökaivon yläpään lämpötilan muutoksen syvyyden mukaan.</text:p>
            <text:p/>
            <text:p>- Tähän valitaan postiivinen arvo, <text:s text:c="4096"/>jos katsotaan, </text:p>
            <text:p>että kaivon yläpään lämpötila kasvaa alas päin mentäessä.</text:p>
            <text:p/>
            <text:p>- Tähän valitaan negatiivinen arvo, <text:s text:c="4096"/>jos katsotaan, </text:p>
            <text:p>että kaivon yläpään lämpötila laskee alas päin mentäessä.</text:p>
            <text:p/>
            <text:p>- Jos et tiedä parempaa arvoa, </text:p>
            <text:p><text:s text:c="8192"/>voit valita tähän gardientiksi arvon [0] = nolla.</text:p>
          </table:help-message>
          <table:error-message table:message-type="stop" table:display="true"/>
        </table:content-validation>
        <table:content-validation table:name="val21" table:condition="of:cell-content-is-in-list(&quot;1,5&quot;;&quot;1,6&quot;;&quot;1,7&quot;;&quot;1,8&quot;;&quot;1,9&quot;;&quot;2,0&quot;;&quot;2,1&quot;;&quot;2,2&quot;;&quot;2,3&quot;;&quot;2,4&quot;;&quot;2,5&quot;;&quot;2,6&quot;;&quot;2,7&quot;;&quot;2,8&quot;;&quot;2,9&quot;;&quot;3,0&quot;;&quot;3,1&quot;;&quot;3,2&quot;;&quot;3,3&quot;)" table:allow-empty-cell="false" table:display-list="sort-ascending" table:base-cell-address="BERGHEAT.D112">
          <table:help-message table:title="Kallioperä olikin odotettua huonompi..." table:display="true">
            <text:p>Joskus kallioperä saattaa olla ennakoitua heikkolaatuisempaa.</text:p>
            <text:p>Tässä määritetään kaiken varalle huonompilaatuisen</text:p>
            <text:p>kallioperän lämmönjohtoluluku.</text:p>
            <text:p/>
            <text:p>Tämän johtoluvun perusteella määritetään </text:p>
            <text:p>vaihtoehtoinen poraustarve, jos kallioperä olikin</text:p>
            <text:p>kalkkikalliota, tai jotain muuta heikosti lämpöä johtavaa.</text:p>
            <text:p/>
            <text:p>Tämä johtoluku on esimerkiksi</text:p>
            <text:p>- kalkkikivellä noin 1,5 - 2,5 W / (m K)</text:p>
          </table:help-message>
          <table:error-message table:message-type="stop" table:display="true">
            <text:p>Virhe!</text:p>
          </table:error-message>
        </table:content-validation>
        <table:content-validation table:name="val22" table:condition="of:cell-content-is-whole-number() and cell-content()&lt;1100" table:allow-empty-cell="false" table:base-cell-address="BERGHEAT.D119">
          <table:help-message table:title="Kirjoita tähän maksimi poraussyvyys!" table:display="true">
            <text:p>Tähän kirjoitetaan se metrimäärä,</text:p>
            <text:p>johon porarin katsotaan enintään </text:p>
            <text:p>pystyvän porata.</text:p>
            <text:p>Tällä voit myöskin tasata kaksi kaivoa sama syvyisiksi!</text:p>
          </table:help-message>
          <table:error-message table:message-type="stop" table:display="true"/>
        </table:content-validation>
        <table:content-validation table:name="val23" table:base-cell-address="BERGHEAT.D123">
          <table:help-message table:display="true"/>
          <table:error-message table:message-type="stop" table:display="true"/>
        </table:content-validation>
        <table:content-validation table:name="val24" table:condition="of:cell-content-is-whole-number() and cell-content()&lt;300" table:allow-empty-cell="false" table:base-cell-address="BERGHEAT.D130">
          <table:help-message table:title="Tasaa tämän avulla kaivot saman kokoisiksi!" table:display="true">
            <text:p>Valitse tähän haluamasi kaivon syvyys.</text:p>
            <text:p/>
            <text:p>Koeta valita sellainen syvyys, </text:p>
            <text:p>jolla saadaan tähän alapuolelle suunnilleen </text:p>
            <text:p>saman syvyisiä kaivoja.</text:p>
          </table:help-message>
          <table:error-message table:message-type="stop" table:display="true"/>
        </table:content-validation>
        <table:content-validation table:name="val25" table:condition="of:cell-content-is-in-list(&quot;1,0&quot;;&quot;1,5&quot;;&quot;1,7&quot;;&quot;1,8&quot;;&quot;1,9&quot;;&quot;2,0&quot;;&quot;2,1&quot;;&quot;2,2&quot;;&quot;2,3&quot;;&quot;2,4&quot;;&quot;2,5&quot;;&quot;2,6&quot;;&quot;2,7&quot;;&quot;2,8&quot;;&quot;2,9&quot;;&quot;3,0&quot;;&quot;3,1&quot;;&quot;3,2&quot;;&quot;3,3&quot;;&quot;3,4&quot;;&quot;3,5&quot;;&quot;3,6&quot;;&quot;3,7&quot;;&quot;3,8&quot;;&quot;3,9&quot;;&quot;4,0&quot;;&quot;4,1&quot;;&quot;4,2&quot;;&quot;4,3&quot;;&quot;4,4&quot;;&quot;4,5&quot;;&quot;4,6&quot;;&quot;4,7&quot;;&quot;4,8&quot;;&quot;4,9&quot;;&quot;5.0&quot;)" table:allow-empty-cell="false" table:display-list="unsorted" table:base-cell-address="BERGHEAT.E47">
          <table:help-message table:title="LÄMPIMÄN KÄYTTÖVEDEN TUOTON HYÖTYSUHDE" table:display="true">
            <text:p>Valitse se COP -arvo, jolla suunnittelemasi</text:p>
            <text:p>lämpöpumppu tuottaa lämpimän käyttöveden.</text:p>
            <text:p/>
            <text:p>* Vaihtoventtiilikoneella luku on +50C vedelle noin 2,5 <text:s text:c="4096"/>COP.</text:p>
            <text:p/>
            <text:p>* Tulistuskoneelle se on </text:p>
            <text:p>- <text:s text:c="4096"/>Lattialämmityksellä noin 4 <text:s text:c="4096"/>COP</text:p>
            <text:p>- <text:s text:c="4096"/>Patterilämmityksellä noin 3,1 <text:s text:c="4096"/>COP</text:p>
          </table:help-message>
          <table:error-message table:message-type="stop" table:display="true"/>
        </table:content-validation>
        <table:content-validation table:name="val26" table:base-cell-address="BERGHEAT.F17">
          <table:help-message table:title="Postinumero tarvitaan!" table:display="true">
            <text:p>Postinumeron perusteella rakennuskohde sijoitetaan </text:p>
            <text:p>Suomen kartalle.</text:p>
            <text:p/>
            <text:p>Postinumeron perusteella haetaan rakennupaikkakunnan</text:p>
            <text:p>lämmitystarveluvut.</text:p>
            <text:p/>
            <text:p>Sekä talon lämmitystarve, pumpputeho ja</text:p>
            <text:p>keruupiiri, niin maakeruu, kuin lämpökaivokin</text:p>
            <text:p>mitoitetaan tämän tiedon perusteella.</text:p>
            <text:p/>
            <text:p>Väärä postinumero johtaa virheeliseen mitoitukseen.</text:p>
          </table:help-message>
          <table:error-message table:message-type="stop" table:display="true"/>
        </table:content-validation>
        <table:content-validation table:name="val27" table:condition="of:cell-content-is-in-list(&quot;LATTIA&quot;;&quot;PATTERI&quot;;&quot;&quot;)" table:allow-empty-cell="true" table:display-list="unsorted" table:base-cell-address="BERGHEAT.F21">
          <table:help-message table:title="LÄMMITYSTAPA" table:display="true">
            <text:p>Valitse :</text:p>
            <text:p>- PATTERI - lämmitys, jos talossa on asuintiloja, </text:p>
            <text:p><text:s text:c="8192"/>joissa on lämmitys pattereilla.</text:p>
            <text:p/>
            <text:p>- LATTIA - lämmitys valitaan vain, </text:p>
            <text:p><text:s text:c="8192"/>jos koko talo on lattialämmitteinen.</text:p>
            <text:p/>
            <text:p>- Tämä valinta vaikuttaa myöskin keruupiirin</text:p>
            <text:p><text:s text:c="12288"/>mitoitukseen.</text:p>
          </table:help-message>
          <table:error-message table:message-type="stop" table:display="true"/>
        </table:content-validation>
        <table:content-validation table:name="val28" table:condition="of:cell-content-is-in-list(&quot;EI TIEDOSSA&quot;;&quot;HIEKKA&quot;;&quot;SAVI&quot;;&quot;MOREENI&quot;;&quot;SILTTI&quot;)" table:allow-empty-cell="true" table:display-list="unsorted" table:base-cell-address="BERGHEAT.F51">
          <table:help-message table:title="VALITSE" table:display="true">
            <text:p>Valitse keruupiirin alueella olevan maan maalaji!</text:p>
            <text:p>Valinta vaikuttaa keruupiirin pituuteen.</text:p>
          </table:help-message>
          <table:error-message table:message-type="stop" table:display="true"/>
        </table:content-validation>
        <table:content-validation table:name="val29" table:condition="of:cell-content-is-in-list(&quot;EI TIEDOSSA&quot;;&quot;KUIVA&quot;;&quot;KOSTEA&quot;;&quot;MÄRKÄ&quot;)" table:allow-empty-cell="true" table:display-list="unsorted" table:base-cell-address="BERGHEAT.F52">
          <table:help-message table:title="VALITSE" table:display="true">
            <text:p>Valitse vaihtoehdoista oikea maan kosteusaste.</text:p>
            <text:p>Suurempi kosteus mitoittaa lyhyemmän keruupiirin.!</text:p>
          </table:help-message>
          <table:error-message table:message-type="stop" table:display="true"/>
        </table:content-validation>
        <table:content-validation table:name="val30" table:condition="of:cell-content-is-in-list(&quot;LÄMMITYSTARPEEN&quot;;&quot;PUMPPUTEHON&quot;)" table:allow-empty-cell="false" table:display-list="unsorted" table:base-cell-address="BERGHEAT.F56">
          <table:help-message table:title="VALITSE LÄMPÖKAIVON MITOITUSPERUSTE" table:display="true">
            <text:p>Valitse:</text:p>
            <text:p/>
            <text:p>LÄMMITYSTARPEEN -mukaan, jos haluat mitoittaa</text:p>
            <text:p>lämpökaivon niin, että sen teho riittää </text:p>
            <text:p>talon lämmitystarpeeseen.</text:p>
            <text:p/>
            <text:p>PUMPPUTEHON -mukaan, jos haluat valita osatehoisen</text:p>
            <text:p>lämpöpumpun ja osatehoisen lämpökaivon.</text:p>
            <text:p>Tässä oletetaan, että osa kovien pakkasten lämpötehosta</text:p>
            <text:p>tehdään ostosähköllä, eikä maasta otetulla lämmöllä.</text:p>
            <text:p>Kaivo mitoitetaan tällä vähän pienemmäksi.</text:p>
          </table:help-message>
          <table:error-message table:message-type="stop" table:display="true"/>
        </table:content-validation>
        <table:content-validation table:name="val31" table:condition="of:cell-content-is-in-list(&quot;Kyllä&quot;;&quot;Ei&quot;)" table:allow-empty-cell="true" table:display-list="unsorted" table:base-cell-address="BERGHEAT.G9">
          <table:help-message table:title="MILLÄ ARVOILLA LASKETAAN ?" table:display="true">
            <text:p>Valitse:</text:p>
            <text:p>- Ei, </text:p>
            <text:p><text:s text:c="12288"/>jos haluat laskea mitoituksen tällä sivulla</text:p>
            <text:p><text:s text:c="12288"/>olevien tietojen perusteella.</text:p>
            <text:p/>
            <text:p>- Kyllä,</text:p>
            <text:p><text:s text:c="16384"/>jos haluat laskettavan <text:s text:c="4096"/>alasivun "Rakennukset" tietojen mukaan.</text:p>
            <text:p><text:s text:c="12288"/>Jos käytät "Kyllä" <text:s text:c="4096"/>-vaihtoehtoa, täytä rakennus tiedot ensin.</text:p>
          </table:help-message>
          <table:error-message table:message-type="stop" table:display="true"/>
        </table:content-validation>
        <table:content-validation table:name="val32" table:condition="of:cell-content-is-in-list(&quot;1,60&quot;;&quot;1,65&quot;;&quot;1,70&quot;;&quot;1,75&quot;;&quot;1,80&quot;;&quot;1,85&quot;;&quot;1,90&quot;;&quot;1,95&quot;;&quot;2,00&quot;;&quot;2,05&quot;;&quot;2,10&quot;;&quot;&quot;)" table:allow-empty-cell="false" table:display-list="sort-ascending" table:base-cell-address="BERGHEAT.H194">
          <table:help-message table:title="JATKUVA KESKITEHO = kaivon kuormistusaste" table:display="true">
            <text:p>Tässä voi muuttaa energiakaivon kuormitusastetta.</text:p>
            <text:p>Tähän valitaan keskiteho, jolla kaivoa kuormitetaan jatkuvasti.</text:p>
            <text:p/>
            <text:p>Nyt oli valittuna suositusarvo -&gt; 1,80 W / (mK)</text:p>
            <text:p/>
            <text:p>Keskiteho saadaan jakamalla kaivosta vuoden jaksolla </text:p>
            <text:p>otetun energian määrä kallioperän keskilämpötilalla <text:s text:c="4096"/></text:p>
            <text:p>ja vuoden tuntien lukumäärällä ( 8760 ).</text:p>
            <text:p/>
            <text:p>Muuttaminen voi <text:s text:c="4096"/>johtaa virheelliseen mitoitukseen.</text:p>
            <text:p/>
            <text:p>Listalta valittu luku toteutuu, kun ympäröivän kallion</text:p>
            <text:p>lämmönjohtumisluvuksi on valittu 3,0 W / (mK).</text:p>
            <text:p/>
            <text:p>Huomaa, että energian saannon valinta totetuu</text:p>
            <text:p>valitulla arvolla vain silloin, kun johtumisluku on to 3,0</text:p>
            <text:p>Muilla johtumisen arvoilla todellinen saanto muuttuu</text:p>
            <text:p>valitun johtumisluvun suhteessa pienemmäksi tai</text:p>
            <text:p>suuremmaksi, kuin valitsemasi arvo on.</text:p>
          </table:help-message>
          <table:error-message table:message-type="stop" table:display="true"/>
        </table:content-validation>
        <table:content-validation table:name="val33" table:condition="of:cell-content-is-in-list(&quot;0,3&quot;;&quot;0,35&quot;;&quot;0,4&quot;;&quot;0,45&quot;;&quot;0,5&quot;;&quot;0,55&quot;;&quot;0,6&quot;;&quot;0,65&quot;;&quot;0,7&quot;;&quot;0,75&quot;;&quot;0,8&quot;;&quot;0,85&quot;;&quot;0,9&quot;;&quot;0,95&quot;;&quot;1,0&quot;)" table:allow-empty-cell="false" table:display-list="sort-ascending" table:base-cell-address="BERGHEAT.AI62">
          <table:help-message table:title="Pakkasprofili -kerroin." table:display="false"/>
          <table:error-message table:message-type="stop" table:display="true"/>
        </table:content-validation>
      </table:content-validations>
      <table:table table:name="BERGHEAT" table:style-name="ta1" table:print-ranges="BERGHEAT.J3:BERGHEAT.S7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60"/>
        <table:table-column table:style-name="co5" table:default-cell-style-name="ce1060"/>
        <table:table-column table:style-name="co6" table:default-cell-style-name="ce106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264"/>
        <table:table-column table:style-name="co11" table:default-cell-style-name="ce1060"/>
        <table:table-column table:style-name="co12" table:default-cell-style-name="ce1"/>
        <table:table-column table:style-name="co13" table:default-cell-style-name="ce1060"/>
        <table:table-column table:style-name="co14" table:default-cell-style-name="ce1060"/>
        <table:table-column table:style-name="co15" table:default-cell-style-name="ce1060"/>
        <table:table-column table:style-name="co16" table:default-cell-style-name="ce1060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485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4" table:default-cell-style-name="ce1"/>
        <table:table-column table:style-name="co30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26"/>
        <table:table-column table:style-name="co40" table:default-cell-style-name="ce26"/>
        <table:table-column table:style-name="co41" table:default-cell-style-name="ce1645"/>
        <table:table-column table:style-name="co42" table:number-columns-repeated="2" table:default-cell-style-name="ce26"/>
        <table:table-column table:style-name="co36" table:default-cell-style-name="ce26"/>
        <table:table-column table:style-name="co37" table:default-cell-style-name="ce26"/>
        <table:table-column table:style-name="co43" table:default-cell-style-name="ce26"/>
        <table:table-column table:style-name="co26" table:default-cell-style-name="ce26"/>
        <table:table-column table:style-name="co44" table:default-cell-style-name="ce26"/>
        <table:table-column table:style-name="co26" table:default-cell-style-name="ce26"/>
        <table:table-column table:style-name="co43" table:default-cell-style-name="ce26"/>
        <table:table-column table:style-name="co45" table:default-cell-style-name="ce26"/>
        <table:table-column table:style-name="co44" table:default-cell-style-name="ce26"/>
        <table:table-column table:style-name="co36" table:default-cell-style-name="ce26"/>
        <table:table-column table:style-name="co46" table:default-cell-style-name="ce26"/>
        <table:table-column table:style-name="co13" table:number-columns-repeated="2" table:default-cell-style-name="ce26"/>
        <table:table-column table:style-name="co47" table:default-cell-style-name="ce26"/>
        <table:table-column table:style-name="co13" table:default-cell-style-name="ce26"/>
        <table:table-column table:style-name="co48" table:number-columns-repeated="2" table:default-cell-style-name="ce26"/>
        <table:table-column table:style-name="co48" table:default-cell-style-name="ce1"/>
        <table:table-row table:style-name="ro1">
          <table:table-cell/>
          <table:table-cell table:style-name="Default"/>
          <table:table-cell table:style-name="ce13" office:value-type="string" calcext:value-type="string">
            <text:p>Rakennukset</text:p>
          </table:table-cell>
          <table:table-cell table:style-name="ce8" table:number-columns-repeated="5"/>
          <table:table-cell table:style-name="ce1264"/>
          <table:table-cell table:number-columns-repeated="4"/>
          <table:table-cell table:style-name="ce1075"/>
          <table:table-cell table:number-columns-repeated="31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5" table:number-columns-spanned="1" table:number-rows-spanned="5"/>
          <table:table-cell table:style-name="ce8"/>
          <table:table-cell table:style-name="ce784"/>
          <table:table-cell table:style-name="ce1061"/>
          <table:table-cell table:style-name="ce1108"/>
          <table:table-cell table:style-name="ce1172"/>
          <table:table-cell table:style-name="ce1224"/>
          <table:table-cell/>
          <table:table-cell table:style-name="ce6" table:number-columns-spanned="10" table:number-rows-spanned="1"/>
          <table:covered-table-cell table:number-columns-repeated="9" table:style-name="ce509"/>
          <table:table-cell table:number-columns-repeated="26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5"/>
          <table:table-cell table:style-name="ce8"/>
          <table:table-cell table:style-name="ce784"/>
          <table:table-cell table:style-name="ce1061"/>
          <table:table-cell table:style-name="ce1108"/>
          <table:table-cell table:style-name="ce1172"/>
          <table:table-cell table:style-name="ce1224"/>
          <table:table-cell/>
          <table:table-cell table:style-name="ce6" table:number-columns-spanned="7" table:number-rows-spanned="1"/>
          <table:covered-table-cell table:number-columns-repeated="6" table:style-name="ce509"/>
          <table:table-cell table:style-name="ce483" table:number-columns-spanned="3" table:number-rows-spanned="1"/>
          <table:covered-table-cell table:number-columns-repeated="2" table:style-name="ce483"/>
          <table:table-cell table:number-columns-repeated="26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5"/>
          <table:table-cell table:style-name="ce8"/>
          <table:table-cell table:style-name="ce784"/>
          <table:table-cell table:style-name="ce1061"/>
          <table:table-cell table:style-name="ce1108"/>
          <table:table-cell table:style-name="ce1172"/>
          <table:table-cell table:style-name="ce1224"/>
          <table:table-cell/>
          <table:table-cell table:style-name="ce14" table:number-columns-spanned="3" table:number-rows-spanned="1"/>
          <table:covered-table-cell table:style-name="ce1029"/>
          <table:covered-table-cell table:style-name="ce14"/>
          <table:table-cell table:style-name="ce416" table:number-columns-spanned="4" table:number-rows-spanned="1"/>
          <table:covered-table-cell table:number-columns-repeated="3" table:style-name="ce416"/>
          <table:table-cell table:style-name="ce386" table:number-columns-spanned="3" table:number-rows-spanned="1"/>
          <table:covered-table-cell table:number-columns-repeated="2" table:style-name="ce386"/>
          <table:table-cell table:style-name="ce6" table:number-columns-spanned="7" table:number-rows-spanned="1"/>
          <table:covered-table-cell table:number-columns-repeated="6" table:style-name="ce387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5"/>
          <table:table-cell table:style-name="ce29"/>
          <table:table-cell table:style-name="ce883"/>
          <table:table-cell table:style-name="ce1061"/>
          <table:table-cell table:style-name="ce1108"/>
          <table:table-cell table:style-name="ce1172"/>
          <table:table-cell table:style-name="ce1224"/>
          <table:table-cell/>
          <table:table-cell table:style-name="ce361" table:number-columns-spanned="5" table:number-rows-spanned="1"/>
          <table:covered-table-cell table:style-name="ce507"/>
          <table:covered-table-cell table:style-name="ce361"/>
          <table:covered-table-cell table:number-columns-repeated="2" table:style-name="ce507"/>
          <table:table-cell table:style-name="ce439" table:number-columns-spanned="3" table:number-rows-spanned="1"/>
          <table:covered-table-cell table:style-name="ce439"/>
          <table:covered-table-cell table:style-name="ce1387"/>
          <table:table-cell table:style-name="ce1415"/>
          <table:table-cell table:style-name="ce1441"/>
          <table:table-cell table:style-name="ce6" table:number-columns-spanned="7" table:number-rows-spanned="1"/>
          <table:covered-table-cell table:number-columns-repeated="6" table:style-name="ce509"/>
          <table:table-cell table:style-name="ce1489" table:number-columns-repeated="6"/>
          <table:table-cell table:number-columns-repeated="1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5"/>
          <table:table-cell table:style-name="ce475"/>
          <table:table-cell table:style-name="ce938"/>
          <table:table-cell table:style-name="ce1061"/>
          <table:table-cell table:style-name="ce1108"/>
          <table:table-cell table:style-name="ce1172"/>
          <table:table-cell table:style-name="ce1224"/>
          <table:table-cell/>
          <table:table-cell table:style-name="ce11" table:number-columns-spanned="5" table:number-rows-spanned="1"/>
          <table:covered-table-cell table:style-name="ce9"/>
          <table:covered-table-cell table:style-name="ce11"/>
          <table:covered-table-cell table:number-columns-repeated="2" table:style-name="ce9"/>
          <table:table-cell table:style-name="ce9" table:number-columns-spanned="3" table:number-rows-spanned="1"/>
          <table:covered-table-cell table:style-name="ce9"/>
          <table:covered-table-cell table:style-name="ce1388"/>
          <table:table-cell table:style-name="ce1416"/>
          <table:table-cell table:style-name="ce1442"/>
          <table:table-cell table:style-name="ce1461"/>
          <table:table-cell table:style-name="ce15" table:number-columns-spanned="6" table:number-rows-spanned="1"/>
          <table:covered-table-cell table:number-columns-repeated="5" table:style-name="ce15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5"/>
          <table:table-cell table:style-name="ce477"/>
          <table:table-cell table:style-name="ce1023"/>
          <table:table-cell table:style-name="ce1062"/>
          <table:table-cell table:style-name="ce1109"/>
          <table:table-cell table:style-name="ce1173"/>
          <table:table-cell table:style-name="ce1225"/>
          <table:table-cell/>
          <table:table-cell table:style-name="ce15" table:number-columns-spanned="5" table:number-rows-spanned="1"/>
          <table:covered-table-cell table:style-name="ce509"/>
          <table:covered-table-cell table:style-name="ce15"/>
          <table:covered-table-cell table:number-columns-repeated="2" table:style-name="ce509"/>
          <table:table-cell table:style-name="ce1355"/>
          <table:table-cell table:style-name="ce6" table:number-columns-spanned="2" table:number-rows-spanned="1"/>
          <table:covered-table-cell table:style-name="ce509"/>
          <table:table-cell table:style-name="ce1417"/>
          <table:table-cell table:style-name="ce1443"/>
          <table:table-cell table:style-name="ce1462"/>
          <table:table-cell table:style-name="ce15" table:number-columns-spanned="6" table:number-rows-spanned="1"/>
          <table:covered-table-cell table:number-columns-repeated="5" table:style-name="ce15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5" table:number-columns-spanned="1" table:number-rows-spanned="3"/>
          <table:table-cell table:style-name="ce8"/>
          <table:table-cell table:style-name="ce784"/>
          <table:table-cell table:style-name="ce1061"/>
          <table:table-cell table:style-name="ce1108"/>
          <table:table-cell table:style-name="ce1172"/>
          <table:table-cell table:style-name="ce1224"/>
          <table:table-cell/>
          <table:table-cell table:style-name="ce15" table:number-columns-spanned="6" table:number-rows-spanned="1"/>
          <table:covered-table-cell table:style-name="ce509"/>
          <table:covered-table-cell table:style-name="ce15"/>
          <table:covered-table-cell table:number-columns-repeated="3" table:style-name="ce509"/>
          <table:table-cell table:style-name="ce1370"/>
          <table:table-cell table:style-name="ce1186"/>
          <table:table-cell table:style-name="ce1417"/>
          <table:table-cell table:style-name="ce1443"/>
          <table:table-cell table:style-name="ce1462"/>
          <table:table-cell table:style-name="ce11" table:number-columns-spanned="6" table:number-rows-spanned="1"/>
          <table:covered-table-cell table:number-columns-repeated="5" table:style-name="ce11"/>
          <table:table-cell table:style-name="ce1227" table:number-columns-repeated="10"/>
          <table:table-cell table:number-columns-repeated="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5"/>
          <table:table-cell table:style-name="ce479"/>
          <table:table-cell table:style-name="ce1028"/>
          <table:table-cell table:style-name="ce1063" table:number-columns-spanned="2" table:number-rows-spanned="2"/>
          <table:covered-table-cell table:style-name="ce136"/>
          <table:table-cell table:style-name="ce1174" table:content-validation-name="val31" table:number-columns-spanned="2" table:number-rows-spanned="2"/>
          <table:covered-table-cell table:style-name="ce190" table:content-validation-name="val31"/>
          <table:table-cell table:style-name="ce1227"/>
          <table:table-cell table:style-name="ce15" table:number-columns-spanned="5" table:number-rows-spanned="1"/>
          <table:covered-table-cell table:style-name="ce509"/>
          <table:covered-table-cell table:style-name="ce15"/>
          <table:covered-table-cell table:number-columns-repeated="2" table:style-name="ce509"/>
          <table:table-cell table:style-name="ce1356"/>
          <table:table-cell table:style-name="ce1371"/>
          <table:table-cell table:style-name="ce1389"/>
          <table:table-cell table:style-name="ce1417"/>
          <table:table-cell table:style-name="ce1443"/>
          <table:table-cell table:style-name="ce1462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5"/>
          <table:table-cell table:style-name="ce479"/>
          <table:table-cell table:style-name="ce1028"/>
          <table:covered-table-cell table:number-columns-repeated="2" table:style-name="ce136"/>
          <table:covered-table-cell table:style-name="ce190"/>
          <table:covered-table-cell table:style-name="ce190" table:content-validation-name="val31"/>
          <table:table-cell/>
          <table:table-cell table:style-name="ce15" table:number-columns-spanned="5" table:number-rows-spanned="1"/>
          <table:covered-table-cell table:style-name="ce509"/>
          <table:covered-table-cell table:style-name="ce15"/>
          <table:covered-table-cell table:number-columns-repeated="2" table:style-name="ce509"/>
          <table:table-cell table:style-name="ce1355"/>
          <table:table-cell table:style-name="ce1372"/>
          <table:table-cell table:style-name="ce693"/>
          <table:table-cell table:style-name="ce1417"/>
          <table:table-cell table:style-name="ce1443"/>
          <table:table-cell table:style-name="ce1462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6" table:number-columns-spanned="6" table:number-rows-spanned="1"/>
          <table:covered-table-cell table:number-columns-repeated="5" table:style-name="ce509"/>
          <table:table-cell table:number-columns-repeated="2"/>
          <table:table-cell table:style-name="ce1277"/>
          <table:table-cell table:style-name="ce386" table:number-columns-spanned="6" table:number-rows-spanned="1"/>
          <table:covered-table-cell table:style-name="ce1321"/>
          <table:covered-table-cell table:number-columns-repeated="4" table:style-name="ce386"/>
          <table:table-cell table:style-name="ce1176"/>
          <table:table-cell table:style-name="ce1418"/>
          <table:table-cell table:style-name="ce1444"/>
          <table:table-cell table:style-name="ce1420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7" table:number-columns-spanned="3" table:number-rows-spanned="1"/>
          <table:covered-table-cell table:number-columns-repeated="2" table:style-name="ce7"/>
          <table:table-cell table:style-name="ce137"/>
          <table:table-cell table:style-name="ce137" table:number-columns-spanned="2" table:number-rows-spanned="1"/>
          <table:covered-table-cell table:style-name="ce137"/>
          <table:table-cell table:number-columns-repeated="2"/>
          <table:table-cell table:style-name="ce1277"/>
          <table:table-cell table:style-name="ce386" table:number-columns-spanned="6" table:number-rows-spanned="1"/>
          <table:covered-table-cell table:style-name="ce1321"/>
          <table:covered-table-cell table:number-columns-repeated="4" table:style-name="ce386"/>
          <table:table-cell table:style-name="ce1178"/>
          <table:table-cell table:style-name="ce1418"/>
          <table:table-cell table:style-name="ce1444"/>
          <table:table-cell table:style-name="ce1420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8"/>
          <table:table-cell table:style-name="ce69" table:content-validation-name="val2"/>
          <table:table-cell table:style-name="ce6"/>
          <table:table-cell table:style-name="ce6" table:number-columns-spanned="3" table:number-rows-spanned="1"/>
          <table:covered-table-cell table:number-columns-repeated="2" table:style-name="ce509"/>
          <table:table-cell table:number-columns-repeated="2"/>
          <table:table-cell table:style-name="ce1277"/>
          <table:table-cell table:style-name="ce386" table:number-columns-spanned="6" table:number-rows-spanned="1"/>
          <table:covered-table-cell table:style-name="ce1321"/>
          <table:covered-table-cell table:number-columns-repeated="4" table:style-name="ce386"/>
          <table:table-cell table:style-name="ce1176"/>
          <table:table-cell table:style-name="ce1419"/>
          <table:table-cell table:style-name="ce11"/>
          <table:table-cell table:style-name="ce1420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6" table:number-columns-spanned="6" table:number-rows-spanned="1"/>
          <table:covered-table-cell table:number-columns-repeated="5" table:style-name="ce509"/>
          <table:table-cell table:number-columns-repeated="2"/>
          <table:table-cell table:style-name="ce1277"/>
          <table:table-cell table:style-name="ce386" table:number-columns-spanned="6" table:number-rows-spanned="1"/>
          <table:covered-table-cell table:style-name="ce1321"/>
          <table:covered-table-cell table:number-columns-repeated="4" table:style-name="ce386"/>
          <table:table-cell table:style-name="ce1391"/>
          <table:table-cell table:style-name="ce1420"/>
          <table:table-cell table:style-name="ce11"/>
          <table:table-cell table:style-name="ce1420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9" table:number-columns-spanned="3" table:number-rows-spanned="1"/>
          <table:covered-table-cell table:number-columns-repeated="2" table:style-name="ce9"/>
          <table:table-cell table:style-name="ce1066" table:number-columns-spanned="3" table:number-rows-spanned="1"/>
          <table:covered-table-cell table:number-columns-repeated="2" table:style-name="ce190"/>
          <table:table-cell table:number-columns-repeated="2"/>
          <table:table-cell table:style-name="ce19" table:number-columns-spanned="6" table:number-rows-spanned="1"/>
          <table:covered-table-cell table:style-name="ce387"/>
          <table:covered-table-cell table:style-name="ce1322"/>
          <table:covered-table-cell table:number-columns-repeated="3" table:style-name="ce387"/>
          <table:table-cell table:style-name="ce730"/>
          <table:table-cell table:style-name="ce1392"/>
          <table:table-cell table:style-name="ce1421"/>
          <table:table-cell table:style-name="ce1445"/>
          <table:table-cell table:style-name="ce1463"/>
          <table:table-cell table:style-name="ce16" table:number-columns-spanned="6" table:number-rows-spanned="1"/>
          <table:covered-table-cell table:number-columns-repeated="5" table:style-name="ce16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9" table:number-columns-spanned="3" table:number-rows-spanned="1"/>
          <table:covered-table-cell table:number-columns-repeated="2" table:style-name="ce9"/>
          <table:table-cell table:style-name="ce1067" table:number-columns-spanned="3" table:number-rows-spanned="1"/>
          <table:covered-table-cell table:number-columns-repeated="2" table:style-name="ce1111"/>
          <table:table-cell table:number-columns-repeated="2"/>
          <table:table-cell table:style-name="ce15" table:number-columns-spanned="7" table:number-rows-spanned="1"/>
          <table:covered-table-cell table:style-name="ce509"/>
          <table:covered-table-cell table:style-name="ce15"/>
          <table:covered-table-cell table:number-columns-repeated="4" table:style-name="ce509"/>
          <table:table-cell table:style-name="ce1108"/>
          <table:table-cell table:style-name="ce1181"/>
          <table:table-cell table:style-name="ce1197"/>
          <table:table-cell table:style-name="ce1464"/>
          <table:table-cell table:style-name="ce17" table:number-columns-spanned="6" table:number-rows-spanned="1"/>
          <table:covered-table-cell table:number-columns-repeated="5" table:style-name="ce17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12" table:content-validation-name="val26"/>
          <table:table-cell table:style-name="ce1175"/>
          <table:table-cell table:style-name="ce1226"/>
          <table:table-cell/>
          <table:table-cell table:style-name="ce15" table:number-columns-spanned="7" table:number-rows-spanned="1"/>
          <table:covered-table-cell table:style-name="ce509"/>
          <table:covered-table-cell table:style-name="ce15"/>
          <table:covered-table-cell table:number-columns-repeated="4" table:style-name="ce509"/>
          <table:table-cell table:style-name="ce1108"/>
          <table:table-cell table:style-name="ce1422"/>
          <table:table-cell table:style-name="ce6"/>
          <table:table-cell table:style-name="ce370"/>
          <table:table-cell table:style-name="ce17" table:number-columns-spanned="6" table:number-rows-spanned="1"/>
          <table:covered-table-cell table:number-columns-repeated="5" table:style-name="ce17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9" table:number-columns-spanned="1" table:number-rows-spanned="3"/>
          <table:table-cell table:style-name="ce482" table:number-columns-spanned="5" table:number-rows-spanned="3"/>
          <table:covered-table-cell table:number-columns-repeated="4" table:style-name="ce71"/>
          <table:table-cell table:number-columns-repeated="2"/>
          <table:table-cell table:style-name="ce8" table:number-columns-spanned="7" table:number-rows-spanned="1"/>
          <table:covered-table-cell table:number-columns-repeated="6" table:style-name="ce8"/>
          <table:table-cell table:style-name="ce1140"/>
          <table:table-cell/>
          <table:table-cell table:style-name="ce1446"/>
          <table:table-cell table:style-name="ce370"/>
          <table:table-cell table:style-name="ce1479"/>
          <table:table-cell table:style-name="ce2" table:number-columns-repeated="5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9"/>
          <table:covered-table-cell table:number-columns-repeated="5" table:style-name="ce71"/>
          <table:table-cell table:number-columns-repeated="2"/>
          <table:table-cell table:style-name="ce363" table:number-columns-spanned="6" table:number-rows-spanned="1"/>
          <table:covered-table-cell table:style-name="ce507"/>
          <table:covered-table-cell table:style-name="ce363"/>
          <table:covered-table-cell table:number-columns-repeated="3" table:style-name="ce507"/>
          <table:table-cell table:style-name="ce1373"/>
          <table:table-cell table:style-name="ce72" table:number-columns-spanned="2" table:number-rows-spanned="1"/>
          <table:covered-table-cell table:style-name="ce72"/>
          <table:table-cell table:style-name="ce1447"/>
          <table:table-cell table:style-name="ce370"/>
          <table:table-cell table:style-name="ce2"/>
          <table:table-cell table:style-name="ce595" table:number-columns-spanned="5" table:number-rows-spanned="1"/>
          <table:covered-table-cell table:number-columns-repeated="4" table:style-name="ce595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covered-table-cell table:style-name="ce9"/>
          <table:covered-table-cell table:number-columns-repeated="5" table:style-name="ce71"/>
          <table:table-cell table:number-columns-repeated="2"/>
          <table:table-cell table:style-name="ce364"/>
          <table:table-cell table:style-name="ce388" table:number-columns-spanned="5" table:number-rows-spanned="1"/>
          <table:covered-table-cell table:style-name="ce1323"/>
          <table:covered-table-cell table:number-columns-repeated="3" table:style-name="ce388"/>
          <table:table-cell table:style-name="ce1374"/>
          <table:table-cell table:style-name="ce1393"/>
          <table:table-cell table:style-name="ce525"/>
          <table:table-cell table:style-name="ce1448"/>
          <table:table-cell table:style-name="ce370"/>
          <table:table-cell table:style-name="ce1480"/>
          <table:table-cell table:style-name="ce1"/>
          <table:table-cell table:style-name="ce1494"/>
          <table:table-cell table:style-name="ce1498"/>
          <table:table-cell table:number-columns-repeated="21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13" table:content-validation-name="val27"/>
          <table:table-cell table:style-name="ce1126"/>
          <table:table-cell table:number-columns-repeated="2"/>
          <table:table-cell table:style-name="ce364"/>
          <table:table-cell table:style-name="ce388" table:number-columns-spanned="5" table:number-rows-spanned="1"/>
          <table:covered-table-cell table:style-name="ce1323"/>
          <table:covered-table-cell table:number-columns-repeated="3" table:style-name="ce388"/>
          <table:table-cell table:style-name="ce1375"/>
          <table:table-cell table:style-name="ce1394"/>
          <table:table-cell table:style-name="ce525"/>
          <table:table-cell table:style-name="ce1448"/>
          <table:table-cell table:style-name="ce370"/>
          <table:table-cell table:style-name="ce1480"/>
          <table:table-cell table:style-name="ce1"/>
          <table:table-cell table:style-name="ce1494"/>
          <table:table-cell table:number-columns-repeated="22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4" table:number-columns-spanned="3" table:number-rows-spanned="1"/>
          <table:covered-table-cell table:style-name="ce14"/>
          <table:covered-table-cell table:style-name="ce1029"/>
          <table:table-cell table:style-name="ce1068"/>
          <table:table-cell table:style-name="ce1114"/>
          <table:table-cell table:style-name="ce1176"/>
          <table:table-cell table:number-columns-repeated="2"/>
          <table:table-cell table:style-name="ce364"/>
          <table:table-cell table:style-name="ce388" table:number-columns-spanned="5" table:number-rows-spanned="1"/>
          <table:covered-table-cell table:style-name="ce1323"/>
          <table:covered-table-cell table:number-columns-repeated="3" table:style-name="ce388"/>
          <table:table-cell table:style-name="ce366"/>
          <table:table-cell table:style-name="ce1395"/>
          <table:table-cell table:style-name="ce525"/>
          <table:table-cell table:style-name="ce1449"/>
          <table:table-cell table:style-name="ce370"/>
          <table:table-cell table:style-name="ce587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4" table:number-columns-spanned="3" table:number-rows-spanned="1"/>
          <table:covered-table-cell table:style-name="ce14"/>
          <table:covered-table-cell table:style-name="ce1029"/>
          <table:table-cell table:style-name="ce1069"/>
          <table:table-cell table:style-name="ce1115"/>
          <table:table-cell table:style-name="ce1177"/>
          <table:table-cell table:number-columns-repeated="2"/>
          <table:table-cell table:style-name="ce364"/>
          <table:table-cell table:style-name="ce388" table:number-columns-spanned="5" table:number-rows-spanned="1"/>
          <table:covered-table-cell table:style-name="ce1323"/>
          <table:covered-table-cell table:number-columns-repeated="3" table:style-name="ce388"/>
          <table:table-cell table:style-name="ce366"/>
          <table:table-cell table:style-name="ce1396"/>
          <table:table-cell table:style-name="ce525"/>
          <table:table-cell table:style-name="ce1449"/>
          <table:table-cell table:style-name="ce370"/>
          <table:table-cell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070"/>
          <table:table-cell table:style-name="ce1116"/>
          <table:table-cell table:style-name="ce1178"/>
          <table:table-cell table:style-name="ce1227" table:number-columns-repeated="2"/>
          <table:table-cell table:style-name="ce364"/>
          <table:table-cell table:style-name="ce388" table:number-columns-spanned="5" table:number-rows-spanned="1"/>
          <table:covered-table-cell table:style-name="ce1323"/>
          <table:covered-table-cell table:number-columns-repeated="3" table:style-name="ce388"/>
          <table:table-cell table:style-name="ce730"/>
          <table:table-cell table:style-name="ce1396"/>
          <table:table-cell table:style-name="ce525"/>
          <table:table-cell table:style-name="ce1449"/>
          <table:table-cell table:style-name="ce1227" table:number-columns-repeated="13"/>
          <table:table-cell table:number-columns-repeated="1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4" table:number-columns-spanned="3" table:number-rows-spanned="1"/>
          <table:covered-table-cell table:style-name="ce14"/>
          <table:covered-table-cell table:style-name="ce1029"/>
          <table:table-cell table:style-name="ce1071"/>
          <table:table-cell table:style-name="ce1117"/>
          <table:table-cell table:style-name="ce1179"/>
          <table:table-cell table:number-columns-repeated="2"/>
          <table:table-cell table:style-name="ce15" table:number-columns-spanned="7" table:number-rows-spanned="1"/>
          <table:covered-table-cell table:style-name="ce509"/>
          <table:covered-table-cell table:style-name="ce15"/>
          <table:covered-table-cell table:number-columns-repeated="4" table:style-name="ce509"/>
          <table:table-cell table:style-name="ce1397"/>
          <table:table-cell table:style-name="ce1183"/>
          <table:table-cell table:style-name="ce1449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17"/>
          <table:table-cell table:style-name="ce1179"/>
          <table:table-cell table:number-columns-repeated="2"/>
          <table:table-cell table:style-name="ce15" table:number-columns-spanned="7" table:number-rows-spanned="1"/>
          <table:covered-table-cell table:style-name="ce509"/>
          <table:covered-table-cell table:style-name="ce15"/>
          <table:covered-table-cell table:number-columns-repeated="4" table:style-name="ce509"/>
          <table:table-cell table:style-name="ce1398"/>
          <table:table-cell table:style-name="ce1424"/>
          <table:table-cell table:style-name="ce525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18"/>
          <table:table-cell table:style-name="ce1180"/>
          <table:table-cell table:number-columns-repeated="2"/>
          <table:table-cell table:style-name="ce15" table:number-columns-spanned="7" table:number-rows-spanned="1"/>
          <table:covered-table-cell table:style-name="ce509"/>
          <table:covered-table-cell table:style-name="ce15"/>
          <table:covered-table-cell table:number-columns-repeated="4" table:style-name="ce509"/>
          <table:table-cell table:style-name="ce1399"/>
          <table:table-cell table:style-name="ce1424"/>
          <table:table-cell table:style-name="ce525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4" table:number-rows-spanned="1"/>
          <table:covered-table-cell table:style-name="ce15"/>
          <table:covered-table-cell table:number-columns-repeated="2" table:style-name="ce509"/>
          <table:table-cell table:style-name="ce1119"/>
          <table:table-cell table:style-name="ce1181"/>
          <table:table-cell table:style-name="ce1060"/>
          <table:table-cell/>
          <table:table-cell table:style-name="ce15" table:number-columns-spanned="7" table:number-rows-spanned="1"/>
          <table:covered-table-cell table:style-name="ce509"/>
          <table:covered-table-cell table:style-name="ce15"/>
          <table:covered-table-cell table:number-columns-repeated="4" table:style-name="ce509"/>
          <table:table-cell table:style-name="ce1398"/>
          <table:table-cell table:style-name="ce1424"/>
          <table:table-cell table:style-name="ce525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4" table:number-rows-spanned="1"/>
          <table:covered-table-cell table:style-name="ce15"/>
          <table:covered-table-cell table:number-columns-repeated="2" table:style-name="ce509"/>
          <table:table-cell table:style-name="ce1120"/>
          <table:table-cell table:style-name="ce1182"/>
          <table:table-cell table:number-columns-repeated="2"/>
          <table:table-cell table:style-name="ce15" table:number-columns-spanned="8" table:number-rows-spanned="1"/>
          <table:covered-table-cell table:style-name="ce509"/>
          <table:covered-table-cell table:style-name="ce15"/>
          <table:covered-table-cell table:number-columns-repeated="4" table:style-name="ce509"/>
          <table:covered-table-cell table:style-name="ce15"/>
          <table:table-cell table:style-name="ce525" table:number-columns-spanned="2" table:number-rows-spanned="1"/>
          <table:covered-table-cell table:style-name="ce525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4" table:number-rows-spanned="1"/>
          <table:covered-table-cell table:style-name="ce15"/>
          <table:covered-table-cell table:number-columns-repeated="2" table:style-name="ce509"/>
          <table:table-cell table:style-name="ce1121"/>
          <table:table-cell table:style-name="ce1182"/>
          <table:table-cell table:number-columns-repeated="2"/>
          <table:table-cell table:style-name="ce15" table:number-columns-spanned="8" table:number-rows-spanned="1"/>
          <table:covered-table-cell table:style-name="ce509"/>
          <table:covered-table-cell table:style-name="ce15"/>
          <table:covered-table-cell table:number-columns-repeated="4" table:style-name="ce509"/>
          <table:covered-table-cell table:style-name="ce15"/>
          <table:table-cell table:style-name="ce525" table:number-columns-spanned="2" table:number-rows-spanned="1"/>
          <table:covered-table-cell table:style-name="ce525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4" table:number-rows-spanned="1"/>
          <table:covered-table-cell table:style-name="ce15"/>
          <table:covered-table-cell table:number-columns-repeated="2" table:style-name="ce509"/>
          <table:table-cell table:style-name="ce1122"/>
          <table:table-cell table:style-name="ce1181"/>
          <table:table-cell table:number-columns-repeated="2"/>
          <table:table-cell table:style-name="ce15" table:number-columns-spanned="4" table:number-rows-spanned="1"/>
          <table:covered-table-cell table:style-name="ce509"/>
          <table:covered-table-cell table:style-name="ce15"/>
          <table:covered-table-cell table:style-name="ce509"/>
          <table:table-cell table:style-name="ce1343"/>
          <table:table-cell table:style-name="ce1357"/>
          <table:table-cell table:style-name="ce1376"/>
          <table:table-cell table:style-name="ce1400"/>
          <table:table-cell table:style-name="ce1345"/>
          <table:table-cell table:style-name="ce1450"/>
          <table:table-cell table:style-name="ce1227" table:number-columns-repeated="13"/>
          <table:table-cell table:number-columns-repeated="1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5" table:number-rows-spanned="1"/>
          <table:covered-table-cell table:style-name="ce15"/>
          <table:covered-table-cell table:number-columns-repeated="3" table:style-name="ce509"/>
          <table:table-cell table:style-name="ce1183"/>
          <table:table-cell table:number-columns-repeated="2"/>
          <table:table-cell table:style-name="ce15" table:number-columns-spanned="4" table:number-rows-spanned="1"/>
          <table:covered-table-cell table:style-name="ce509"/>
          <table:covered-table-cell table:style-name="ce15"/>
          <table:covered-table-cell table:style-name="ce509"/>
          <table:table-cell table:style-name="ce1343"/>
          <table:table-cell table:style-name="ce1358"/>
          <table:table-cell table:style-name="ce615"/>
          <table:table-cell table:style-name="ce647"/>
          <table:table-cell table:style-name="ce1425"/>
          <table:table-cell table:style-name="ce525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4" table:number-rows-spanned="1"/>
          <table:covered-table-cell table:style-name="ce15"/>
          <table:covered-table-cell table:number-columns-repeated="2" table:style-name="ce509"/>
          <table:table-cell table:style-name="ce1122"/>
          <table:table-cell table:style-name="ce1183"/>
          <table:table-cell/>
          <table:table-cell table:style-name="ce1227"/>
          <table:table-cell table:style-name="ce15" table:number-columns-spanned="4" table:number-rows-spanned="1"/>
          <table:covered-table-cell table:style-name="ce509"/>
          <table:covered-table-cell table:style-name="ce15"/>
          <table:covered-table-cell table:style-name="ce509"/>
          <table:table-cell table:style-name="ce1343"/>
          <table:table-cell table:style-name="ce1358"/>
          <table:table-cell table:style-name="ce615"/>
          <table:table-cell table:style-name="ce647"/>
          <table:table-cell table:style-name="ce1425"/>
          <table:table-cell table:style-name="ce525"/>
          <table:table-cell table:style-name="ce1227" table:number-columns-repeated="9"/>
          <table:table-cell table:number-columns-repeated="17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3" table:number-rows-spanned="1"/>
          <table:covered-table-cell table:style-name="ce15"/>
          <table:covered-table-cell table:style-name="ce509"/>
          <table:table-cell table:style-name="ce1072" table:number-columns-repeated="2"/>
          <table:table-cell table:style-name="ce1183"/>
          <table:table-cell/>
          <table:table-cell table:style-name="ce1227"/>
          <table:table-cell table:style-name="ce365" table:number-columns-spanned="4" table:number-rows-spanned="1"/>
          <table:covered-table-cell table:style-name="ce1304"/>
          <table:covered-table-cell table:style-name="ce365"/>
          <table:covered-table-cell table:style-name="ce1304"/>
          <table:table-cell table:style-name="ce1344"/>
          <table:table-cell table:style-name="ce1359"/>
          <table:table-cell table:style-name="ce1378"/>
          <table:table-cell table:style-name="ce647"/>
          <table:table-cell table:style-name="ce1426"/>
          <table:table-cell table:style-name="ce1451"/>
          <table:table-cell table:style-name="ce1227" table:number-columns-repeated="9"/>
          <table:table-cell table:number-columns-repeated="17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6" table:number-columns-spanned="6" table:number-rows-spanned="1"/>
          <table:covered-table-cell table:number-columns-repeated="5" table:style-name="ce509"/>
          <table:table-cell/>
          <table:table-cell table:style-name="ce1227"/>
          <table:table-cell table:style-name="ce15" table:number-columns-spanned="4" table:number-rows-spanned="1"/>
          <table:covered-table-cell table:style-name="ce509"/>
          <table:covered-table-cell table:style-name="ce15"/>
          <table:covered-table-cell table:style-name="ce509"/>
          <table:table-cell table:style-name="ce1345"/>
          <table:table-cell table:style-name="ce1358"/>
          <table:table-cell table:style-name="ce366"/>
          <table:table-cell table:style-name="ce647"/>
          <table:table-cell table:style-name="ce1425"/>
          <table:table-cell table:style-name="ce525"/>
          <table:table-cell table:style-name="ce1465"/>
          <table:table-cell table:style-name="ce1227" table:number-columns-repeated="8"/>
          <table:table-cell table:number-columns-repeated="4"/>
          <table:table-cell table:style-name="ce1227" table:number-columns-repeated="4"/>
          <table:table-cell table:number-columns-repeated="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23"/>
          <table:table-cell table:style-name="ce1184"/>
          <table:table-cell table:number-columns-repeated="2"/>
          <table:table-cell table:style-name="ce366" table:number-columns-spanned="10" table:number-rows-spanned="1"/>
          <table:covered-table-cell table:number-columns-repeated="9" table:style-name="ce366"/>
          <table:table-cell table:number-columns-repeated="2"/>
          <table:table-cell table:style-name="ce1"/>
          <table:table-cell table:number-columns-repeated="6"/>
          <table:table-cell table:style-name="ce1227" table:number-columns-repeated="4"/>
          <table:table-cell table:number-columns-repeated="1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24"/>
          <table:table-cell table:style-name="ce1185"/>
          <table:table-cell table:number-columns-repeated="2"/>
          <table:table-cell table:style-name="ce6" table:number-columns-spanned="5" table:number-rows-spanned="1"/>
          <table:covered-table-cell table:number-columns-repeated="4" table:style-name="ce509"/>
          <table:table-cell table:style-name="ce8" table:number-columns-repeated="2"/>
          <table:table-cell table:style-name="ce1264"/>
          <table:table-cell table:style-name="ce8" table:number-columns-repeated="2"/>
          <table:table-cell table:number-columns-repeated="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22"/>
          <table:table-cell table:style-name="ce1183"/>
          <table:table-cell table:number-columns-repeated="2"/>
          <table:table-cell table:style-name="ce6" table:number-columns-spanned="5" table:number-rows-spanned="1"/>
          <table:covered-table-cell table:number-columns-repeated="4" table:style-name="ce509"/>
          <table:table-cell table:style-name="ce6" table:number-columns-spanned="2" table:number-rows-spanned="1"/>
          <table:covered-table-cell table:style-name="ce509"/>
          <table:table-cell table:style-name="ce1402"/>
          <table:table-cell table:style-name="ce1427"/>
          <table:table-cell table:style-name="ce1452"/>
          <table:table-cell table:style-name="ce26"/>
          <table:table-cell table:style-name="ce26" table:number-columns-spanned="6" table:number-rows-spanned="1"/>
          <table:covered-table-cell table:number-columns-repeated="5" table:style-name="ce26"/>
          <table:table-cell table:style-name="ce26"/>
          <table:table-cell table:number-columns-repeated="18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4" table:number-rows-spanned="1"/>
          <table:covered-table-cell table:style-name="ce15"/>
          <table:covered-table-cell table:number-columns-repeated="2" table:style-name="ce509"/>
          <table:table-cell table:style-name="ce730"/>
          <table:table-cell table:style-name="ce1183"/>
          <table:table-cell table:number-columns-repeated="2"/>
          <table:table-cell table:style-name="ce364" table:number-columns-spanned="6" table:number-rows-spanned="1"/>
          <table:covered-table-cell table:number-columns-repeated="4" table:style-name="ce507"/>
          <table:covered-table-cell table:style-name="ce388"/>
          <table:table-cell table:style-name="ce1379"/>
          <table:table-cell table:style-name="ce388" table:number-columns-spanned="2" table:number-rows-spanned="1"/>
          <table:covered-table-cell table:style-name="ce1428"/>
          <table:table-cell table:style-name="ce1453"/>
          <table:table-cell table:style-name="ce1427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3" table:number-rows-spanned="1"/>
          <table:covered-table-cell table:style-name="ce15"/>
          <table:covered-table-cell table:style-name="ce509"/>
          <table:table-cell table:style-name="ce69" table:content-validation-name="val25"/>
          <table:table-cell table:style-name="ce1126"/>
          <table:table-cell table:style-name="ce1183"/>
          <table:table-cell table:number-columns-repeated="2"/>
          <table:table-cell table:style-name="ce361" table:number-columns-spanned="6" table:number-rows-spanned="1"/>
          <table:covered-table-cell table:style-name="ce507"/>
          <table:covered-table-cell table:style-name="ce361"/>
          <table:covered-table-cell table:number-columns-repeated="3" table:style-name="ce507"/>
          <table:table-cell table:style-name="ce618"/>
          <table:table-cell table:style-name="ce650"/>
          <table:table-cell table:style-name="ce531"/>
          <table:table-cell table:style-name="ce727"/>
          <table:table-cell table:style-name="ce1466"/>
          <table:table-cell table:style-name="ce1227" table:number-columns-repeated="16"/>
          <table:table-cell table:number-columns-repeated="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6" table:number-columns-spanned="4" table:number-rows-spanned="1"/>
          <table:covered-table-cell table:style-name="ce16"/>
          <table:covered-table-cell table:number-columns-repeated="2" table:style-name="ce8"/>
          <table:table-cell table:style-name="ce1122"/>
          <table:table-cell table:style-name="ce1186"/>
          <table:table-cell table:number-columns-repeated="2"/>
          <table:table-cell table:style-name="ce361" table:number-columns-spanned="7" table:number-rows-spanned="1"/>
          <table:covered-table-cell table:style-name="ce507"/>
          <table:covered-table-cell table:style-name="ce361"/>
          <table:covered-table-cell table:number-columns-repeated="4" table:style-name="ce507"/>
          <table:table-cell table:style-name="ce651"/>
          <table:table-cell table:style-name="ce691"/>
          <table:table-cell table:style-name="ce1455"/>
          <table:table-cell table:style-name="ce1467"/>
          <table:table-cell table:style-name="ce11" table:number-columns-spanned="6" table:number-rows-spanned="1"/>
          <table:covered-table-cell table:style-name="ce1"/>
          <table:covered-table-cell table:number-columns-repeated="4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5" table:number-columns-spanned="3" table:number-rows-spanned="1"/>
          <table:covered-table-cell table:style-name="ce15"/>
          <table:covered-table-cell table:style-name="ce509"/>
          <table:table-cell table:style-name="ce1073"/>
          <table:table-cell table:style-name="ce1127"/>
          <table:table-cell table:style-name="ce1183"/>
          <table:table-cell table:number-columns-repeated="2"/>
          <table:table-cell table:style-name="ce1282" table:number-columns-spanned="8" table:number-rows-spanned="1"/>
          <table:covered-table-cell table:number-columns-repeated="2" table:style-name="ce1305"/>
          <table:covered-table-cell table:number-columns-repeated="4" table:style-name="ce1332"/>
          <table:covered-table-cell table:style-name="ce1405"/>
          <table:table-cell table:style-name="ce1431"/>
          <table:table-cell table:style-name="ce1456"/>
          <table:table-cell table:style-name="ce1468"/>
          <table:table-cell table:style-name="ce1482"/>
          <table:table-cell table:style-name="ce1"/>
          <table:table-cell table:number-columns-repeated="23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9" table:number-columns-spanned="6" table:number-rows-spanned="1"/>
          <table:covered-table-cell table:number-columns-repeated="5" table:style-name="ce9"/>
          <table:table-cell table:number-columns-repeated="2"/>
          <table:table-cell table:style-name="ce15" table:number-columns-spanned="7" table:number-rows-spanned="1"/>
          <table:covered-table-cell table:style-name="ce509"/>
          <table:covered-table-cell table:style-name="ce15"/>
          <table:covered-table-cell table:number-columns-repeated="4" table:style-name="ce509"/>
          <table:table-cell table:style-name="ce730"/>
          <table:table-cell table:style-name="ce693"/>
          <table:table-cell table:style-name="ce730"/>
          <table:table-cell table:style-name="ce1469"/>
          <table:table-cell table:style-name="ce1483"/>
          <table:table-cell table:style-name="ce1227" table:number-columns-repeated="5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7" table:number-columns-spanned="4" table:number-rows-spanned="1"/>
          <table:covered-table-cell table:style-name="ce17"/>
          <table:covered-table-cell table:number-columns-repeated="2" table:style-name="ce1030"/>
          <table:table-cell table:style-name="ce211" table:content-validation-name="val28"/>
          <table:table-cell table:style-name="ce1187"/>
          <table:table-cell table:number-columns-repeated="2"/>
          <table:table-cell table:style-name="ce1283" table:number-columns-spanned="10" table:number-rows-spanned="1"/>
          <table:covered-table-cell table:style-name="ce1306"/>
          <table:covered-table-cell table:style-name="ce1324"/>
          <table:covered-table-cell table:style-name="ce1306"/>
          <table:covered-table-cell table:number-columns-repeated="3" table:style-name="ce1346"/>
          <table:covered-table-cell table:number-columns-repeated="3" table:style-name="ce1406"/>
          <table:table-cell table:style-name="ce1470"/>
          <table:table-cell table:style-name="ce1484"/>
          <table:table-cell table:style-name="ce1489" table:number-columns-repeated="5"/>
          <table:table-cell table:number-columns-repeated="19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7" table:number-columns-spanned="4" table:number-rows-spanned="1"/>
          <table:covered-table-cell table:style-name="ce17"/>
          <table:covered-table-cell table:number-columns-repeated="2" table:style-name="ce1030"/>
          <table:table-cell table:style-name="ce211" table:content-validation-name="val29"/>
          <table:table-cell table:style-name="ce1188"/>
          <table:table-cell table:number-columns-repeated="2"/>
          <table:table-cell table:style-name="ce369" table:number-columns-spanned="6" table:number-rows-spanned="1"/>
          <table:covered-table-cell table:style-name="ce369"/>
          <table:covered-table-cell table:style-name="ce410"/>
          <table:covered-table-cell table:number-columns-repeated="3" table:style-name="ce369"/>
          <table:table-cell table:style-name="ce410"/>
          <table:table-cell table:style-name="ce1407"/>
          <table:table-cell table:style-name="ce387"/>
          <table:table-cell table:style-name="ce1457"/>
          <table:table-cell table:style-name="ce1468"/>
          <table:table-cell table:style-name="ce1482"/>
          <table:table-cell table:style-name="ce1"/>
          <table:table-cell table:number-columns-repeated="16"/>
          <table:table-cell table:style-name="ce1060"/>
          <table:table-cell table:number-columns-repeated="6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25" table:number-columns-spanned="2" table:number-rows-spanned="1"/>
          <table:covered-table-cell table:style-name="ce72"/>
          <table:table-cell table:style-name="ce1031"/>
          <table:table-cell table:style-name="ce1074"/>
          <table:table-cell table:style-name="ce1129"/>
          <table:table-cell table:style-name="ce1189"/>
          <table:table-cell/>
          <table:table-cell table:style-name="ce1227"/>
          <table:table-cell table:style-name="ce9" table:number-columns-spanned="5" table:number-rows-spanned="1"/>
          <table:covered-table-cell table:number-columns-repeated="4" table:style-name="ce9"/>
          <table:table-cell table:style-name="ce1360"/>
          <table:table-cell table:style-name="ce9" table:number-columns-spanned="2" table:number-rows-spanned="1"/>
          <table:covered-table-cell table:style-name="ce9"/>
          <table:table-cell table:style-name="ce1432"/>
          <table:table-cell table:style-name="ce531"/>
          <table:table-cell/>
          <table:table-cell table:style-name="ce1264"/>
          <table:table-cell table:style-name="ce1"/>
          <table:table-cell table:number-columns-repeated="16"/>
          <table:table-cell table:style-name="ce1606"/>
          <table:table-cell table:number-columns-repeated="6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19"/>
          <table:table-cell table:style-name="ce73" table:number-columns-spanned="3" table:number-rows-spanned="1"/>
          <table:covered-table-cell table:number-columns-repeated="2" table:style-name="ce73"/>
          <table:table-cell table:style-name="ce1130"/>
          <table:table-cell table:style-name="ce1190"/>
          <table:table-cell/>
          <table:table-cell table:style-name="ce1265"/>
          <table:table-cell table:style-name="ce9" table:number-columns-spanned="5" table:number-rows-spanned="1"/>
          <table:covered-table-cell table:number-columns-repeated="4" table:style-name="ce9"/>
          <table:table-cell table:style-name="ce1360"/>
          <table:table-cell table:style-name="ce9" table:number-columns-spanned="2" table:number-rows-spanned="1"/>
          <table:covered-table-cell table:style-name="ce9"/>
          <table:table-cell table:style-name="ce1432"/>
          <table:table-cell table:style-name="ce531"/>
          <table:table-cell/>
          <table:table-cell table:style-name="ce1060"/>
          <table:table-cell table:style-name="ce1"/>
          <table:table-cell table:number-columns-repeated="16"/>
          <table:table-cell table:style-name="ce1545"/>
          <table:table-cell table:number-columns-repeated="6"/>
          <table:table-cell table:style-name="ce1639" table:number-columns-repeated="2"/>
          <table:table-cell table:style-name="ce1653"/>
          <table:table-cell table:style-name="ce1639" table:number-columns-repeated="19"/>
          <table:table-cell/>
        </table:table-row>
        <table:table-row table:style-name="ro2">
          <table:table-cell/>
          <table:table-cell table:style-name="ce6" table:number-columns-spanned="6" table:number-rows-spanned="1"/>
          <table:covered-table-cell table:number-columns-repeated="5" table:style-name="ce509"/>
          <table:table-cell/>
          <table:table-cell table:style-name="ce1265"/>
          <table:table-cell table:style-name="ce9" table:number-columns-spanned="5" table:number-rows-spanned="1"/>
          <table:covered-table-cell table:number-columns-repeated="4" table:style-name="ce9"/>
          <table:table-cell table:style-name="ce1360"/>
          <table:table-cell table:style-name="ce9" table:number-columns-spanned="2" table:number-rows-spanned="1"/>
          <table:covered-table-cell table:style-name="ce9"/>
          <table:table-cell table:style-name="ce1432"/>
          <table:table-cell table:style-name="ce531"/>
          <table:table-cell/>
          <table:table-cell table:style-name="ce1060"/>
          <table:table-cell table:style-name="ce1"/>
          <table:table-cell table:number-columns-repeated="16"/>
          <table:table-cell table:style-name="ce1607"/>
          <table:table-cell table:number-columns-repeated="6"/>
          <table:table-cell table:style-name="ce1639" table:number-columns-repeated="2"/>
          <table:table-cell table:style-name="ce1653"/>
          <table:table-cell table:style-name="ce1645" table:number-columns-repeated="5"/>
          <table:table-cell table:number-columns-repeated="13"/>
          <table:table-cell table:style-name="ce1639"/>
          <table:table-cell/>
        </table:table-row>
        <table:table-row table:style-name="ro2">
          <table:table-cell/>
          <table:table-cell table:style-name="ce6" table:number-columns-spanned="4" table:number-rows-spanned="1"/>
          <table:covered-table-cell table:number-columns-repeated="3" table:style-name="ce509"/>
          <table:table-cell table:style-name="ce1131" table:content-validation-name="val30"/>
          <table:table-cell table:style-name="ce1191"/>
          <table:table-cell/>
          <table:table-cell table:style-name="ce1266"/>
          <table:table-cell table:style-name="ce9" table:number-columns-spanned="5" table:number-rows-spanned="1"/>
          <table:covered-table-cell table:number-columns-repeated="4" table:style-name="ce9"/>
          <table:table-cell table:style-name="ce1360"/>
          <table:table-cell table:style-name="ce9" table:number-columns-spanned="2" table:number-rows-spanned="1"/>
          <table:covered-table-cell table:style-name="ce9"/>
          <table:table-cell table:style-name="ce1433"/>
          <table:table-cell table:style-name="ce531"/>
          <table:table-cell table:number-columns-repeated="2"/>
          <table:table-cell table:style-name="ce1"/>
          <table:table-cell table:number-columns-repeated="16"/>
          <table:table-cell table:style-name="ce1608"/>
          <table:table-cell table:number-columns-repeated="6"/>
          <table:table-cell table:style-name="ce1639" table:number-columns-repeated="2"/>
          <table:table-cell table:style-name="ce1653"/>
          <table:table-cell table:style-name="ce1645"/>
          <table:table-cell table:style-name="ce1645" table:formula="of:=[.D55]" office:value-type="float" office:value="0" calcext:value-type="float">
            <text:p>0</text:p>
          </table:table-cell>
          <table:table-cell table:style-name="ce1645" table:formula="of:=VLOOKUP([.AX49];[.AW97:.BA112];2; 1)" office:value-type="string" office:string-value="" calcext:value-type="error">
            <text:p>#N/A</text:p>
          </table:table-cell>
          <table:table-cell table:style-name="ce1644" table:formula="of:=HLOOKUP([.$AY$49];[.AW51:.BM64];14;0)" office:value-type="string" office:string-value="" calcext:value-type="error">
            <text:p>#N/A</text:p>
          </table:table-cell>
          <table:table-cell table:style-name="ce1644" table:formula="of:=HLOOKUP([.$AY$49];[.AX51:.BN64];2;0)" office:value-type="string" office:string-value="" calcext:value-type="error">
            <text:p>#N/A</text:p>
          </table:table-cell>
          <table:table-cell table:number-columns-repeated="13"/>
          <table:table-cell table:style-name="ce1639"/>
          <table:table-cell/>
        </table:table-row>
        <table:table-row table:style-name="ro2">
          <table:table-cell/>
          <table:table-cell table:style-name="ce14" table:number-columns-spanned="3" table:number-rows-spanned="1"/>
          <table:covered-table-cell table:style-name="ce14"/>
          <table:covered-table-cell table:style-name="ce1029"/>
          <table:table-cell table:style-name="ce1075"/>
          <table:table-cell table:style-name="ce1132"/>
          <table:table-cell table:style-name="ce1192"/>
          <table:table-cell/>
          <table:table-cell table:style-name="ce1267"/>
          <table:table-cell table:style-name="ce9" table:number-columns-spanned="5" table:number-rows-spanned="1"/>
          <table:covered-table-cell table:number-columns-repeated="4" table:style-name="ce9"/>
          <table:table-cell table:style-name="ce1360"/>
          <table:table-cell table:style-name="ce9" table:number-columns-spanned="2" table:number-rows-spanned="1"/>
          <table:covered-table-cell table:style-name="ce9"/>
          <table:table-cell table:style-name="ce1433"/>
          <table:table-cell table:style-name="ce531"/>
          <table:table-cell table:number-columns-repeated="2"/>
          <table:table-cell table:style-name="ce1"/>
          <table:table-cell table:number-columns-repeated="15"/>
          <table:table-cell table:style-name="ce1597"/>
          <table:table-cell table:style-name="ce1609"/>
          <table:table-cell table:number-columns-repeated="6"/>
          <table:table-cell table:style-name="ce1639" table:number-columns-repeated="2"/>
          <table:table-cell table:style-name="ce1653"/>
          <table:table-cell table:style-name="ce1645"/>
          <table:table-cell table:style-name="ce1667" table:number-columns-repeated="16"/>
          <table:table-cell/>
          <table:table-cell table:style-name="ce163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26"/>
          <table:table-cell table:style-name="ce1133"/>
          <table:table-cell table:style-name="ce1181"/>
          <table:table-cell/>
          <table:table-cell table:style-name="ce1267"/>
          <table:table-cell table:style-name="ce9" table:number-columns-spanned="5" table:number-rows-spanned="1"/>
          <table:covered-table-cell table:number-columns-repeated="4" table:style-name="ce9"/>
          <table:table-cell table:style-name="ce1360"/>
          <table:table-cell table:style-name="ce9" table:number-columns-spanned="2" table:number-rows-spanned="1"/>
          <table:covered-table-cell table:style-name="ce9"/>
          <table:table-cell table:style-name="ce1433"/>
          <table:table-cell table:style-name="ce531"/>
          <table:table-cell table:number-columns-repeated="2"/>
          <table:table-cell table:style-name="ce1"/>
          <table:table-cell table:number-columns-repeated="16"/>
          <table:table-cell table:style-name="ce1060"/>
          <table:table-cell table:number-columns-repeated="6"/>
          <table:table-cell table:style-name="ce1639" table:number-columns-repeated="2"/>
          <table:table-cell table:style-name="ce1653"/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6" calcext:value-type="float">
            <text:p>6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11" calcext:value-type="float">
            <text:p>11</text:p>
          </table:table-cell>
          <table:table-cell table:style-name="ce1660" office:value-type="float" office:value="12" calcext:value-type="float">
            <text:p>12</text:p>
          </table:table-cell>
          <table:table-cell table:style-name="ce1660" office:value-type="float" office:value="13" calcext:value-type="float">
            <text:p>13</text:p>
          </table:table-cell>
          <table:table-cell table:style-name="ce1660" office:value-type="float" office:value="14" calcext:value-type="float">
            <text:p>14</text:p>
          </table:table-cell>
          <table:table-cell table:style-name="ce1660" office:value-type="float" office:value="15" calcext:value-type="float">
            <text:p>15</text:p>
          </table:table-cell>
          <table:table-cell table:style-name="ce1660" office:value-type="float" office:value="16" calcext:value-type="float">
            <text:p>16</text:p>
          </table:table-cell>
          <table:table-cell table:style-name="ce1660" office:value-type="float" office:value="17" calcext:value-type="float">
            <text:p>17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34"/>
          <table:table-cell table:style-name="ce1181"/>
          <table:table-cell/>
          <table:table-cell table:style-name="ce1267"/>
          <table:table-cell table:style-name="ce9" table:number-columns-spanned="5" table:number-rows-spanned="1"/>
          <table:covered-table-cell table:number-columns-repeated="4" table:style-name="ce9"/>
          <table:table-cell table:style-name="ce1360"/>
          <table:table-cell table:style-name="ce9" table:number-columns-spanned="2" table:number-rows-spanned="1"/>
          <table:covered-table-cell table:style-name="ce9"/>
          <table:table-cell table:style-name="ce1433"/>
          <table:table-cell table:style-name="ce531"/>
          <table:table-cell/>
          <table:table-cell table:style-name="ce1485"/>
          <table:table-cell table:style-name="ce1"/>
          <table:table-cell table:number-columns-repeated="16"/>
          <table:table-cell table:style-name="ce1060"/>
          <table:table-cell table:number-columns-repeated="6"/>
          <table:table-cell table:style-name="ce1639"/>
          <table:table-cell table:style-name="ce1643" table:formula="of:=HLOOKUP([.$AY$49];[.$AW$51:.$BM$63];([.H61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-2.5" calcext:value-type="float">
            <text:p>-2.5 C</text:p>
          </table:table-cell>
          <table:table-cell table:style-name="ce1668" office:value-type="float" office:value="-5.5" calcext:value-type="float">
            <text:p>-5.5 C</text:p>
          </table:table-cell>
          <table:table-cell table:style-name="ce1668" office:value-type="float" office:value="-4.2" calcext:value-type="float">
            <text:p>-4.2 C</text:p>
          </table:table-cell>
          <table:table-cell table:style-name="ce1668" office:value-type="float" office:value="-5.1" calcext:value-type="float">
            <text:p>-5.1 C</text:p>
          </table:table-cell>
          <table:table-cell table:style-name="ce1668" office:value-type="float" office:value="-5" calcext:value-type="float">
            <text:p>-5.0 C</text:p>
          </table:table-cell>
          <table:table-cell table:number-columns-repeated="2" table:style-name="ce1668" office:value-type="float" office:value="-6.8" calcext:value-type="float">
            <text:p>-6.8 C</text:p>
          </table:table-cell>
          <table:table-cell table:style-name="ce1668" office:value-type="float" office:value="-7.7" calcext:value-type="float">
            <text:p>-7.7 C</text:p>
          </table:table-cell>
          <table:table-cell table:style-name="ce1668" office:value-type="float" office:value="-8.5" calcext:value-type="float">
            <text:p>-8.5 C</text:p>
          </table:table-cell>
          <table:table-cell table:style-name="ce1668" office:value-type="float" office:value="-6" calcext:value-type="float">
            <text:p>-6.0 C</text:p>
          </table:table-cell>
          <table:table-cell table:style-name="ce1668" office:value-type="float" office:value="-9.1" calcext:value-type="float">
            <text:p>-9.1 C</text:p>
          </table:table-cell>
          <table:table-cell table:style-name="ce1668" office:value-type="float" office:value="-9.5" calcext:value-type="float">
            <text:p>-9.5 C</text:p>
          </table:table-cell>
          <table:table-cell table:style-name="ce1668" office:value-type="float" office:value="-10.5" calcext:value-type="float">
            <text:p>-10.5 C</text:p>
          </table:table-cell>
          <table:table-cell table:style-name="ce1668" office:value-type="float" office:value="-9" calcext:value-type="float">
            <text:p>-9.0 C</text:p>
          </table:table-cell>
          <table:table-cell table:style-name="ce1668" office:value-type="float" office:value="-12.1" calcext:value-type="float">
            <text:p>-12.1 C</text:p>
          </table:table-cell>
          <table:table-cell table:style-name="ce1668" office:value-type="float" office:value="-10.8" calcext:value-type="float">
            <text:p>-10.8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35"/>
          <table:table-cell table:style-name="ce1183"/>
          <table:table-cell/>
          <table:table-cell table:style-name="ce1267"/>
          <table:table-cell table:style-name="ce370" table:number-columns-spanned="8" table:number-rows-spanned="1"/>
          <table:covered-table-cell table:number-columns-repeated="7" table:style-name="ce370"/>
          <table:table-cell table:style-name="ce531" table:number-columns-spanned="2" table:number-rows-spanned="1"/>
          <table:covered-table-cell table:style-name="ce531"/>
          <table:table-cell table:style-name="ce1471"/>
          <table:table-cell table:style-name="ce16" table:number-columns-spanned="6" table:number-rows-spanned="1"/>
          <table:covered-table-cell table:number-columns-repeated="5" table:style-name="ce16"/>
          <table:table-cell table:number-columns-repeated="12"/>
          <table:table-cell table:style-name="ce1610"/>
          <table:table-cell table:number-columns-repeated="6"/>
          <table:table-cell table:style-name="ce1640"/>
          <table:table-cell table:style-name="ce1643" table:formula="of:=HLOOKUP([.$AY$49];[.$AW$51:.$BM$63];([.H62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-3.5" calcext:value-type="float">
            <text:p>-3.5 C</text:p>
          </table:table-cell>
          <table:table-cell table:style-name="ce1668" office:value-type="float" office:value="-6" calcext:value-type="float">
            <text:p>-6.0 C</text:p>
          </table:table-cell>
          <table:table-cell table:style-name="ce1668" office:value-type="float" office:value="-4.9" calcext:value-type="float">
            <text:p>-4.9 C</text:p>
          </table:table-cell>
          <table:table-cell table:style-name="ce1668" office:value-type="float" office:value="-5.3" calcext:value-type="float">
            <text:p>-5.3 C</text:p>
          </table:table-cell>
          <table:table-cell table:style-name="ce1668" office:value-type="float" office:value="-5.4" calcext:value-type="float">
            <text:p>-5.4 C</text:p>
          </table:table-cell>
          <table:table-cell table:style-name="ce1668" office:value-type="float" office:value="-6.9" calcext:value-type="float">
            <text:p>-6.9 C</text:p>
          </table:table-cell>
          <table:table-cell table:style-name="ce1668" office:value-type="float" office:value="-7.1" calcext:value-type="float">
            <text:p>-7.1 C</text:p>
          </table:table-cell>
          <table:table-cell table:style-name="ce1668" office:value-type="float" office:value="-8" calcext:value-type="float">
            <text:p>-8.0 C</text:p>
          </table:table-cell>
          <table:table-cell table:style-name="ce1668" office:value-type="float" office:value="-8.7" calcext:value-type="float">
            <text:p>-8.7 C</text:p>
          </table:table-cell>
          <table:table-cell table:style-name="ce1668" office:value-type="float" office:value="-6.9" calcext:value-type="float">
            <text:p>-6.9 C</text:p>
          </table:table-cell>
          <table:table-cell table:style-name="ce1668" office:value-type="float" office:value="-9.7" calcext:value-type="float">
            <text:p>-9.7 C</text:p>
          </table:table-cell>
          <table:table-cell table:style-name="ce1668" office:value-type="float" office:value="-9.9" calcext:value-type="float">
            <text:p>-9.9 C</text:p>
          </table:table-cell>
          <table:table-cell table:style-name="ce1668" office:value-type="float" office:value="-11.2" calcext:value-type="float">
            <text:p>-11.2 C</text:p>
          </table:table-cell>
          <table:table-cell table:style-name="ce1668" office:value-type="float" office:value="-10" calcext:value-type="float">
            <text:p>-10.0 C</text:p>
          </table:table-cell>
          <table:table-cell table:style-name="ce1668" office:value-type="float" office:value="-13.9" calcext:value-type="float">
            <text:p>-13.9 C</text:p>
          </table:table-cell>
          <table:table-cell table:style-name="ce1668" office:value-type="float" office:value="-13.5" calcext:value-type="float">
            <text:p>-13.5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6" table:number-columns-spanned="6" table:number-rows-spanned="1"/>
          <table:covered-table-cell table:number-columns-repeated="5" table:style-name="ce509"/>
          <table:table-cell/>
          <table:table-cell table:style-name="ce1267"/>
          <table:table-cell table:style-name="ce371" table:number-columns-spanned="8" table:number-rows-spanned="1"/>
          <table:covered-table-cell table:number-columns-repeated="7" table:style-name="ce371"/>
          <table:table-cell table:style-name="ce1434"/>
          <table:table-cell table:style-name="ce1458"/>
          <table:table-cell table:style-name="ce1471"/>
          <table:table-cell table:style-name="ce11" table:number-columns-spanned="6" table:number-rows-spanned="1"/>
          <table:covered-table-cell table:number-columns-repeated="5" table:style-name="ce11"/>
          <table:table-cell table:number-columns-repeated="12"/>
          <table:table-cell table:style-name="ce1060"/>
          <table:table-cell table:number-columns-repeated="6"/>
          <table:table-cell table:style-name="ce1641"/>
          <table:table-cell table:style-name="ce1643" table:formula="of:=HLOOKUP([.$AY$49];[.$AW$51:.$BM$63];([.H63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-0.9" calcext:value-type="float">
            <text:p>-0.9 C</text:p>
          </table:table-cell>
          <table:table-cell table:style-name="ce1668" office:value-type="float" office:value="-2.3" calcext:value-type="float">
            <text:p>-2.3 C</text:p>
          </table:table-cell>
          <table:table-cell table:style-name="ce1668" office:value-type="float" office:value="-1.3" calcext:value-type="float">
            <text:p>-1.3 C</text:p>
          </table:table-cell>
          <table:table-cell table:style-name="ce1668" office:value-type="float" office:value="-1.9" calcext:value-type="float">
            <text:p>-1.9 C</text:p>
          </table:table-cell>
          <table:table-cell table:style-name="ce1668" office:value-type="float" office:value="-2" calcext:value-type="float">
            <text:p>-2.0 C</text:p>
          </table:table-cell>
          <table:table-cell table:style-name="ce1668" office:value-type="float" office:value="-3.2" calcext:value-type="float">
            <text:p>-3.2 C</text:p>
          </table:table-cell>
          <table:table-cell table:style-name="ce1668" office:value-type="float" office:value="-3.1" calcext:value-type="float">
            <text:p>-3.1 C</text:p>
          </table:table-cell>
          <table:table-cell table:style-name="ce1668" office:value-type="float" office:value="-3.7" calcext:value-type="float">
            <text:p>-3.7 C</text:p>
          </table:table-cell>
          <table:table-cell table:style-name="ce1668" office:value-type="float" office:value="-4.4" calcext:value-type="float">
            <text:p>-4.4 C</text:p>
          </table:table-cell>
          <table:table-cell table:style-name="ce1668" office:value-type="float" office:value="-2.9" calcext:value-type="float">
            <text:p>-2.9 C</text:p>
          </table:table-cell>
          <table:table-cell table:style-name="ce1668" office:value-type="float" office:value="-4.8" calcext:value-type="float">
            <text:p>-4.8 C</text:p>
          </table:table-cell>
          <table:table-cell table:style-name="ce1668" office:value-type="float" office:value="-5.2" calcext:value-type="float">
            <text:p>-5.2 C</text:p>
          </table:table-cell>
          <table:table-cell table:style-name="ce1668" office:value-type="float" office:value="-6.5" calcext:value-type="float">
            <text:p>-6.5 C</text:p>
          </table:table-cell>
          <table:table-cell table:style-name="ce1668" office:value-type="float" office:value="-5.6" calcext:value-type="float">
            <text:p>-5.6 C</text:p>
          </table:table-cell>
          <table:table-cell table:style-name="ce1668" office:value-type="float" office:value="-8.5" calcext:value-type="float">
            <text:p>-8.5 C</text:p>
          </table:table-cell>
          <table:table-cell table:style-name="ce1668" office:value-type="float" office:value="-8" calcext:value-type="float">
            <text:p>-8.0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8" table:number-columns-spanned="2" table:number-rows-spanned="1"/>
          <table:covered-table-cell table:style-name="ce8"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479"/>
          <table:table-cell/>
          <table:table-cell table:style-name="ce1267"/>
          <table:table-cell table:style-name="ce6" table:number-columns-spanned="8" table:number-rows-spanned="1"/>
          <table:covered-table-cell table:number-columns-repeated="7" table:style-name="ce509"/>
          <table:table-cell table:style-name="ce1435"/>
          <table:table-cell table:style-name="ce1458"/>
          <table:table-cell table:style-name="ce1472"/>
          <table:table-cell table:style-name="ce11" table:number-columns-spanned="6" table:number-rows-spanned="1"/>
          <table:covered-table-cell table:number-columns-repeated="5" table:style-name="ce11"/>
          <table:table-cell table:number-columns-repeated="19"/>
          <table:table-cell table:style-name="ce1642"/>
          <table:table-cell table:style-name="ce1643" table:formula="of:=HLOOKUP([.$AY$49];[.$AW$51:.$BM$63];([.H64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3.8" calcext:value-type="float">
            <text:p>3.8 C</text:p>
          </table:table-cell>
          <table:table-cell table:number-columns-repeated="2" table:style-name="ce1668" office:value-type="float" office:value="4.7" calcext:value-type="float">
            <text:p>4.7 C</text:p>
          </table:table-cell>
          <table:table-cell table:style-name="ce1668" office:value-type="float" office:value="4.1" calcext:value-type="float">
            <text:p>4.1 C</text:p>
          </table:table-cell>
          <table:table-cell table:style-name="ce1668" office:value-type="float" office:value="4.4" calcext:value-type="float">
            <text:p>4.4 C</text:p>
          </table:table-cell>
          <table:table-cell table:style-name="ce1668" office:value-type="float" office:value="3.7" calcext:value-type="float">
            <text:p>3.7 C</text:p>
          </table:table-cell>
          <table:table-cell table:style-name="ce1668" office:value-type="float" office:value="4.1" calcext:value-type="float">
            <text:p>4.1 C</text:p>
          </table:table-cell>
          <table:table-cell table:style-name="ce1668" office:value-type="float" office:value="3.8" calcext:value-type="float">
            <text:p>3.8 C</text:p>
          </table:table-cell>
          <table:table-cell table:style-name="ce1668" office:value-type="float" office:value="2.9" calcext:value-type="float">
            <text:p>2.9 C</text:p>
          </table:table-cell>
          <table:table-cell table:style-name="ce1668" office:value-type="float" office:value="3.1" calcext:value-type="float">
            <text:p>3.1 C</text:p>
          </table:table-cell>
          <table:table-cell table:style-name="ce1668" office:value-type="float" office:value="2.6" calcext:value-type="float">
            <text:p>2.6 C</text:p>
          </table:table-cell>
          <table:table-cell table:style-name="ce1668" office:value-type="float" office:value="2.3" calcext:value-type="float">
            <text:p>2.3 C</text:p>
          </table:table-cell>
          <table:table-cell table:style-name="ce1668" office:value-type="float" office:value="1.3" calcext:value-type="float">
            <text:p>1.3 C</text:p>
          </table:table-cell>
          <table:table-cell table:style-name="ce1668" office:value-type="float" office:value="1.4" calcext:value-type="float">
            <text:p>1.4 C</text:p>
          </table:table-cell>
          <table:table-cell table:style-name="ce1668" office:value-type="float" office:value="-0.4" calcext:value-type="float">
            <text:p>-0.4 C</text:p>
          </table:table-cell>
          <table:table-cell table:style-name="ce1668" office:value-type="float" office:value="-0.7" calcext:value-type="float">
            <text:p>-0.7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8" table:number-columns-repeated="2"/>
          <table:table-cell table:style-name="ce8" table:number-columns-spanned="2" table:number-rows-spanned="1"/>
          <table:covered-table-cell table:style-name="ce8"/>
          <table:table-cell table:style-name="ce1136" table:number-columns-repeated="2"/>
          <table:table-cell/>
          <table:table-cell table:style-name="ce1267"/>
          <table:table-cell table:style-name="ce6" table:number-columns-spanned="10" table:number-rows-spanned="1"/>
          <table:covered-table-cell table:number-columns-repeated="9" table:style-name="ce509"/>
          <table:table-cell/>
          <table:table-cell table:style-name="ce587" table:number-columns-spanned="5" table:number-rows-spanned="1"/>
          <table:covered-table-cell table:number-columns-repeated="4" table:style-name="ce587"/>
          <table:table-cell table:number-columns-repeated="9"/>
          <table:table-cell table:style-name="ce1060"/>
          <table:table-cell table:number-columns-repeated="3"/>
          <table:table-cell table:style-name="ce1264"/>
          <table:table-cell table:number-columns-repeated="6"/>
          <table:table-cell table:style-name="ce1643"/>
          <table:table-cell table:style-name="ce1643" table:formula="of:=HLOOKUP([.$AY$49];[.$AW$51:.$BM$63];([.H65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9.6" calcext:value-type="float">
            <text:p>9.6 C</text:p>
          </table:table-cell>
          <table:table-cell table:style-name="ce1668" office:value-type="float" office:value="11.7" calcext:value-type="float">
            <text:p>11.7 C</text:p>
          </table:table-cell>
          <table:table-cell table:style-name="ce1668" office:value-type="float" office:value="11.1" calcext:value-type="float">
            <text:p>11.1 C</text:p>
          </table:table-cell>
          <table:table-cell table:style-name="ce1668" office:value-type="float" office:value="10.9" calcext:value-type="float">
            <text:p>10.9 C</text:p>
          </table:table-cell>
          <table:table-cell table:style-name="ce1668" office:value-type="float" office:value="11" calcext:value-type="float">
            <text:p>11.0 C</text:p>
          </table:table-cell>
          <table:table-cell table:style-name="ce1668" office:value-type="float" office:value="10.9" calcext:value-type="float">
            <text:p>10.9 C</text:p>
          </table:table-cell>
          <table:table-cell table:number-columns-repeated="2" table:style-name="ce1668" office:value-type="float" office:value="11.2" calcext:value-type="float">
            <text:p>11.2 C</text:p>
          </table:table-cell>
          <table:table-cell table:style-name="ce1668" office:value-type="float" office:value="10.3" calcext:value-type="float">
            <text:p>10.3 C</text:p>
          </table:table-cell>
          <table:table-cell table:style-name="ce1668" office:value-type="float" office:value="10.1" calcext:value-type="float">
            <text:p>10.1 C</text:p>
          </table:table-cell>
          <table:table-cell table:style-name="ce1668" office:value-type="float" office:value="10.4" calcext:value-type="float">
            <text:p>10.4 C</text:p>
          </table:table-cell>
          <table:table-cell table:style-name="ce1668" office:value-type="float" office:value="10.2" calcext:value-type="float">
            <text:p>10.2 C</text:p>
          </table:table-cell>
          <table:table-cell table:style-name="ce1668" office:value-type="float" office:value="9" calcext:value-type="float">
            <text:p>9.0 C</text:p>
          </table:table-cell>
          <table:table-cell table:style-name="ce1668" office:value-type="float" office:value="9.3" calcext:value-type="float">
            <text:p>9.3 C</text:p>
          </table:table-cell>
          <table:table-cell table:style-name="ce1668" office:value-type="float" office:value="7.1" calcext:value-type="float">
            <text:p>7.1 C</text:p>
          </table:table-cell>
          <table:table-cell table:style-name="ce1668" office:value-type="float" office:value="6.1" calcext:value-type="float">
            <text:p>6.1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29" table:number-columns-repeated="2"/>
          <table:table-cell table:style-name="ce8"/>
          <table:table-cell table:style-name="ce1076"/>
          <table:table-cell table:style-name="ce1137" table:number-columns-repeated="2"/>
          <table:table-cell/>
          <table:table-cell table:style-name="ce1267"/>
          <table:table-cell table:style-name="ce6" table:number-columns-spanned="10" table:number-rows-spanned="1"/>
          <table:covered-table-cell table:number-columns-repeated="9" table:style-name="ce509"/>
          <table:table-cell/>
          <table:table-cell table:style-name="ce1485"/>
          <table:table-cell table:style-name="ce1"/>
          <table:table-cell table:number-columns-repeated="12"/>
          <table:table-cell table:style-name="ce1409"/>
          <table:table-cell table:number-columns-repeated="3"/>
          <table:table-cell table:style-name="ce1060"/>
          <table:table-cell table:number-columns-repeated="6"/>
          <table:table-cell table:style-name="ce1643"/>
          <table:table-cell table:style-name="ce1643" table:formula="of:=HLOOKUP([.$AY$49];[.$AW$51:.$BM$63];([.H66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13.4" calcext:value-type="float">
            <text:p>13.4 C</text:p>
          </table:table-cell>
          <table:table-cell table:style-name="ce1668" office:value-type="float" office:value="15.5" calcext:value-type="float">
            <text:p>15.5 C</text:p>
          </table:table-cell>
          <table:table-cell table:style-name="ce1668" office:value-type="float" office:value="15.2" calcext:value-type="float">
            <text:p>15.2 C</text:p>
          </table:table-cell>
          <table:table-cell table:style-name="ce1668" office:value-type="float" office:value="14.4" calcext:value-type="float">
            <text:p>14.4 C</text:p>
          </table:table-cell>
          <table:table-cell table:style-name="ce1668" office:value-type="float" office:value="14.9" calcext:value-type="float">
            <text:p>14.9 C</text:p>
          </table:table-cell>
          <table:table-cell table:style-name="ce1668" office:value-type="float" office:value="14.5" calcext:value-type="float">
            <text:p>14.5 C</text:p>
          </table:table-cell>
          <table:table-cell table:style-name="ce1668" office:value-type="float" office:value="14.9" calcext:value-type="float">
            <text:p>14.9 C</text:p>
          </table:table-cell>
          <table:table-cell table:style-name="ce1668" office:value-type="float" office:value="15.1" calcext:value-type="float">
            <text:p>15.1 C</text:p>
          </table:table-cell>
          <table:table-cell table:style-name="ce1668" office:value-type="float" office:value="14.1" calcext:value-type="float">
            <text:p>14.1 C</text:p>
          </table:table-cell>
          <table:table-cell table:style-name="ce1668" office:value-type="float" office:value="14" calcext:value-type="float">
            <text:p>14.0 C</text:p>
          </table:table-cell>
          <table:table-cell table:style-name="ce1668" office:value-type="float" office:value="14.8" calcext:value-type="float">
            <text:p>14.8 C</text:p>
          </table:table-cell>
          <table:table-cell table:style-name="ce1668" office:value-type="float" office:value="14.3" calcext:value-type="float">
            <text:p>14.3 C</text:p>
          </table:table-cell>
          <table:table-cell table:style-name="ce1668" office:value-type="float" office:value="13.5" calcext:value-type="float">
            <text:p>13.5 C</text:p>
          </table:table-cell>
          <table:table-cell table:style-name="ce1668" office:value-type="float" office:value="13.6" calcext:value-type="float">
            <text:p>13.6 C</text:p>
          </table:table-cell>
          <table:table-cell table:style-name="ce1668" office:value-type="float" office:value="12.1" calcext:value-type="float">
            <text:p>12.1 C</text:p>
          </table:table-cell>
          <table:table-cell table:style-name="ce1668" office:value-type="float" office:value="10.9" calcext:value-type="float">
            <text:p>10.9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6" table:number-columns-spanned="6" table:number-rows-spanned="1"/>
          <table:covered-table-cell table:number-columns-repeated="5" table:style-name="ce509"/>
          <table:table-cell/>
          <table:table-cell table:style-name="ce1268"/>
          <table:table-cell table:style-name="ce6" table:number-columns-spanned="10" table:number-rows-spanned="1"/>
          <table:covered-table-cell table:number-columns-repeated="9" table:style-name="ce509"/>
          <table:table-cell/>
          <table:table-cell table:style-name="ce1485"/>
          <table:table-cell table:style-name="ce1"/>
          <table:table-cell table:style-name="ce1495"/>
          <table:table-cell table:number-columns-repeated="13"/>
          <table:table-cell table:style-name="ce1587"/>
          <table:table-cell table:style-name="ce1060" table:number-columns-repeated="2"/>
          <table:table-cell table:number-columns-repeated="6"/>
          <table:table-cell table:style-name="ce1643"/>
          <table:table-cell table:style-name="ce1643" table:formula="of:=HLOOKUP([.$AY$49];[.$AW$51:.$BM$63];([.H67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17.2" calcext:value-type="float">
            <text:p>17.2 C</text:p>
          </table:table-cell>
          <table:table-cell table:style-name="ce1668" office:value-type="float" office:value="19" calcext:value-type="float">
            <text:p>19.0 C</text:p>
          </table:table-cell>
          <table:table-cell table:style-name="ce1668" office:value-type="float" office:value="18.8" calcext:value-type="float">
            <text:p>18.8 C</text:p>
          </table:table-cell>
          <table:table-cell table:style-name="ce1668" office:value-type="float" office:value="17.7" calcext:value-type="float">
            <text:p>17.7 C</text:p>
          </table:table-cell>
          <table:table-cell table:style-name="ce1668" office:value-type="float" office:value="18.3" calcext:value-type="float">
            <text:p>18.3 C</text:p>
          </table:table-cell>
          <table:table-cell table:style-name="ce1668" office:value-type="float" office:value="17.7" calcext:value-type="float">
            <text:p>17.7 C</text:p>
          </table:table-cell>
          <table:table-cell table:style-name="ce1668" office:value-type="float" office:value="18.3" calcext:value-type="float">
            <text:p>18.3 C</text:p>
          </table:table-cell>
          <table:table-cell table:style-name="ce1668" office:value-type="float" office:value="18.7" calcext:value-type="float">
            <text:p>18.7 C</text:p>
          </table:table-cell>
          <table:table-cell table:style-name="ce1668" office:value-type="float" office:value="17.2" calcext:value-type="float">
            <text:p>17.2 C</text:p>
          </table:table-cell>
          <table:table-cell table:style-name="ce1668" office:value-type="float" office:value="17.1" calcext:value-type="float">
            <text:p>17.1 C</text:p>
          </table:table-cell>
          <table:table-cell table:style-name="ce1668" office:value-type="float" office:value="18.1" calcext:value-type="float">
            <text:p>18.1 C</text:p>
          </table:table-cell>
          <table:table-cell table:style-name="ce1668" office:value-type="float" office:value="18" calcext:value-type="float">
            <text:p>18.0 C</text:p>
          </table:table-cell>
          <table:table-cell table:style-name="ce1668" office:value-type="float" office:value="16.6" calcext:value-type="float">
            <text:p>16.6 C</text:p>
          </table:table-cell>
          <table:table-cell table:style-name="ce1668" office:value-type="float" office:value="16.5" calcext:value-type="float">
            <text:p>16.5 C</text:p>
          </table:table-cell>
          <table:table-cell table:style-name="ce1668" office:value-type="float" office:value="14.7" calcext:value-type="float">
            <text:p>14.7 C</text:p>
          </table:table-cell>
          <table:table-cell table:style-name="ce1668" office:value-type="float" office:value="13.8" calcext:value-type="float">
            <text:p>13.8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6" table:number-columns-spanned="4" table:number-rows-spanned="1"/>
          <table:covered-table-cell table:number-columns-repeated="3" table:style-name="ce509"/>
          <table:table-cell table:style-name="ce1138"/>
          <table:table-cell table:style-name="ce1193"/>
          <table:table-cell/>
          <table:table-cell table:style-name="ce1267"/>
          <table:table-cell table:style-name="ce6" table:number-columns-spanned="10" table:number-rows-spanned="1"/>
          <table:covered-table-cell table:number-columns-repeated="9" table:style-name="ce509"/>
          <table:table-cell/>
          <table:table-cell table:style-name="ce1485"/>
          <table:table-cell table:style-name="ce1"/>
          <table:table-cell table:number-columns-repeated="9"/>
          <table:table-cell table:style-name="ce1545"/>
          <table:table-cell table:number-columns-repeated="6"/>
          <table:table-cell table:style-name="ce1545"/>
          <table:table-cell table:style-name="ce1620"/>
          <table:table-cell table:number-columns-repeated="5"/>
          <table:table-cell table:style-name="ce1643"/>
          <table:table-cell table:style-name="ce1643" table:formula="of:=HLOOKUP([.$AY$49];[.$AW$51:.$BM$63];([.H68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16" calcext:value-type="float">
            <text:p>16.0 C</text:p>
          </table:table-cell>
          <table:table-cell table:style-name="ce1668" office:value-type="float" office:value="16.4" calcext:value-type="float">
            <text:p>16.4 C</text:p>
          </table:table-cell>
          <table:table-cell table:style-name="ce1668" office:value-type="float" office:value="16.8" calcext:value-type="float">
            <text:p>16.8 C</text:p>
          </table:table-cell>
          <table:table-cell table:style-name="ce1668" office:value-type="float" office:value="15.8" calcext:value-type="float">
            <text:p>15.8 C</text:p>
          </table:table-cell>
          <table:table-cell table:style-name="ce1668" office:value-type="float" office:value="16.2" calcext:value-type="float">
            <text:p>16.2 C</text:p>
          </table:table-cell>
          <table:table-cell table:style-name="ce1668" office:value-type="float" office:value="15.3" calcext:value-type="float">
            <text:p>15.3 C</text:p>
          </table:table-cell>
          <table:table-cell table:style-name="ce1668" office:value-type="float" office:value="15.4" calcext:value-type="float">
            <text:p>15.4 C</text:p>
          </table:table-cell>
          <table:table-cell table:style-name="ce1668" office:value-type="float" office:value="15.7" calcext:value-type="float">
            <text:p>15.7 C</text:p>
          </table:table-cell>
          <table:table-cell table:style-name="ce1668" office:value-type="float" office:value="14.4" calcext:value-type="float">
            <text:p>14.4 C</text:p>
          </table:table-cell>
          <table:table-cell table:style-name="ce1668" office:value-type="float" office:value="15.1" calcext:value-type="float">
            <text:p>15.1 C</text:p>
          </table:table-cell>
          <table:table-cell table:style-name="ce1668" office:value-type="float" office:value="15.3" calcext:value-type="float">
            <text:p>15.3 C</text:p>
          </table:table-cell>
          <table:table-cell table:style-name="ce1668" office:value-type="float" office:value="14.8" calcext:value-type="float">
            <text:p>14.8 C</text:p>
          </table:table-cell>
          <table:table-cell table:style-name="ce1668" office:value-type="float" office:value="13.8" calcext:value-type="float">
            <text:p>13.8 C</text:p>
          </table:table-cell>
          <table:table-cell table:style-name="ce1668" office:value-type="float" office:value="14" calcext:value-type="float">
            <text:p>14.0 C</text:p>
          </table:table-cell>
          <table:table-cell table:style-name="ce1668" office:value-type="float" office:value="12.3" calcext:value-type="float">
            <text:p>12.3 C</text:p>
          </table:table-cell>
          <table:table-cell table:style-name="ce1668" office:value-type="float" office:value="11.6" calcext:value-type="float">
            <text:p>11.6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6" table:number-columns-spanned="4" table:number-rows-spanned="1"/>
          <table:covered-table-cell table:number-columns-repeated="3" table:style-name="ce509"/>
          <table:table-cell table:style-name="ce1139"/>
          <table:table-cell table:style-name="ce1194"/>
          <table:table-cell table:style-name="ce1228"/>
          <table:table-cell table:style-name="ce1269"/>
          <table:table-cell table:style-name="ce6" table:number-columns-spanned="10" table:number-rows-spanned="1"/>
          <table:covered-table-cell table:number-columns-repeated="9" table:style-name="ce509"/>
          <table:table-cell table:style-name="ce1473"/>
          <table:table-cell table:style-name="ce11" table:number-columns-spanned="6" table:number-rows-spanned="1"/>
          <table:covered-table-cell table:number-columns-repeated="5" table:style-name="ce11"/>
          <table:table-cell table:number-columns-repeated="5"/>
          <table:table-cell table:style-name="ce26" table:number-columns-repeated="2"/>
          <table:table-cell table:style-name="ce1559" table:number-columns-repeated="2"/>
          <table:table-cell table:number-columns-repeated="3"/>
          <table:table-cell table:style-name="ce1545"/>
          <table:table-cell table:number-columns-repeated="6"/>
          <table:table-cell table:style-name="ce1643"/>
          <table:table-cell table:style-name="ce1643" table:formula="of:=HLOOKUP([.$AY$49];[.$AW$51:.$BM$63];([.H69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11.9" calcext:value-type="float">
            <text:p>11.9 C</text:p>
          </table:table-cell>
          <table:table-cell table:style-name="ce1668" office:value-type="float" office:value="11.8" calcext:value-type="float">
            <text:p>11.8 C</text:p>
          </table:table-cell>
          <table:table-cell table:style-name="ce1668" office:value-type="float" office:value="12.5" calcext:value-type="float">
            <text:p>12.5 C</text:p>
          </table:table-cell>
          <table:table-cell table:style-name="ce1668" office:value-type="float" office:value="11.3" calcext:value-type="float">
            <text:p>11.3 C</text:p>
          </table:table-cell>
          <table:table-cell table:style-name="ce1668" office:value-type="float" office:value="11.6" calcext:value-type="float">
            <text:p>11.6 C</text:p>
          </table:table-cell>
          <table:table-cell table:style-name="ce1668" office:value-type="float" office:value="10.6" calcext:value-type="float">
            <text:p>10.6 C</text:p>
          </table:table-cell>
          <table:table-cell table:style-name="ce1668" office:value-type="float" office:value="10.7" calcext:value-type="float">
            <text:p>10.7 C</text:p>
          </table:table-cell>
          <table:table-cell table:style-name="ce1668" office:value-type="float" office:value="10.9" calcext:value-type="float">
            <text:p>10.9 C</text:p>
          </table:table-cell>
          <table:table-cell table:style-name="ce1668" office:value-type="float" office:value="9.6" calcext:value-type="float">
            <text:p>9.6 C</text:p>
          </table:table-cell>
          <table:table-cell table:style-name="ce1668" office:value-type="float" office:value="10.7" calcext:value-type="float">
            <text:p>10.7 C</text:p>
          </table:table-cell>
          <table:table-cell table:style-name="ce1668" office:value-type="float" office:value="10.5" calcext:value-type="float">
            <text:p>10.5 C</text:p>
          </table:table-cell>
          <table:table-cell table:style-name="ce1668" office:value-type="float" office:value="10.1" calcext:value-type="float">
            <text:p>10.1 C</text:p>
          </table:table-cell>
          <table:table-cell table:style-name="ce1668" office:value-type="float" office:value="9.4" calcext:value-type="float">
            <text:p>9.4 C</text:p>
          </table:table-cell>
          <table:table-cell table:style-name="ce1668" office:value-type="float" office:value="9.8" calcext:value-type="float">
            <text:p>9.8 C</text:p>
          </table:table-cell>
          <table:table-cell table:number-columns-repeated="2" table:style-name="ce1668" office:value-type="float" office:value="7.6" calcext:value-type="float">
            <text:p>7.6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6" table:number-columns-spanned="5" table:number-rows-spanned="1"/>
          <table:covered-table-cell table:number-columns-repeated="4" table:style-name="ce509"/>
          <table:table-cell table:style-name="ce1195"/>
          <table:table-cell table:style-name="ce1229"/>
          <table:table-cell table:style-name="ce1267"/>
          <table:table-cell table:style-name="ce9" table:number-columns-spanned="10" table:number-rows-spanned="1"/>
          <table:covered-table-cell table:number-columns-repeated="9" table:style-name="ce9"/>
          <table:table-cell table:style-name="ce1474"/>
          <table:table-cell table:style-name="ce1486"/>
          <table:table-cell table:style-name="ce16" table:number-columns-spanned="5" table:number-rows-spanned="1"/>
          <table:covered-table-cell table:number-columns-repeated="4" table:style-name="ce16"/>
          <table:table-cell table:number-columns-repeated="2"/>
          <table:table-cell table:style-name="ce1409"/>
          <table:table-cell table:style-name="ce1521"/>
          <table:table-cell table:style-name="ce1535" table:number-columns-spanned="4" table:number-rows-spanned="1"/>
          <table:covered-table-cell table:number-columns-repeated="2" table:style-name="ce1546"/>
          <table:covered-table-cell table:style-name="ce1560"/>
          <table:table-cell table:style-name="ce685"/>
          <table:table-cell table:style-name="ce1580" table:number-columns-spanned="3" table:number-rows-spanned="1"/>
          <table:covered-table-cell table:style-name="ce685"/>
          <table:covered-table-cell table:style-name="ce1598"/>
          <table:table-cell table:style-name="ce1611"/>
          <table:table-cell table:style-name="ce1409" table:number-columns-repeated="3"/>
          <table:table-cell table:number-columns-repeated="3"/>
          <table:table-cell table:style-name="ce1643"/>
          <table:table-cell table:style-name="ce1643" table:formula="of:=HLOOKUP([.$AY$49];[.$AW$51:.$BM$63];([.H70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6.8" calcext:value-type="float">
            <text:p>6.8 C</text:p>
          </table:table-cell>
          <table:table-cell table:style-name="ce1668" office:value-type="float" office:value="6.1" calcext:value-type="float">
            <text:p>6.1 C</text:p>
          </table:table-cell>
          <table:table-cell table:style-name="ce1668" office:value-type="float" office:value="7" calcext:value-type="float">
            <text:p>7.0 C</text:p>
          </table:table-cell>
          <table:table-cell table:style-name="ce1668" office:value-type="float" office:value="5.7" calcext:value-type="float">
            <text:p>5.7 C</text:p>
          </table:table-cell>
          <table:table-cell table:style-name="ce1668" office:value-type="float" office:value="6" calcext:value-type="float">
            <text:p>6.0 C</text:p>
          </table:table-cell>
          <table:table-cell table:style-name="ce1668" office:value-type="float" office:value="4.8" calcext:value-type="float">
            <text:p>4.8 C</text:p>
          </table:table-cell>
          <table:table-cell table:style-name="ce1668" office:value-type="float" office:value="4.7" calcext:value-type="float">
            <text:p>4.7 C</text:p>
          </table:table-cell>
          <table:table-cell table:style-name="ce1668" office:value-type="float" office:value="4.9" calcext:value-type="float">
            <text:p>4.9 C</text:p>
          </table:table-cell>
          <table:table-cell table:style-name="ce1668" office:value-type="float" office:value="3.9" calcext:value-type="float">
            <text:p>3.9 C</text:p>
          </table:table-cell>
          <table:table-cell table:style-name="ce1668" office:value-type="float" office:value="5" calcext:value-type="float">
            <text:p>5.0 C</text:p>
          </table:table-cell>
          <table:table-cell table:style-name="ce1668" office:value-type="float" office:value="4.4" calcext:value-type="float">
            <text:p>4.4 C</text:p>
          </table:table-cell>
          <table:table-cell table:style-name="ce1668" office:value-type="float" office:value="4" calcext:value-type="float">
            <text:p>4.0 C</text:p>
          </table:table-cell>
          <table:table-cell table:style-name="ce1668" office:value-type="float" office:value="3.2" calcext:value-type="float">
            <text:p>3.2 C</text:p>
          </table:table-cell>
          <table:table-cell table:style-name="ce1668" office:value-type="float" office:value="3.5" calcext:value-type="float">
            <text:p>3.5 C</text:p>
          </table:table-cell>
          <table:table-cell table:style-name="ce1668" office:value-type="float" office:value="0.6" calcext:value-type="float">
            <text:p>0.6 C</text:p>
          </table:table-cell>
          <table:table-cell table:style-name="ce1668" office:value-type="float" office:value="0.8" calcext:value-type="float">
            <text:p>0.8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style-name="ce1140"/>
          <table:table-cell table:style-name="ce1196"/>
          <table:table-cell/>
          <table:table-cell table:style-name="ce1270"/>
          <table:table-cell table:style-name="ce372" table:number-columns-spanned="10" table:number-rows-spanned="1"/>
          <table:covered-table-cell table:number-columns-repeated="9" table:style-name="ce372"/>
          <table:table-cell table:style-name="ce1475"/>
          <table:table-cell table:number-columns-repeated="4"/>
          <table:table-cell table:style-name="ce1060"/>
          <table:table-cell table:number-columns-repeated="3"/>
          <table:table-cell table:style-name="ce1513"/>
          <table:table-cell table:style-name="ce1522"/>
          <table:table-cell table:style-name="ce1536"/>
          <table:table-cell table:style-name="ce1517"/>
          <table:table-cell table:style-name="ce1552"/>
          <table:table-cell table:style-name="ce1561"/>
          <table:table-cell table:style-name="ce1571" table:content-validation-name="val33"/>
          <table:table-cell table:style-name="ce1581"/>
          <table:table-cell table:style-name="ce26"/>
          <table:table-cell table:style-name="ce1599"/>
          <table:table-cell table:style-name="ce1514"/>
          <table:table-cell table:style-name="ce1409" table:number-columns-repeated="4"/>
          <table:table-cell table:style-name="ce1264"/>
          <table:table-cell/>
          <table:table-cell table:style-name="ce1643"/>
          <table:table-cell table:style-name="ce1643" table:formula="of:=HLOOKUP([.$AY$49];[.$AW$51:.$BM$63];([.H71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3.6" calcext:value-type="float">
            <text:p>3.6 C</text:p>
          </table:table-cell>
          <table:table-cell table:style-name="ce1668" office:value-type="float" office:value="2.4" calcext:value-type="float">
            <text:p>2.4 C</text:p>
          </table:table-cell>
          <table:table-cell table:style-name="ce1668" office:value-type="float" office:value="3.5" calcext:value-type="float">
            <text:p>3.5 C</text:p>
          </table:table-cell>
          <table:table-cell table:style-name="ce1668" office:value-type="float" office:value="2.3" calcext:value-type="float">
            <text:p>2.3 C</text:p>
          </table:table-cell>
          <table:table-cell table:style-name="ce1668" office:value-type="float" office:value="2.6" calcext:value-type="float">
            <text:p>2.6 C</text:p>
          </table:table-cell>
          <table:table-cell table:style-name="ce1668" office:value-type="float" office:value="1.2" calcext:value-type="float">
            <text:p>1.2 C</text:p>
          </table:table-cell>
          <table:table-cell table:style-name="ce1668" office:value-type="float" office:value="1.3" calcext:value-type="float">
            <text:p>1.3 C</text:p>
          </table:table-cell>
          <table:table-cell table:style-name="ce1668" office:value-type="float" office:value="1" calcext:value-type="float">
            <text:p>1.0 C</text:p>
          </table:table-cell>
          <table:table-cell table:style-name="ce1668" office:value-type="float" office:value="0.1" calcext:value-type="float">
            <text:p>0.1 C</text:p>
          </table:table-cell>
          <table:table-cell table:style-name="ce1668" office:value-type="float" office:value="1.4" calcext:value-type="float">
            <text:p>1.4 C</text:p>
          </table:table-cell>
          <table:table-cell table:style-name="ce1668" office:value-type="float" office:value="0.1" calcext:value-type="float">
            <text:p>0.1 C</text:p>
          </table:table-cell>
          <table:table-cell table:style-name="ce1668" office:value-type="float" office:value="-0.4" calcext:value-type="float">
            <text:p>-0.4 C</text:p>
          </table:table-cell>
          <table:table-cell table:style-name="ce1668" office:value-type="float" office:value="-1.2" calcext:value-type="float">
            <text:p>-1.2 C</text:p>
          </table:table-cell>
          <table:table-cell table:style-name="ce1668" office:value-type="float" office:value="-0.7" calcext:value-type="float">
            <text:p>-0.7 C</text:p>
          </table:table-cell>
          <table:table-cell table:style-name="ce1668" office:value-type="float" office:value="-5.3" calcext:value-type="float">
            <text:p>-5.3 C</text:p>
          </table:table-cell>
          <table:table-cell table:style-name="ce1668" office:value-type="float" office:value="-5.2" calcext:value-type="float">
            <text:p>-5.2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style-name="ce1140"/>
          <table:table-cell table:style-name="ce1196"/>
          <table:table-cell/>
          <table:table-cell table:style-name="ce1271"/>
          <table:table-cell table:style-name="ce6" table:number-columns-spanned="10" table:number-rows-spanned="1"/>
          <table:covered-table-cell table:number-columns-repeated="9" table:style-name="ce509"/>
          <table:table-cell table:style-name="ce8"/>
          <table:table-cell table:style-name="ce17"/>
          <table:table-cell table:style-name="ce8" table:number-columns-repeated="5"/>
          <table:table-cell table:style-name="ce8" table:number-columns-spanned="2" table:number-rows-spanned="1"/>
          <table:covered-table-cell table:style-name="ce8"/>
          <table:table-cell table:style-name="ce1409"/>
          <table:table-cell table:style-name="ce1523"/>
          <table:table-cell table:style-name="ce1537"/>
          <table:table-cell table:style-name="ce1547"/>
          <table:table-cell table:style-name="ce1552"/>
          <table:table-cell table:style-name="ce1561"/>
          <table:table-cell table:style-name="ce1572"/>
          <table:table-cell table:style-name="ce1582"/>
          <table:table-cell table:style-name="ce1588"/>
          <table:table-cell table:style-name="ce1599"/>
          <table:table-cell table:style-name="ce1514"/>
          <table:table-cell table:style-name="ce1621" table:number-columns-repeated="2"/>
          <table:table-cell table:style-name="ce1409" table:number-columns-repeated="2"/>
          <table:table-cell table:style-name="ce1264"/>
          <table:table-cell table:style-name="ce1060"/>
          <table:table-cell table:style-name="ce1643"/>
          <table:table-cell table:style-name="ce1643" table:formula="of:=HLOOKUP([.$AY$49];[.$AW$51:.$BM$63];([.H72]+1); )" office:value-type="string" office:string-value="" calcext:value-type="error">
            <text:p>#N/A</text:p>
          </table:table-cell>
          <table:table-cell table:style-name="ce1653"/>
          <table:table-cell/>
          <table:table-cell table:style-name="ce1668" office:value-type="float" office:value="-0.8" calcext:value-type="float">
            <text:p>-0.8 C</text:p>
          </table:table-cell>
          <table:table-cell table:style-name="ce1668" office:value-type="float" office:value="-2.9" calcext:value-type="float">
            <text:p>-2.9 C</text:p>
          </table:table-cell>
          <table:table-cell table:style-name="ce1668" office:value-type="float" office:value="-1.6" calcext:value-type="float">
            <text:p>-1.6 C</text:p>
          </table:table-cell>
          <table:table-cell table:style-name="ce1668" office:value-type="float" office:value="-3.4" calcext:value-type="float">
            <text:p>-3.4 C</text:p>
          </table:table-cell>
          <table:table-cell table:style-name="ce1668" office:value-type="float" office:value="-2.8" calcext:value-type="float">
            <text:p>-2.8 C</text:p>
          </table:table-cell>
          <table:table-cell table:style-name="ce1668" office:value-type="float" office:value="-4.5" calcext:value-type="float">
            <text:p>-4.5 C</text:p>
          </table:table-cell>
          <table:table-cell table:style-name="ce1668" office:value-type="float" office:value="-4.4" calcext:value-type="float">
            <text:p>-4.4 C</text:p>
          </table:table-cell>
          <table:table-cell table:style-name="ce1668" office:value-type="float" office:value="-5.3" calcext:value-type="float">
            <text:p>-5.3 C</text:p>
          </table:table-cell>
          <table:table-cell table:style-name="ce1668" office:value-type="float" office:value="-6.1" calcext:value-type="float">
            <text:p>-6.1 C</text:p>
          </table:table-cell>
          <table:table-cell table:style-name="ce1668" office:value-type="float" office:value="-4.4" calcext:value-type="float">
            <text:p>-4.4 C</text:p>
          </table:table-cell>
          <table:table-cell table:style-name="ce1668" office:value-type="float" office:value="-6.3" calcext:value-type="float">
            <text:p>-6.3 C</text:p>
          </table:table-cell>
          <table:table-cell table:style-name="ce1668" office:value-type="float" office:value="-6.8" calcext:value-type="float">
            <text:p>-6.8 C</text:p>
          </table:table-cell>
          <table:table-cell table:style-name="ce1668" office:value-type="float" office:value="-7.6" calcext:value-type="float">
            <text:p>-7.6 C</text:p>
          </table:table-cell>
          <table:table-cell table:style-name="ce1668" office:value-type="float" office:value="-6.4" calcext:value-type="float">
            <text:p>-6.4 C</text:p>
          </table:table-cell>
          <table:table-cell table:style-name="ce1668" office:value-type="float" office:value="-9.6" calcext:value-type="float">
            <text:p>-9.6 C</text:p>
          </table:table-cell>
          <table:table-cell table:style-name="ce1668" office:value-type="float" office:value="-9.1" calcext:value-type="float">
            <text:p>-9.1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style-name="ce1140"/>
          <table:table-cell table:style-name="ce1196"/>
          <table:table-cell/>
          <table:table-cell table:style-name="ce8" table:number-columns-repeated="3"/>
          <table:table-cell table:style-name="ce9" table:number-columns-spanned="2" table:number-rows-spanned="1"/>
          <table:covered-table-cell table:style-name="ce9"/>
          <table:table-cell table:style-name="ce8" table:number-columns-repeated="12"/>
          <table:table-cell table:style-name="ce1500"/>
          <table:table-cell table:style-name="ce8" table:number-columns-repeated="2"/>
          <table:table-cell table:style-name="ce1514"/>
          <table:table-cell table:style-name="ce1524"/>
          <table:table-cell table:style-name="ce1538"/>
          <table:table-cell table:style-name="ce1547"/>
          <table:table-cell table:style-name="ce1553"/>
          <table:table-cell table:style-name="ce1562"/>
          <table:table-cell table:style-name="ce1573"/>
          <table:table-cell table:style-name="ce1583"/>
          <table:table-cell table:style-name="ce1589"/>
          <table:table-cell table:style-name="ce1600"/>
          <table:table-cell table:style-name="ce1612"/>
          <table:table-cell table:style-name="ce1621" table:number-columns-repeated="2"/>
          <table:table-cell table:style-name="ce1409" table:number-columns-repeated="2"/>
          <table:table-cell table:style-name="ce1264"/>
          <table:table-cell table:style-name="ce1060"/>
          <table:table-cell table:style-name="ce1644"/>
          <table:table-cell table:style-name="ce1649"/>
          <table:table-cell table:style-name="ce1653"/>
          <table:table-cell/>
          <table:table-cell table:style-name="ce1668" table:formula="of:=AVERAGE([.AX52:.AX63])" office:value-type="float" office:value="6.21666666666667" calcext:value-type="float">
            <text:p>6.2 C</text:p>
          </table:table-cell>
          <table:table-cell table:style-name="ce1668" table:formula="of:=AVERAGE([.AY52:.AY63])" office:value-type="float" office:value="5.90833333333333" calcext:value-type="float">
            <text:p>5.9 C</text:p>
          </table:table-cell>
          <table:table-cell table:style-name="ce1668" table:formula="of:=AVERAGE([.AZ52:.AZ63])" office:value-type="float" office:value="6.46666666666667" calcext:value-type="float">
            <text:p>6.5 C</text:p>
          </table:table-cell>
          <table:table-cell table:style-name="ce1668" table:formula="of:=AVERAGE([.BA52:.BA63])" office:value-type="float" office:value="5.54166666666667" calcext:value-type="float">
            <text:p>5.5 C</text:p>
          </table:table-cell>
          <table:table-cell table:style-name="ce1668" table:formula="of:=AVERAGE([.BB52:.BB63])" office:value-type="float" office:value="5.81666666666667" calcext:value-type="float">
            <text:p>5.8 C</text:p>
          </table:table-cell>
          <table:table-cell table:style-name="ce1668" table:formula="of:=AVERAGE([.BC52:.BC63])" office:value-type="float" office:value="4.775" calcext:value-type="float">
            <text:p>4.8 C</text:p>
          </table:table-cell>
          <table:table-cell table:style-name="ce1668" table:formula="of:=AVERAGE([.BD52:.BD63])" office:value-type="float" office:value="4.93333333333333" calcext:value-type="float">
            <text:p>4.9 C</text:p>
          </table:table-cell>
          <table:table-cell table:style-name="ce1668" table:formula="of:=AVERAGE([.BE52:.BE63])" office:value-type="float" office:value="4.71666666666667" calcext:value-type="float">
            <text:p>4.7 C</text:p>
          </table:table-cell>
          <table:table-cell table:style-name="ce1668" table:formula="of:=AVERAGE([.BF52:.BF63])" office:value-type="float" office:value="3.73333333333333" calcext:value-type="float">
            <text:p>3.7 C</text:p>
          </table:table-cell>
          <table:table-cell table:style-name="ce1668" table:formula="of:=AVERAGE([.BG52:.BG63])" office:value-type="float" office:value="4.69166666666667" calcext:value-type="float">
            <text:p>4.7 C</text:p>
          </table:table-cell>
          <table:table-cell table:style-name="ce1668" table:formula="of:=AVERAGE([.BH52:.BH63])" office:value-type="float" office:value="3.85833333333333" calcext:value-type="float">
            <text:p>3.9 C</text:p>
          </table:table-cell>
          <table:table-cell table:style-name="ce1668" table:formula="of:=AVERAGE([.BI52:.BI63])" office:value-type="float" office:value="3.49166666666667" calcext:value-type="float">
            <text:p>3.5 C</text:p>
          </table:table-cell>
          <table:table-cell table:style-name="ce1668" table:formula="of:=AVERAGE([.BJ52:.BJ63])" office:value-type="float" office:value="2.48333333333333" calcext:value-type="float">
            <text:p>2.5 C</text:p>
          </table:table-cell>
          <table:table-cell table:style-name="ce1668" table:formula="of:=AVERAGE([.BK52:.BK63])" office:value-type="float" office:value="3.03333333333333" calcext:value-type="float">
            <text:p>3.0 C</text:p>
          </table:table-cell>
          <table:table-cell table:style-name="ce1668" table:formula="of:=AVERAGE([.BL52:.BL63])" office:value-type="float" office:value="0.383333333333334" calcext:value-type="float">
            <text:p>0.4 C</text:p>
          </table:table-cell>
          <table:table-cell table:style-name="ce1668" table:formula="of:=AVERAGE([.BM52:.BM63])" office:value-type="float" office:value="0.291666666666666" calcext:value-type="float">
            <text:p>0.3 C</text:p>
          </table:table-cell>
          <table:table-cell/>
          <table:table-cell table:style-name="ce1639"/>
          <table:table-cell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style-name="ce1140"/>
          <table:table-cell table:style-name="ce1196"/>
          <table:table-cell table:style-name="ce1230"/>
          <table:table-cell table:style-name="ce1272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6"/>
          <table:table-cell table:style-name="ce1487"/>
          <table:table-cell table:style-name="ce1326"/>
          <table:table-cell table:style-name="ce1462" table:number-columns-repeated="2"/>
          <table:table-cell table:style-name="ce1140"/>
          <table:table-cell table:style-name="ce1501"/>
          <table:table-cell table:style-name="ce1502"/>
          <table:table-cell table:style-name="ce1510"/>
          <table:table-cell table:style-name="ce1515"/>
          <table:table-cell table:style-name="ce1525"/>
          <table:table-cell table:style-name="ce1538"/>
          <table:table-cell table:style-name="ce1548"/>
          <table:table-cell table:style-name="ce1514"/>
          <table:table-cell table:style-name="ce1563"/>
          <table:table-cell table:style-name="ce1514"/>
          <table:table-cell table:style-name="ce1584"/>
          <table:table-cell table:style-name="ce1590"/>
          <table:table-cell table:style-name="ce1601"/>
          <table:table-cell table:style-name="ce1613"/>
          <table:table-cell table:style-name="ce1622"/>
          <table:table-cell table:style-name="ce1623"/>
          <table:table-cell table:style-name="ce1632"/>
          <table:table-cell table:style-name="ce1637"/>
          <table:table-cell table:style-name="ce1264"/>
          <table:table-cell table:style-name="ce1060" table:formula="of:=VLOOKUP([.AX49];[.AW97:.BA112];4;1)" office:value-type="string" office:string-value="" calcext:value-type="error">
            <text:p>#N/A</text:p>
          </table:table-cell>
          <table:table-cell table:style-name="ce1645" table:formula="of:=VLOOKUP([.AX49];[.AW97:.BA112];3;1 )" office:value-type="string" office:string-value="" calcext:value-type="error">
            <text:p>#N/A</text:p>
          </table:table-cell>
          <table:table-cell table:style-name="ce1649" table:formula="of:=[.AX49]" office:value-type="float" office:value="0" calcext:value-type="float">
            <text:p>0</text:p>
          </table:table-cell>
          <table:table-cell table:style-name="ce1653" table:formula="of:=[.AY49]" office:value-type="string" office:string-value="" calcext:value-type="error">
            <text:p>#N/A</text:p>
          </table:table-cell>
          <table:table-cell table:number-columns-repeated="18"/>
          <table:table-cell table:style-name="ce1639"/>
          <table:table-cell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style-name="ce1140"/>
          <table:table-cell table:style-name="ce1196"/>
          <table:table-cell table:style-name="ce1231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4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66]+1))" office:value-type="string" office:string-value="" calcext:value-type="error">
            <text:p>#N/A</text:p>
          </table:table-cell>
          <table:table-cell table:style-name="ce1644" table:formula="of:=HLOOKUP([.$AY$49];[.$AW$51:.$BM$63];([.I66]+1); )" office:value-type="string" office:string-value="" calcext:value-type="error">
            <text:p>#N/A</text:p>
          </table:table-cell>
          <table:table-cell/>
          <table:table-cell table:style-name="ce1669" table:formula="of:=IF(0.1&gt;17-[.AX52];0;17-[.AX52])" office:value-type="float" office:value="19.5" calcext:value-type="float">
            <text:p>19.5</text:p>
          </table:table-cell>
          <table:table-cell table:style-name="ce1669" table:formula="of:=IF(0.1&gt;17-[.AY52];0;17-[.AY52])" office:value-type="float" office:value="22.5" calcext:value-type="float">
            <text:p>22.5</text:p>
          </table:table-cell>
          <table:table-cell table:style-name="ce1669" table:formula="of:=IF(0.1&gt;17-[.AZ52];0;17-[.AZ52])" office:value-type="float" office:value="21.2" calcext:value-type="float">
            <text:p>21.2</text:p>
          </table:table-cell>
          <table:table-cell table:style-name="ce1669" table:formula="of:=IF(0.1&gt;17-[.BA52];0;17-[.BA52])" office:value-type="float" office:value="22.1" calcext:value-type="float">
            <text:p>22.1</text:p>
          </table:table-cell>
          <table:table-cell table:style-name="ce1669" table:formula="of:=IF(0.1&gt;17-[.BB52];0;17-[.BB52])" office:value-type="float" office:value="22" calcext:value-type="float">
            <text:p>22.0</text:p>
          </table:table-cell>
          <table:table-cell table:style-name="ce1669" table:formula="of:=IF(0.1&gt;17-[.BC52];0;17-[.BC52])" office:value-type="float" office:value="23.8" calcext:value-type="float">
            <text:p>23.8</text:p>
          </table:table-cell>
          <table:table-cell table:style-name="ce1669" table:formula="of:=IF(0.1&gt;17-[.BD52];0;17-[.BD52])" office:value-type="float" office:value="23.8" calcext:value-type="float">
            <text:p>23.8</text:p>
          </table:table-cell>
          <table:table-cell table:style-name="ce1669" table:formula="of:=IF(0.1&gt;17-[.BE52];0;17-[.BE52])" office:value-type="float" office:value="24.7" calcext:value-type="float">
            <text:p>24.7</text:p>
          </table:table-cell>
          <table:table-cell table:style-name="ce1669" table:formula="of:=IF(0.1&gt;17-[.BF52];0;17-[.BF52])" office:value-type="float" office:value="25.5" calcext:value-type="float">
            <text:p>25.5</text:p>
          </table:table-cell>
          <table:table-cell table:style-name="ce1669" table:formula="of:=IF(0.1&gt;17-[.BG52];0;17-[.BG52])" office:value-type="float" office:value="23" calcext:value-type="float">
            <text:p>23.0</text:p>
          </table:table-cell>
          <table:table-cell table:style-name="ce1669" table:formula="of:=IF(0.1&gt;17-[.BH52];0;17-[.BH52])" office:value-type="float" office:value="26.1" calcext:value-type="float">
            <text:p>26.1</text:p>
          </table:table-cell>
          <table:table-cell table:style-name="ce1669" table:formula="of:=IF(0.1&gt;17-[.BI52];0;17-[.BI52])" office:value-type="float" office:value="26.5" calcext:value-type="float">
            <text:p>26.5</text:p>
          </table:table-cell>
          <table:table-cell table:style-name="ce1669" table:formula="of:=IF(0.1&gt;17-[.BJ52];0;17-[.BJ52])" office:value-type="float" office:value="27.5" calcext:value-type="float">
            <text:p>27.5</text:p>
          </table:table-cell>
          <table:table-cell table:style-name="ce1669" table:formula="of:=IF(0.1&gt;17-[.BK52];0;17-[.BK52])" office:value-type="float" office:value="26" calcext:value-type="float">
            <text:p>26.0</text:p>
          </table:table-cell>
          <table:table-cell table:style-name="ce1669" table:formula="of:=IF(0.1&gt;17-[.BL52];0;17-[.BL52])" office:value-type="float" office:value="29.1" calcext:value-type="float">
            <text:p>29.1</text:p>
          </table:table-cell>
          <table:table-cell table:style-name="ce1669" table:formula="of:=IF(0.1&gt;17-[.BM52];0;17-[.BM52])" office:value-type="float" office:value="27.8" calcext:value-type="float">
            <text:p>27.8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style-name="ce1140"/>
          <table:table-cell table:style-name="ce1196"/>
          <table:table-cell table:style-name="ce1232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67]+1))" office:value-type="string" office:string-value="" calcext:value-type="error">
            <text:p>#N/A</text:p>
          </table:table-cell>
          <table:table-cell table:style-name="ce1644" table:formula="of:=HLOOKUP([.$AY$49];[.$AW$51:.$BM$63];([.I67]+1); )" office:value-type="string" office:string-value="" calcext:value-type="error">
            <text:p>#N/A</text:p>
          </table:table-cell>
          <table:table-cell/>
          <table:table-cell table:style-name="ce1669" table:formula="of:=IF(0.1&gt;17-[.AX53];0;17-[.AX53])" office:value-type="float" office:value="20.5" calcext:value-type="float">
            <text:p>20.5</text:p>
          </table:table-cell>
          <table:table-cell table:style-name="ce1669" table:formula="of:=IF(0.1&gt;17-[.AY53];0;17-[.AY53])" office:value-type="float" office:value="23" calcext:value-type="float">
            <text:p>23.0</text:p>
          </table:table-cell>
          <table:table-cell table:style-name="ce1669" table:formula="of:=IF(0.1&gt;17-[.AZ53];0;17-[.AZ53])" office:value-type="float" office:value="21.9" calcext:value-type="float">
            <text:p>21.9</text:p>
          </table:table-cell>
          <table:table-cell table:style-name="ce1669" table:formula="of:=IF(0.1&gt;17-[.BA53];0;17-[.BA53])" office:value-type="float" office:value="22.3" calcext:value-type="float">
            <text:p>22.3</text:p>
          </table:table-cell>
          <table:table-cell table:style-name="ce1669" table:formula="of:=IF(0.1&gt;17-[.BB53];0;17-[.BB53])" office:value-type="float" office:value="22.4" calcext:value-type="float">
            <text:p>22.4</text:p>
          </table:table-cell>
          <table:table-cell table:style-name="ce1669" table:formula="of:=IF(0.1&gt;17-[.BC53];0;17-[.BC53])" office:value-type="float" office:value="23.9" calcext:value-type="float">
            <text:p>23.9</text:p>
          </table:table-cell>
          <table:table-cell table:style-name="ce1669" table:formula="of:=IF(0.1&gt;17-[.BD53];0;17-[.BD53])" office:value-type="float" office:value="24.1" calcext:value-type="float">
            <text:p>24.1</text:p>
          </table:table-cell>
          <table:table-cell table:style-name="ce1669" table:formula="of:=IF(0.1&gt;17-[.BE53];0;17-[.BE53])" office:value-type="float" office:value="25" calcext:value-type="float">
            <text:p>25.0</text:p>
          </table:table-cell>
          <table:table-cell table:style-name="ce1669" table:formula="of:=IF(0.1&gt;17-[.BF53];0;17-[.BF53])" office:value-type="float" office:value="25.7" calcext:value-type="float">
            <text:p>25.7</text:p>
          </table:table-cell>
          <table:table-cell table:style-name="ce1669" table:formula="of:=IF(0.1&gt;17-[.BG53];0;17-[.BG53])" office:value-type="float" office:value="23.9" calcext:value-type="float">
            <text:p>23.9</text:p>
          </table:table-cell>
          <table:table-cell table:style-name="ce1669" table:formula="of:=IF(0.1&gt;17-[.BH53];0;17-[.BH53])" office:value-type="float" office:value="26.7" calcext:value-type="float">
            <text:p>26.7</text:p>
          </table:table-cell>
          <table:table-cell table:style-name="ce1669" table:formula="of:=IF(0.1&gt;17-[.BI53];0;17-[.BI53])" office:value-type="float" office:value="26.9" calcext:value-type="float">
            <text:p>26.9</text:p>
          </table:table-cell>
          <table:table-cell table:style-name="ce1669" table:formula="of:=IF(0.1&gt;17-[.BJ53];0;17-[.BJ53])" office:value-type="float" office:value="28.2" calcext:value-type="float">
            <text:p>28.2</text:p>
          </table:table-cell>
          <table:table-cell table:style-name="ce1669" table:formula="of:=IF(0.1&gt;17-[.BK53];0;17-[.BK53])" office:value-type="float" office:value="27" calcext:value-type="float">
            <text:p>27.0</text:p>
          </table:table-cell>
          <table:table-cell table:style-name="ce1669" table:formula="of:=IF(0.1&gt;17-[.BL53];0;17-[.BL53])" office:value-type="float" office:value="30.9" calcext:value-type="float">
            <text:p>30.9</text:p>
          </table:table-cell>
          <table:table-cell table:style-name="ce1669" table:formula="of:=IF(0.1&gt;17-[.BM53];0;17-[.BM53])" office:value-type="float" office:value="30.5" calcext:value-type="float">
            <text:p>30.5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style-name="ce1140"/>
          <table:table-cell table:style-name="ce1196"/>
          <table:table-cell table:style-name="ce1233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68]+1))" office:value-type="string" office:string-value="" calcext:value-type="error">
            <text:p>#N/A</text:p>
          </table:table-cell>
          <table:table-cell table:style-name="ce1644" table:formula="of:=HLOOKUP([.$AY$49];[.$AW$51:.$BM$63];([.I68]+1); )" office:value-type="string" office:string-value="" calcext:value-type="error">
            <text:p>#N/A</text:p>
          </table:table-cell>
          <table:table-cell/>
          <table:table-cell table:style-name="ce1669" table:formula="of:=IF(0.1&gt;17-[.AX54];0;17-[.AX54])" office:value-type="float" office:value="17.9" calcext:value-type="float">
            <text:p>17.9</text:p>
          </table:table-cell>
          <table:table-cell table:style-name="ce1669" table:formula="of:=IF(0.1&gt;17-[.AY54];0;17-[.AY54])" office:value-type="float" office:value="19.3" calcext:value-type="float">
            <text:p>19.3</text:p>
          </table:table-cell>
          <table:table-cell table:style-name="ce1669" table:formula="of:=IF(0.1&gt;17-[.AZ54];0;17-[.AZ54])" office:value-type="float" office:value="18.3" calcext:value-type="float">
            <text:p>18.3</text:p>
          </table:table-cell>
          <table:table-cell table:style-name="ce1669" table:formula="of:=IF(0.1&gt;17-[.BA54];0;17-[.BA54])" office:value-type="float" office:value="18.9" calcext:value-type="float">
            <text:p>18.9</text:p>
          </table:table-cell>
          <table:table-cell table:style-name="ce1669" table:formula="of:=IF(0.1&gt;17-[.BB54];0;17-[.BB54])" office:value-type="float" office:value="19" calcext:value-type="float">
            <text:p>19.0</text:p>
          </table:table-cell>
          <table:table-cell table:style-name="ce1669" table:formula="of:=IF(0.1&gt;17-[.BC54];0;17-[.BC54])" office:value-type="float" office:value="20.2" calcext:value-type="float">
            <text:p>20.2</text:p>
          </table:table-cell>
          <table:table-cell table:style-name="ce1669" table:formula="of:=IF(0.1&gt;17-[.BD54];0;17-[.BD54])" office:value-type="float" office:value="20.1" calcext:value-type="float">
            <text:p>20.1</text:p>
          </table:table-cell>
          <table:table-cell table:style-name="ce1669" table:formula="of:=IF(0.1&gt;17-[.BE54];0;17-[.BE54])" office:value-type="float" office:value="20.7" calcext:value-type="float">
            <text:p>20.7</text:p>
          </table:table-cell>
          <table:table-cell table:style-name="ce1669" table:formula="of:=IF(0.1&gt;17-[.BF54];0;17-[.BF54])" office:value-type="float" office:value="21.4" calcext:value-type="float">
            <text:p>21.4</text:p>
          </table:table-cell>
          <table:table-cell table:style-name="ce1669" table:formula="of:=IF(0.1&gt;17-[.BG54];0;17-[.BG54])" office:value-type="float" office:value="19.9" calcext:value-type="float">
            <text:p>19.9</text:p>
          </table:table-cell>
          <table:table-cell table:style-name="ce1669" table:formula="of:=IF(0.1&gt;17-[.BH54];0;17-[.BH54])" office:value-type="float" office:value="21.8" calcext:value-type="float">
            <text:p>21.8</text:p>
          </table:table-cell>
          <table:table-cell table:style-name="ce1669" table:formula="of:=IF(0.1&gt;17-[.BI54];0;17-[.BI54])" office:value-type="float" office:value="22.2" calcext:value-type="float">
            <text:p>22.2</text:p>
          </table:table-cell>
          <table:table-cell table:style-name="ce1669" table:formula="of:=IF(0.1&gt;17-[.BJ54];0;17-[.BJ54])" office:value-type="float" office:value="23.5" calcext:value-type="float">
            <text:p>23.5</text:p>
          </table:table-cell>
          <table:table-cell table:style-name="ce1669" table:formula="of:=IF(0.1&gt;17-[.BK54];0;17-[.BK54])" office:value-type="float" office:value="22.6" calcext:value-type="float">
            <text:p>22.6</text:p>
          </table:table-cell>
          <table:table-cell table:style-name="ce1669" table:formula="of:=IF(0.1&gt;17-[.BL54];0;17-[.BL54])" office:value-type="float" office:value="25.5" calcext:value-type="float">
            <text:p>25.5</text:p>
          </table:table-cell>
          <table:table-cell table:style-name="ce1669" table:formula="of:=IF(0.1&gt;17-[.BM54];0;17-[.BM54])" office:value-type="float" office:value="25" calcext:value-type="float">
            <text:p>25.0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11" table:number-columns-spanned="5" table:number-rows-spanned="1"/>
          <table:covered-table-cell table:style-name="ce11"/>
          <table:covered-table-cell table:number-columns-repeated="3" table:style-name="ce9"/>
          <table:table-cell table:style-name="ce1197"/>
          <table:table-cell table:style-name="ce1233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69]+1))" office:value-type="string" office:string-value="" calcext:value-type="error">
            <text:p>#N/A</text:p>
          </table:table-cell>
          <table:table-cell table:style-name="ce1644" table:formula="of:=HLOOKUP([.$AY$49];[.$AW$51:.$BM$63];([.I69]+1); )" office:value-type="string" office:string-value="" calcext:value-type="error">
            <text:p>#N/A</text:p>
          </table:table-cell>
          <table:table-cell/>
          <table:table-cell table:style-name="ce1669" table:formula="of:=IF(0.1&gt;17-[.AX55];0;17-[.AX55])" office:value-type="float" office:value="13.2" calcext:value-type="float">
            <text:p>13.2</text:p>
          </table:table-cell>
          <table:table-cell table:style-name="ce1669" table:formula="of:=IF(0.1&gt;17-[.AY55];0;17-[.AY55])" office:value-type="float" office:value="12.3" calcext:value-type="float">
            <text:p>12.3</text:p>
          </table:table-cell>
          <table:table-cell table:style-name="ce1669" table:formula="of:=IF(0.1&gt;17-[.AZ55];0;17-[.AZ55])" office:value-type="float" office:value="12.3" calcext:value-type="float">
            <text:p>12.3</text:p>
          </table:table-cell>
          <table:table-cell table:style-name="ce1669" table:formula="of:=IF(0.1&gt;17-[.BA55];0;17-[.BA55])" office:value-type="float" office:value="12.9" calcext:value-type="float">
            <text:p>12.9</text:p>
          </table:table-cell>
          <table:table-cell table:style-name="ce1669" table:formula="of:=IF(0.1&gt;17-[.BB55];0;17-[.BB55])" office:value-type="float" office:value="12.6" calcext:value-type="float">
            <text:p>12.6</text:p>
          </table:table-cell>
          <table:table-cell table:style-name="ce1669" table:formula="of:=IF(0.1&gt;17-[.BC55];0;17-[.BC55])" office:value-type="float" office:value="13.3" calcext:value-type="float">
            <text:p>13.3</text:p>
          </table:table-cell>
          <table:table-cell table:style-name="ce1669" table:formula="of:=IF(0.1&gt;17-[.BD55];0;17-[.BD55])" office:value-type="float" office:value="12.9" calcext:value-type="float">
            <text:p>12.9</text:p>
          </table:table-cell>
          <table:table-cell table:style-name="ce1669" table:formula="of:=IF(0.1&gt;17-[.BE55];0;17-[.BE55])" office:value-type="float" office:value="13.2" calcext:value-type="float">
            <text:p>13.2</text:p>
          </table:table-cell>
          <table:table-cell table:style-name="ce1669" table:formula="of:=IF(0.1&gt;17-[.BF55];0;17-[.BF55])" office:value-type="float" office:value="14.1" calcext:value-type="float">
            <text:p>14.1</text:p>
          </table:table-cell>
          <table:table-cell table:style-name="ce1669" table:formula="of:=IF(0.1&gt;17-[.BG55];0;17-[.BG55])" office:value-type="float" office:value="13.9" calcext:value-type="float">
            <text:p>13.9</text:p>
          </table:table-cell>
          <table:table-cell table:style-name="ce1669" table:formula="of:=IF(0.1&gt;17-[.BH55];0;17-[.BH55])" office:value-type="float" office:value="14.4" calcext:value-type="float">
            <text:p>14.4</text:p>
          </table:table-cell>
          <table:table-cell table:style-name="ce1669" table:formula="of:=IF(0.1&gt;17-[.BI55];0;17-[.BI55])" office:value-type="float" office:value="14.7" calcext:value-type="float">
            <text:p>14.7</text:p>
          </table:table-cell>
          <table:table-cell table:style-name="ce1669" table:formula="of:=IF(0.1&gt;17-[.BJ55];0;17-[.BJ55])" office:value-type="float" office:value="15.7" calcext:value-type="float">
            <text:p>15.7</text:p>
          </table:table-cell>
          <table:table-cell table:style-name="ce1669" table:formula="of:=IF(0.1&gt;17-[.BK55];0;17-[.BK55])" office:value-type="float" office:value="15.6" calcext:value-type="float">
            <text:p>15.6</text:p>
          </table:table-cell>
          <table:table-cell table:style-name="ce1669" table:formula="of:=IF(0.1&gt;17-[.BL55];0;17-[.BL55])" office:value-type="float" office:value="17.4" calcext:value-type="float">
            <text:p>17.4</text:p>
          </table:table-cell>
          <table:table-cell table:style-name="ce1669" table:formula="of:=IF(0.1&gt;17-[.BM55];0;17-[.BM55])" office:value-type="float" office:value="17.7" calcext:value-type="float">
            <text:p>17.7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11" table:number-columns-spanned="5" table:number-rows-spanned="1"/>
          <table:covered-table-cell table:style-name="ce11"/>
          <table:covered-table-cell table:number-columns-repeated="3" table:style-name="ce9"/>
          <table:table-cell table:style-name="ce1198"/>
          <table:table-cell table:style-name="ce1233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0]+1))" office:value-type="string" office:string-value="" calcext:value-type="error">
            <text:p>#N/A</text:p>
          </table:table-cell>
          <table:table-cell table:style-name="ce1644" table:formula="of:=HLOOKUP([.$AY$49];[.$AW$51:.$BM$63];([.I70]+1); )" office:value-type="string" office:string-value="" calcext:value-type="error">
            <text:p>#N/A</text:p>
          </table:table-cell>
          <table:table-cell/>
          <table:table-cell table:style-name="ce1669" table:formula="of:=IF(0.1&gt;17-[.AX56];0;17-[.AX56])" office:value-type="float" office:value="7.4" calcext:value-type="float">
            <text:p>7.4</text:p>
          </table:table-cell>
          <table:table-cell table:style-name="ce1669" table:formula="of:=IF(0.1&gt;17-[.AY56];0;17-[.AY56])" office:value-type="float" office:value="5.3" calcext:value-type="float">
            <text:p>5.3</text:p>
          </table:table-cell>
          <table:table-cell table:style-name="ce1669" table:formula="of:=IF(0.1&gt;17-[.AZ56];0;17-[.AZ56])" office:value-type="float" office:value="5.9" calcext:value-type="float">
            <text:p>5.9</text:p>
          </table:table-cell>
          <table:table-cell table:style-name="ce1669" table:formula="of:=IF(0.1&gt;17-[.BA56];0;17-[.BA56])" office:value-type="float" office:value="6.1" calcext:value-type="float">
            <text:p>6.1</text:p>
          </table:table-cell>
          <table:table-cell table:style-name="ce1669" table:formula="of:=IF(0.1&gt;17-[.BB56];0;17-[.BB56])" office:value-type="float" office:value="6" calcext:value-type="float">
            <text:p>6.0</text:p>
          </table:table-cell>
          <table:table-cell table:style-name="ce1669" table:formula="of:=IF(0.1&gt;17-[.BC56];0;17-[.BC56])" office:value-type="float" office:value="6.1" calcext:value-type="float">
            <text:p>6.1</text:p>
          </table:table-cell>
          <table:table-cell table:style-name="ce1669" table:formula="of:=IF(0.1&gt;17-[.BD56];0;17-[.BD56])" office:value-type="float" office:value="5.8" calcext:value-type="float">
            <text:p>5.8</text:p>
          </table:table-cell>
          <table:table-cell table:style-name="ce1669" table:formula="of:=IF(0.1&gt;17-[.BE56];0;17-[.BE56])" office:value-type="float" office:value="5.8" calcext:value-type="float">
            <text:p>5.8</text:p>
          </table:table-cell>
          <table:table-cell table:style-name="ce1669" table:formula="of:=IF(0.1&gt;17-[.BF56];0;17-[.BF56])" office:value-type="float" office:value="6.7" calcext:value-type="float">
            <text:p>6.7</text:p>
          </table:table-cell>
          <table:table-cell table:style-name="ce1669" table:formula="of:=IF(0.1&gt;17-[.BG56];0;17-[.BG56])" office:value-type="float" office:value="6.9" calcext:value-type="float">
            <text:p>6.9</text:p>
          </table:table-cell>
          <table:table-cell table:style-name="ce1669" table:formula="of:=IF(0.1&gt;17-[.BH56];0;17-[.BH56])" office:value-type="float" office:value="6.6" calcext:value-type="float">
            <text:p>6.6</text:p>
          </table:table-cell>
          <table:table-cell table:style-name="ce1669" table:formula="of:=IF(0.1&gt;17-[.BI56];0;17-[.BI56])" office:value-type="float" office:value="6.8" calcext:value-type="float">
            <text:p>6.8</text:p>
          </table:table-cell>
          <table:table-cell table:style-name="ce1669" table:formula="of:=IF(0.1&gt;17-[.BJ56];0;17-[.BJ56])" office:value-type="float" office:value="8" calcext:value-type="float">
            <text:p>8.0</text:p>
          </table:table-cell>
          <table:table-cell table:style-name="ce1669" table:formula="of:=IF(0.1&gt;17-[.BK56];0;17-[.BK56])" office:value-type="float" office:value="7.7" calcext:value-type="float">
            <text:p>7.7</text:p>
          </table:table-cell>
          <table:table-cell table:style-name="ce1669" table:formula="of:=IF(0.1&gt;17-[.BL56];0;17-[.BL56])" office:value-type="float" office:value="9.9" calcext:value-type="float">
            <text:p>9.9</text:p>
          </table:table-cell>
          <table:table-cell table:style-name="ce1669" table:formula="of:=IF(0.1&gt;17-[.BM56];0;17-[.BM56])" office:value-type="float" office:value="10.9" calcext:value-type="float">
            <text:p>10.9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11" table:number-columns-spanned="4" table:number-rows-spanned="1"/>
          <table:covered-table-cell table:style-name="ce11"/>
          <table:covered-table-cell table:number-columns-repeated="2" table:style-name="ce9"/>
          <table:table-cell table:style-name="ce1141"/>
          <table:table-cell table:style-name="ce1140"/>
          <table:table-cell table:style-name="ce1233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1]+1))" office:value-type="string" office:string-value="" calcext:value-type="error">
            <text:p>#N/A</text:p>
          </table:table-cell>
          <table:table-cell table:style-name="ce1644" table:formula="of:=HLOOKUP([.$AY$49];[.$AW$51:.$BM$63];([.I71]+1); )" office:value-type="string" office:string-value="" calcext:value-type="error">
            <text:p>#N/A</text:p>
          </table:table-cell>
          <table:table-cell/>
          <table:table-cell table:style-name="ce1669" table:formula="of:=IF(0.1&gt;17-[.AX57];0;17-[.AX57])" office:value-type="float" office:value="3.6" calcext:value-type="float">
            <text:p>3.6</text:p>
          </table:table-cell>
          <table:table-cell table:style-name="ce1669" table:formula="of:=IF(0.1&gt;17-[.AY57];0;17-[.AY57])" office:value-type="float" office:value="1.5" calcext:value-type="float">
            <text:p>1.5</text:p>
          </table:table-cell>
          <table:table-cell table:style-name="ce1669" table:formula="of:=IF(0.1&gt;17-[.AZ57];0;17-[.AZ57])" office:value-type="float" office:value="1.8" calcext:value-type="float">
            <text:p>1.8</text:p>
          </table:table-cell>
          <table:table-cell table:style-name="ce1669" table:formula="of:=IF(0.1&gt;17-[.BA57];0;17-[.BA57])" office:value-type="float" office:value="2.6" calcext:value-type="float">
            <text:p>2.6</text:p>
          </table:table-cell>
          <table:table-cell table:style-name="ce1669" table:formula="of:=IF(0.1&gt;17-[.BB57];0;17-[.BB57])" office:value-type="float" office:value="2.1" calcext:value-type="float">
            <text:p>2.1</text:p>
          </table:table-cell>
          <table:table-cell table:style-name="ce1669" table:formula="of:=IF(0.1&gt;17-[.BC57];0;17-[.BC57])" office:value-type="float" office:value="2.5" calcext:value-type="float">
            <text:p>2.5</text:p>
          </table:table-cell>
          <table:table-cell table:style-name="ce1669" table:formula="of:=IF(0.1&gt;17-[.BD57];0;17-[.BD57])" office:value-type="float" office:value="2.1" calcext:value-type="float">
            <text:p>2.1</text:p>
          </table:table-cell>
          <table:table-cell table:style-name="ce1669" table:formula="of:=IF(0.1&gt;17-[.BE57];0;17-[.BE57])" office:value-type="float" office:value="1.9" calcext:value-type="float">
            <text:p>1.9</text:p>
          </table:table-cell>
          <table:table-cell table:style-name="ce1669" table:formula="of:=IF(0.1&gt;17-[.BF57];0;17-[.BF57])" office:value-type="float" office:value="2.9" calcext:value-type="float">
            <text:p>2.9</text:p>
          </table:table-cell>
          <table:table-cell table:style-name="ce1669" table:formula="of:=IF(0.1&gt;17-[.BG57];0;17-[.BG57])" office:value-type="float" office:value="3" calcext:value-type="float">
            <text:p>3.0</text:p>
          </table:table-cell>
          <table:table-cell table:style-name="ce1669" table:formula="of:=IF(0.1&gt;17-[.BH57];0;17-[.BH57])" office:value-type="float" office:value="2.2" calcext:value-type="float">
            <text:p>2.2</text:p>
          </table:table-cell>
          <table:table-cell table:style-name="ce1669" table:formula="of:=IF(0.1&gt;17-[.BI57];0;17-[.BI57])" office:value-type="float" office:value="2.7" calcext:value-type="float">
            <text:p>2.7</text:p>
          </table:table-cell>
          <table:table-cell table:style-name="ce1669" table:formula="of:=IF(0.1&gt;17-[.BJ57];0;17-[.BJ57])" office:value-type="float" office:value="3.5" calcext:value-type="float">
            <text:p>3.5</text:p>
          </table:table-cell>
          <table:table-cell table:style-name="ce1669" table:formula="of:=IF(0.1&gt;17-[.BK57];0;17-[.BK57])" office:value-type="float" office:value="3.4" calcext:value-type="float">
            <text:p>3.4</text:p>
          </table:table-cell>
          <table:table-cell table:style-name="ce1669" table:formula="of:=IF(0.1&gt;17-[.BL57];0;17-[.BL57])" office:value-type="float" office:value="4.9" calcext:value-type="float">
            <text:p>4.9</text:p>
          </table:table-cell>
          <table:table-cell table:style-name="ce1669" table:formula="of:=IF(0.1&gt;17-[.BM57];0;17-[.BM57])" office:value-type="float" office:value="6.1" calcext:value-type="float">
            <text:p>6.1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6" table:number-columns-spanned="4" table:number-rows-spanned="1"/>
          <table:covered-table-cell table:number-columns-repeated="3" table:style-name="ce509"/>
          <table:table-cell table:style-name="ce6"/>
          <table:table-cell table:style-name="ce1199"/>
          <table:table-cell table:style-name="ce1233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2]+1))" office:value-type="string" office:string-value="" calcext:value-type="error">
            <text:p>#N/A</text:p>
          </table:table-cell>
          <table:table-cell table:style-name="ce1644" table:formula="of:=HLOOKUP([.$AY$49];[.$AW$51:.$BM$63];([.I72]+1); )" office:value-type="string" office:string-value="" calcext:value-type="error">
            <text:p>#N/A</text:p>
          </table:table-cell>
          <table:table-cell/>
          <table:table-cell table:style-name="ce1669" table:formula="of:=IF(0.1&gt;17-[.AX58];0;17-[.AX58])" office:value-type="float" office:value="0" calcext:value-type="float">
            <text:p>0.0</text:p>
          </table:table-cell>
          <table:table-cell table:style-name="ce1669" table:formula="of:=IF(0.1&gt;17-[.AY58];0;17-[.AY58])" office:value-type="float" office:value="0" calcext:value-type="float">
            <text:p>0.0</text:p>
          </table:table-cell>
          <table:table-cell table:style-name="ce1669" table:formula="of:=IF(0.1&gt;17-[.AZ58];0;17-[.AZ58])" office:value-type="float" office:value="0" calcext:value-type="float">
            <text:p>0.0</text:p>
          </table:table-cell>
          <table:table-cell table:style-name="ce1669" table:formula="of:=IF(0.1&gt;17-[.BA58];0;17-[.BA58])" office:value-type="float" office:value="0" calcext:value-type="float">
            <text:p>0.0</text:p>
          </table:table-cell>
          <table:table-cell table:style-name="ce1669" table:formula="of:=IF(0.1&gt;17-[.BB58];0;17-[.BB58])" office:value-type="float" office:value="0" calcext:value-type="float">
            <text:p>0.0</text:p>
          </table:table-cell>
          <table:table-cell table:style-name="ce1669" table:formula="of:=IF(0.1&gt;17-[.BC58];0;17-[.BC58])" office:value-type="float" office:value="0" calcext:value-type="float">
            <text:p>0.0</text:p>
          </table:table-cell>
          <table:table-cell table:style-name="ce1669" table:formula="of:=IF(0.1&gt;17-[.BD58];0;17-[.BD58])" office:value-type="float" office:value="0" calcext:value-type="float">
            <text:p>0.0</text:p>
          </table:table-cell>
          <table:table-cell table:style-name="ce1669" table:formula="of:=IF(0.1&gt;17-[.BE58];0;17-[.BE58])" office:value-type="float" office:value="0" calcext:value-type="float">
            <text:p>0.0</text:p>
          </table:table-cell>
          <table:table-cell table:style-name="ce1669" table:formula="of:=IF(0.1&gt;17-[.BF58];0;17-[.BF58])" office:value-type="float" office:value="0" calcext:value-type="float">
            <text:p>0.0</text:p>
          </table:table-cell>
          <table:table-cell table:style-name="ce1669" table:formula="of:=IF(0.1&gt;17-[.BG58];0;17-[.BG58])" office:value-type="float" office:value="0" calcext:value-type="float">
            <text:p>0.0</text:p>
          </table:table-cell>
          <table:table-cell table:style-name="ce1669" table:formula="of:=IF(0.1&gt;17-[.BH58];0;17-[.BH58])" office:value-type="float" office:value="0" calcext:value-type="float">
            <text:p>0.0</text:p>
          </table:table-cell>
          <table:table-cell table:style-name="ce1669" table:formula="of:=IF(0.1&gt;17-[.BI58];0;17-[.BI58])" office:value-type="float" office:value="0" calcext:value-type="float">
            <text:p>0.0</text:p>
          </table:table-cell>
          <table:table-cell table:style-name="ce1669" table:formula="of:=IF(0.1&gt;17-[.BJ58];0;17-[.BJ58])" office:value-type="float" office:value="0.399999999999999" calcext:value-type="float">
            <text:p>0.4</text:p>
          </table:table-cell>
          <table:table-cell table:style-name="ce1669" table:formula="of:=IF(0.1&gt;17-[.BK58];0;17-[.BK58])" office:value-type="float" office:value="0.5" calcext:value-type="float">
            <text:p>0.5</text:p>
          </table:table-cell>
          <table:table-cell table:style-name="ce1669" table:formula="of:=IF(0.1&gt;17-[.BL58];0;17-[.BL58])" office:value-type="float" office:value="2.3" calcext:value-type="float">
            <text:p>2.3</text:p>
          </table:table-cell>
          <table:table-cell table:style-name="ce1669" table:formula="of:=IF(0.1&gt;17-[.BM58];0;17-[.BM58])" office:value-type="float" office:value="3.2" calcext:value-type="float">
            <text:p>3.2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32" table:number-columns-repeated="2"/>
          <table:table-cell table:style-name="ce30" table:number-columns-spanned="2" table:number-rows-spanned="1"/>
          <table:covered-table-cell table:style-name="ce30"/>
          <table:table-cell table:style-name="ce1142"/>
          <table:table-cell table:style-name="ce1200"/>
          <table:table-cell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3]+1))" office:value-type="string" office:string-value="" calcext:value-type="error">
            <text:p>#N/A</text:p>
          </table:table-cell>
          <table:table-cell table:style-name="ce1644" table:formula="of:=HLOOKUP([.$AY$49];[.$AW$51:.$BM$63];([.I73]+1); )" office:value-type="string" office:string-value="" calcext:value-type="error">
            <text:p>#N/A</text:p>
          </table:table-cell>
          <table:table-cell/>
          <table:table-cell table:style-name="ce1669" table:formula="of:=IF(0.1&gt;17-[.AX59];0;17-[.AX59])" office:value-type="float" office:value="1" calcext:value-type="float">
            <text:p>1.0</text:p>
          </table:table-cell>
          <table:table-cell table:style-name="ce1669" table:formula="of:=IF(0.1&gt;17-[.AY59];0;17-[.AY59])" office:value-type="float" office:value="0.600000000000001" calcext:value-type="float">
            <text:p>0.6</text:p>
          </table:table-cell>
          <table:table-cell table:style-name="ce1669" table:formula="of:=IF(0.1&gt;17-[.AZ59];0;17-[.AZ59])" office:value-type="float" office:value="0.199999999999999" calcext:value-type="float">
            <text:p>0.2</text:p>
          </table:table-cell>
          <table:table-cell table:style-name="ce1669" table:formula="of:=IF(0.1&gt;17-[.BA59];0;17-[.BA59])" office:value-type="float" office:value="1.2" calcext:value-type="float">
            <text:p>1.2</text:p>
          </table:table-cell>
          <table:table-cell table:style-name="ce1669" table:formula="of:=IF(0.1&gt;17-[.BB59];0;17-[.BB59])" office:value-type="float" office:value="0.800000000000001" calcext:value-type="float">
            <text:p>0.8</text:p>
          </table:table-cell>
          <table:table-cell table:style-name="ce1669" table:formula="of:=IF(0.1&gt;17-[.BC59];0;17-[.BC59])" office:value-type="float" office:value="1.7" calcext:value-type="float">
            <text:p>1.7</text:p>
          </table:table-cell>
          <table:table-cell table:style-name="ce1669" table:formula="of:=IF(0.1&gt;17-[.BD59];0;17-[.BD59])" office:value-type="float" office:value="1.6" calcext:value-type="float">
            <text:p>1.6</text:p>
          </table:table-cell>
          <table:table-cell table:style-name="ce1669" table:formula="of:=IF(0.1&gt;17-[.BE59];0;17-[.BE59])" office:value-type="float" office:value="1.3" calcext:value-type="float">
            <text:p>1.3</text:p>
          </table:table-cell>
          <table:table-cell table:style-name="ce1669" table:formula="of:=IF(0.1&gt;17-[.BF59];0;17-[.BF59])" office:value-type="float" office:value="2.6" calcext:value-type="float">
            <text:p>2.6</text:p>
          </table:table-cell>
          <table:table-cell table:style-name="ce1669" table:formula="of:=IF(0.1&gt;17-[.BG59];0;17-[.BG59])" office:value-type="float" office:value="1.9" calcext:value-type="float">
            <text:p>1.9</text:p>
          </table:table-cell>
          <table:table-cell table:style-name="ce1669" table:formula="of:=IF(0.1&gt;17-[.BH59];0;17-[.BH59])" office:value-type="float" office:value="1.7" calcext:value-type="float">
            <text:p>1.7</text:p>
          </table:table-cell>
          <table:table-cell table:style-name="ce1669" table:formula="of:=IF(0.1&gt;17-[.BI59];0;17-[.BI59])" office:value-type="float" office:value="2.2" calcext:value-type="float">
            <text:p>2.2</text:p>
          </table:table-cell>
          <table:table-cell table:style-name="ce1669" table:formula="of:=IF(0.1&gt;17-[.BJ59];0;17-[.BJ59])" office:value-type="float" office:value="3.2" calcext:value-type="float">
            <text:p>3.2</text:p>
          </table:table-cell>
          <table:table-cell table:style-name="ce1669" table:formula="of:=IF(0.1&gt;17-[.BK59];0;17-[.BK59])" office:value-type="float" office:value="3" calcext:value-type="float">
            <text:p>3.0</text:p>
          </table:table-cell>
          <table:table-cell table:style-name="ce1669" table:formula="of:=IF(0.1&gt;17-[.BL59];0;17-[.BL59])" office:value-type="float" office:value="4.7" calcext:value-type="float">
            <text:p>4.7</text:p>
          </table:table-cell>
          <table:table-cell table:style-name="ce1669" table:formula="of:=IF(0.1&gt;17-[.BM59];0;17-[.BM59])" office:value-type="float" office:value="5.4" calcext:value-type="float">
            <text:p>5.4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4]+1))" office:value-type="string" office:string-value="" calcext:value-type="error">
            <text:p>#N/A</text:p>
          </table:table-cell>
          <table:table-cell table:style-name="ce1644" table:formula="of:=HLOOKUP([.$AY$49];[.$AW$51:.$BM$63];([.I74]+1); )" office:value-type="string" office:string-value="" calcext:value-type="error">
            <text:p>#N/A</text:p>
          </table:table-cell>
          <table:table-cell/>
          <table:table-cell table:style-name="ce1669" table:formula="of:=IF(0.1&gt;17-[.AX60];0;17-[.AX60])" office:value-type="float" office:value="5.1" calcext:value-type="float">
            <text:p>5.1</text:p>
          </table:table-cell>
          <table:table-cell table:style-name="ce1669" table:formula="of:=IF(0.1&gt;17-[.AY60];0;17-[.AY60])" office:value-type="float" office:value="5.2" calcext:value-type="float">
            <text:p>5.2</text:p>
          </table:table-cell>
          <table:table-cell table:style-name="ce1669" table:formula="of:=IF(0.1&gt;17-[.AZ60];0;17-[.AZ60])" office:value-type="float" office:value="4.5" calcext:value-type="float">
            <text:p>4.5</text:p>
          </table:table-cell>
          <table:table-cell table:style-name="ce1669" table:formula="of:=IF(0.1&gt;17-[.BA60];0;17-[.BA60])" office:value-type="float" office:value="5.7" calcext:value-type="float">
            <text:p>5.7</text:p>
          </table:table-cell>
          <table:table-cell table:style-name="ce1669" table:formula="of:=IF(0.1&gt;17-[.BB60];0;17-[.BB60])" office:value-type="float" office:value="5.4" calcext:value-type="float">
            <text:p>5.4</text:p>
          </table:table-cell>
          <table:table-cell table:style-name="ce1669" table:formula="of:=IF(0.1&gt;17-[.BC60];0;17-[.BC60])" office:value-type="float" office:value="6.4" calcext:value-type="float">
            <text:p>6.4</text:p>
          </table:table-cell>
          <table:table-cell table:style-name="ce1669" table:formula="of:=IF(0.1&gt;17-[.BD60];0;17-[.BD60])" office:value-type="float" office:value="6.3" calcext:value-type="float">
            <text:p>6.3</text:p>
          </table:table-cell>
          <table:table-cell table:style-name="ce1669" table:formula="of:=IF(0.1&gt;17-[.BE60];0;17-[.BE60])" office:value-type="float" office:value="6.1" calcext:value-type="float">
            <text:p>6.1</text:p>
          </table:table-cell>
          <table:table-cell table:style-name="ce1669" table:formula="of:=IF(0.1&gt;17-[.BF60];0;17-[.BF60])" office:value-type="float" office:value="7.4" calcext:value-type="float">
            <text:p>7.4</text:p>
          </table:table-cell>
          <table:table-cell table:style-name="ce1669" table:formula="of:=IF(0.1&gt;17-[.BG60];0;17-[.BG60])" office:value-type="float" office:value="6.3" calcext:value-type="float">
            <text:p>6.3</text:p>
          </table:table-cell>
          <table:table-cell table:style-name="ce1669" table:formula="of:=IF(0.1&gt;17-[.BH60];0;17-[.BH60])" office:value-type="float" office:value="6.5" calcext:value-type="float">
            <text:p>6.5</text:p>
          </table:table-cell>
          <table:table-cell table:style-name="ce1669" table:formula="of:=IF(0.1&gt;17-[.BI60];0;17-[.BI60])" office:value-type="float" office:value="6.9" calcext:value-type="float">
            <text:p>6.9</text:p>
          </table:table-cell>
          <table:table-cell table:style-name="ce1669" table:formula="of:=IF(0.1&gt;17-[.BJ60];0;17-[.BJ60])" office:value-type="float" office:value="7.6" calcext:value-type="float">
            <text:p>7.6</text:p>
          </table:table-cell>
          <table:table-cell table:style-name="ce1669" table:formula="of:=IF(0.1&gt;17-[.BK60];0;17-[.BK60])" office:value-type="float" office:value="7.2" calcext:value-type="float">
            <text:p>7.2</text:p>
          </table:table-cell>
          <table:table-cell table:style-name="ce1669" table:formula="of:=IF(0.1&gt;17-[.BL60];0;17-[.BL60])" office:value-type="float" office:value="9.4" calcext:value-type="float">
            <text:p>9.4</text:p>
          </table:table-cell>
          <table:table-cell table:style-name="ce1669" table:formula="of:=IF(0.1&gt;17-[.BM60];0;17-[.BM60])" office:value-type="float" office:value="9.4" calcext:value-type="float">
            <text:p>9.4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5]+1))" office:value-type="string" office:string-value="" calcext:value-type="error">
            <text:p>#N/A</text:p>
          </table:table-cell>
          <table:table-cell table:style-name="ce1644" table:formula="of:=HLOOKUP([.$AY$49];[.$AW$51:.$BM$63];([.I75]+1); )" office:value-type="string" office:string-value="" calcext:value-type="error">
            <text:p>#N/A</text:p>
          </table:table-cell>
          <table:table-cell/>
          <table:table-cell table:style-name="ce1669" table:formula="of:=IF(0.1&gt;17-[.AX61];0;17-[.AX61])" office:value-type="float" office:value="10.2" calcext:value-type="float">
            <text:p>10.2</text:p>
          </table:table-cell>
          <table:table-cell table:style-name="ce1669" table:formula="of:=IF(0.1&gt;17-[.AY61];0;17-[.AY61])" office:value-type="float" office:value="10.9" calcext:value-type="float">
            <text:p>10.9</text:p>
          </table:table-cell>
          <table:table-cell table:style-name="ce1669" table:formula="of:=IF(0.1&gt;17-[.AZ61];0;17-[.AZ61])" office:value-type="float" office:value="10" calcext:value-type="float">
            <text:p>10.0</text:p>
          </table:table-cell>
          <table:table-cell table:style-name="ce1669" table:formula="of:=IF(0.1&gt;17-[.BA61];0;17-[.BA61])" office:value-type="float" office:value="11.3" calcext:value-type="float">
            <text:p>11.3</text:p>
          </table:table-cell>
          <table:table-cell table:style-name="ce1669" table:formula="of:=IF(0.1&gt;17-[.BB61];0;17-[.BB61])" office:value-type="float" office:value="11" calcext:value-type="float">
            <text:p>11.0</text:p>
          </table:table-cell>
          <table:table-cell table:style-name="ce1669" table:formula="of:=IF(0.1&gt;17-[.BC61];0;17-[.BC61])" office:value-type="float" office:value="12.2" calcext:value-type="float">
            <text:p>12.2</text:p>
          </table:table-cell>
          <table:table-cell table:style-name="ce1669" table:formula="of:=IF(0.1&gt;17-[.BD61];0;17-[.BD61])" office:value-type="float" office:value="12.3" calcext:value-type="float">
            <text:p>12.3</text:p>
          </table:table-cell>
          <table:table-cell table:style-name="ce1669" table:formula="of:=IF(0.1&gt;17-[.BE61];0;17-[.BE61])" office:value-type="float" office:value="12.1" calcext:value-type="float">
            <text:p>12.1</text:p>
          </table:table-cell>
          <table:table-cell table:style-name="ce1669" table:formula="of:=IF(0.1&gt;17-[.BF61];0;17-[.BF61])" office:value-type="float" office:value="13.1" calcext:value-type="float">
            <text:p>13.1</text:p>
          </table:table-cell>
          <table:table-cell table:style-name="ce1669" table:formula="of:=IF(0.1&gt;17-[.BG61];0;17-[.BG61])" office:value-type="float" office:value="12" calcext:value-type="float">
            <text:p>12.0</text:p>
          </table:table-cell>
          <table:table-cell table:style-name="ce1669" table:formula="of:=IF(0.1&gt;17-[.BH61];0;17-[.BH61])" office:value-type="float" office:value="12.6" calcext:value-type="float">
            <text:p>12.6</text:p>
          </table:table-cell>
          <table:table-cell table:style-name="ce1669" table:formula="of:=IF(0.1&gt;17-[.BI61];0;17-[.BI61])" office:value-type="float" office:value="13" calcext:value-type="float">
            <text:p>13.0</text:p>
          </table:table-cell>
          <table:table-cell table:style-name="ce1669" table:formula="of:=IF(0.1&gt;17-[.BJ61];0;17-[.BJ61])" office:value-type="float" office:value="13.8" calcext:value-type="float">
            <text:p>13.8</text:p>
          </table:table-cell>
          <table:table-cell table:style-name="ce1669" table:formula="of:=IF(0.1&gt;17-[.BK61];0;17-[.BK61])" office:value-type="float" office:value="13.5" calcext:value-type="float">
            <text:p>13.5</text:p>
          </table:table-cell>
          <table:table-cell table:style-name="ce1669" table:formula="of:=IF(0.1&gt;17-[.BL61];0;17-[.BL61])" office:value-type="float" office:value="16.4" calcext:value-type="float">
            <text:p>16.4</text:p>
          </table:table-cell>
          <table:table-cell table:style-name="ce1669" table:formula="of:=IF(0.1&gt;17-[.BM61];0;17-[.BM61])" office:value-type="float" office:value="16.2" calcext:value-type="float">
            <text:p>16.2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5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6]+1))" office:value-type="string" office:string-value="" calcext:value-type="error">
            <text:p>#N/A</text:p>
          </table:table-cell>
          <table:table-cell table:style-name="ce1644" table:formula="of:=HLOOKUP([.$AY$49];[.$AW$51:.$BM$63];([.I76]+1); )" office:value-type="string" office:string-value="" calcext:value-type="error">
            <text:p>#N/A</text:p>
          </table:table-cell>
          <table:table-cell/>
          <table:table-cell table:style-name="ce1669" table:formula="of:=IF(0.1&gt;17-[.AX62];0;17-[.AX62])" office:value-type="float" office:value="13.4" calcext:value-type="float">
            <text:p>13.4</text:p>
          </table:table-cell>
          <table:table-cell table:style-name="ce1669" table:formula="of:=IF(0.1&gt;17-[.AY62];0;17-[.AY62])" office:value-type="float" office:value="14.6" calcext:value-type="float">
            <text:p>14.6</text:p>
          </table:table-cell>
          <table:table-cell table:style-name="ce1669" table:formula="of:=IF(0.1&gt;17-[.AZ62];0;17-[.AZ62])" office:value-type="float" office:value="13.5" calcext:value-type="float">
            <text:p>13.5</text:p>
          </table:table-cell>
          <table:table-cell table:style-name="ce1669" table:formula="of:=IF(0.1&gt;17-[.BA62];0;17-[.BA62])" office:value-type="float" office:value="14.7" calcext:value-type="float">
            <text:p>14.7</text:p>
          </table:table-cell>
          <table:table-cell table:style-name="ce1669" table:formula="of:=IF(0.1&gt;17-[.BB62];0;17-[.BB62])" office:value-type="float" office:value="14.4" calcext:value-type="float">
            <text:p>14.4</text:p>
          </table:table-cell>
          <table:table-cell table:style-name="ce1669" table:formula="of:=IF(0.1&gt;17-[.BC62];0;17-[.BC62])" office:value-type="float" office:value="15.8" calcext:value-type="float">
            <text:p>15.8</text:p>
          </table:table-cell>
          <table:table-cell table:style-name="ce1669" table:formula="of:=IF(0.1&gt;17-[.BD62];0;17-[.BD62])" office:value-type="float" office:value="15.7" calcext:value-type="float">
            <text:p>15.7</text:p>
          </table:table-cell>
          <table:table-cell table:style-name="ce1669" table:formula="of:=IF(0.1&gt;17-[.BE62];0;17-[.BE62])" office:value-type="float" office:value="16" calcext:value-type="float">
            <text:p>16.0</text:p>
          </table:table-cell>
          <table:table-cell table:style-name="ce1669" table:formula="of:=IF(0.1&gt;17-[.BF62];0;17-[.BF62])" office:value-type="float" office:value="16.9" calcext:value-type="float">
            <text:p>16.9</text:p>
          </table:table-cell>
          <table:table-cell table:style-name="ce1669" table:formula="of:=IF(0.1&gt;17-[.BG62];0;17-[.BG62])" office:value-type="float" office:value="15.6" calcext:value-type="float">
            <text:p>15.6</text:p>
          </table:table-cell>
          <table:table-cell table:style-name="ce1669" table:formula="of:=IF(0.1&gt;17-[.BH62];0;17-[.BH62])" office:value-type="float" office:value="16.9" calcext:value-type="float">
            <text:p>16.9</text:p>
          </table:table-cell>
          <table:table-cell table:style-name="ce1669" table:formula="of:=IF(0.1&gt;17-[.BI62];0;17-[.BI62])" office:value-type="float" office:value="17.4" calcext:value-type="float">
            <text:p>17.4</text:p>
          </table:table-cell>
          <table:table-cell table:style-name="ce1669" table:formula="of:=IF(0.1&gt;17-[.BJ62];0;17-[.BJ62])" office:value-type="float" office:value="18.2" calcext:value-type="float">
            <text:p>18.2</text:p>
          </table:table-cell>
          <table:table-cell table:style-name="ce1669" table:formula="of:=IF(0.1&gt;17-[.BK62];0;17-[.BK62])" office:value-type="float" office:value="17.7" calcext:value-type="float">
            <text:p>17.7</text:p>
          </table:table-cell>
          <table:table-cell table:style-name="ce1669" table:formula="of:=IF(0.1&gt;17-[.BL62];0;17-[.BL62])" office:value-type="float" office:value="22.3" calcext:value-type="float">
            <text:p>22.3</text:p>
          </table:table-cell>
          <table:table-cell table:style-name="ce1669" table:formula="of:=IF(0.1&gt;17-[.BM62];0;17-[.BM62])" office:value-type="float" office:value="22.2" calcext:value-type="float">
            <text:p>22.2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1273"/>
          <table:table-cell table:style-name="ce8" table:number-columns-repeated="2"/>
          <table:table-cell table:style-name="ce1326"/>
          <table:table-cell table:style-name="ce1333"/>
          <table:table-cell table:style-name="ce1197" table:number-columns-repeated="3"/>
          <table:table-cell table:style-name="ce1181" table:number-columns-repeated="3"/>
          <table:table-cell table:style-name="ce1477"/>
          <table:table-cell table:style-name="ce1487"/>
          <table:table-cell table:style-name="ce1490"/>
          <table:table-cell table:style-name="ce1462" table:number-columns-repeated="2"/>
          <table:table-cell table:style-name="ce1140" table:number-columns-repeated="2"/>
          <table:table-cell table:style-name="ce1503"/>
          <table:table-cell table:style-name="ce8"/>
          <table:table-cell table:style-name="ce1516"/>
          <table:table-cell table:style-name="ce1526"/>
          <table:table-cell table:style-name="ce1539"/>
          <table:table-cell table:style-name="ce1549"/>
          <table:table-cell table:style-name="ce1554"/>
          <table:table-cell table:style-name="ce1564"/>
          <table:table-cell table:style-name="ce1574"/>
          <table:table-cell table:style-name="ce1585"/>
          <table:table-cell table:style-name="ce1591"/>
          <table:table-cell table:style-name="ce1602"/>
          <table:table-cell table:style-name="ce1616"/>
          <table:table-cell table:style-name="ce1623" table:number-columns-repeated="2"/>
          <table:table-cell table:style-name="ce1633"/>
          <table:table-cell table:style-name="ce1409"/>
          <table:table-cell table:style-name="ce1264"/>
          <table:table-cell/>
          <table:table-cell table:style-name="ce1643"/>
          <table:table-cell table:style-name="ce1650" table:formula="of:=HLOOKUP([.$AY$49];[.$AW$80:.$BM$92];([.I77]+1))" office:value-type="string" office:string-value="" calcext:value-type="error">
            <text:p>#N/A</text:p>
          </table:table-cell>
          <table:table-cell table:style-name="ce1644" table:formula="of:=HLOOKUP([.$AY$49];[.$AW$51:.$BM$63];([.I77]+1); )" office:value-type="string" office:string-value="" calcext:value-type="error">
            <text:p>#N/A</text:p>
          </table:table-cell>
          <table:table-cell/>
          <table:table-cell table:style-name="ce1669" table:formula="of:=IF(0.1&gt;17-[.AX63];0;17-[.AX63])" office:value-type="float" office:value="17.8" calcext:value-type="float">
            <text:p>17.8</text:p>
          </table:table-cell>
          <table:table-cell table:style-name="ce1669" table:formula="of:=IF(0.1&gt;17-[.AY63];0;17-[.AY63])" office:value-type="float" office:value="19.9" calcext:value-type="float">
            <text:p>19.9</text:p>
          </table:table-cell>
          <table:table-cell table:style-name="ce1669" table:formula="of:=IF(0.1&gt;17-[.AZ63];0;17-[.AZ63])" office:value-type="float" office:value="18.6" calcext:value-type="float">
            <text:p>18.6</text:p>
          </table:table-cell>
          <table:table-cell table:style-name="ce1669" table:formula="of:=IF(0.1&gt;17-[.BA63];0;17-[.BA63])" office:value-type="float" office:value="20.4" calcext:value-type="float">
            <text:p>20.4</text:p>
          </table:table-cell>
          <table:table-cell table:style-name="ce1669" table:formula="of:=IF(0.1&gt;17-[.BB63];0;17-[.BB63])" office:value-type="float" office:value="19.8" calcext:value-type="float">
            <text:p>19.8</text:p>
          </table:table-cell>
          <table:table-cell table:style-name="ce1669" table:formula="of:=IF(0.1&gt;17-[.BC63];0;17-[.BC63])" office:value-type="float" office:value="21.5" calcext:value-type="float">
            <text:p>21.5</text:p>
          </table:table-cell>
          <table:table-cell table:style-name="ce1669" table:formula="of:=IF(0.1&gt;17-[.BD63];0;17-[.BD63])" office:value-type="float" office:value="21.4" calcext:value-type="float">
            <text:p>21.4</text:p>
          </table:table-cell>
          <table:table-cell table:style-name="ce1669" table:formula="of:=IF(0.1&gt;17-[.BE63];0;17-[.BE63])" office:value-type="float" office:value="22.3" calcext:value-type="float">
            <text:p>22.3</text:p>
          </table:table-cell>
          <table:table-cell table:style-name="ce1669" table:formula="of:=IF(0.1&gt;17-[.BF63];0;17-[.BF63])" office:value-type="float" office:value="23.1" calcext:value-type="float">
            <text:p>23.1</text:p>
          </table:table-cell>
          <table:table-cell table:style-name="ce1669" table:formula="of:=IF(0.1&gt;17-[.BG63];0;17-[.BG63])" office:value-type="float" office:value="21.4" calcext:value-type="float">
            <text:p>21.4</text:p>
          </table:table-cell>
          <table:table-cell table:style-name="ce1669" table:formula="of:=IF(0.1&gt;17-[.BH63];0;17-[.BH63])" office:value-type="float" office:value="23.3" calcext:value-type="float">
            <text:p>23.3</text:p>
          </table:table-cell>
          <table:table-cell table:style-name="ce1669" table:formula="of:=IF(0.1&gt;17-[.BI63];0;17-[.BI63])" office:value-type="float" office:value="23.8" calcext:value-type="float">
            <text:p>23.8</text:p>
          </table:table-cell>
          <table:table-cell table:style-name="ce1669" table:formula="of:=IF(0.1&gt;17-[.BJ63];0;17-[.BJ63])" office:value-type="float" office:value="24.6" calcext:value-type="float">
            <text:p>24.6</text:p>
          </table:table-cell>
          <table:table-cell table:style-name="ce1669" table:formula="of:=IF(0.1&gt;17-[.BK63];0;17-[.BK63])" office:value-type="float" office:value="23.4" calcext:value-type="float">
            <text:p>23.4</text:p>
          </table:table-cell>
          <table:table-cell table:style-name="ce1669" table:formula="of:=IF(0.1&gt;17-[.BL63];0;17-[.BL63])" office:value-type="float" office:value="26.6" calcext:value-type="float">
            <text:p>26.6</text:p>
          </table:table-cell>
          <table:table-cell table:style-name="ce1669" table:formula="of:=IF(0.1&gt;17-[.BM63];0;17-[.BM63])" office:value-type="float" office:value="26.1" calcext:value-type="float">
            <text:p>26.1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1227"/>
          <table:table-cell table:style-name="ce373" table:number-columns-spanned="6" table:number-rows-spanned="1"/>
          <table:covered-table-cell table:style-name="ce1307"/>
          <table:covered-table-cell table:style-name="ce373"/>
          <table:covered-table-cell table:number-columns-repeated="3" table:style-name="ce1307"/>
          <table:table-cell table:style-name="ce1381" table:number-columns-spanned="2" table:number-rows-spanned="1"/>
          <table:covered-table-cell table:style-name="ce510"/>
          <table:table-cell table:style-name="ce510" table:number-columns-spanned="2" table:number-rows-spanned="1"/>
          <table:covered-table-cell table:style-name="ce510"/>
          <table:table-cell table:number-columns-repeated="7"/>
          <table:table-cell table:style-name="ce1504"/>
          <table:table-cell table:style-name="ce1511"/>
          <table:table-cell table:style-name="ce1517"/>
          <table:table-cell table:style-name="ce1527"/>
          <table:table-cell table:style-name="ce1538"/>
          <table:table-cell table:style-name="ce1550"/>
          <table:table-cell table:style-name="ce1555"/>
          <table:table-cell table:style-name="ce1565"/>
          <table:table-cell table:style-name="ce1575"/>
          <table:table-cell table:style-name="ce1586"/>
          <table:table-cell table:style-name="ce1592"/>
          <table:table-cell table:style-name="ce1517"/>
          <table:table-cell table:style-name="ce1617"/>
          <table:table-cell table:style-name="ce1409" table:number-columns-repeated="3"/>
          <table:table-cell table:style-name="ce1264" table:number-columns-repeated="2"/>
          <table:table-cell/>
          <table:table-cell table:style-name="ce1643"/>
          <table:table-cell table:style-name="ce1650"/>
          <table:table-cell table:style-name="ce1653"/>
          <table:table-cell/>
          <table:table-cell table:style-name="ce1669" table:formula="of:=SUM([.AX66:.AX77])" office:value-type="float" office:value="129.6" calcext:value-type="float">
            <text:p>129.6</text:p>
          </table:table-cell>
          <table:table-cell table:style-name="ce1669" table:formula="of:=SUM([.AY66:.AY77])" office:value-type="float" office:value="135.1" calcext:value-type="float">
            <text:p>135.1</text:p>
          </table:table-cell>
          <table:table-cell table:style-name="ce1669" table:formula="of:=SUM([.AZ66:.AZ77])" office:value-type="float" office:value="128.2" calcext:value-type="float">
            <text:p>128.2</text:p>
          </table:table-cell>
          <table:table-cell table:style-name="ce1669" table:formula="of:=SUM([.BA66:.BA77])" office:value-type="float" office:value="138.2" calcext:value-type="float">
            <text:p>138.2</text:p>
          </table:table-cell>
          <table:table-cell table:style-name="ce1669" table:formula="of:=SUM([.BB66:.BB77])" office:value-type="float" office:value="135.5" calcext:value-type="float">
            <text:p>135.5</text:p>
          </table:table-cell>
          <table:table-cell table:style-name="ce1669" table:formula="of:=SUM([.BC66:.BC77])" office:value-type="float" office:value="147.4" calcext:value-type="float">
            <text:p>147.4</text:p>
          </table:table-cell>
          <table:table-cell table:style-name="ce1669" table:formula="of:=SUM([.BD66:.BD77])" office:value-type="float" office:value="146.1" calcext:value-type="float">
            <text:p>146.1</text:p>
          </table:table-cell>
          <table:table-cell table:style-name="ce1669" table:formula="of:=SUM([.BE66:.BE77])" office:value-type="float" office:value="149.1" calcext:value-type="float">
            <text:p>149.1</text:p>
          </table:table-cell>
          <table:table-cell table:style-name="ce1669" table:formula="of:=SUM([.BF66:.BF77])" office:value-type="float" office:value="159.4" calcext:value-type="float">
            <text:p>159.4</text:p>
          </table:table-cell>
          <table:table-cell table:style-name="ce1669" table:formula="of:=SUM([.BG66:.BG77])" office:value-type="float" office:value="147.8" calcext:value-type="float">
            <text:p>147.8</text:p>
          </table:table-cell>
          <table:table-cell table:style-name="ce1669" table:formula="of:=SUM([.BH66:.BH77])" office:value-type="float" office:value="158.8" calcext:value-type="float">
            <text:p>158.8</text:p>
          </table:table-cell>
          <table:table-cell table:style-name="ce1669" table:formula="of:=SUM([.BI66:.BI77])" office:value-type="float" office:value="163.1" calcext:value-type="float">
            <text:p>163.1</text:p>
          </table:table-cell>
          <table:table-cell table:style-name="ce1669" table:formula="of:=SUM([.BJ66:.BJ77])" office:value-type="float" office:value="174.2" calcext:value-type="float">
            <text:p>174.2</text:p>
          </table:table-cell>
          <table:table-cell table:style-name="ce1669" table:formula="of:=SUM([.BK66:.BK77])" office:value-type="float" office:value="167.6" calcext:value-type="float">
            <text:p>167.6</text:p>
          </table:table-cell>
          <table:table-cell table:style-name="ce1669" table:formula="of:=SUM([.BL66:.BL77])" office:value-type="float" office:value="199.4" calcext:value-type="float">
            <text:p>199.4</text:p>
          </table:table-cell>
          <table:table-cell table:style-name="ce1669" table:formula="of:=SUM([.BM66:.BM77])" office:value-type="float" office:value="200.5" calcext:value-type="float">
            <text:p>200.5</text:p>
          </table:table-cell>
          <table:table-cell table:style-name="ce1684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1274"/>
          <table:table-cell table:style-name="ce1289"/>
          <table:table-cell table:style-name="ce1308"/>
          <table:table-cell table:style-name="ce1291"/>
          <table:table-cell table:style-name="ce1334"/>
          <table:table-cell table:style-name="ce26" table:number-columns-repeated="2"/>
          <table:table-cell table:style-name="ce1382"/>
          <table:table-cell table:style-name="ce1274" table:number-columns-repeated="3"/>
          <table:table-cell table:style-name="ce1478"/>
          <table:table-cell table:number-columns-repeated="6"/>
          <table:table-cell table:style-name="ce1505"/>
          <table:table-cell table:number-columns-repeated="2"/>
          <table:table-cell table:style-name="ce1528"/>
          <table:table-cell table:style-name="ce1540"/>
          <table:table-cell table:number-columns-repeated="2"/>
          <table:table-cell table:style-name="ce1566"/>
          <table:table-cell table:number-columns-repeated="2"/>
          <table:table-cell table:style-name="ce1593"/>
          <table:table-cell table:style-name="ce1264"/>
          <table:table-cell table:style-name="ce1618"/>
          <table:table-cell table:style-name="ce1264" table:number-columns-repeated="5"/>
          <table:table-cell/>
          <table:table-cell table:style-name="ce1643"/>
          <table:table-cell table:style-name="ce1651"/>
          <table:table-cell table:style-name="ce1653"/>
          <table:table-cell table:style-name="ce1638"/>
          <table:table-cell table:style-name="ce1670" table:number-columns-repeated="16"/>
          <table:table-cell table:style-name="ce1671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1274"/>
          <table:table-cell table:style-name="ce1290"/>
          <table:table-cell table:style-name="ce1309"/>
          <table:table-cell table:style-name="ce1327"/>
          <table:table-cell table:style-name="ce1335"/>
          <table:table-cell table:style-name="ce26" table:number-columns-repeated="2"/>
          <table:table-cell table:style-name="ce1231"/>
          <table:table-cell table:style-name="ce1409"/>
          <table:table-cell table:number-columns-repeated="9"/>
          <table:table-cell table:style-name="ce1506" table:number-columns-spanned="2" table:number-rows-spanned="1"/>
          <table:covered-table-cell/>
          <table:table-cell table:style-name="ce1518"/>
          <table:table-cell table:style-name="ce1528"/>
          <table:table-cell table:style-name="ce1541"/>
          <table:table-cell table:number-columns-repeated="2"/>
          <table:table-cell table:style-name="ce1566"/>
          <table:table-cell table:number-columns-repeated="2"/>
          <table:table-cell table:style-name="ce1518"/>
          <table:table-cell/>
          <table:table-cell table:style-name="ce1494"/>
          <table:table-cell table:number-columns-repeated="3"/>
          <table:table-cell table:style-name="ce1638" table:number-columns-repeated="3"/>
          <table:table-cell table:style-name="ce1643" table:number-columns-repeated="2"/>
          <table:table-cell table:style-name="ce1653"/>
          <table:table-cell table:style-name="ce1638"/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3" calcext:value-type="float">
            <text:p>3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float" office:value="5" calcext:value-type="float">
            <text:p>5</text:p>
          </table:table-cell>
          <table:table-cell table:style-name="ce1638" office:value-type="float" office:value="6" calcext:value-type="float">
            <text:p>6</text:p>
          </table:table-cell>
          <table:table-cell table:style-name="ce1638" office:value-type="float" office:value="7" calcext:value-type="float">
            <text:p>7</text:p>
          </table:table-cell>
          <table:table-cell table:style-name="ce1638" office:value-type="float" office:value="8" calcext:value-type="float">
            <text:p>8</text:p>
          </table:table-cell>
          <table:table-cell table:style-name="ce1638" office:value-type="float" office:value="9" calcext:value-type="float">
            <text:p>9</text:p>
          </table:table-cell>
          <table:table-cell table:style-name="ce1638" office:value-type="float" office:value="10" calcext:value-type="float">
            <text:p>10</text:p>
          </table:table-cell>
          <table:table-cell table:style-name="ce1638" office:value-type="float" office:value="11" calcext:value-type="float">
            <text:p>11</text:p>
          </table:table-cell>
          <table:table-cell table:style-name="ce1638" office:value-type="float" office:value="12" calcext:value-type="float">
            <text:p>12</text:p>
          </table:table-cell>
          <table:table-cell table:style-name="ce1638" office:value-type="float" office:value="13" calcext:value-type="float">
            <text:p>13</text:p>
          </table:table-cell>
          <table:table-cell table:style-name="ce1638" office:value-type="float" office:value="14" calcext:value-type="float">
            <text:p>14</text:p>
          </table:table-cell>
          <table:table-cell table:style-name="ce1638" office:value-type="float" office:value="15" calcext:value-type="float">
            <text:p>15</text:p>
          </table:table-cell>
          <table:table-cell table:style-name="ce1638" office:value-type="float" office:value="16" calcext:value-type="float">
            <text:p>16</text:p>
          </table:table-cell>
          <table:table-cell table:style-name="ce1638" office:value-type="float" office:value="17" calcext:value-type="float">
            <text:p>17</text:p>
          </table:table-cell>
          <table:table-cell table:style-name="ce1638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/>
          <table:table-cell table:style-name="ce1291"/>
          <table:table-cell table:style-name="ce1310"/>
          <table:table-cell table:style-name="ce1290" table:number-columns-repeated="2"/>
          <table:table-cell table:style-name="ce26" table:number-columns-repeated="2"/>
          <table:table-cell table:style-name="ce1231"/>
          <table:table-cell table:style-name="ce1268"/>
          <table:table-cell table:number-columns-repeated="9"/>
          <table:table-cell table:style-name="ce1507" table:number-columns-spanned="2" table:number-rows-spanned="1"/>
          <table:covered-table-cell/>
          <table:table-cell/>
          <table:table-cell table:style-name="ce1529"/>
          <table:table-cell table:style-name="ce1542"/>
          <table:table-cell table:style-name="ce1551" table:number-columns-repeated="2"/>
          <table:table-cell table:style-name="ce1567"/>
          <table:table-cell table:number-columns-repeated="8"/>
          <table:table-cell table:style-name="ce1638" table:number-columns-repeated="3"/>
          <table:table-cell table:style-name="ce1643" table:number-columns-repeated="2"/>
          <table:table-cell table:style-name="ce1653"/>
          <table:table-cell table:style-name="ce1638"/>
          <table:table-cell table:style-name="ce1671" table:formula="of:=[.AX66]/[.$AX$78]" office:value-type="float" office:value="0.150462962962963" calcext:value-type="float">
            <text:p>0.150</text:p>
          </table:table-cell>
          <table:table-cell table:style-name="ce1671" table:formula="of:=[.AY66]/[.$AY$78]" office:value-type="float" office:value="0.166543301258327" calcext:value-type="float">
            <text:p>0.167</text:p>
          </table:table-cell>
          <table:table-cell table:style-name="ce1671" table:formula="of:=[.AZ66]/[.$AZ$78]" office:value-type="float" office:value="0.165366614664587" calcext:value-type="float">
            <text:p>0.165</text:p>
          </table:table-cell>
          <table:table-cell table:style-name="ce1671" table:formula="of:=[.BA66]/[.$BA$78]" office:value-type="float" office:value="0.159913169319826" calcext:value-type="float">
            <text:p>0.160</text:p>
          </table:table-cell>
          <table:table-cell table:style-name="ce1671" table:formula="of:=[.BB66]/[.$BB$78]" office:value-type="float" office:value="0.162361623616236" calcext:value-type="float">
            <text:p>0.162</text:p>
          </table:table-cell>
          <table:table-cell table:style-name="ce1671" table:formula="of:=[.BC66]/[.$BC$78]" office:value-type="float" office:value="0.16146540027137" calcext:value-type="float">
            <text:p>0.161</text:p>
          </table:table-cell>
          <table:table-cell table:style-name="ce1671" table:formula="of:=[.BD66]/[.$BD$78]" office:value-type="float" office:value="0.16290212183436" calcext:value-type="float">
            <text:p>0.163</text:p>
          </table:table-cell>
          <table:table-cell table:style-name="ce1671" table:formula="of:=[.BE66]/[.$BE$78]" office:value-type="float" office:value="0.165660630449363" calcext:value-type="float">
            <text:p>0.166</text:p>
          </table:table-cell>
          <table:table-cell table:style-name="ce1671" table:formula="of:=[.BF66]/[.$BF$78]" office:value-type="float" office:value="0.159974905897114" calcext:value-type="float">
            <text:p>0.160</text:p>
          </table:table-cell>
          <table:table-cell table:style-name="ce1671" table:formula="of:=[.BG66]/[.$BG$78]" office:value-type="float" office:value="0.155615696887686" calcext:value-type="float">
            <text:p>0.156</text:p>
          </table:table-cell>
          <table:table-cell table:style-name="ce1671" table:formula="of:=[.BH66]/[.$BH$78]" office:value-type="float" office:value="0.164357682619647" calcext:value-type="float">
            <text:p>0.164</text:p>
          </table:table-cell>
          <table:table-cell table:style-name="ce1671" table:formula="of:=[.BI66]/[.$BI$78]" office:value-type="float" office:value="0.16247700797057" calcext:value-type="float">
            <text:p>0.162</text:p>
          </table:table-cell>
          <table:table-cell table:style-name="ce1671" table:formula="of:=[.BJ66]/[.$BJ$78]" office:value-type="float" office:value="0.157864523536165" calcext:value-type="float">
            <text:p>0.158</text:p>
          </table:table-cell>
          <table:table-cell table:style-name="ce1671" table:formula="of:=[.BK66]/[.$BK$78]" office:value-type="float" office:value="0.155131264916468" calcext:value-type="float">
            <text:p>0.155</text:p>
          </table:table-cell>
          <table:table-cell table:style-name="ce1671" table:formula="of:=[.BL66]/[.$BL$78]" office:value-type="float" office:value="0.145937813440321" calcext:value-type="float">
            <text:p>0.146</text:p>
          </table:table-cell>
          <table:table-cell table:style-name="ce1671" table:formula="of:=[.BM66]/[.$BM$78]" office:value-type="float" office:value="0.138653366583541" calcext:value-type="float">
            <text:p>0.139</text:p>
          </table:table-cell>
          <table:table-cell table:style-name="ce1671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/>
          <table:table-cell table:style-name="ce1292"/>
          <table:table-cell table:style-name="ce1309"/>
          <table:table-cell table:style-name="ce1290"/>
          <table:table-cell table:style-name="ce1328"/>
          <table:table-cell table:style-name="ce1347" table:number-columns-repeated="2"/>
          <table:table-cell table:style-name="ce1314"/>
          <table:table-cell table:style-name="ce1239"/>
          <table:table-cell table:style-name="ce2"/>
          <table:table-cell table:number-columns-repeated="8"/>
          <table:table-cell table:style-name="ce1508"/>
          <table:table-cell table:number-columns-repeated="2"/>
          <table:table-cell table:style-name="ce1530"/>
          <table:table-cell table:number-columns-repeated="12"/>
          <table:table-cell table:style-name="ce1638" table:number-columns-repeated="3"/>
          <table:table-cell table:style-name="ce1639" table:number-columns-repeated="2"/>
          <table:table-cell table:style-name="ce1653"/>
          <table:table-cell table:style-name="ce1638"/>
          <table:table-cell table:style-name="ce1671" table:formula="of:=[.AX67]/[.$AX$78]" office:value-type="float" office:value="0.158179012345679" calcext:value-type="float">
            <text:p>0.158</text:p>
          </table:table-cell>
          <table:table-cell table:style-name="ce1671" table:formula="of:=[.AY67]/[.$AY$78]" office:value-type="float" office:value="0.170244263508512" calcext:value-type="float">
            <text:p>0.170</text:p>
          </table:table-cell>
          <table:table-cell table:style-name="ce1671" table:formula="of:=[.AZ67]/[.$AZ$78]" office:value-type="float" office:value="0.170826833073323" calcext:value-type="float">
            <text:p>0.171</text:p>
          </table:table-cell>
          <table:table-cell table:style-name="ce1671" table:formula="of:=[.BA67]/[.$BA$78]" office:value-type="float" office:value="0.161360347322721" calcext:value-type="float">
            <text:p>0.161</text:p>
          </table:table-cell>
          <table:table-cell table:style-name="ce1671" table:formula="of:=[.BB67]/[.$BB$78]" office:value-type="float" office:value="0.165313653136531" calcext:value-type="float">
            <text:p>0.165</text:p>
          </table:table-cell>
          <table:table-cell table:style-name="ce1671" table:formula="of:=[.BC67]/[.$BC$78]" office:value-type="float" office:value="0.162143826322931" calcext:value-type="float">
            <text:p>0.162</text:p>
          </table:table-cell>
          <table:table-cell table:style-name="ce1671" table:formula="of:=[.BD67]/[.$BD$78]" office:value-type="float" office:value="0.164955509924709" calcext:value-type="float">
            <text:p>0.165</text:p>
          </table:table-cell>
          <table:table-cell table:style-name="ce1671" table:formula="of:=[.BE67]/[.$BE$78]" office:value-type="float" office:value="0.16767270288397" calcext:value-type="float">
            <text:p>0.168</text:p>
          </table:table-cell>
          <table:table-cell table:style-name="ce1671" table:formula="of:=[.BF67]/[.$BF$78]" office:value-type="float" office:value="0.161229611041405" calcext:value-type="float">
            <text:p>0.161</text:p>
          </table:table-cell>
          <table:table-cell table:style-name="ce1671" table:formula="of:=[.BG67]/[.$BG$78]" office:value-type="float" office:value="0.1617050067659" calcext:value-type="float">
            <text:p>0.162</text:p>
          </table:table-cell>
          <table:table-cell table:style-name="ce1671" table:formula="of:=[.BH67]/[.$BH$78]" office:value-type="float" office:value="0.168136020151133" calcext:value-type="float">
            <text:p>0.168</text:p>
          </table:table-cell>
          <table:table-cell table:style-name="ce1671" table:formula="of:=[.BI67]/[.$BI$78]" office:value-type="float" office:value="0.164929491109749" calcext:value-type="float">
            <text:p>0.165</text:p>
          </table:table-cell>
          <table:table-cell table:style-name="ce1671" table:formula="of:=[.BJ67]/[.$BJ$78]" office:value-type="float" office:value="0.161882893226177" calcext:value-type="float">
            <text:p>0.162</text:p>
          </table:table-cell>
          <table:table-cell table:style-name="ce1671" table:formula="of:=[.BK67]/[.$BK$78]" office:value-type="float" office:value="0.16109785202864" calcext:value-type="float">
            <text:p>0.161</text:p>
          </table:table-cell>
          <table:table-cell table:style-name="ce1671" table:formula="of:=[.BL67]/[.$BL$78]" office:value-type="float" office:value="0.154964894684052" calcext:value-type="float">
            <text:p>0.155</text:p>
          </table:table-cell>
          <table:table-cell table:style-name="ce1671" table:formula="of:=[.BM67]/[.$BM$78]" office:value-type="float" office:value="0.15211970074813" calcext:value-type="float">
            <text:p>0.152</text:p>
          </table:table-cell>
          <table:table-cell table:style-name="ce1671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/>
          <table:table-cell table:style-name="ce1292"/>
          <table:table-cell table:style-name="ce1311"/>
          <table:table-cell table:style-name="ce1290"/>
          <table:table-cell table:style-name="ce1328"/>
          <table:table-cell table:style-name="ce1347" table:number-columns-repeated="2"/>
          <table:table-cell table:style-name="ce1314"/>
          <table:table-cell table:style-name="ce1239"/>
          <table:table-cell table:style-name="ce2"/>
          <table:table-cell table:number-columns-repeated="11"/>
          <table:table-cell table:style-name="ce1060"/>
          <table:table-cell table:number-columns-repeated="12"/>
          <table:table-cell table:style-name="ce1638" table:number-columns-repeated="3"/>
          <table:table-cell table:style-name="ce1639" table:number-columns-repeated="2"/>
          <table:table-cell table:style-name="ce1654"/>
          <table:table-cell table:style-name="ce1638"/>
          <table:table-cell table:style-name="ce1671" table:formula="of:=[.AX68]/[.$AX$78]" office:value-type="float" office:value="0.138117283950617" calcext:value-type="float">
            <text:p>0.138</text:p>
          </table:table-cell>
          <table:table-cell table:style-name="ce1671" table:formula="of:=[.AY68]/[.$AY$78]" office:value-type="float" office:value="0.142857142857143" calcext:value-type="float">
            <text:p>0.143</text:p>
          </table:table-cell>
          <table:table-cell table:style-name="ce1671" table:formula="of:=[.AZ68]/[.$AZ$78]" office:value-type="float" office:value="0.142745709828393" calcext:value-type="float">
            <text:p>0.143</text:p>
          </table:table-cell>
          <table:table-cell table:style-name="ce1671" table:formula="of:=[.BA68]/[.$BA$78]" office:value-type="float" office:value="0.136758321273517" calcext:value-type="float">
            <text:p>0.137</text:p>
          </table:table-cell>
          <table:table-cell table:style-name="ce1671" table:formula="of:=[.BB68]/[.$BB$78]" office:value-type="float" office:value="0.140221402214022" calcext:value-type="float">
            <text:p>0.140</text:p>
          </table:table-cell>
          <table:table-cell table:style-name="ce1671" table:formula="of:=[.BC68]/[.$BC$78]" office:value-type="float" office:value="0.137042062415197" calcext:value-type="float">
            <text:p>0.137</text:p>
          </table:table-cell>
          <table:table-cell table:style-name="ce1671" table:formula="of:=[.BD68]/[.$BD$78]" office:value-type="float" office:value="0.137577002053388" calcext:value-type="float">
            <text:p>0.138</text:p>
          </table:table-cell>
          <table:table-cell table:style-name="ce1671" table:formula="of:=[.BE68]/[.$BE$78]" office:value-type="float" office:value="0.138832997987928" calcext:value-type="float">
            <text:p>0.139</text:p>
          </table:table-cell>
          <table:table-cell table:style-name="ce1671" table:formula="of:=[.BF68]/[.$BF$78]" office:value-type="float" office:value="0.134253450439147" calcext:value-type="float">
            <text:p>0.134</text:p>
          </table:table-cell>
          <table:table-cell table:style-name="ce1671" table:formula="of:=[.BG68]/[.$BG$78]" office:value-type="float" office:value="0.134641407307172" calcext:value-type="float">
            <text:p>0.135</text:p>
          </table:table-cell>
          <table:table-cell table:style-name="ce1671" table:formula="of:=[.BH68]/[.$BH$78]" office:value-type="float" office:value="0.13727959697733" calcext:value-type="float">
            <text:p>0.137</text:p>
          </table:table-cell>
          <table:table-cell table:style-name="ce1671" table:formula="of:=[.BI68]/[.$BI$78]" office:value-type="float" office:value="0.136112814224402" calcext:value-type="float">
            <text:p>0.136</text:p>
          </table:table-cell>
          <table:table-cell table:style-name="ce1671" table:formula="of:=[.BJ68]/[.$BJ$78]" office:value-type="float" office:value="0.134902411021814" calcext:value-type="float">
            <text:p>0.135</text:p>
          </table:table-cell>
          <table:table-cell table:style-name="ce1671" table:formula="of:=[.BK68]/[.$BK$78]" office:value-type="float" office:value="0.134844868735084" calcext:value-type="float">
            <text:p>0.135</text:p>
          </table:table-cell>
          <table:table-cell table:style-name="ce1671" table:formula="of:=[.BL68]/[.$BL$78]" office:value-type="float" office:value="0.127883650952859" calcext:value-type="float">
            <text:p>0.128</text:p>
          </table:table-cell>
          <table:table-cell table:style-name="ce1671" table:formula="of:=[.BM68]/[.$BM$78]" office:value-type="float" office:value="0.124688279301746" calcext:value-type="float">
            <text:p>0.125</text:p>
          </table:table-cell>
          <table:table-cell table:style-name="ce1671"/>
          <table:table-cell table:style-name="ce1639"/>
          <table:table-cell/>
        </table:table-row>
        <table:table-row table:style-name="ro2">
          <table:table-cell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/>
          <table:table-cell table:style-name="ce1274"/>
          <table:table-cell table:style-name="ce1312"/>
          <table:table-cell table:style-name="ce1290"/>
          <table:table-cell table:style-name="ce1328"/>
          <table:table-cell table:style-name="ce1347" table:number-columns-repeated="2"/>
          <table:table-cell table:style-name="ce1314"/>
          <table:table-cell table:style-name="ce1239"/>
          <table:table-cell table:style-name="ce2"/>
          <table:table-cell table:number-columns-repeated="24"/>
          <table:table-cell table:style-name="ce1638" table:number-columns-repeated="3"/>
          <table:table-cell table:style-name="ce1639" table:number-columns-repeated="2"/>
          <table:table-cell table:style-name="ce1654"/>
          <table:table-cell table:style-name="ce1638"/>
          <table:table-cell table:style-name="ce1671" table:formula="of:=[.AX69]/[.$AX$78]" office:value-type="float" office:value="0.101851851851852" calcext:value-type="float">
            <text:p>0.102</text:p>
          </table:table-cell>
          <table:table-cell table:style-name="ce1671" table:formula="of:=[.AY69]/[.$AY$78]" office:value-type="float" office:value="0.0910436713545522" calcext:value-type="float">
            <text:p>0.091</text:p>
          </table:table-cell>
          <table:table-cell table:style-name="ce1671" table:formula="of:=[.AZ69]/[.$AZ$78]" office:value-type="float" office:value="0.0959438377535102" calcext:value-type="float">
            <text:p>0.096</text:p>
          </table:table-cell>
          <table:table-cell table:style-name="ce1671" table:formula="of:=[.BA69]/[.$BA$78]" office:value-type="float" office:value="0.093342981186686" calcext:value-type="float">
            <text:p>0.093</text:p>
          </table:table-cell>
          <table:table-cell table:style-name="ce1671" table:formula="of:=[.BB69]/[.$BB$78]" office:value-type="float" office:value="0.0929889298892989" calcext:value-type="float">
            <text:p>0.093</text:p>
          </table:table-cell>
          <table:table-cell table:style-name="ce1671" table:formula="of:=[.BC69]/[.$BC$78]" office:value-type="float" office:value="0.0902306648575305" calcext:value-type="float">
            <text:p>0.090</text:p>
          </table:table-cell>
          <table:table-cell table:style-name="ce1671" table:formula="of:=[.BD69]/[.$BD$78]" office:value-type="float" office:value="0.0882956878850103" calcext:value-type="float">
            <text:p>0.088</text:p>
          </table:table-cell>
          <table:table-cell table:style-name="ce1671" table:formula="of:=[.BE69]/[.$BE$78]" office:value-type="float" office:value="0.0885311871227364" calcext:value-type="float">
            <text:p>0.089</text:p>
          </table:table-cell>
          <table:table-cell table:style-name="ce1671" table:formula="of:=[.BF69]/[.$BF$78]" office:value-type="float" office:value="0.088456712672522" calcext:value-type="float">
            <text:p>0.088</text:p>
          </table:table-cell>
          <table:table-cell table:style-name="ce1671" table:formula="of:=[.BG69]/[.$BG$78]" office:value-type="float" office:value="0.0940460081190799" calcext:value-type="float">
            <text:p>0.094</text:p>
          </table:table-cell>
          <table:table-cell table:style-name="ce1671" table:formula="of:=[.BH69]/[.$BH$78]" office:value-type="float" office:value="0.0906801007556675" calcext:value-type="float">
            <text:p>0.091</text:p>
          </table:table-cell>
          <table:table-cell table:style-name="ce1671" table:formula="of:=[.BI69]/[.$BI$78]" office:value-type="float" office:value="0.0901287553648069" calcext:value-type="float">
            <text:p>0.090</text:p>
          </table:table-cell>
          <table:table-cell table:style-name="ce1671" table:formula="of:=[.BJ69]/[.$BJ$78]" office:value-type="float" office:value="0.0901262916188289" calcext:value-type="float">
            <text:p>0.090</text:p>
          </table:table-cell>
          <table:table-cell table:style-name="ce1671" table:formula="of:=[.BK69]/[.$BK$78]" office:value-type="float" office:value="0.0930787589498807" calcext:value-type="float">
            <text:p>0.093</text:p>
          </table:table-cell>
          <table:table-cell table:style-name="ce1671" table:formula="of:=[.BL69]/[.$BL$78]" office:value-type="float" office:value="0.0872617853560682" calcext:value-type="float">
            <text:p>0.087</text:p>
          </table:table-cell>
          <table:table-cell table:style-name="ce1671" table:formula="of:=[.BM69]/[.$BM$78]" office:value-type="float" office:value="0.0882793017456359" calcext:value-type="float">
            <text:p>0.088</text:p>
          </table:table-cell>
          <table:table-cell table:style-name="ce1671"/>
          <table:table-cell table:style-name="ce1639"/>
          <table:table-cell/>
        </table:table-row>
        <table:table-row table:style-name="ro2">
          <table:table-cell table:style-name="ce2"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2"/>
          <table:table-cell table:style-name="ce1293"/>
          <table:table-cell table:style-name="ce1313"/>
          <table:table-cell table:style-name="ce1328" table:number-columns-repeated="2"/>
          <table:table-cell table:style-name="ce1314"/>
          <table:table-cell table:style-name="ce131" table:number-columns-repeated="2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3"/>
          <table:table-cell table:style-name="ce54" table:number-columns-repeated="4"/>
          <table:table-cell table:style-name="ce1531" table:number-columns-spanned="6" table:number-rows-spanned="1"/>
          <table:covered-table-cell table:style-name="ce131"/>
          <table:covered-table-cell table:number-columns-repeated="4" table:style-name="ce2"/>
          <table:table-cell table:style-name="ce2" table:number-columns-repeated="7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0]/[.$AX$78]" office:value-type="float" office:value="0.0570987654320988" calcext:value-type="float">
            <text:p>0.057</text:p>
          </table:table-cell>
          <table:table-cell table:style-name="ce1672" table:formula="of:=[.AY70]/[.$AY$78]" office:value-type="float" office:value="0.0392301998519615" calcext:value-type="float">
            <text:p>0.039</text:p>
          </table:table-cell>
          <table:table-cell table:style-name="ce1672" table:formula="of:=[.AZ70]/[.$AZ$78]" office:value-type="float" office:value="0.046021840873635" calcext:value-type="float">
            <text:p>0.046</text:p>
          </table:table-cell>
          <table:table-cell table:style-name="ce1672" table:formula="of:=[.BA70]/[.$BA$78]" office:value-type="float" office:value="0.0441389290882779" calcext:value-type="float">
            <text:p>0.044</text:p>
          </table:table-cell>
          <table:table-cell table:style-name="ce1672" table:formula="of:=[.BB70]/[.$BB$78]" office:value-type="float" office:value="0.044280442804428" calcext:value-type="float">
            <text:p>0.044</text:p>
          </table:table-cell>
          <table:table-cell table:style-name="ce1672" table:formula="of:=[.BC70]/[.$BC$78]" office:value-type="float" office:value="0.0413839891451832" calcext:value-type="float">
            <text:p>0.041</text:p>
          </table:table-cell>
          <table:table-cell table:style-name="ce1672" table:formula="of:=[.BD70]/[.$BD$78]" office:value-type="float" office:value="0.0396988364134155" calcext:value-type="float">
            <text:p>0.040</text:p>
          </table:table-cell>
          <table:table-cell table:style-name="ce1672" table:formula="of:=[.BE70]/[.$BE$78]" office:value-type="float" office:value="0.0389000670690812" calcext:value-type="float">
            <text:p>0.039</text:p>
          </table:table-cell>
          <table:table-cell table:style-name="ce1672" table:formula="of:=[.BF70]/[.$BF$78]" office:value-type="float" office:value="0.0420326223337516" calcext:value-type="float">
            <text:p>0.042</text:p>
          </table:table-cell>
          <table:table-cell table:style-name="ce1672" table:formula="of:=[.BG70]/[.$BG$78]" office:value-type="float" office:value="0.0466847090663058" calcext:value-type="float">
            <text:p>0.047</text:p>
          </table:table-cell>
          <table:table-cell table:style-name="ce1672" table:formula="of:=[.BH70]/[.$BH$78]" office:value-type="float" office:value="0.0415617128463476" calcext:value-type="float">
            <text:p>0.042</text:p>
          </table:table-cell>
          <table:table-cell table:style-name="ce1672" table:formula="of:=[.BI70]/[.$BI$78]" office:value-type="float" office:value="0.0416922133660331" calcext:value-type="float">
            <text:p>0.042</text:p>
          </table:table-cell>
          <table:table-cell table:style-name="ce1672" table:formula="of:=[.BJ70]/[.$BJ$78]" office:value-type="float" office:value="0.0459242250287026" calcext:value-type="float">
            <text:p>0.046</text:p>
          </table:table-cell>
          <table:table-cell table:style-name="ce1672" table:formula="of:=[.BK70]/[.$BK$78]" office:value-type="float" office:value="0.0459427207637231" calcext:value-type="float">
            <text:p>0.046</text:p>
          </table:table-cell>
          <table:table-cell table:style-name="ce1672" table:formula="of:=[.BL70]/[.$BL$78]" office:value-type="float" office:value="0.0496489468405216" calcext:value-type="float">
            <text:p>0.050</text:p>
          </table:table-cell>
          <table:table-cell table:style-name="ce1672" table:formula="of:=[.BM70]/[.$BM$78]" office:value-type="float" office:value="0.0543640897755611" calcext:value-type="float">
            <text:p>0.054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3"/>
          <table:table-cell table:style-name="ce54" table:number-columns-repeated="4"/>
          <table:table-cell table:style-name="ce1532"/>
          <table:table-cell table:style-name="ce1543" table:number-columns-repeated="2"/>
          <table:table-cell table:style-name="ce1556"/>
          <table:table-cell table:style-name="ce1543"/>
          <table:table-cell table:style-name="ce1576"/>
          <table:table-cell table:style-name="ce2" table:number-columns-repeated="7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1]/[.$AX$78]" office:value-type="float" office:value="0.0277777777777778" calcext:value-type="float">
            <text:p>0.028</text:p>
          </table:table-cell>
          <table:table-cell table:style-name="ce1672" table:formula="of:=[.AY71]/[.$AY$78]" office:value-type="float" office:value="0.0111028867505551" calcext:value-type="float">
            <text:p>0.011</text:p>
          </table:table-cell>
          <table:table-cell table:style-name="ce1672" table:formula="of:=[.AZ71]/[.$AZ$78]" office:value-type="float" office:value="0.0140405616224649" calcext:value-type="float">
            <text:p>0.014</text:p>
          </table:table-cell>
          <table:table-cell table:style-name="ce1672" table:formula="of:=[.BA71]/[.$BA$78]" office:value-type="float" office:value="0.0188133140376266" calcext:value-type="float">
            <text:p>0.019</text:p>
          </table:table-cell>
          <table:table-cell table:style-name="ce1672" table:formula="of:=[.BB71]/[.$BB$78]" office:value-type="float" office:value="0.0154981549815498" calcext:value-type="float">
            <text:p>0.015</text:p>
          </table:table-cell>
          <table:table-cell table:style-name="ce1672" table:formula="of:=[.BC71]/[.$BC$78]" office:value-type="float" office:value="0.0169606512890095" calcext:value-type="float">
            <text:p>0.017</text:p>
          </table:table-cell>
          <table:table-cell table:style-name="ce1672" table:formula="of:=[.BD71]/[.$BD$78]" office:value-type="float" office:value="0.0143737166324435" calcext:value-type="float">
            <text:p>0.014</text:p>
          </table:table-cell>
          <table:table-cell table:style-name="ce1672" table:formula="of:=[.BE71]/[.$BE$78]" office:value-type="float" office:value="0.0127431254191818" calcext:value-type="float">
            <text:p>0.013</text:p>
          </table:table-cell>
          <table:table-cell table:style-name="ce1672" table:formula="of:=[.BF71]/[.$BF$78]" office:value-type="float" office:value="0.0181932245922208" calcext:value-type="float">
            <text:p>0.018</text:p>
          </table:table-cell>
          <table:table-cell table:style-name="ce1672" table:formula="of:=[.BG71]/[.$BG$78]" office:value-type="float" office:value="0.020297699594046" calcext:value-type="float">
            <text:p>0.020</text:p>
          </table:table-cell>
          <table:table-cell table:style-name="ce1672" table:formula="of:=[.BH71]/[.$BH$78]" office:value-type="float" office:value="0.0138539042821159" calcext:value-type="float">
            <text:p>0.014</text:p>
          </table:table-cell>
          <table:table-cell table:style-name="ce1672" table:formula="of:=[.BI71]/[.$BI$78]" office:value-type="float" office:value="0.0165542611894543" calcext:value-type="float">
            <text:p>0.017</text:p>
          </table:table-cell>
          <table:table-cell table:style-name="ce1672" table:formula="of:=[.BJ71]/[.$BJ$78]" office:value-type="float" office:value="0.0200918484500574" calcext:value-type="float">
            <text:p>0.020</text:p>
          </table:table-cell>
          <table:table-cell table:style-name="ce1672" table:formula="of:=[.BK71]/[.$BK$78]" office:value-type="float" office:value="0.0202863961813842" calcext:value-type="float">
            <text:p>0.020</text:p>
          </table:table-cell>
          <table:table-cell table:style-name="ce1672" table:formula="of:=[.BL71]/[.$BL$78]" office:value-type="float" office:value="0.0245737211634905" calcext:value-type="float">
            <text:p>0.025</text:p>
          </table:table-cell>
          <table:table-cell table:style-name="ce1672" table:formula="of:=[.BM71]/[.$BM$78]" office:value-type="float" office:value="0.0304239401496259" calcext:value-type="float">
            <text:p>0.030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3"/>
          <table:table-cell table:style-name="ce54" table:number-columns-repeated="4"/>
          <table:table-cell table:style-name="ce1533"/>
          <table:table-cell table:style-name="ce131"/>
          <table:table-cell table:style-name="ce2"/>
          <table:table-cell table:style-name="ce131"/>
          <table:table-cell table:style-name="ce2"/>
          <table:table-cell table:style-name="ce1577"/>
          <table:table-cell table:style-name="ce2" table:number-columns-repeated="7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2]/[.$AX$78]" office:value-type="float" office:value="0" calcext:value-type="float">
            <text:p>0.000</text:p>
          </table:table-cell>
          <table:table-cell table:style-name="ce1672" table:formula="of:=[.AY72]/[.$AY$78]" office:value-type="float" office:value="0" calcext:value-type="float">
            <text:p>0.000</text:p>
          </table:table-cell>
          <table:table-cell table:style-name="ce1672" table:formula="of:=[.AZ72]/[.$AZ$78]" office:value-type="float" office:value="0" calcext:value-type="float">
            <text:p>0.000</text:p>
          </table:table-cell>
          <table:table-cell table:style-name="ce1672" table:formula="of:=[.BA72]/[.$BA$78]" office:value-type="float" office:value="0" calcext:value-type="float">
            <text:p>0.000</text:p>
          </table:table-cell>
          <table:table-cell table:style-name="ce1672" table:formula="of:=[.BB72]/[.$BB$78]" office:value-type="float" office:value="0" calcext:value-type="float">
            <text:p>0.000</text:p>
          </table:table-cell>
          <table:table-cell table:style-name="ce1672" table:formula="of:=[.BC72]/[.$BC$78]" office:value-type="float" office:value="0" calcext:value-type="float">
            <text:p>0.000</text:p>
          </table:table-cell>
          <table:table-cell table:style-name="ce1672" table:formula="of:=[.BD72]/[.$BD$78]" office:value-type="float" office:value="0" calcext:value-type="float">
            <text:p>0.000</text:p>
          </table:table-cell>
          <table:table-cell table:style-name="ce1672" table:formula="of:=[.BE72]/[.$BE$78]" office:value-type="float" office:value="0" calcext:value-type="float">
            <text:p>0.000</text:p>
          </table:table-cell>
          <table:table-cell table:style-name="ce1672" table:formula="of:=[.BF72]/[.$BF$78]" office:value-type="float" office:value="0" calcext:value-type="float">
            <text:p>0.000</text:p>
          </table:table-cell>
          <table:table-cell table:style-name="ce1672" table:formula="of:=[.BG72]/[.$BG$78]" office:value-type="float" office:value="0" calcext:value-type="float">
            <text:p>0.000</text:p>
          </table:table-cell>
          <table:table-cell table:style-name="ce1672" table:formula="of:=[.BH72]/[.$BH$78]" office:value-type="float" office:value="0" calcext:value-type="float">
            <text:p>0.000</text:p>
          </table:table-cell>
          <table:table-cell table:style-name="ce1672" table:formula="of:=[.BI72]/[.$BI$78]" office:value-type="float" office:value="0" calcext:value-type="float">
            <text:p>0.000</text:p>
          </table:table-cell>
          <table:table-cell table:style-name="ce1672" table:formula="of:=[.BJ72]/[.$BJ$78]" office:value-type="float" office:value="0.00229621125143512" calcext:value-type="float">
            <text:p>0.002</text:p>
          </table:table-cell>
          <table:table-cell table:style-name="ce1672" table:formula="of:=[.BK72]/[.$BK$78]" office:value-type="float" office:value="0.00298329355608592" calcext:value-type="float">
            <text:p>0.003</text:p>
          </table:table-cell>
          <table:table-cell table:style-name="ce1672" table:formula="of:=[.BL72]/[.$BL$78]" office:value-type="float" office:value="0.0115346038114343" calcext:value-type="float">
            <text:p>0.012</text:p>
          </table:table-cell>
          <table:table-cell table:style-name="ce1672" table:formula="of:=[.BM72]/[.$BM$78]" office:value-type="float" office:value="0.0159600997506234" calcext:value-type="float">
            <text:p>0.016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3"/>
          <table:table-cell table:style-name="ce54" table:number-columns-repeated="4"/>
          <table:table-cell table:style-name="ce1533"/>
          <table:table-cell table:style-name="ce131" table:number-columns-repeated="2"/>
          <table:table-cell table:style-name="ce1557"/>
          <table:table-cell table:style-name="ce1568"/>
          <table:table-cell table:style-name="ce1578"/>
          <table:table-cell table:style-name="ce2" table:number-columns-repeated="7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3]/[.$AX$78]" office:value-type="float" office:value="0.00771604938271605" calcext:value-type="float">
            <text:p>0.008</text:p>
          </table:table-cell>
          <table:table-cell table:style-name="ce1672" table:formula="of:=[.AY73]/[.$AY$78]" office:value-type="float" office:value="0.00444115470022207" calcext:value-type="float">
            <text:p>0.004</text:p>
          </table:table-cell>
          <table:table-cell table:style-name="ce1672" table:formula="of:=[.AZ73]/[.$AZ$78]" office:value-type="float" office:value="0.00156006240249609" calcext:value-type="float">
            <text:p>0.002</text:p>
          </table:table-cell>
          <table:table-cell table:style-name="ce1672" table:formula="of:=[.BA73]/[.$BA$78]" office:value-type="float" office:value="0.00868306801736613" calcext:value-type="float">
            <text:p>0.009</text:p>
          </table:table-cell>
          <table:table-cell table:style-name="ce1672" table:formula="of:=[.BB73]/[.$BB$78]" office:value-type="float" office:value="0.00590405904059041" calcext:value-type="float">
            <text:p>0.006</text:p>
          </table:table-cell>
          <table:table-cell table:style-name="ce1672" table:formula="of:=[.BC73]/[.$BC$78]" office:value-type="float" office:value="0.0115332428765265" calcext:value-type="float">
            <text:p>0.012</text:p>
          </table:table-cell>
          <table:table-cell table:style-name="ce1672" table:formula="of:=[.BD73]/[.$BD$78]" office:value-type="float" office:value="0.0109514031485284" calcext:value-type="float">
            <text:p>0.011</text:p>
          </table:table-cell>
          <table:table-cell table:style-name="ce1672" table:formula="of:=[.BE73]/[.$BE$78]" office:value-type="float" office:value="0.00871898054996647" calcext:value-type="float">
            <text:p>0.009</text:p>
          </table:table-cell>
          <table:table-cell table:style-name="ce1672" table:formula="of:=[.BF73]/[.$BF$78]" office:value-type="float" office:value="0.0163111668757842" calcext:value-type="float">
            <text:p>0.016</text:p>
          </table:table-cell>
          <table:table-cell table:style-name="ce1672" table:formula="of:=[.BG73]/[.$BG$78]" office:value-type="float" office:value="0.0128552097428958" calcext:value-type="float">
            <text:p>0.013</text:p>
          </table:table-cell>
          <table:table-cell table:style-name="ce1672" table:formula="of:=[.BH73]/[.$BH$78]" office:value-type="float" office:value="0.0107052896725441" calcext:value-type="float">
            <text:p>0.011</text:p>
          </table:table-cell>
          <table:table-cell table:style-name="ce1672" table:formula="of:=[.BI73]/[.$BI$78]" office:value-type="float" office:value="0.0134886572654813" calcext:value-type="float">
            <text:p>0.013</text:p>
          </table:table-cell>
          <table:table-cell table:style-name="ce1672" table:formula="of:=[.BJ73]/[.$BJ$78]" office:value-type="float" office:value="0.0183696900114811" calcext:value-type="float">
            <text:p>0.018</text:p>
          </table:table-cell>
          <table:table-cell table:style-name="ce1672" table:formula="of:=[.BK73]/[.$BK$78]" office:value-type="float" office:value="0.0178997613365155" calcext:value-type="float">
            <text:p>0.018</text:p>
          </table:table-cell>
          <table:table-cell table:style-name="ce1672" table:formula="of:=[.BL73]/[.$BL$78]" office:value-type="float" office:value="0.0235707121364092" calcext:value-type="float">
            <text:p>0.024</text:p>
          </table:table-cell>
          <table:table-cell table:style-name="ce1672" table:formula="of:=[.BM73]/[.$BM$78]" office:value-type="float" office:value="0.0269326683291771" calcext:value-type="float">
            <text:p>0.027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37"/>
          <table:table-cell table:style-name="ce500" table:number-columns-repeated="2"/>
          <table:table-cell table:style-name="ce1077" table:number-columns-repeated="2"/>
          <table:table-cell table:style-name="ce1201"/>
          <table:table-cell table:style-name="ce1234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3"/>
          <table:table-cell table:style-name="ce54" table:number-columns-repeated="4"/>
          <table:table-cell table:style-name="ce1533"/>
          <table:table-cell table:style-name="ce131" table:number-columns-repeated="2"/>
          <table:table-cell table:style-name="ce1557"/>
          <table:table-cell table:style-name="ce1569"/>
          <table:table-cell table:style-name="ce1578"/>
          <table:table-cell table:style-name="ce2" table:number-columns-repeated="7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4]/[.$AX$78]" office:value-type="float" office:value="0.0393518518518519" calcext:value-type="float">
            <text:p>0.039</text:p>
          </table:table-cell>
          <table:table-cell table:style-name="ce1672" table:formula="of:=[.AY74]/[.$AY$78]" office:value-type="float" office:value="0.0384900074019245" calcext:value-type="float">
            <text:p>0.038</text:p>
          </table:table-cell>
          <table:table-cell table:style-name="ce1672" table:formula="of:=[.AZ74]/[.$AZ$78]" office:value-type="float" office:value="0.0351014040561622" calcext:value-type="float">
            <text:p>0.035</text:p>
          </table:table-cell>
          <table:table-cell table:style-name="ce1672" table:formula="of:=[.BA74]/[.$BA$78]" office:value-type="float" office:value="0.0412445730824892" calcext:value-type="float">
            <text:p>0.041</text:p>
          </table:table-cell>
          <table:table-cell table:style-name="ce1672" table:formula="of:=[.BB74]/[.$BB$78]" office:value-type="float" office:value="0.0398523985239852" calcext:value-type="float">
            <text:p>0.040</text:p>
          </table:table-cell>
          <table:table-cell table:style-name="ce1672" table:formula="of:=[.BC74]/[.$BC$78]" office:value-type="float" office:value="0.0434192672998643" calcext:value-type="float">
            <text:p>0.043</text:p>
          </table:table-cell>
          <table:table-cell table:style-name="ce1672" table:formula="of:=[.BD74]/[.$BD$78]" office:value-type="float" office:value="0.0431211498973306" calcext:value-type="float">
            <text:p>0.043</text:p>
          </table:table-cell>
          <table:table-cell table:style-name="ce1672" table:formula="of:=[.BE74]/[.$BE$78]" office:value-type="float" office:value="0.0409121395036888" calcext:value-type="float">
            <text:p>0.041</text:p>
          </table:table-cell>
          <table:table-cell table:style-name="ce1672" table:formula="of:=[.BF74]/[.$BF$78]" office:value-type="float" office:value="0.0464240903387704" calcext:value-type="float">
            <text:p>0.046</text:p>
          </table:table-cell>
          <table:table-cell table:style-name="ce1672" table:formula="of:=[.BG74]/[.$BG$78]" office:value-type="float" office:value="0.0426251691474966" calcext:value-type="float">
            <text:p>0.043</text:p>
          </table:table-cell>
          <table:table-cell table:style-name="ce1672" table:formula="of:=[.BH74]/[.$BH$78]" office:value-type="float" office:value="0.0409319899244333" calcext:value-type="float">
            <text:p>0.041</text:p>
          </table:table-cell>
          <table:table-cell table:style-name="ce1672" table:formula="of:=[.BI74]/[.$BI$78]" office:value-type="float" office:value="0.0423053341508277" calcext:value-type="float">
            <text:p>0.042</text:p>
          </table:table-cell>
          <table:table-cell table:style-name="ce1672" table:formula="of:=[.BJ74]/[.$BJ$78]" office:value-type="float" office:value="0.0436280137772675" calcext:value-type="float">
            <text:p>0.044</text:p>
          </table:table-cell>
          <table:table-cell table:style-name="ce1672" table:formula="of:=[.BK74]/[.$BK$78]" office:value-type="float" office:value="0.0429594272076372" calcext:value-type="float">
            <text:p>0.043</text:p>
          </table:table-cell>
          <table:table-cell table:style-name="ce1672" table:formula="of:=[.BL74]/[.$BL$78]" office:value-type="float" office:value="0.0471414242728185" calcext:value-type="float">
            <text:p>0.047</text:p>
          </table:table-cell>
          <table:table-cell table:style-name="ce1672" table:formula="of:=[.BM74]/[.$BM$78]" office:value-type="float" office:value="0.0468827930174564" calcext:value-type="float">
            <text:p>0.047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3" table:number-columns-spanned="4" table:number-rows-spanned="1"/>
          <table:covered-table-cell table:number-columns-repeated="3" table:style-name="ce23"/>
          <table:table-cell table:style-name="ce1143"/>
          <table:table-cell table:style-name="ce1202"/>
          <table:table-cell table:style-name="ce2" table:number-columns-repeated="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3"/>
          <table:table-cell table:style-name="ce54" table:number-columns-repeated="4"/>
          <table:table-cell table:style-name="ce1534"/>
          <table:table-cell table:style-name="ce1544" table:number-columns-repeated="2"/>
          <table:table-cell table:style-name="ce1558" table:number-columns-repeated="2"/>
          <table:table-cell table:style-name="ce1579"/>
          <table:table-cell table:style-name="ce2" table:number-columns-repeated="7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5]/[.$AX$78]" office:value-type="float" office:value="0.0787037037037037" calcext:value-type="float">
            <text:p>0.079</text:p>
          </table:table-cell>
          <table:table-cell table:style-name="ce1672" table:formula="of:=[.AY75]/[.$AY$78]" office:value-type="float" office:value="0.0806809770540341" calcext:value-type="float">
            <text:p>0.081</text:p>
          </table:table-cell>
          <table:table-cell table:style-name="ce1672" table:formula="of:=[.AZ75]/[.$AZ$78]" office:value-type="float" office:value="0.078003120124805" calcext:value-type="float">
            <text:p>0.078</text:p>
          </table:table-cell>
          <table:table-cell table:style-name="ce1672" table:formula="of:=[.BA75]/[.$BA$78]" office:value-type="float" office:value="0.0817655571635311" calcext:value-type="float">
            <text:p>0.082</text:p>
          </table:table-cell>
          <table:table-cell table:style-name="ce1672" table:formula="of:=[.BB75]/[.$BB$78]" office:value-type="float" office:value="0.0811808118081181" calcext:value-type="float">
            <text:p>0.081</text:p>
          </table:table-cell>
          <table:table-cell table:style-name="ce1672" table:formula="of:=[.BC75]/[.$BC$78]" office:value-type="float" office:value="0.0827679782903664" calcext:value-type="float">
            <text:p>0.083</text:p>
          </table:table-cell>
          <table:table-cell table:style-name="ce1672" table:formula="of:=[.BD75]/[.$BD$78]" office:value-type="float" office:value="0.0841889117043121" calcext:value-type="float">
            <text:p>0.084</text:p>
          </table:table-cell>
          <table:table-cell table:style-name="ce1672" table:formula="of:=[.BE75]/[.$BE$78]" office:value-type="float" office:value="0.0811535881958417" calcext:value-type="float">
            <text:p>0.081</text:p>
          </table:table-cell>
          <table:table-cell table:style-name="ce1672" table:formula="of:=[.BF75]/[.$BF$78]" office:value-type="float" office:value="0.0821831869510665" calcext:value-type="float">
            <text:p>0.082</text:p>
          </table:table-cell>
          <table:table-cell table:style-name="ce1672" table:formula="of:=[.BG75]/[.$BG$78]" office:value-type="float" office:value="0.081190798376184" calcext:value-type="float">
            <text:p>0.081</text:p>
          </table:table-cell>
          <table:table-cell table:style-name="ce1672" table:formula="of:=[.BH75]/[.$BH$78]" office:value-type="float" office:value="0.0793450881612091" calcext:value-type="float">
            <text:p>0.079</text:p>
          </table:table-cell>
          <table:table-cell table:style-name="ce1672" table:formula="of:=[.BI75]/[.$BI$78]" office:value-type="float" office:value="0.0797057020232986" calcext:value-type="float">
            <text:p>0.080</text:p>
          </table:table-cell>
          <table:table-cell table:style-name="ce1672" table:formula="of:=[.BJ75]/[.$BJ$78]" office:value-type="float" office:value="0.0792192881745121" calcext:value-type="float">
            <text:p>0.079</text:p>
          </table:table-cell>
          <table:table-cell table:style-name="ce1672" table:formula="of:=[.BK75]/[.$BK$78]" office:value-type="float" office:value="0.0805489260143198" calcext:value-type="float">
            <text:p>0.081</text:p>
          </table:table-cell>
          <table:table-cell table:style-name="ce1672" table:formula="of:=[.BL75]/[.$BL$78]" office:value-type="float" office:value="0.082246740220662" calcext:value-type="float">
            <text:p>0.082</text:p>
          </table:table-cell>
          <table:table-cell table:style-name="ce1672" table:formula="of:=[.BM75]/[.$BM$78]" office:value-type="float" office:value="0.0807980049875312" calcext:value-type="float">
            <text:p>0.081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4" table:content-validation-name="val3"/>
          <table:table-cell table:style-name="ce1078"/>
          <table:table-cell table:style-name="ce54"/>
          <table:table-cell table:style-name="ce26"/>
          <table:table-cell table:style-name="ce2" table:number-columns-repeated="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3"/>
          <table:table-cell table:style-name="ce54" table:number-columns-repeated="3"/>
          <table:table-cell table:style-name="ce2" table:number-columns-repeated="14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6]/[.$AX$78]" office:value-type="float" office:value="0.103395061728395" calcext:value-type="float">
            <text:p>0.103</text:p>
          </table:table-cell>
          <table:table-cell table:style-name="ce1672" table:formula="of:=[.AY76]/[.$AY$78]" office:value-type="float" office:value="0.108068097705403" calcext:value-type="float">
            <text:p>0.108</text:p>
          </table:table-cell>
          <table:table-cell table:style-name="ce1672" table:formula="of:=[.AZ76]/[.$AZ$78]" office:value-type="float" office:value="0.105304212168487" calcext:value-type="float">
            <text:p>0.105</text:p>
          </table:table-cell>
          <table:table-cell table:style-name="ce1672" table:formula="of:=[.BA76]/[.$BA$78]" office:value-type="float" office:value="0.106367583212735" calcext:value-type="float">
            <text:p>0.106</text:p>
          </table:table-cell>
          <table:table-cell table:style-name="ce1672" table:formula="of:=[.BB76]/[.$BB$78]" office:value-type="float" office:value="0.106273062730627" calcext:value-type="float">
            <text:p>0.106</text:p>
          </table:table-cell>
          <table:table-cell table:style-name="ce1672" table:formula="of:=[.BC76]/[.$BC$78]" office:value-type="float" office:value="0.10719131614654" calcext:value-type="float">
            <text:p>0.107</text:p>
          </table:table-cell>
          <table:table-cell table:style-name="ce1672" table:formula="of:=[.BD76]/[.$BD$78]" office:value-type="float" office:value="0.107460643394935" calcext:value-type="float">
            <text:p>0.107</text:p>
          </table:table-cell>
          <table:table-cell table:style-name="ce1672" table:formula="of:=[.BE76]/[.$BE$78]" office:value-type="float" office:value="0.107310529845741" calcext:value-type="float">
            <text:p>0.107</text:p>
          </table:table-cell>
          <table:table-cell table:style-name="ce1672" table:formula="of:=[.BF76]/[.$BF$78]" office:value-type="float" office:value="0.106022584692597" calcext:value-type="float">
            <text:p>0.106</text:p>
          </table:table-cell>
          <table:table-cell table:style-name="ce1672" table:formula="of:=[.BG76]/[.$BG$78]" office:value-type="float" office:value="0.105548037889039" calcext:value-type="float">
            <text:p>0.106</text:p>
          </table:table-cell>
          <table:table-cell table:style-name="ce1672" table:formula="of:=[.BH76]/[.$BH$78]" office:value-type="float" office:value="0.106423173803526" calcext:value-type="float">
            <text:p>0.106</text:p>
          </table:table-cell>
          <table:table-cell table:style-name="ce1672" table:formula="of:=[.BI76]/[.$BI$78]" office:value-type="float" office:value="0.106683016554261" calcext:value-type="float">
            <text:p>0.107</text:p>
          </table:table-cell>
          <table:table-cell table:style-name="ce1672" table:formula="of:=[.BJ76]/[.$BJ$78]" office:value-type="float" office:value="0.104477611940298" calcext:value-type="float">
            <text:p>0.104</text:p>
          </table:table-cell>
          <table:table-cell table:style-name="ce1672" table:formula="of:=[.BK76]/[.$BK$78]" office:value-type="float" office:value="0.105608591885442" calcext:value-type="float">
            <text:p>0.106</text:p>
          </table:table-cell>
          <table:table-cell table:style-name="ce1672" table:formula="of:=[.BL76]/[.$BL$78]" office:value-type="float" office:value="0.111835506519559" calcext:value-type="float">
            <text:p>0.112</text:p>
          </table:table-cell>
          <table:table-cell table:style-name="ce1672" table:formula="of:=[.BM76]/[.$BM$78]" office:value-type="float" office:value="0.11072319201995" calcext:value-type="float">
            <text:p>0.111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4" table:content-validation-name="val4"/>
          <table:table-cell table:style-name="ce1078"/>
          <table:table-cell table:style-name="ce26" table:number-columns-repeated="2"/>
          <table:table-cell table:style-name="ce2" table:number-columns-repeated="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20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[.AX77]/[.$AX$78]" office:value-type="float" office:value="0.137345679012346" calcext:value-type="float">
            <text:p>0.137</text:p>
          </table:table-cell>
          <table:table-cell table:style-name="ce1672" table:formula="of:=[.AY77]/[.$AY$78]" office:value-type="float" office:value="0.147298297557365" calcext:value-type="float">
            <text:p>0.147</text:p>
          </table:table-cell>
          <table:table-cell table:style-name="ce1672" table:formula="of:=[.AZ77]/[.$AZ$78]" office:value-type="float" office:value="0.145085803432137" calcext:value-type="float">
            <text:p>0.145</text:p>
          </table:table-cell>
          <table:table-cell table:style-name="ce1672" table:formula="of:=[.BA77]/[.$BA$78]" office:value-type="float" office:value="0.147612156295224" calcext:value-type="float">
            <text:p>0.148</text:p>
          </table:table-cell>
          <table:table-cell table:style-name="ce1672" table:formula="of:=[.BB77]/[.$BB$78]" office:value-type="float" office:value="0.146125461254613" calcext:value-type="float">
            <text:p>0.146</text:p>
          </table:table-cell>
          <table:table-cell table:style-name="ce1672" table:formula="of:=[.BC77]/[.$BC$78]" office:value-type="float" office:value="0.145861601085482" calcext:value-type="float">
            <text:p>0.146</text:p>
          </table:table-cell>
          <table:table-cell table:style-name="ce1672" table:formula="of:=[.BD77]/[.$BD$78]" office:value-type="float" office:value="0.146475017111567" calcext:value-type="float">
            <text:p>0.146</text:p>
          </table:table-cell>
          <table:table-cell table:style-name="ce1672" table:formula="of:=[.BE77]/[.$BE$78]" office:value-type="float" office:value="0.149564050972502" calcext:value-type="float">
            <text:p>0.150</text:p>
          </table:table-cell>
          <table:table-cell table:style-name="ce1672" table:formula="of:=[.BF77]/[.$BF$78]" office:value-type="float" office:value="0.144918444165621" calcext:value-type="float">
            <text:p>0.145</text:p>
          </table:table-cell>
          <table:table-cell table:style-name="ce1672" table:formula="of:=[.BG77]/[.$BG$78]" office:value-type="float" office:value="0.144790257104195" calcext:value-type="float">
            <text:p>0.145</text:p>
          </table:table-cell>
          <table:table-cell table:style-name="ce1672" table:formula="of:=[.BH77]/[.$BH$78]" office:value-type="float" office:value="0.146725440806045" calcext:value-type="float">
            <text:p>0.147</text:p>
          </table:table-cell>
          <table:table-cell table:style-name="ce1672" table:formula="of:=[.BI77]/[.$BI$78]" office:value-type="float" office:value="0.145922746781116" calcext:value-type="float">
            <text:p>0.146</text:p>
          </table:table-cell>
          <table:table-cell table:style-name="ce1672" table:formula="of:=[.BJ77]/[.$BJ$78]" office:value-type="float" office:value="0.141216991963261" calcext:value-type="float">
            <text:p>0.141</text:p>
          </table:table-cell>
          <table:table-cell table:style-name="ce1672" table:formula="of:=[.BK77]/[.$BK$78]" office:value-type="float" office:value="0.139618138424821" calcext:value-type="float">
            <text:p>0.140</text:p>
          </table:table-cell>
          <table:table-cell table:style-name="ce1672" table:formula="of:=[.BL77]/[.$BL$78]" office:value-type="float" office:value="0.133400200601805" calcext:value-type="float">
            <text:p>0.133</text:p>
          </table:table-cell>
          <table:table-cell table:style-name="ce1672" table:formula="of:=[.BM77]/[.$BM$78]" office:value-type="float" office:value="0.130174563591022" calcext:value-type="float">
            <text:p>0.130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4" table:content-validation-name="val5"/>
          <table:table-cell table:style-name="ce1078"/>
          <table:table-cell table:style-name="ce26"/>
          <table:table-cell table:style-name="ce1203" table:number-columns-spanned="2" table:number-rows-spanned="1"/>
          <table:covered-table-cell table:style-name="ce1235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20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519"/>
          <table:table-cell table:style-name="ce1672" table:formula="of:=SUM([.AX81:.AX92])" office:value-type="float" office:value="1" calcext:value-type="float">
            <text:p>1.000</text:p>
          </table:table-cell>
          <table:table-cell table:style-name="ce1672" table:formula="of:=SUM([.AY81:.AY92])" office:value-type="float" office:value="1" calcext:value-type="float">
            <text:p>1.000</text:p>
          </table:table-cell>
          <table:table-cell table:style-name="ce1672" table:formula="of:=SUM([.AZ81:.AZ92])" office:value-type="float" office:value="1" calcext:value-type="float">
            <text:p>1.000</text:p>
          </table:table-cell>
          <table:table-cell table:style-name="ce1672" table:formula="of:=SUM([.BA81:.BA92])" office:value-type="float" office:value="1" calcext:value-type="float">
            <text:p>1.000</text:p>
          </table:table-cell>
          <table:table-cell table:style-name="ce1672" table:formula="of:=SUM([.BB81:.BB92])" office:value-type="float" office:value="1" calcext:value-type="float">
            <text:p>1.000</text:p>
          </table:table-cell>
          <table:table-cell table:style-name="ce1672" table:formula="of:=SUM([.BC81:.BC92])" office:value-type="float" office:value="1" calcext:value-type="float">
            <text:p>1.000</text:p>
          </table:table-cell>
          <table:table-cell table:style-name="ce1672" table:formula="of:=SUM([.BD81:.BD92])" office:value-type="float" office:value="1" calcext:value-type="float">
            <text:p>1.000</text:p>
          </table:table-cell>
          <table:table-cell table:style-name="ce1672" table:formula="of:=SUM([.BE81:.BE92])" office:value-type="float" office:value="1" calcext:value-type="float">
            <text:p>1.000</text:p>
          </table:table-cell>
          <table:table-cell table:style-name="ce1672" table:formula="of:=SUM([.BF81:.BF92])" office:value-type="float" office:value="1" calcext:value-type="float">
            <text:p>1.000</text:p>
          </table:table-cell>
          <table:table-cell table:style-name="ce1672" table:formula="of:=SUM([.BG81:.BG92])" office:value-type="float" office:value="1" calcext:value-type="float">
            <text:p>1.000</text:p>
          </table:table-cell>
          <table:table-cell table:style-name="ce1672" table:formula="of:=SUM([.BH81:.BH92])" office:value-type="float" office:value="1" calcext:value-type="float">
            <text:p>1.000</text:p>
          </table:table-cell>
          <table:table-cell table:style-name="ce1672" table:formula="of:=SUM([.BI81:.BI92])" office:value-type="float" office:value="1" calcext:value-type="float">
            <text:p>1.000</text:p>
          </table:table-cell>
          <table:table-cell table:style-name="ce1672" table:formula="of:=SUM([.BJ81:.BJ92])" office:value-type="float" office:value="1" calcext:value-type="float">
            <text:p>1.000</text:p>
          </table:table-cell>
          <table:table-cell table:style-name="ce1672" table:formula="of:=SUM([.BK81:.BK92])" office:value-type="float" office:value="1" calcext:value-type="float">
            <text:p>1.000</text:p>
          </table:table-cell>
          <table:table-cell table:style-name="ce1672" table:formula="of:=SUM([.BL81:.BL92])" office:value-type="float" office:value="1" calcext:value-type="float">
            <text:p>1.000</text:p>
          </table:table-cell>
          <table:table-cell table:style-name="ce1672" table:formula="of:=SUM([.BM81:.BM92])" office:value-type="float" office:value="1" calcext:value-type="float">
            <text:p>1.000</text:p>
          </table:table-cell>
          <table:table-cell table:style-name="ce167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4" table:content-validation-name="val6"/>
          <table:table-cell table:style-name="ce1079"/>
          <table:table-cell table:style-name="ce26"/>
          <table:table-cell table:style-name="ce1204" table:number-columns-spanned="2" table:number-rows-spanned="1"/>
          <table:covered-table-cell table:style-name="ce1236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20"/>
          <table:table-cell table:style-name="ce1519" table:number-columns-repeated="3"/>
          <table:table-cell table:style-name="ce1646" table:number-columns-repeated="2"/>
          <table:table-cell table:style-name="ce1655"/>
          <table:table-cell table:style-name="ce1661"/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11" calcext:value-type="float">
            <text:p>11</text:p>
          </table:table-cell>
          <table:table-cell table:style-name="ce1661" office:value-type="float" office:value="12" calcext:value-type="float">
            <text:p>12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15" calcext:value-type="float">
            <text:p>15</text:p>
          </table:table-cell>
          <table:table-cell table:style-name="ce1661" office:value-type="float" office:value="16" calcext:value-type="float">
            <text:p>16</text:p>
          </table:table-cell>
          <table:table-cell table:style-name="ce1661" office:value-type="float" office:value="17" calcext:value-type="float">
            <text:p>17</text:p>
          </table:table-cell>
          <table:table-cell table:style-name="ce1662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4" table:content-validation-name="val7"/>
          <table:table-cell table:style-name="ce1078"/>
          <table:table-cell table:style-name="ce26"/>
          <table:table-cell table:style-name="ce1204" table:number-columns-spanned="2" table:number-rows-spanned="1"/>
          <table:covered-table-cell table:style-name="ce1237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20"/>
          <table:table-cell table:style-name="ce1519" table:number-columns-repeated="3"/>
          <table:table-cell table:style-name="ce1646" table:number-columns-repeated="2"/>
          <table:table-cell table:style-name="ce1656"/>
          <table:table-cell table:style-name="ce1662" table:number-columns-repeated="18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4" table:content-validation-name="val8"/>
          <table:table-cell table:style-name="ce1078"/>
          <table:table-cell table:style-name="ce26"/>
          <table:table-cell table:style-name="ce1205" table:number-columns-spanned="2" table:number-rows-spanned="1"/>
          <table:covered-table-cell table:style-name="ce1238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/>
          <table:table-cell table:style-name="ce1491"/>
          <table:table-cell table:style-name="ce2" table:number-columns-repeated="14"/>
          <table:table-cell table:style-name="ce1239"/>
          <table:table-cell table:style-name="ce1603"/>
          <table:table-cell table:style-name="ce1239" table:number-columns-repeated="2"/>
          <table:table-cell table:style-name="ce1296"/>
          <table:table-cell table:style-name="ce1239" table:number-columns-repeated="3"/>
          <table:table-cell table:style-name="ce1519"/>
          <table:table-cell table:style-name="ce1646"/>
          <table:table-cell table:style-name="ce1519"/>
          <table:table-cell table:style-name="ce1655"/>
          <table:table-cell table:style-name="ce1519"/>
          <table:table-cell table:style-name="ce1673" table:number-columns-repeated="5"/>
          <table:table-cell table:style-name="ce1519" table:number-columns-repeated="2"/>
          <table:table-cell table:style-name="ce2"/>
          <table:table-cell table:style-name="ce131"/>
          <table:table-cell table:style-name="ce1569"/>
          <table:table-cell table:style-name="ce1519"/>
          <table:table-cell table:style-name="ce131"/>
          <table:table-cell table:style-name="ce1519" table:number-columns-repeated="5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5" table:content-validation-name="val9"/>
          <table:table-cell table:style-name="ce1080"/>
          <table:table-cell table:style-name="ce1083"/>
          <table:table-cell table:style-name="ce290" table:number-columns-repeated="2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 table:number-columns-repeated="16"/>
          <table:table-cell table:style-name="ce1296"/>
          <table:table-cell table:style-name="ce1604"/>
          <table:table-cell table:style-name="ce1296" table:number-columns-repeated="3"/>
          <table:table-cell table:style-name="ce1239" table:number-columns-repeated="3"/>
          <table:table-cell table:style-name="ce2"/>
          <table:table-cell table:style-name="ce1646" table:number-columns-repeated="2"/>
          <table:table-cell table:style-name="ce1656"/>
          <table:table-cell table:style-name="ce1663"/>
          <table:table-cell table:style-name="ce1519" office:value-type="float" office:value="4" calcext:value-type="float">
            <text:p>4</text:p>
          </table:table-cell>
          <table:table-cell table:style-name="ce1673" office:value-type="float" office:value="-26" calcext:value-type="float">
            <text:p>-26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1" calcext:value-type="float">
            <text:p>1</text:p>
          </table:table-cell>
          <table:table-cell table:style-name="ce1677" office:value-type="currency" office:currency="C" office:value="6.5" calcext:value-type="currency">
            <text:p>6.5 C</text:p>
          </table:table-cell>
          <table:table-cell table:style-name="ce1519" table:number-columns-repeated="3"/>
          <table:table-cell table:style-name="ce1655" office:value-type="float" office:value="592" calcext:value-type="float">
            <text:p>592</text:p>
          </table:table-cell>
          <table:table-cell table:style-name="ce1569" office:value-type="float" office:value="24" calcext:value-type="float">
            <text:p>24</text:p>
          </table:table-cell>
          <table:table-cell table:style-name="ce1681" table:formula="of:=[.BF97]/24" office:value-type="float" office:value="24.6666666666667" calcext:value-type="float">
            <text:p>24.7</text:p>
          </table:table-cell>
          <table:table-cell table:style-name="ce1655"/>
          <table:table-cell table:style-name="ce1519" table:number-columns-repeated="5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5" table:content-validation-name="val10"/>
          <table:table-cell table:style-name="ce1080"/>
          <table:table-cell table:style-name="ce1143" table:number-columns-repeated="2"/>
          <table:table-cell table:style-name="ce1239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 table:number-columns-repeated="16"/>
          <table:table-cell table:style-name="ce1296"/>
          <table:table-cell table:style-name="ce1604"/>
          <table:table-cell table:style-name="ce1296" table:number-columns-repeated="3"/>
          <table:table-cell table:style-name="ce1239" table:number-columns-repeated="3"/>
          <table:table-cell table:style-name="ce2"/>
          <table:table-cell table:style-name="ce1646" table:number-columns-repeated="2"/>
          <table:table-cell table:style-name="ce1656"/>
          <table:table-cell table:style-name="ce1663"/>
          <table:table-cell table:style-name="ce1519" office:value-type="float" office:value="17" calcext:value-type="float">
            <text:p>17</text:p>
          </table:table-cell>
          <table:table-cell table:style-name="ce1673" office:value-type="float" office:value="-38" calcext:value-type="float">
            <text:p>-38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-5" calcext:value-type="float">
            <text:p>-5</text:p>
          </table:table-cell>
          <table:table-cell table:style-name="ce1677" office:value-type="currency" office:currency="C" office:value="0.3" calcext:value-type="currency">
            <text:p>0.3 C</text:p>
          </table:table-cell>
          <table:table-cell table:style-name="ce1519" table:number-columns-repeated="3"/>
          <table:table-cell table:style-name="ce1655" office:value-type="float" office:value="647" calcext:value-type="float">
            <text:p>647</text:p>
          </table:table-cell>
          <table:table-cell table:style-name="ce1569" office:value-type="float" office:value="25" calcext:value-type="float">
            <text:p>25</text:p>
          </table:table-cell>
          <table:table-cell table:style-name="ce1681" table:formula="of:=[.BF98]/24" office:value-type="float" office:value="26.9583333333333" calcext:value-type="float">
            <text:p>27.0</text:p>
          </table:table-cell>
          <table:table-cell table:style-name="ce1655"/>
          <table:table-cell table:style-name="ce1519" table:number-columns-repeated="5"/>
          <table:table-cell table:style-name="ce1646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5" table:content-validation-name="val11"/>
          <table:table-cell table:style-name="ce1081"/>
          <table:table-cell table:style-name="ce1143" table:number-columns-repeated="2"/>
          <table:table-cell table:style-name="ce1239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 table:number-columns-repeated="16"/>
          <table:table-cell table:style-name="ce1296"/>
          <table:table-cell table:style-name="ce1604"/>
          <table:table-cell table:style-name="ce1296" table:number-columns-repeated="3"/>
          <table:table-cell table:style-name="ce1239" table:number-columns-repeated="3"/>
          <table:table-cell table:style-name="ce2"/>
          <table:table-cell table:style-name="ce1646"/>
          <table:table-cell table:style-name="ce1519"/>
          <table:table-cell table:style-name="ce1656" office:value-type="float" office:value="1" calcext:value-type="float">
            <text:p>1</text:p>
          </table:table-cell>
          <table:table-cell table:style-name="ce1663"/>
          <table:table-cell table:style-name="ce1519" office:value-type="float" office:value="13" calcext:value-type="float">
            <text:p>13</text:p>
          </table:table-cell>
          <table:table-cell table:style-name="ce1673" office:value-type="float" office:value="-32" calcext:value-type="float">
            <text:p>-32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-1" calcext:value-type="float">
            <text:p>-1</text:p>
          </table:table-cell>
          <table:table-cell table:style-name="ce1678" office:value-type="currency" office:currency="C" office:value="3.5" calcext:value-type="currency">
            <text:p>3.5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663" calcext:value-type="float">
            <text:p>663</text:p>
          </table:table-cell>
          <table:table-cell table:style-name="ce1569" office:value-type="float" office:value="25" calcext:value-type="float">
            <text:p>25</text:p>
          </table:table-cell>
          <table:table-cell table:style-name="ce1681" table:formula="of:=[.BF99]/24" office:value-type="float" office:value="27.625" calcext:value-type="float">
            <text:p>27.6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5" table:content-validation-name="val12"/>
          <table:table-cell table:style-name="ce1081"/>
          <table:table-cell table:style-name="ce1143" table:number-columns-repeated="2"/>
          <table:table-cell table:style-name="ce1239"/>
          <table:table-cell table:style-name="ce2"/>
          <table:table-cell table:style-name="ce1294"/>
          <table:table-cell table:style-name="ce1296" table:number-columns-repeated="3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 table:number-columns-repeated="16"/>
          <table:table-cell table:style-name="ce1296"/>
          <table:table-cell table:style-name="ce1604"/>
          <table:table-cell table:style-name="ce1296" table:number-columns-repeated="3"/>
          <table:table-cell table:style-name="ce1239" table:number-columns-repeated="3"/>
          <table:table-cell table:style-name="ce2"/>
          <table:table-cell table:style-name="ce1646"/>
          <table:table-cell table:style-name="ce1519"/>
          <table:table-cell table:style-name="ce1656" office:value-type="float" office:value="2" calcext:value-type="float">
            <text:p>2</text:p>
          </table:table-cell>
          <table:table-cell table:style-name="ce1663"/>
          <table:table-cell table:style-name="ce1646" office:value-type="float" office:value="10" calcext:value-type="float">
            <text:p>10</text:p>
          </table:table-cell>
          <table:table-cell table:style-name="ce1675" office:value-type="float" office:value="-32" calcext:value-type="float">
            <text:p>-32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-1" calcext:value-type="float">
            <text:p>-1</text:p>
          </table:table-cell>
          <table:table-cell table:style-name="ce1678" office:value-type="currency" office:currency="C" office:value="3.7" calcext:value-type="currency">
            <text:p>3.7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677" calcext:value-type="float">
            <text:p>677</text:p>
          </table:table-cell>
          <table:table-cell table:style-name="ce1569" office:value-type="float" office:value="26" calcext:value-type="float">
            <text:p>26</text:p>
          </table:table-cell>
          <table:table-cell table:style-name="ce1681" table:formula="of:=[.BF100]/24" office:value-type="float" office:value="28.2083333333333" calcext:value-type="float">
            <text:p>28.2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503"/>
          <table:table-cell table:style-name="ce1034"/>
          <table:table-cell table:style-name="ce1082"/>
          <table:table-cell table:style-name="ce1143" table:number-columns-repeated="2"/>
          <table:table-cell table:style-name="ce1239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 table:number-columns-repeated="16"/>
          <table:table-cell table:style-name="ce1296"/>
          <table:table-cell table:style-name="ce1604"/>
          <table:table-cell table:style-name="ce1296" table:number-columns-repeated="2"/>
          <table:table-cell table:style-name="ce1239" table:number-columns-repeated="4"/>
          <table:table-cell table:style-name="ce2"/>
          <table:table-cell table:style-name="ce1646"/>
          <table:table-cell table:style-name="ce1519"/>
          <table:table-cell table:style-name="ce1656" office:value-type="float" office:value="3" calcext:value-type="float">
            <text:p>3</text:p>
          </table:table-cell>
          <table:table-cell table:style-name="ce1663"/>
          <table:table-cell table:style-name="ce1646" office:value-type="float" office:value="14" calcext:value-type="float">
            <text:p>14</text:p>
          </table:table-cell>
          <table:table-cell table:style-name="ce1675" office:value-type="float" office:value="-32" calcext:value-type="float">
            <text:p>-32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-1" calcext:value-type="float">
            <text:p>-1</text:p>
          </table:table-cell>
          <table:table-cell table:style-name="ce1678" office:value-type="currency" office:currency="C" office:value="2.5" calcext:value-type="currency">
            <text:p>2.5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682" calcext:value-type="float">
            <text:p>682</text:p>
          </table:table-cell>
          <table:table-cell table:style-name="ce1569" office:value-type="float" office:value="26" calcext:value-type="float">
            <text:p>26</text:p>
          </table:table-cell>
          <table:table-cell table:style-name="ce1681" table:formula="of:=[.BF101]/24" office:value-type="float" office:value="28.4166666666667" calcext:value-type="float">
            <text:p>28.4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2">
          <table:table-cell table:style-name="ce2"/>
          <table:table-cell table:style-name="ce24" table:number-columns-spanned="2" table:number-rows-spanned="1"/>
          <table:covered-table-cell table:style-name="ce503"/>
          <table:table-cell table:style-name="ce1034"/>
          <table:table-cell table:style-name="ce1083"/>
          <table:table-cell table:style-name="ce26" table:number-columns-repeated="2"/>
          <table:table-cell table:style-name="ce1239"/>
          <table:table-cell table:style-name="ce290"/>
          <table:table-cell table:style-name="ce1295"/>
          <table:table-cell table:style-name="ce131"/>
          <table:table-cell table:style-name="ce2"/>
          <table:table-cell table:style-name="ce131"/>
          <table:table-cell table:style-name="ce1348"/>
          <table:table-cell table:style-name="ce1361"/>
          <table:table-cell table:style-name="ce1383"/>
          <table:table-cell table:style-name="ce54" table:number-columns-repeated="2"/>
          <table:table-cell table:style-name="ce26"/>
          <table:table-cell table:style-name="ce131"/>
          <table:table-cell table:style-name="ce2" table:number-columns-repeated="16"/>
          <table:table-cell table:style-name="ce1296"/>
          <table:table-cell table:style-name="ce1605"/>
          <table:table-cell table:style-name="ce1296" table:number-columns-repeated="2"/>
          <table:table-cell table:style-name="ce1239" table:number-columns-repeated="4"/>
          <table:table-cell table:style-name="ce2"/>
          <table:table-cell table:style-name="ce1646"/>
          <table:table-cell table:style-name="ce1519"/>
          <table:table-cell table:style-name="ce1656" office:value-type="float" office:value="4" calcext:value-type="float">
            <text:p>4</text:p>
          </table:table-cell>
          <table:table-cell table:style-name="ce1663"/>
          <table:table-cell table:style-name="ce1646" office:value-type="float" office:value="12" calcext:value-type="float">
            <text:p>12</text:p>
          </table:table-cell>
          <table:table-cell table:style-name="ce1675" office:value-type="float" office:value="-32" calcext:value-type="float">
            <text:p>-32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-1" calcext:value-type="float">
            <text:p>-1</text:p>
          </table:table-cell>
          <table:table-cell table:style-name="ce1678" office:value-type="currency" office:currency="C" office:value="3.9" calcext:value-type="currency">
            <text:p>3.9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719" calcext:value-type="float">
            <text:p>719</text:p>
          </table:table-cell>
          <table:table-cell table:style-name="ce1569" office:value-type="float" office:value="27" calcext:value-type="float">
            <text:p>27</text:p>
          </table:table-cell>
          <table:table-cell table:style-name="ce1681" table:formula="of:=[.BF102]/24" office:value-type="float" office:value="29.9583333333333" calcext:value-type="float">
            <text:p>30.0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26" table:number-columns-repeated="7"/>
          <table:table-cell table:style-name="ce1239"/>
          <table:table-cell table:style-name="ce1295"/>
          <table:table-cell table:style-name="ce131"/>
          <table:table-cell table:style-name="ce2"/>
          <table:table-cell table:style-name="ce131"/>
          <table:table-cell table:style-name="ce1348"/>
          <table:table-cell table:style-name="ce1361"/>
          <table:table-cell table:style-name="ce1383"/>
          <table:table-cell table:style-name="ce1348"/>
          <table:table-cell table:style-name="ce131" table:number-columns-repeated="3"/>
          <table:table-cell table:style-name="ce2" table:number-columns-repeated="16"/>
          <table:table-cell table:style-name="ce1239" table:number-columns-repeated="2"/>
          <table:table-cell table:style-name="ce1296"/>
          <table:table-cell table:style-name="ce743" table:number-columns-spanned="3" table:number-rows-spanned="1"/>
          <table:covered-table-cell table:number-columns-repeated="2" table:style-name="ce743"/>
          <table:table-cell table:style-name="ce1239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5" calcext:value-type="float">
            <text:p>5</text:p>
          </table:table-cell>
          <table:table-cell table:style-name="ce1663"/>
          <table:table-cell table:style-name="ce1646" office:value-type="float" office:value="8" calcext:value-type="float">
            <text:p>8</text:p>
          </table:table-cell>
          <table:table-cell table:style-name="ce1675" office:value-type="float" office:value="-29" calcext:value-type="float">
            <text:p>-29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float" office:value="0" calcext:value-type="float">
            <text:p>0</text:p>
          </table:table-cell>
          <table:table-cell table:style-name="ce1678" office:value-type="currency" office:currency="C" office:value="4.9" calcext:value-type="currency">
            <text:p>4.9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724" calcext:value-type="float">
            <text:p>724</text:p>
          </table:table-cell>
          <table:table-cell table:style-name="ce1569" office:value-type="float" office:value="28" calcext:value-type="float">
            <text:p>28</text:p>
          </table:table-cell>
          <table:table-cell table:style-name="ce1681" table:formula="of:=[.BF103]/24" office:value-type="float" office:value="30.1666666666667" calcext:value-type="float">
            <text:p>30.2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27" table:number-columns-spanned="4" table:number-rows-spanned="1"/>
          <table:covered-table-cell table:style-name="ce24"/>
          <table:covered-table-cell table:style-name="ce1035" table:content-validation-name="val13"/>
          <table:covered-table-cell table:style-name="ce165"/>
          <table:table-cell table:style-name="ce1144" table:number-columns-spanned="2" table:number-rows-spanned="1"/>
          <table:covered-table-cell table:style-name="ce290"/>
          <table:table-cell table:style-name="ce54"/>
          <table:table-cell table:style-name="ce1239"/>
          <table:table-cell table:style-name="ce290"/>
          <table:table-cell table:style-name="ce1083"/>
          <table:table-cell table:style-name="ce290"/>
          <table:table-cell table:style-name="ce1083"/>
          <table:table-cell table:style-name="ce1348"/>
          <table:table-cell table:style-name="ce1361"/>
          <table:table-cell table:style-name="ce1383"/>
          <table:table-cell table:style-name="ce1348"/>
          <table:table-cell table:style-name="ce1083" table:number-columns-repeated="3"/>
          <table:table-cell table:style-name="ce290" table:number-columns-repeated="12"/>
          <table:table-cell table:style-name="ce2" table:number-columns-repeated="4"/>
          <table:table-cell table:style-name="ce1239" table:number-columns-repeated="2"/>
          <table:table-cell table:style-name="ce1296"/>
          <table:table-cell table:style-name="ce743" table:number-columns-spanned="3" table:number-rows-spanned="1"/>
          <table:covered-table-cell table:number-columns-repeated="2" table:style-name="ce743"/>
          <table:table-cell table:style-name="ce1239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6" calcext:value-type="float">
            <text:p>6</text:p>
          </table:table-cell>
          <table:table-cell table:style-name="ce1663"/>
          <table:table-cell table:style-name="ce1646" office:value-type="float" office:value="9" calcext:value-type="float">
            <text:p>9</text:p>
          </table:table-cell>
          <table:table-cell table:style-name="ce1675" office:value-type="float" office:value="-29" calcext:value-type="float">
            <text:p>-29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float" office:value="0" calcext:value-type="float">
            <text:p>0</text:p>
          </table:table-cell>
          <table:table-cell table:style-name="ce1678" office:value-type="currency" office:currency="C" office:value="4.7" calcext:value-type="currency">
            <text:p>4.7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726" calcext:value-type="float">
            <text:p>726</text:p>
          </table:table-cell>
          <table:table-cell table:style-name="ce1569" office:value-type="float" office:value="28" calcext:value-type="float">
            <text:p>28</text:p>
          </table:table-cell>
          <table:table-cell table:style-name="ce1681" table:formula="of:=[.BF104]/24" office:value-type="float" office:value="30.25" calcext:value-type="float">
            <text:p>30.3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36" table:content-validation-name="val14"/>
          <table:table-cell table:style-name="ce1085"/>
          <table:table-cell table:style-name="ce47" table:number-columns-repeated="2"/>
          <table:table-cell table:style-name="ce54"/>
          <table:table-cell table:style-name="ce1239" table:number-columns-repeated="2"/>
          <table:table-cell table:style-name="ce1314"/>
          <table:table-cell table:style-name="ce1239"/>
          <table:table-cell table:style-name="ce1314"/>
          <table:table-cell table:style-name="ce1348"/>
          <table:table-cell table:style-name="ce1361"/>
          <table:table-cell table:style-name="ce1383"/>
          <table:table-cell table:style-name="ce1348"/>
          <table:table-cell table:style-name="ce1314" table:number-columns-repeated="3"/>
          <table:table-cell table:style-name="ce1239" table:number-columns-repeated="7"/>
          <table:table-cell table:style-name="ce290" table:number-columns-repeated="5"/>
          <table:table-cell table:style-name="ce2" table:number-columns-repeated="4"/>
          <table:table-cell table:style-name="ce1239" table:number-columns-repeated="2"/>
          <table:table-cell table:style-name="ce1296"/>
          <table:table-cell table:style-name="ce1239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7" calcext:value-type="float">
            <text:p>7</text:p>
          </table:table-cell>
          <table:table-cell table:style-name="ce1663"/>
          <table:table-cell table:style-name="ce1646" office:value-type="float" office:value="2" calcext:value-type="float">
            <text:p>2</text:p>
          </table:table-cell>
          <table:table-cell table:style-name="ce1675" office:value-type="float" office:value="-26" calcext:value-type="float">
            <text:p>-26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1" calcext:value-type="float">
            <text:p>1</text:p>
          </table:table-cell>
          <table:table-cell table:style-name="ce1678" office:value-type="currency" office:currency="C" office:value="6.2" calcext:value-type="currency">
            <text:p>6.2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759" calcext:value-type="float">
            <text:p>759</text:p>
          </table:table-cell>
          <table:table-cell table:style-name="ce1569" office:value-type="float" office:value="29" calcext:value-type="float">
            <text:p>29</text:p>
          </table:table-cell>
          <table:table-cell table:style-name="ce1681" table:formula="of:=[.BF105]/24" office:value-type="float" office:value="31.625" calcext:value-type="float">
            <text:p>31.6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9" table:content-validation-name="val15"/>
          <table:table-cell table:style-name="ce165"/>
          <table:table-cell table:style-name="ce1145"/>
          <table:table-cell table:style-name="ce1207"/>
          <table:table-cell table:style-name="ce54"/>
          <table:table-cell table:style-name="ce1239" table:number-columns-repeated="2"/>
          <table:table-cell table:style-name="ce1314"/>
          <table:table-cell table:style-name="ce1239"/>
          <table:table-cell table:style-name="ce1314"/>
          <table:table-cell table:style-name="ce1348"/>
          <table:table-cell table:style-name="ce1361"/>
          <table:table-cell table:style-name="ce1383"/>
          <table:table-cell table:style-name="ce1348"/>
          <table:table-cell table:style-name="ce1314" table:number-columns-repeated="3"/>
          <table:table-cell table:style-name="ce1239" table:number-columns-repeated="7"/>
          <table:table-cell table:style-name="ce290" table:number-columns-repeated="5"/>
          <table:table-cell table:style-name="ce1239" table:number-columns-repeated="4"/>
          <table:table-cell table:style-name="ce1296"/>
          <table:table-cell table:style-name="ce1605"/>
          <table:table-cell table:style-name="ce1296" table:number-columns-repeated="2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8" calcext:value-type="float">
            <text:p>8</text:p>
          </table:table-cell>
          <table:table-cell table:style-name="ce1663"/>
          <table:table-cell table:style-name="ce1646" office:value-type="float" office:value="15" calcext:value-type="float">
            <text:p>15</text:p>
          </table:table-cell>
          <table:table-cell table:style-name="ce1675" office:value-type="float" office:value="-32" calcext:value-type="float">
            <text:p>-32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-1" calcext:value-type="float">
            <text:p>-1</text:p>
          </table:table-cell>
          <table:table-cell table:style-name="ce1678" office:value-type="currency" office:currency="C" office:value="3" calcext:value-type="currency">
            <text:p>3.0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785" calcext:value-type="float">
            <text:p>785</text:p>
          </table:table-cell>
          <table:table-cell table:style-name="ce1569" office:value-type="float" office:value="30" calcext:value-type="float">
            <text:p>30</text:p>
          </table:table-cell>
          <table:table-cell table:style-name="ce1681" table:formula="of:=[.BF106]/24" office:value-type="float" office:value="32.7083333333333" calcext:value-type="float">
            <text:p>32.7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038" table:content-validation-name="val16"/>
          <table:table-cell table:style-name="ce165"/>
          <table:table-cell table:style-name="ce27" table:number-columns-spanned="3" table:number-rows-spanned="1"/>
          <table:covered-table-cell table:number-columns-repeated="2" table:style-name="ce54"/>
          <table:table-cell table:style-name="ce1239" table:number-columns-repeated="2"/>
          <table:table-cell table:style-name="ce1314"/>
          <table:table-cell table:style-name="ce1239"/>
          <table:table-cell table:style-name="ce1314" table:number-columns-repeated="4"/>
          <table:table-cell table:style-name="ce1348"/>
          <table:table-cell table:style-name="ce1314" table:number-columns-repeated="3"/>
          <table:table-cell table:style-name="ce1239" table:number-columns-repeated="7"/>
          <table:table-cell table:style-name="ce290" table:number-columns-repeated="5"/>
          <table:table-cell table:style-name="ce1239" table:number-columns-repeated="4"/>
          <table:table-cell table:style-name="ce1296"/>
          <table:table-cell table:style-name="ce1605"/>
          <table:table-cell table:style-name="ce1296" table:number-columns-repeated="2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9" calcext:value-type="float">
            <text:p>9</text:p>
          </table:table-cell>
          <table:table-cell table:style-name="ce1663"/>
          <table:table-cell table:style-name="ce1646" office:value-type="float" office:value="5" calcext:value-type="float">
            <text:p>5</text:p>
          </table:table-cell>
          <table:table-cell table:style-name="ce1675" office:value-type="float" office:value="-26" calcext:value-type="float">
            <text:p>-26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1" calcext:value-type="float">
            <text:p>1</text:p>
          </table:table-cell>
          <table:table-cell table:style-name="ce1678" office:value-type="currency" office:currency="C" office:value="5.5" calcext:value-type="currency">
            <text:p>5.5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812" calcext:value-type="float">
            <text:p>812</text:p>
          </table:table-cell>
          <table:table-cell table:style-name="ce1569" office:value-type="float" office:value="30" calcext:value-type="float">
            <text:p>30</text:p>
          </table:table-cell>
          <table:table-cell table:style-name="ce1681" table:formula="of:=[.BF107]/24" office:value-type="float" office:value="33.8333333333333" calcext:value-type="float">
            <text:p>33.8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43" table:number-columns-spanned="2" table:number-rows-spanned="2"/>
          <table:covered-table-cell table:style-name="ce24"/>
          <table:table-cell table:style-name="ce1039" table:content-validation-name="val17"/>
          <table:table-cell table:style-name="ce165"/>
          <table:table-cell table:style-name="ce1146" table:number-columns-repeated="3"/>
          <table:table-cell table:style-name="ce290"/>
          <table:table-cell table:style-name="ce1239"/>
          <table:table-cell table:style-name="ce1314"/>
          <table:table-cell table:style-name="ce1239"/>
          <table:table-cell table:style-name="ce1314"/>
          <table:table-cell table:style-name="ce1347" table:number-columns-repeated="3"/>
          <table:table-cell table:style-name="ce1348"/>
          <table:table-cell table:style-name="ce1314" table:number-columns-repeated="3"/>
          <table:table-cell table:style-name="ce1239" table:number-columns-repeated="7"/>
          <table:table-cell table:style-name="ce290" table:number-columns-repeated="5"/>
          <table:table-cell table:style-name="ce1239" table:number-columns-repeated="4"/>
          <table:table-cell table:style-name="ce1296"/>
          <table:table-cell table:style-name="ce1605"/>
          <table:table-cell table:style-name="ce1296" table:number-columns-repeated="2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10" calcext:value-type="float">
            <text:p>10</text:p>
          </table:table-cell>
          <table:table-cell table:style-name="ce1663"/>
          <table:table-cell table:style-name="ce1646" office:value-type="float" office:value="16" calcext:value-type="float">
            <text:p>16</text:p>
          </table:table-cell>
          <table:table-cell table:style-name="ce1675" office:value-type="float" office:value="-38" calcext:value-type="float">
            <text:p>-38</text:p>
          </table:table-cell>
          <table:table-cell table:style-name="ce1646" office:value-type="float" office:value="0" calcext:value-type="float">
            <text:p>0</text:p>
          </table:table-cell>
          <table:table-cell table:style-name="ce1646" office:value-type="float" office:value="-5" calcext:value-type="float">
            <text:p>-5</text:p>
          </table:table-cell>
          <table:table-cell table:style-name="ce1678" office:value-type="currency" office:currency="C" office:value="0.4" calcext:value-type="currency">
            <text:p>0.4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824" calcext:value-type="float">
            <text:p>824</text:p>
          </table:table-cell>
          <table:table-cell table:style-name="ce1569" office:value-type="float" office:value="32" calcext:value-type="float">
            <text:p>32</text:p>
          </table:table-cell>
          <table:table-cell table:style-name="ce1681" table:formula="of:=[.BF108]/24" office:value-type="float" office:value="34.3333333333333" calcext:value-type="float">
            <text:p>34.3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covered-table-cell table:number-columns-repeated="2" table:style-name="ce24"/>
          <table:table-cell table:style-name="ce1040" table:content-validation-name="val18"/>
          <table:table-cell table:style-name="ce1086"/>
          <table:table-cell table:style-name="ce1147" table:number-columns-repeated="3"/>
          <table:table-cell table:style-name="ce290"/>
          <table:table-cell table:style-name="ce1239"/>
          <table:table-cell table:style-name="ce1314"/>
          <table:table-cell table:style-name="ce1239"/>
          <table:table-cell table:style-name="ce1314"/>
          <table:table-cell table:style-name="ce1347"/>
          <table:table-cell table:style-name="ce1362" table:number-columns-repeated="2"/>
          <table:table-cell table:style-name="ce1348"/>
          <table:table-cell table:style-name="ce1314" table:number-columns-repeated="3"/>
          <table:table-cell table:style-name="ce1239" table:number-columns-repeated="7"/>
          <table:table-cell table:style-name="ce290" table:number-columns-repeated="5"/>
          <table:table-cell table:style-name="ce1239" table:number-columns-repeated="4"/>
          <table:table-cell table:style-name="ce1296"/>
          <table:table-cell table:style-name="ce1605"/>
          <table:table-cell table:style-name="ce1296" table:number-columns-repeated="2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11" calcext:value-type="float">
            <text:p>11</text:p>
          </table:table-cell>
          <table:table-cell table:style-name="ce1663"/>
          <table:table-cell table:style-name="ce1646" office:value-type="float" office:value="7" calcext:value-type="float">
            <text:p>7</text:p>
          </table:table-cell>
          <table:table-cell table:style-name="ce1675" office:value-type="float" office:value="-29" calcext:value-type="float">
            <text:p>-29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float" office:value="0" calcext:value-type="float">
            <text:p>0</text:p>
          </table:table-cell>
          <table:table-cell table:style-name="ce1678" office:value-type="currency" office:currency="C" office:value="4.8" calcext:value-type="currency">
            <text:p>4.8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826" calcext:value-type="float">
            <text:p>826</text:p>
          </table:table-cell>
          <table:table-cell table:style-name="ce1569" office:value-type="float" office:value="32" calcext:value-type="float">
            <text:p>32</text:p>
          </table:table-cell>
          <table:table-cell table:style-name="ce1681" table:formula="of:=[.BF109]/24" office:value-type="float" office:value="34.4166666666667" calcext:value-type="float">
            <text:p>34.4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13" table:content-validation-name="val19"/>
          <table:table-cell table:style-name="ce1087"/>
          <table:table-cell table:style-name="ce54" table:number-columns-repeated="2"/>
          <table:table-cell table:style-name="ce1166"/>
          <table:table-cell table:style-name="ce290" table:number-columns-repeated="2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348"/>
          <table:table-cell table:style-name="ce1083" table:number-columns-repeated="3"/>
          <table:table-cell table:style-name="ce290" table:number-columns-repeated="8"/>
          <table:table-cell table:style-name="ce2" table:number-columns-repeated="4"/>
          <table:table-cell table:style-name="ce1239" table:number-columns-repeated="4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519"/>
          <table:table-cell table:style-name="ce1656" office:value-type="float" office:value="12" calcext:value-type="float">
            <text:p>12</text:p>
          </table:table-cell>
          <table:table-cell table:style-name="ce1663"/>
          <table:table-cell table:style-name="ce1646" office:value-type="float" office:value="6" calcext:value-type="float">
            <text:p>6</text:p>
          </table:table-cell>
          <table:table-cell table:style-name="ce1675" office:value-type="float" office:value="-26" calcext:value-type="float">
            <text:p>-26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1" calcext:value-type="float">
            <text:p>1</text:p>
          </table:table-cell>
          <table:table-cell table:style-name="ce1678" office:value-type="currency" office:currency="C" office:value="5.8" calcext:value-type="currency">
            <text:p>5.8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864" calcext:value-type="float">
            <text:p>864</text:p>
          </table:table-cell>
          <table:table-cell table:style-name="ce1569" office:value-type="float" office:value="34" calcext:value-type="float">
            <text:p>34</text:p>
          </table:table-cell>
          <table:table-cell table:style-name="ce1681" table:formula="of:=[.BF110]/24" office:value-type="float" office:value="36" calcext:value-type="float">
            <text:p>36.0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13" table:content-validation-name="val20"/>
          <table:table-cell table:style-name="ce1088"/>
          <table:table-cell table:style-name="ce1148"/>
          <table:table-cell table:style-name="ce54" table:number-columns-repeated="2"/>
          <table:table-cell table:style-name="ce290" table:number-columns-repeated="2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348"/>
          <table:table-cell table:style-name="ce1083" table:number-columns-repeated="3"/>
          <table:table-cell table:style-name="ce290" table:number-columns-repeated="8"/>
          <table:table-cell table:style-name="ce2" table:number-columns-repeated="4"/>
          <table:table-cell table:style-name="ce1239" table:number-columns-repeated="4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647"/>
          <table:table-cell table:style-name="ce1657"/>
          <table:table-cell table:style-name="ce1664"/>
          <table:table-cell table:style-name="ce1647" office:value-type="float" office:value="11" calcext:value-type="float">
            <text:p>11</text:p>
          </table:table-cell>
          <table:table-cell table:style-name="ce1676" office:value-type="float" office:value="-29" calcext:value-type="float">
            <text:p>-29</text:p>
          </table:table-cell>
          <table:table-cell table:style-name="ce1647" office:value-type="float" office:value="4" calcext:value-type="float">
            <text:p>4</text:p>
          </table:table-cell>
          <table:table-cell table:style-name="ce1647" office:value-type="float" office:value="0" calcext:value-type="float">
            <text:p>0</text:p>
          </table:table-cell>
          <table:table-cell table:style-name="ce1679" office:value-type="currency" office:currency="C" office:value="4.7" calcext:value-type="currency">
            <text:p>4.7 C</text:p>
          </table:table-cell>
          <table:table-cell table:style-name="ce1646" table:number-columns-repeated="2"/>
          <table:table-cell table:style-name="ce1519"/>
          <table:table-cell table:style-name="ce1655" office:value-type="float" office:value="923" calcext:value-type="float">
            <text:p>923</text:p>
          </table:table-cell>
          <table:table-cell table:style-name="ce1569" office:value-type="float" office:value="38" calcext:value-type="float">
            <text:p>38</text:p>
          </table:table-cell>
          <table:table-cell table:style-name="ce1681" table:formula="of:=[.BF111]/24" office:value-type="float" office:value="38.4583333333333" calcext:value-type="float">
            <text:p>38.5</text:p>
          </table:table-cell>
          <table:table-cell table:style-name="ce1655"/>
          <table:table-cell table:style-name="ce1519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30" table:number-columns-spanned="2" table:number-rows-spanned="1"/>
          <table:covered-table-cell table:style-name="ce24"/>
          <table:table-cell table:style-name="ce109" table:content-validation-name="val21"/>
          <table:table-cell table:style-name="ce165"/>
          <table:table-cell table:style-name="ce1148"/>
          <table:table-cell table:style-name="ce54" table:number-columns-repeated="2"/>
          <table:table-cell table:style-name="ce290" table:number-columns-repeated="2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410"/>
          <table:table-cell table:style-name="ce1083" table:number-columns-repeated="3"/>
          <table:table-cell table:style-name="ce290" table:number-columns-repeated="8"/>
          <table:table-cell table:style-name="ce123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647"/>
          <table:table-cell table:style-name="ce1657"/>
          <table:table-cell table:style-name="ce1665"/>
          <table:table-cell table:style-name="ce1665" office:value-type="float" office:value="3" calcext:value-type="float">
            <text:p>3</text:p>
          </table:table-cell>
          <table:table-cell table:style-name="ce1665" office:value-type="float" office:value="-26" calcext:value-type="float">
            <text:p>-26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" calcext:value-type="float">
            <text:p>1</text:p>
          </table:table-cell>
          <table:table-cell table:style-name="ce1680" office:value-type="currency" office:currency="C" office:value="5.9" calcext:value-type="currency">
            <text:p>5.9 C</text:p>
          </table:table-cell>
          <table:table-cell table:style-name="ce1519" table:number-columns-repeated="3"/>
          <table:table-cell table:style-name="ce1655" office:value-type="float" office:value="946" calcext:value-type="float">
            <text:p>946</text:p>
          </table:table-cell>
          <table:table-cell table:style-name="ce1569" office:value-type="float" office:value="38" calcext:value-type="float">
            <text:p>38</text:p>
          </table:table-cell>
          <table:table-cell table:style-name="ce1681" table:formula="of:=[.BF112]/24" office:value-type="float" office:value="39.4166666666667" calcext:value-type="float">
            <text:p>39.4</text:p>
          </table:table-cell>
          <table:table-cell table:style-name="ce1655"/>
          <table:table-cell table:style-name="ce1519" table:number-columns-repeated="6"/>
          <table:table-cell table:style-name="ce2"/>
        </table:table-row>
        <table:table-row table:style-name="ro3">
          <table:table-cell table:style-name="ce2"/>
          <table:table-cell table:style-name="ce24" table:number-columns-spanned="2" table:number-rows-spanned="1"/>
          <table:covered-table-cell table:style-name="ce24"/>
          <table:table-cell table:style-name="ce114" table:content-validation-name="val22"/>
          <table:table-cell table:style-name="ce1089"/>
          <table:table-cell table:style-name="ce1149"/>
          <table:table-cell table:style-name="ce1208"/>
          <table:table-cell table:style-name="ce54"/>
          <table:table-cell table:style-name="ce290" table:number-columns-repeated="2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410"/>
          <table:table-cell table:style-name="ce1083" table:number-columns-repeated="3"/>
          <table:table-cell table:style-name="ce290" table:number-columns-repeated="8"/>
          <table:table-cell table:style-name="ce123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647"/>
          <table:table-cell table:style-name="ce1657"/>
          <table:table-cell table:style-name="ce1665" table:number-columns-repeated="6"/>
          <table:table-cell table:style-name="ce1519" table:number-columns-repeated="13"/>
          <table:table-cell table:style-name="ce2"/>
        </table:table-row>
        <table:table-row table:style-name="ro3">
          <table:table-cell table:style-name="ce2"/>
          <table:table-cell table:style-name="ce26" table:number-columns-repeated="7"/>
          <table:table-cell table:style-name="ce290" table:number-columns-repeated="2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411"/>
          <table:table-cell table:style-name="ce1083" table:number-columns-repeated="3"/>
          <table:table-cell table:style-name="ce290" table:number-columns-repeated="8"/>
          <table:table-cell table:style-name="ce123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/>
          <table:table-cell table:style-name="ce1647"/>
          <table:table-cell table:style-name="ce1657"/>
          <table:table-cell table:style-name="ce1665" table:number-columns-repeated="6"/>
          <table:table-cell table:style-name="ce1519" table:number-columns-repeated="13"/>
          <table:table-cell table:style-name="ce2"/>
        </table:table-row>
        <table:table-row table:style-name="ro3">
          <table:table-cell table:style-name="ce2"/>
          <table:table-cell table:style-name="ce68" table:number-columns-spanned="2" table:number-rows-spanned="1"/>
          <table:covered-table-cell table:style-name="ce504"/>
          <table:table-cell table:style-name="ce1043" table:content-validation-name="val1"/>
          <table:table-cell table:style-name="ce1090"/>
          <table:table-cell table:style-name="ce1150"/>
          <table:table-cell table:style-name="ce1153"/>
          <table:table-cell table:style-name="ce1240"/>
          <table:table-cell table:style-name="ce54"/>
          <table:table-cell table:style-name="ce290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411"/>
          <table:table-cell table:style-name="ce1083" table:number-columns-repeated="3"/>
          <table:table-cell table:style-name="ce290" table:number-columns-repeated="8"/>
          <table:table-cell table:style-name="ce1239" table:number-columns-repeated="8"/>
          <table:table-cell table:style-name="ce1296" table:number-columns-repeated="4"/>
          <table:table-cell table:style-name="ce1627"/>
          <table:table-cell table:style-name="ce1635"/>
          <table:table-cell table:style-name="ce743" table:number-columns-repeated="2"/>
          <table:table-cell table:style-name="ce2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3">
          <table:table-cell table:style-name="ce2"/>
          <table:table-cell table:style-name="ce81" table:number-columns-spanned="2" table:number-rows-spanned="1"/>
          <table:covered-table-cell table:style-name="ce24"/>
          <table:table-cell table:style-name="ce116" table:content-validation-name="val1"/>
          <table:table-cell table:style-name="ce1089"/>
          <table:table-cell table:style-name="ce1151"/>
          <table:table-cell table:style-name="ce1209"/>
          <table:table-cell table:style-name="ce1241" table:number-columns-spanned="1" table:number-rows-spanned="2"/>
          <table:table-cell table:style-name="ce54"/>
          <table:table-cell table:style-name="ce290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411"/>
          <table:table-cell table:style-name="ce1083" table:number-columns-repeated="3"/>
          <table:table-cell table:style-name="ce290" table:number-columns-repeated="8"/>
          <table:table-cell table:style-name="ce1239" table:number-columns-repeated="8"/>
          <table:table-cell table:style-name="ce1296" table:number-columns-repeated="4"/>
          <table:table-cell table:style-name="ce1628"/>
          <table:table-cell table:style-name="ce1635"/>
          <table:table-cell table:style-name="ce743" table:number-columns-repeated="2"/>
          <table:table-cell table:style-name="ce2"/>
          <table:table-cell table:style-name="ce1646"/>
          <table:table-cell table:style-name="ce1652" table:formula="of:=IF([.F57]&lt;[.AO97];[.AO129];([.$F$57]-[.AO97])/(20*[.AO98])+[.AO129])" office:value-type="string" office:string-value="" calcext:value-type="error">
            <text:p>#DIV/0!</text:p>
          </table:table-cell>
          <table:table-cell table:style-name="ce1656"/>
          <table:table-cell table:style-name="ce1646"/>
          <table:table-cell table:style-name="ce1673" table:number-columns-repeated="12"/>
          <table:table-cell table:style-name="ce1675"/>
          <table:table-cell table:style-name="ce1646" table:number-columns-repeated="5"/>
          <table:table-cell table:style-name="ce2"/>
        </table:table-row>
        <table:table-row table:style-name="ro3">
          <table:table-cell table:style-name="ce2"/>
          <table:table-cell table:style-name="ce81" table:number-columns-spanned="2" table:number-rows-spanned="1"/>
          <table:covered-table-cell table:style-name="ce24"/>
          <table:table-cell table:style-name="ce116" table:content-validation-name="val1"/>
          <table:table-cell table:style-name="ce1091"/>
          <table:table-cell table:style-name="ce1152"/>
          <table:table-cell table:style-name="ce1209"/>
          <table:covered-table-cell table:style-name="ce26"/>
          <table:table-cell table:style-name="ce54"/>
          <table:table-cell table:style-name="ce290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411"/>
          <table:table-cell table:style-name="ce1083" table:number-columns-repeated="3"/>
          <table:table-cell table:style-name="ce290" table:number-columns-repeated="8"/>
          <table:table-cell table:style-name="ce123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 table:number-columns-repeated="2"/>
          <table:table-cell table:style-name="ce1656" office:value-type="float" office:value="1" calcext:value-type="float">
            <text:p>1</text:p>
          </table:table-cell>
          <table:table-cell table:style-name="ce1646"/>
          <table:table-cell table:style-name="ce1646" office:value-type="float" office:value="592" calcext:value-type="float">
            <text:p>592</text:p>
          </table:table-cell>
          <table:table-cell table:style-name="ce1646" office:value-type="float" office:value="567" calcext:value-type="float">
            <text:p>567</text:p>
          </table:table-cell>
          <table:table-cell table:style-name="ce1646" office:value-type="float" office:value="551" calcext:value-type="float">
            <text:p>551</text:p>
          </table:table-cell>
          <table:table-cell table:style-name="ce1646" office:value-type="float" office:value="406" calcext:value-type="float">
            <text:p>406</text:p>
          </table:table-cell>
          <table:table-cell table:style-name="ce1646" office:value-type="float" office:value="216" calcext:value-type="float">
            <text:p>216</text:p>
          </table:table-cell>
          <table:table-cell table:style-name="ce1646" office:value-type="float" office:value="34" calcext:value-type="float">
            <text:p>34</text:p>
          </table:table-cell>
          <table:table-cell table:style-name="ce1646" office:value-type="float" office:value="3" calcext:value-type="float">
            <text:p>3</text:p>
          </table:table-cell>
          <table:table-cell table:style-name="ce1646" office:value-type="float" office:value="17" calcext:value-type="float">
            <text:p>17</text:p>
          </table:table-cell>
          <table:table-cell table:style-name="ce1646" office:value-type="float" office:value="135" calcext:value-type="float">
            <text:p>135</text:p>
          </table:table-cell>
          <table:table-cell table:style-name="ce1646" office:value-type="float" office:value="308" calcext:value-type="float">
            <text:p>308</text:p>
          </table:table-cell>
          <table:table-cell table:style-name="ce1646" office:value-type="float" office:value="432" calcext:value-type="float">
            <text:p>432</text:p>
          </table:table-cell>
          <table:table-cell table:style-name="ce1646" office:value-type="float" office:value="542" calcext:value-type="float">
            <text:p>542</text:p>
          </table:table-cell>
          <table:table-cell table:style-name="ce1646" office:value-type="float" office:value="3803" calcext:value-type="float">
            <text:p>3803</text:p>
          </table:table-cell>
          <table:table-cell table:style-name="ce1646"/>
          <table:table-cell table:style-name="ce1683" table:formula="of:=(-1*(([.$C$196]*[.BJ117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2"/>
          <table:table-cell table:style-name="ce81" table:number-columns-spanned="2" table:number-rows-spanned="1"/>
          <table:covered-table-cell table:style-name="ce24"/>
          <table:table-cell table:style-name="ce116" table:content-validation-name="val23"/>
          <table:table-cell table:style-name="ce1089"/>
          <table:table-cell table:style-name="ce1152"/>
          <table:table-cell table:style-name="ce1209"/>
          <table:table-cell table:style-name="ce1242" table:number-columns-spanned="1" table:number-rows-spanned="3"/>
          <table:table-cell table:style-name="ce54" table:number-columns-spanned="3" table:number-rows-spanned="1"/>
          <table:covered-table-cell table:number-columns-repeated="2" table:style-name="ce54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290" table:number-columns-repeated="11"/>
          <table:table-cell table:style-name="ce123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 table:number-columns-repeated="2"/>
          <table:table-cell table:style-name="ce1656" office:value-type="float" office:value="2" calcext:value-type="float">
            <text:p>2</text:p>
          </table:table-cell>
          <table:table-cell table:style-name="ce1646"/>
          <table:table-cell table:style-name="ce1646" office:value-type="float" office:value="682" calcext:value-type="float">
            <text:p>682</text:p>
          </table:table-cell>
          <table:table-cell table:style-name="ce1646" office:value-type="float" office:value="640" calcext:value-type="float">
            <text:p>640</text:p>
          </table:table-cell>
          <table:table-cell table:style-name="ce1646" office:value-type="float" office:value="586" calcext:value-type="float">
            <text:p>586</text:p>
          </table:table-cell>
          <table:table-cell table:style-name="ce1646" office:value-type="float" office:value="376" calcext:value-type="float">
            <text:p>376</text:p>
          </table:table-cell>
          <table:table-cell table:style-name="ce1646" office:value-type="float" office:value="146" calcext:value-type="float">
            <text:p>146</text:p>
          </table:table-cell>
          <table:table-cell table:style-name="ce1646" office:value-type="float" office:value="16" calcext:value-type="float">
            <text:p>16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21" calcext:value-type="float">
            <text:p>21</text:p>
          </table:table-cell>
          <table:table-cell table:style-name="ce1646" office:value-type="float" office:value="158" calcext:value-type="float">
            <text:p>158</text:p>
          </table:table-cell>
          <table:table-cell table:style-name="ce1646" office:value-type="float" office:value="348" calcext:value-type="float">
            <text:p>348</text:p>
          </table:table-cell>
          <table:table-cell table:style-name="ce1646" office:value-type="float" office:value="497" calcext:value-type="float">
            <text:p>497</text:p>
          </table:table-cell>
          <table:table-cell table:style-name="ce1646" office:value-type="float" office:value="625" calcext:value-type="float">
            <text:p>625</text:p>
          </table:table-cell>
          <table:table-cell table:style-name="ce1646" office:value-type="float" office:value="4097" calcext:value-type="float">
            <text:p>4097</text:p>
          </table:table-cell>
          <table:table-cell table:style-name="ce1646"/>
          <table:table-cell table:style-name="ce1683" table:formula="of:=(-1*(([.$C$196]*[.BJ118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2"/>
          <table:table-cell table:style-name="ce81" table:number-columns-spanned="2" table:number-rows-spanned="1"/>
          <table:covered-table-cell table:style-name="ce24"/>
          <table:table-cell table:style-name="ce116" table:content-validation-name="val23"/>
          <table:table-cell table:style-name="ce1089"/>
          <table:table-cell table:style-name="ce1152"/>
          <table:table-cell table:style-name="ce1209"/>
          <table:covered-table-cell table:style-name="ce1243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290" table:number-columns-repeated="11"/>
          <table:table-cell table:style-name="ce123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2"/>
          <table:table-cell table:style-name="ce1646" table:number-columns-repeated="2"/>
          <table:table-cell table:style-name="ce1656" office:value-type="float" office:value="3" calcext:value-type="float">
            <text:p>3</text:p>
          </table:table-cell>
          <table:table-cell table:style-name="ce1646"/>
          <table:table-cell table:style-name="ce1646" office:value-type="float" office:value="647" calcext:value-type="float">
            <text:p>647</text:p>
          </table:table-cell>
          <table:table-cell table:style-name="ce1646" office:value-type="float" office:value="612" calcext:value-type="float">
            <text:p>612</text:p>
          </table:table-cell>
          <table:table-cell table:style-name="ce1646" office:value-type="float" office:value="566" calcext:value-type="float">
            <text:p>566</text:p>
          </table:table-cell>
          <table:table-cell table:style-name="ce1646" office:value-type="float" office:value="383" calcext:value-type="float">
            <text:p>383</text:p>
          </table:table-cell>
          <table:table-cell table:style-name="ce1646" office:value-type="float" office:value="153" calcext:value-type="float">
            <text:p>153</text:p>
          </table:table-cell>
          <table:table-cell table:style-name="ce1646" office:value-type="float" office:value="11" calcext:value-type="float">
            <text:p>11</text:p>
          </table:table-cell>
          <table:table-cell table:style-name="ce1646" office:value-type="float" office:value="1" calcext:value-type="float">
            <text:p>1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125" calcext:value-type="float">
            <text:p>125</text:p>
          </table:table-cell>
          <table:table-cell table:style-name="ce1646" office:value-type="float" office:value="316" calcext:value-type="float">
            <text:p>316</text:p>
          </table:table-cell>
          <table:table-cell table:style-name="ce1646" office:value-type="float" office:value="464" calcext:value-type="float">
            <text:p>464</text:p>
          </table:table-cell>
          <table:table-cell table:style-name="ce1646" office:value-type="float" office:value="588" calcext:value-type="float">
            <text:p>588</text:p>
          </table:table-cell>
          <table:table-cell table:style-name="ce1646" office:value-type="float" office:value="3878" calcext:value-type="float">
            <text:p>3878</text:p>
          </table:table-cell>
          <table:table-cell table:style-name="ce1646"/>
          <table:table-cell table:style-name="ce1683" table:formula="of:=(-1*(([.$C$196]*[.BJ119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4">
          <table:table-cell table:style-name="ce2"/>
          <table:table-cell table:style-name="ce94"/>
          <table:table-cell table:style-name="ce533" table:number-columns-repeated="4"/>
          <table:table-cell table:style-name="ce1210"/>
          <table:covered-table-cell table:style-name="ce1244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11"/>
          <table:table-cell table:style-name="ce151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1239"/>
          <table:table-cell table:style-name="ce1647" table:number-columns-repeated="2"/>
          <table:table-cell table:style-name="ce1656" office:value-type="float" office:value="4" calcext:value-type="float">
            <text:p>4</text:p>
          </table:table-cell>
          <table:table-cell table:style-name="ce1646"/>
          <table:table-cell table:style-name="ce1646" office:value-type="float" office:value="677" calcext:value-type="float">
            <text:p>677</text:p>
          </table:table-cell>
          <table:table-cell table:style-name="ce1646" office:value-type="float" office:value="633" calcext:value-type="float">
            <text:p>633</text:p>
          </table:table-cell>
          <table:table-cell table:style-name="ce1646" office:value-type="float" office:value="585" calcext:value-type="float">
            <text:p>585</text:p>
          </table:table-cell>
          <table:table-cell table:style-name="ce1646" office:value-type="float" office:value="389" calcext:value-type="float">
            <text:p>389</text:p>
          </table:table-cell>
          <table:table-cell table:style-name="ce1646" office:value-type="float" office:value="181" calcext:value-type="float">
            <text:p>181</text:p>
          </table:table-cell>
          <table:table-cell table:style-name="ce1646" office:value-type="float" office:value="26" calcext:value-type="float">
            <text:p>26</text:p>
          </table:table-cell>
          <table:table-cell table:style-name="ce1646" office:value-type="float" office:value="3" calcext:value-type="float">
            <text:p>3</text:p>
          </table:table-cell>
          <table:table-cell table:style-name="ce1646" office:value-type="float" office:value="25" calcext:value-type="float">
            <text:p>25</text:p>
          </table:table-cell>
          <table:table-cell table:style-name="ce1646" office:value-type="float" office:value="171" calcext:value-type="float">
            <text:p>171</text:p>
          </table:table-cell>
          <table:table-cell table:style-name="ce1646" office:value-type="float" office:value="352" calcext:value-type="float">
            <text:p>352</text:p>
          </table:table-cell>
          <table:table-cell table:style-name="ce1646" office:value-type="float" office:value="497" calcext:value-type="float">
            <text:p>497</text:p>
          </table:table-cell>
          <table:table-cell table:style-name="ce1646" office:value-type="float" office:value="622" calcext:value-type="float">
            <text:p>622</text:p>
          </table:table-cell>
          <table:table-cell table:style-name="ce1646" office:value-type="float" office:value="4161" calcext:value-type="float">
            <text:p>4161</text:p>
          </table:table-cell>
          <table:table-cell table:style-name="ce1646"/>
          <table:table-cell table:style-name="ce1683" table:formula="of:=(-1*(([.$C$196]*[.BJ120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96" table:number-columns-spanned="2" table:number-rows-spanned="1"/>
          <table:covered-table-cell table:style-name="ce24"/>
          <table:table-cell table:style-name="ce116"/>
          <table:table-cell table:style-name="ce1092"/>
          <table:table-cell table:style-name="ce1153"/>
          <table:table-cell table:style-name="ce1211"/>
          <table:table-cell table:style-name="ce1245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11"/>
          <table:table-cell table:style-name="ce151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1239"/>
          <table:table-cell table:style-name="ce1647" table:number-columns-repeated="2"/>
          <table:table-cell table:style-name="ce1656" office:value-type="float" office:value="5" calcext:value-type="float">
            <text:p>5</text:p>
          </table:table-cell>
          <table:table-cell table:style-name="ce1646"/>
          <table:table-cell table:style-name="ce1646" office:value-type="float" office:value="663" calcext:value-type="float">
            <text:p>663</text:p>
          </table:table-cell>
          <table:table-cell table:style-name="ce1646" office:value-type="float" office:value="625" calcext:value-type="float">
            <text:p>625</text:p>
          </table:table-cell>
          <table:table-cell table:style-name="ce1646" office:value-type="float" office:value="575" calcext:value-type="float">
            <text:p>575</text:p>
          </table:table-cell>
          <table:table-cell table:style-name="ce1646" office:value-type="float" office:value="377" calcext:value-type="float">
            <text:p>377</text:p>
          </table:table-cell>
          <table:table-cell table:style-name="ce1646" office:value-type="float" office:value="161" calcext:value-type="float">
            <text:p>161</text:p>
          </table:table-cell>
          <table:table-cell table:style-name="ce1646" office:value-type="float" office:value="19" calcext:value-type="float">
            <text:p>19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18" calcext:value-type="float">
            <text:p>18</text:p>
          </table:table-cell>
          <table:table-cell table:style-name="ce1646" office:value-type="float" office:value="149" calcext:value-type="float">
            <text:p>149</text:p>
          </table:table-cell>
          <table:table-cell table:style-name="ce1646" office:value-type="float" office:value="338" calcext:value-type="float">
            <text:p>338</text:p>
          </table:table-cell>
          <table:table-cell table:style-name="ce1646" office:value-type="float" office:value="486" calcext:value-type="float">
            <text:p>486</text:p>
          </table:table-cell>
          <table:table-cell table:style-name="ce1646" office:value-type="float" office:value="608" calcext:value-type="float">
            <text:p>608</text:p>
          </table:table-cell>
          <table:table-cell table:style-name="ce1646" office:value-type="float" office:value="4021" calcext:value-type="float">
            <text:p>4021</text:p>
          </table:table-cell>
          <table:table-cell table:style-name="ce1646"/>
          <table:table-cell table:style-name="ce1683" table:formula="of:=(-1*(([.$C$196]*[.BJ121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96" table:number-columns-spanned="2" table:number-rows-spanned="1"/>
          <table:covered-table-cell table:style-name="ce24"/>
          <table:table-cell table:style-name="ce116"/>
          <table:table-cell table:style-name="ce1092"/>
          <table:table-cell table:style-name="ce1154"/>
          <table:table-cell table:style-name="ce1212"/>
          <table:table-cell table:style-name="ce1245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492"/>
          <table:table-cell table:style-name="ce1519" table:number-columns-repeated="8"/>
          <table:table-cell table:style-name="ce1296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1239"/>
          <table:table-cell table:style-name="ce1647" table:number-columns-repeated="2"/>
          <table:table-cell table:style-name="ce1656" office:value-type="float" office:value="6" calcext:value-type="float">
            <text:p>6</text:p>
          </table:table-cell>
          <table:table-cell table:style-name="ce1646"/>
          <table:table-cell table:style-name="ce1646" office:value-type="float" office:value="724" calcext:value-type="float">
            <text:p>724</text:p>
          </table:table-cell>
          <table:table-cell table:style-name="ce1646" office:value-type="float" office:value="675" calcext:value-type="float">
            <text:p>675</text:p>
          </table:table-cell>
          <table:table-cell table:style-name="ce1646" office:value-type="float" office:value="612" calcext:value-type="float">
            <text:p>612</text:p>
          </table:table-cell>
          <table:table-cell table:style-name="ce1646" office:value-type="float" office:value="400" calcext:value-type="float">
            <text:p>400</text:p>
          </table:table-cell>
          <table:table-cell table:style-name="ce1646" office:value-type="float" office:value="176" calcext:value-type="float">
            <text:p>176</text:p>
          </table:table-cell>
          <table:table-cell table:style-name="ce1646" office:value-type="float" office:value="28" calcext:value-type="float">
            <text:p>28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34" calcext:value-type="float">
            <text:p>34</text:p>
          </table:table-cell>
          <table:table-cell table:style-name="ce1646" office:value-type="float" office:value="192" calcext:value-type="float">
            <text:p>192</text:p>
          </table:table-cell>
          <table:table-cell table:style-name="ce1646" office:value-type="float" office:value="382" calcext:value-type="float">
            <text:p>382</text:p>
          </table:table-cell>
          <table:table-cell table:style-name="ce1646" office:value-type="float" office:value="529" calcext:value-type="float">
            <text:p>529</text:p>
          </table:table-cell>
          <table:table-cell table:style-name="ce1646" office:value-type="float" office:value="667" calcext:value-type="float">
            <text:p>667</text:p>
          </table:table-cell>
          <table:table-cell table:style-name="ce1646" office:value-type="float" office:value="4424" calcext:value-type="float">
            <text:p>4424</text:p>
          </table:table-cell>
          <table:table-cell table:style-name="ce1646"/>
          <table:table-cell table:style-name="ce1683" table:formula="of:=(-1*(([.$C$196]*[.BJ122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96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4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239"/>
          <table:table-cell table:style-name="ce1519" table:number-columns-repeated="8"/>
          <table:table-cell table:style-name="ce1239" table:number-columns-repeated="4"/>
          <table:table-cell table:style-name="ce1626"/>
          <table:table-cell table:style-name="ce1634"/>
          <table:table-cell table:style-name="ce743" table:number-columns-repeated="2"/>
          <table:table-cell table:style-name="ce1239"/>
          <table:table-cell table:style-name="ce1647" table:number-columns-repeated="2"/>
          <table:table-cell table:style-name="ce1656" office:value-type="float" office:value="7" calcext:value-type="float">
            <text:p>7</text:p>
          </table:table-cell>
          <table:table-cell table:style-name="ce1646"/>
          <table:table-cell table:style-name="ce1646" office:value-type="float" office:value="726" calcext:value-type="float">
            <text:p>726</text:p>
          </table:table-cell>
          <table:table-cell table:style-name="ce1646" office:value-type="float" office:value="677" calcext:value-type="float">
            <text:p>677</text:p>
          </table:table-cell>
          <table:table-cell table:style-name="ce1646" office:value-type="float" office:value="610" calcext:value-type="float">
            <text:p>610</text:p>
          </table:table-cell>
          <table:table-cell table:style-name="ce1646" office:value-type="float" office:value="395" calcext:value-type="float">
            <text:p>395</text:p>
          </table:table-cell>
          <table:table-cell table:style-name="ce1646" office:value-type="float" office:value="159" calcext:value-type="float">
            <text:p>159</text:p>
          </table:table-cell>
          <table:table-cell table:style-name="ce1646" office:value-type="float" office:value="20" calcext:value-type="float">
            <text:p>20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float" office:value="31" calcext:value-type="float">
            <text:p>31</text:p>
          </table:table-cell>
          <table:table-cell table:style-name="ce1646" office:value-type="float" office:value="191" calcext:value-type="float">
            <text:p>191</text:p>
          </table:table-cell>
          <table:table-cell table:style-name="ce1646" office:value-type="float" office:value="383" calcext:value-type="float">
            <text:p>383</text:p>
          </table:table-cell>
          <table:table-cell table:style-name="ce1646" office:value-type="float" office:value="528" calcext:value-type="float">
            <text:p>528</text:p>
          </table:table-cell>
          <table:table-cell table:style-name="ce1646" office:value-type="float" office:value="668" calcext:value-type="float">
            <text:p>668</text:p>
          </table:table-cell>
          <table:table-cell table:style-name="ce1646" office:value-type="float" office:value="4392" calcext:value-type="float">
            <text:p>4392</text:p>
          </table:table-cell>
          <table:table-cell table:style-name="ce1646"/>
          <table:table-cell table:style-name="ce1683" table:formula="of:=(-1*(([.$C$196]*[.BJ123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38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4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239"/>
          <table:table-cell table:style-name="ce1519" table:number-columns-repeated="8"/>
          <table:table-cell table:style-name="ce1239" table:number-columns-repeated="4"/>
          <table:table-cell table:style-name="ce1296"/>
          <table:table-cell table:style-name="ce1239"/>
          <table:table-cell table:style-name="ce743" table:number-columns-repeated="2"/>
          <table:table-cell table:style-name="ce1239"/>
          <table:table-cell table:style-name="ce1647" table:number-columns-repeated="2"/>
          <table:table-cell table:style-name="ce1656" office:value-type="float" office:value="8" calcext:value-type="float">
            <text:p>8</text:p>
          </table:table-cell>
          <table:table-cell table:style-name="ce1646"/>
          <table:table-cell table:style-name="ce1646" office:value-type="float" office:value="759" calcext:value-type="float">
            <text:p>759</text:p>
          </table:table-cell>
          <table:table-cell table:style-name="ce1646" office:value-type="float" office:value="699" calcext:value-type="float">
            <text:p>699</text:p>
          </table:table-cell>
          <table:table-cell table:style-name="ce1646" office:value-type="float" office:value="621" calcext:value-type="float">
            <text:p>621</text:p>
          </table:table-cell>
          <table:table-cell table:style-name="ce1646" office:value-type="float" office:value="403" calcext:value-type="float">
            <text:p>403</text:p>
          </table:table-cell>
          <table:table-cell table:style-name="ce1646" office:value-type="float" office:value="165" calcext:value-type="float">
            <text:p>165</text:p>
          </table:table-cell>
          <table:table-cell table:style-name="ce1646" office:value-type="float" office:value="22" calcext:value-type="float">
            <text:p>22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28" calcext:value-type="float">
            <text:p>28</text:p>
          </table:table-cell>
          <table:table-cell table:style-name="ce1646" office:value-type="float" office:value="184" calcext:value-type="float">
            <text:p>184</text:p>
          </table:table-cell>
          <table:table-cell table:style-name="ce1646" office:value-type="float" office:value="386" calcext:value-type="float">
            <text:p>386</text:p>
          </table:table-cell>
          <table:table-cell table:style-name="ce1646" office:value-type="float" office:value="546" calcext:value-type="float">
            <text:p>546</text:p>
          </table:table-cell>
          <table:table-cell table:style-name="ce1646" office:value-type="float" office:value="692" calcext:value-type="float">
            <text:p>692</text:p>
          </table:table-cell>
          <table:table-cell table:style-name="ce1646" office:value-type="float" office:value="4510" calcext:value-type="float">
            <text:p>4510</text:p>
          </table:table-cell>
          <table:table-cell table:style-name="ce1646"/>
          <table:table-cell table:style-name="ce1683" table:formula="of:=(-1*(([.$C$196]*[.BJ124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96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4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239"/>
          <table:table-cell table:style-name="ce1519" table:number-columns-repeated="8"/>
          <table:table-cell table:style-name="ce1239" table:number-columns-repeated="4"/>
          <table:table-cell table:style-name="ce1296"/>
          <table:table-cell table:style-name="ce1239"/>
          <table:table-cell table:style-name="ce743" table:number-columns-repeated="2"/>
          <table:table-cell table:style-name="ce1239"/>
          <table:table-cell table:style-name="ce1647" table:number-columns-repeated="2"/>
          <table:table-cell table:style-name="ce1656" office:value-type="float" office:value="9" calcext:value-type="float">
            <text:p>9</text:p>
          </table:table-cell>
          <table:table-cell table:style-name="ce1646"/>
          <table:table-cell table:style-name="ce1646" office:value-type="float" office:value="785" calcext:value-type="float">
            <text:p>785</text:p>
          </table:table-cell>
          <table:table-cell table:style-name="ce1646" office:value-type="float" office:value="721" calcext:value-type="float">
            <text:p>721</text:p>
          </table:table-cell>
          <table:table-cell table:style-name="ce1646" office:value-type="float" office:value="646" calcext:value-type="float">
            <text:p>646</text:p>
          </table:table-cell>
          <table:table-cell table:style-name="ce1646" office:value-type="float" office:value="440" calcext:value-type="float">
            <text:p>440</text:p>
          </table:table-cell>
          <table:table-cell table:style-name="ce1646" office:value-type="float" office:value="206" calcext:value-type="float">
            <text:p>206</text:p>
          </table:table-cell>
          <table:table-cell table:style-name="ce1646" office:value-type="float" office:value="40" calcext:value-type="float">
            <text:p>40</text:p>
          </table:table-cell>
          <table:table-cell table:style-name="ce1646" office:value-type="float" office:value="10" calcext:value-type="float">
            <text:p>10</text:p>
          </table:table-cell>
          <table:table-cell table:style-name="ce1646" office:value-type="float" office:value="56" calcext:value-type="float">
            <text:p>56</text:p>
          </table:table-cell>
          <table:table-cell table:style-name="ce1646" office:value-type="float" office:value="227" calcext:value-type="float">
            <text:p>227</text:p>
          </table:table-cell>
          <table:table-cell table:style-name="ce1646" office:value-type="float" office:value="414" calcext:value-type="float">
            <text:p>414</text:p>
          </table:table-cell>
          <table:table-cell table:style-name="ce1646" office:value-type="float" office:value="569" calcext:value-type="float">
            <text:p>569</text:p>
          </table:table-cell>
          <table:table-cell table:style-name="ce1646" office:value-type="float" office:value="718" calcext:value-type="float">
            <text:p>718</text:p>
          </table:table-cell>
          <table:table-cell table:style-name="ce1646" office:value-type="float" office:value="4832" calcext:value-type="float">
            <text:p>4832</text:p>
          </table:table-cell>
          <table:table-cell table:style-name="ce1646"/>
          <table:table-cell table:style-name="ce1683" table:formula="of:=(-1*(([.$C$196]*[.BJ125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38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4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239"/>
          <table:table-cell table:style-name="ce1519" table:number-columns-repeated="8"/>
          <table:table-cell table:style-name="ce1239" table:number-columns-repeated="6"/>
          <table:table-cell table:style-name="ce743" table:number-columns-repeated="2"/>
          <table:table-cell table:style-name="ce1239"/>
          <table:table-cell table:style-name="ce1647" table:number-columns-repeated="2"/>
          <table:table-cell table:style-name="ce1656" office:value-type="float" office:value="10" calcext:value-type="float">
            <text:p>10</text:p>
          </table:table-cell>
          <table:table-cell table:style-name="ce1646"/>
          <table:table-cell table:style-name="ce1646" office:value-type="float" office:value="719" calcext:value-type="float">
            <text:p>719</text:p>
          </table:table-cell>
          <table:table-cell table:style-name="ce1646" office:value-type="float" office:value="666" calcext:value-type="float">
            <text:p>666</text:p>
          </table:table-cell>
          <table:table-cell table:style-name="ce1646" office:value-type="float" office:value="619" calcext:value-type="float">
            <text:p>619</text:p>
          </table:table-cell>
          <table:table-cell table:style-name="ce1646" office:value-type="float" office:value="424" calcext:value-type="float">
            <text:p>424</text:p>
          </table:table-cell>
          <table:table-cell table:style-name="ce1646" office:value-type="float" office:value="214" calcext:value-type="float">
            <text:p>214</text:p>
          </table:table-cell>
          <table:table-cell table:style-name="ce1646" office:value-type="float" office:value="29" calcext:value-type="float">
            <text:p>29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35" calcext:value-type="float">
            <text:p>35</text:p>
          </table:table-cell>
          <table:table-cell table:style-name="ce1646" office:value-type="float" office:value="192" calcext:value-type="float">
            <text:p>192</text:p>
          </table:table-cell>
          <table:table-cell table:style-name="ce1646" office:value-type="float" office:value="377" calcext:value-type="float">
            <text:p>377</text:p>
          </table:table-cell>
          <table:table-cell table:style-name="ce1646" office:value-type="float" office:value="526" calcext:value-type="float">
            <text:p>526</text:p>
          </table:table-cell>
          <table:table-cell table:style-name="ce1646" office:value-type="float" office:value="663" calcext:value-type="float">
            <text:p>663</text:p>
          </table:table-cell>
          <table:table-cell table:style-name="ce1646" office:value-type="float" office:value="4469" calcext:value-type="float">
            <text:p>4469</text:p>
          </table:table-cell>
          <table:table-cell table:style-name="ce1646"/>
          <table:table-cell table:style-name="ce1683" table:formula="of:=(-1*(([.$C$196]*[.BJ126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96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3"/>
          <table:table-cell table:style-name="ce1247" table:number-columns-spanned="1" table:number-rows-spanned="3"/>
          <table:table-cell table:style-name="ce54" table:number-columns-spanned="3" table:number-rows-spanned="1"/>
          <table:covered-table-cell table:number-columns-repeated="2" table:style-name="ce54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239"/>
          <table:table-cell table:style-name="ce1296" table:number-columns-repeated="2"/>
          <table:table-cell table:style-name="ce1239" table:number-columns-repeated="4"/>
          <table:table-cell table:style-name="ce1647" table:number-columns-repeated="2"/>
          <table:table-cell table:style-name="ce1656" office:value-type="float" office:value="11" calcext:value-type="float">
            <text:p>11</text:p>
          </table:table-cell>
          <table:table-cell table:style-name="ce1646"/>
          <table:table-cell table:style-name="ce1646" office:value-type="float" office:value="812" calcext:value-type="float">
            <text:p>812</text:p>
          </table:table-cell>
          <table:table-cell table:style-name="ce1646" office:value-type="float" office:value="741" calcext:value-type="float">
            <text:p>741</text:p>
          </table:table-cell>
          <table:table-cell table:style-name="ce1646" office:value-type="float" office:value="653" calcext:value-type="float">
            <text:p>653</text:p>
          </table:table-cell>
          <table:table-cell table:style-name="ce1646" office:value-type="float" office:value="445" calcext:value-type="float">
            <text:p>445</text:p>
          </table:table-cell>
          <table:table-cell table:style-name="ce1646" office:value-type="float" office:value="198" calcext:value-type="float">
            <text:p>198</text:p>
          </table:table-cell>
          <table:table-cell table:style-name="ce1646" office:value-type="float" office:value="31" calcext:value-type="float">
            <text:p>31</text:p>
          </table:table-cell>
          <table:table-cell table:style-name="ce1646" office:value-type="float" office:value="7" calcext:value-type="float">
            <text:p>7</text:p>
          </table:table-cell>
          <table:table-cell table:style-name="ce1646" office:value-type="float" office:value="38" calcext:value-type="float">
            <text:p>38</text:p>
          </table:table-cell>
          <table:table-cell table:style-name="ce1646" office:value-type="float" office:value="194" calcext:value-type="float">
            <text:p>194</text:p>
          </table:table-cell>
          <table:table-cell table:style-name="ce1646" office:value-type="float" office:value="400" calcext:value-type="float">
            <text:p>400</text:p>
          </table:table-cell>
          <table:table-cell table:style-name="ce1646" office:value-type="float" office:value="571" calcext:value-type="float">
            <text:p>571</text:p>
          </table:table-cell>
          <table:table-cell table:style-name="ce1646" office:value-type="float" office:value="735" calcext:value-type="float">
            <text:p>735</text:p>
          </table:table-cell>
          <table:table-cell table:style-name="ce1646" office:value-type="float" office:value="4825" calcext:value-type="float">
            <text:p>4825</text:p>
          </table:table-cell>
          <table:table-cell table:style-name="ce1646"/>
          <table:table-cell table:style-name="ce1683" table:formula="of:=(-1*(([.$C$196]*[.BJ127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96" table:number-columns-spanned="2" table:number-rows-spanned="1"/>
          <table:covered-table-cell table:style-name="ce30"/>
          <table:table-cell table:style-name="ce1045"/>
          <table:table-cell table:style-name="ce1094"/>
          <table:table-cell table:style-name="ce1155"/>
          <table:table-cell table:style-name="ce1214"/>
          <table:covered-table-cell table:style-name="ce1244"/>
          <table:table-cell table:style-name="ce54" table:number-columns-repeated="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239"/>
          <table:table-cell table:style-name="ce1625"/>
          <table:table-cell table:style-name="ce1604"/>
          <table:table-cell table:style-name="ce1239" table:number-columns-repeated="4"/>
          <table:table-cell table:style-name="ce1647" table:number-columns-repeated="2"/>
          <table:table-cell table:style-name="ce1656" office:value-type="float" office:value="12" calcext:value-type="float">
            <text:p>12</text:p>
          </table:table-cell>
          <table:table-cell table:style-name="ce1646"/>
          <table:table-cell table:style-name="ce1646" office:value-type="float" office:value="826" calcext:value-type="float">
            <text:p>826</text:p>
          </table:table-cell>
          <table:table-cell table:style-name="ce1646" office:value-type="float" office:value="753" calcext:value-type="float">
            <text:p>753</text:p>
          </table:table-cell>
          <table:table-cell table:style-name="ce1646" office:value-type="float" office:value="665" calcext:value-type="float">
            <text:p>665</text:p>
          </table:table-cell>
          <table:table-cell table:style-name="ce1646" office:value-type="float" office:value="456" calcext:value-type="float">
            <text:p>456</text:p>
          </table:table-cell>
          <table:table-cell table:style-name="ce1646" office:value-type="float" office:value="216" calcext:value-type="float">
            <text:p>216</text:p>
          </table:table-cell>
          <table:table-cell table:style-name="ce1646" office:value-type="float" office:value="39" calcext:value-type="float">
            <text:p>39</text:p>
          </table:table-cell>
          <table:table-cell table:style-name="ce1646" office:value-type="float" office:value="10" calcext:value-type="float">
            <text:p>10</text:p>
          </table:table-cell>
          <table:table-cell table:style-name="ce1646" office:value-type="float" office:value="47" calcext:value-type="float">
            <text:p>47</text:p>
          </table:table-cell>
          <table:table-cell table:style-name="ce1646" office:value-type="float" office:value="215" calcext:value-type="float">
            <text:p>215</text:p>
          </table:table-cell>
          <table:table-cell table:style-name="ce1646" office:value-type="float" office:value="416" calcext:value-type="float">
            <text:p>416</text:p>
          </table:table-cell>
          <table:table-cell table:style-name="ce1646" office:value-type="float" office:value="589" calcext:value-type="float">
            <text:p>589</text:p>
          </table:table-cell>
          <table:table-cell table:style-name="ce1646" office:value-type="float" office:value="752" calcext:value-type="float">
            <text:p>752</text:p>
          </table:table-cell>
          <table:table-cell table:style-name="ce1646" office:value-type="float" office:value="4984" calcext:value-type="float">
            <text:p>4984</text:p>
          </table:table-cell>
          <table:table-cell table:style-name="ce1646"/>
          <table:table-cell table:style-name="ce1683" table:formula="of:=(-1*(([.$C$196]*[.BJ128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39" table:number-columns-spanned="2" table:number-rows-spanned="1"/>
          <table:covered-table-cell table:style-name="ce534"/>
          <table:table-cell table:style-name="ce1046"/>
          <table:table-cell table:style-name="ce1095"/>
          <table:table-cell table:style-name="ce1156"/>
          <table:table-cell table:style-name="ce1215"/>
          <table:covered-table-cell table:style-name="ce1248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96" table:number-columns-repeated="10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239" table:number-columns-repeated="2"/>
          <table:table-cell table:style-name="ce1604"/>
          <table:table-cell table:style-name="ce1239" table:number-columns-repeated="2"/>
          <table:table-cell table:style-name="ce54"/>
          <table:table-cell table:style-name="ce1239"/>
          <table:table-cell table:style-name="ce1647" table:number-columns-repeated="2"/>
          <table:table-cell table:style-name="ce1656" office:value-type="float" office:value="13" calcext:value-type="float">
            <text:p>13</text:p>
          </table:table-cell>
          <table:table-cell table:style-name="ce1646"/>
          <table:table-cell table:style-name="ce1646" office:value-type="float" office:value="864" calcext:value-type="float">
            <text:p>864</text:p>
          </table:table-cell>
          <table:table-cell table:style-name="ce1646" office:value-type="float" office:value="777" calcext:value-type="float">
            <text:p>777</text:p>
          </table:table-cell>
          <table:table-cell table:style-name="ce1646" office:value-type="float" office:value="695" calcext:value-type="float">
            <text:p>695</text:p>
          </table:table-cell>
          <table:table-cell table:style-name="ce1646" office:value-type="float" office:value="479" calcext:value-type="float">
            <text:p>479</text:p>
          </table:table-cell>
          <table:table-cell table:style-name="ce1646" office:value-type="float" office:value="251" calcext:value-type="float">
            <text:p>251</text:p>
          </table:table-cell>
          <table:table-cell table:style-name="ce1646" office:value-type="float" office:value="57" calcext:value-type="float">
            <text:p>57</text:p>
          </table:table-cell>
          <table:table-cell table:style-name="ce1646" office:value-type="float" office:value="17" calcext:value-type="float">
            <text:p>17</text:p>
          </table:table-cell>
          <table:table-cell table:style-name="ce1646" office:value-type="float" office:value="75" calcext:value-type="float">
            <text:p>75</text:p>
          </table:table-cell>
          <table:table-cell table:style-name="ce1646" office:value-type="float" office:value="245" calcext:value-type="float">
            <text:p>245</text:p>
          </table:table-cell>
          <table:table-cell table:style-name="ce1646" office:value-type="float" office:value="441" calcext:value-type="float">
            <text:p>441</text:p>
          </table:table-cell>
          <table:table-cell table:style-name="ce1646" office:value-type="float" office:value="618" calcext:value-type="float">
            <text:p>618</text:p>
          </table:table-cell>
          <table:table-cell table:style-name="ce1646" office:value-type="float" office:value="785" calcext:value-type="float">
            <text:p>785</text:p>
          </table:table-cell>
          <table:table-cell table:style-name="ce1646" office:value-type="float" office:value="5304" calcext:value-type="float">
            <text:p>5304</text:p>
          </table:table-cell>
          <table:table-cell table:style-name="ce1646"/>
          <table:table-cell table:style-name="ce1683" table:formula="of:=(-1*(([.$C$196]*[.BJ129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26" table:number-columns-repeated="7"/>
          <table:table-cell table:style-name="ce1239"/>
          <table:table-cell table:style-name="ce1296"/>
          <table:table-cell table:style-name="ce1314"/>
          <table:table-cell table:style-name="ce1239"/>
          <table:table-cell table:style-name="ce1314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239"/>
          <table:table-cell table:style-name="ce1296"/>
          <table:table-cell table:style-name="ce1625"/>
          <table:table-cell table:style-name="ce1239" table:number-columns-repeated="4"/>
          <table:table-cell table:style-name="ce1647" table:number-columns-repeated="2"/>
          <table:table-cell table:style-name="ce1656" office:value-type="float" office:value="14" calcext:value-type="float">
            <text:p>14</text:p>
          </table:table-cell>
          <table:table-cell table:style-name="ce1646"/>
          <table:table-cell table:style-name="ce1646" office:value-type="float" office:value="824" calcext:value-type="float">
            <text:p>824</text:p>
          </table:table-cell>
          <table:table-cell table:style-name="ce1646" office:value-type="float" office:value="742" calcext:value-type="float">
            <text:p>742</text:p>
          </table:table-cell>
          <table:table-cell table:style-name="ce1646" office:value-type="float" office:value="677" calcext:value-type="float">
            <text:p>677</text:p>
          </table:table-cell>
          <table:table-cell table:style-name="ce1646" office:value-type="float" office:value="465" calcext:value-type="float">
            <text:p>465</text:p>
          </table:table-cell>
          <table:table-cell table:style-name="ce1646" office:value-type="float" office:value="249" calcext:value-type="float">
            <text:p>249</text:p>
          </table:table-cell>
          <table:table-cell table:style-name="ce1646" office:value-type="float" office:value="47" calcext:value-type="float">
            <text:p>47</text:p>
          </table:table-cell>
          <table:table-cell table:style-name="ce1646" office:value-type="float" office:value="9" calcext:value-type="float">
            <text:p>9</text:p>
          </table:table-cell>
          <table:table-cell table:style-name="ce1646" office:value-type="float" office:value="55" calcext:value-type="float">
            <text:p>55</text:p>
          </table:table-cell>
          <table:table-cell table:style-name="ce1646" office:value-type="float" office:value="224" calcext:value-type="float">
            <text:p>224</text:p>
          </table:table-cell>
          <table:table-cell table:style-name="ce1646" office:value-type="float" office:value="423" calcext:value-type="float">
            <text:p>423</text:p>
          </table:table-cell>
          <table:table-cell table:style-name="ce1646" office:value-type="float" office:value="593" calcext:value-type="float">
            <text:p>593</text:p>
          </table:table-cell>
          <table:table-cell table:style-name="ce1646" office:value-type="float" office:value="749" calcext:value-type="float">
            <text:p>749</text:p>
          </table:table-cell>
          <table:table-cell table:style-name="ce1646" office:value-type="float" office:value="5057" calcext:value-type="float">
            <text:p>5057</text:p>
          </table:table-cell>
          <table:table-cell table:style-name="ce1646"/>
          <table:table-cell table:style-name="ce1683" table:formula="of:=(-1*(([.$C$196]*[.BJ130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43" table:number-columns-spanned="6" table:number-rows-spanned="1"/>
          <table:covered-table-cell table:number-columns-repeated="5" table:style-name="ce543"/>
          <table:table-cell table:style-name="ce1249"/>
          <table:table-cell table:style-name="ce290" table:number-columns-repeated="2"/>
          <table:table-cell table:style-name="ce1083"/>
          <table:table-cell table:style-name="ce290"/>
          <table:table-cell table:style-name="ce1083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239"/>
          <table:table-cell table:style-name="ce1296"/>
          <table:table-cell table:style-name="ce1629"/>
          <table:table-cell table:style-name="ce1634"/>
          <table:table-cell table:style-name="ce1239" table:number-columns-repeated="3"/>
          <table:table-cell table:style-name="ce1647" table:number-columns-repeated="2"/>
          <table:table-cell table:style-name="ce1656" office:value-type="float" office:value="15" calcext:value-type="float">
            <text:p>15</text:p>
          </table:table-cell>
          <table:table-cell table:style-name="ce1646"/>
          <table:table-cell table:style-name="ce1646" office:value-type="float" office:value="946" calcext:value-type="float">
            <text:p>946</text:p>
          </table:table-cell>
          <table:table-cell table:style-name="ce1646" office:value-type="float" office:value="838" calcext:value-type="float">
            <text:p>838</text:p>
          </table:table-cell>
          <table:table-cell table:style-name="ce1646" office:value-type="float" office:value="760" calcext:value-type="float">
            <text:p>760</text:p>
          </table:table-cell>
          <table:table-cell table:style-name="ce1646" office:value-type="float" office:value="548" calcext:value-type="float">
            <text:p>548</text:p>
          </table:table-cell>
          <table:table-cell table:style-name="ce1646" office:value-type="float" office:value="345" calcext:value-type="float">
            <text:p>345</text:p>
          </table:table-cell>
          <table:table-cell table:style-name="ce1646" office:value-type="float" office:value="106" calcext:value-type="float">
            <text:p>106</text:p>
          </table:table-cell>
          <table:table-cell table:style-name="ce1646" office:value-type="float" office:value="49" calcext:value-type="float">
            <text:p>49</text:p>
          </table:table-cell>
          <table:table-cell table:style-name="ce1646" office:value-type="float" office:value="136" calcext:value-type="float">
            <text:p>136</text:p>
          </table:table-cell>
          <table:table-cell table:style-name="ce1646" office:value-type="float" office:value="316" calcext:value-type="float">
            <text:p>316</text:p>
          </table:table-cell>
          <table:table-cell table:style-name="ce1646" office:value-type="float" office:value="523" calcext:value-type="float">
            <text:p>523</text:p>
          </table:table-cell>
          <table:table-cell table:style-name="ce1646" office:value-type="float" office:value="722" calcext:value-type="float">
            <text:p>722</text:p>
          </table:table-cell>
          <table:table-cell table:style-name="ce1646" office:value-type="float" office:value="891" calcext:value-type="float">
            <text:p>891</text:p>
          </table:table-cell>
          <table:table-cell table:style-name="ce1646" office:value-type="float" office:value="6180" calcext:value-type="float">
            <text:p>6180</text:p>
          </table:table-cell>
          <table:table-cell table:style-name="ce1646"/>
          <table:table-cell table:style-name="ce1683" table:formula="of:=(-1*(([.$C$196]*[.BJ131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47" table:number-columns-spanned="2" table:number-rows-spanned="1"/>
          <table:covered-table-cell table:style-name="ce24"/>
          <table:table-cell table:style-name="ce116" table:content-validation-name="val1"/>
          <table:table-cell table:style-name="ce1089"/>
          <table:table-cell table:style-name="ce1149"/>
          <table:table-cell table:style-name="ce1153"/>
          <table:table-cell table:style-name="ce1250" table:number-columns-spanned="1" table:number-rows-spanned="2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595"/>
          <table:table-cell table:style-name="ce1296"/>
          <table:table-cell table:style-name="ce1619"/>
          <table:table-cell table:style-name="ce1296"/>
          <table:table-cell table:style-name="ce1630"/>
          <table:table-cell table:style-name="ce1636"/>
          <table:table-cell table:style-name="ce1239"/>
          <table:table-cell table:style-name="ce1604"/>
          <table:table-cell table:style-name="ce1239"/>
          <table:table-cell table:style-name="ce1647" table:number-columns-repeated="2"/>
          <table:table-cell table:style-name="ce1656" office:value-type="float" office:value="16" calcext:value-type="float">
            <text:p>16</text:p>
          </table:table-cell>
          <table:table-cell table:style-name="ce1646"/>
          <table:table-cell table:style-name="ce1646" office:value-type="float" office:value="923" calcext:value-type="float">
            <text:p>923</text:p>
          </table:table-cell>
          <table:table-cell table:style-name="ce1646" office:value-type="float" office:value="819" calcext:value-type="float">
            <text:p>819</text:p>
          </table:table-cell>
          <table:table-cell table:style-name="ce1646" office:value-type="float" office:value="755" calcext:value-type="float">
            <text:p>755</text:p>
          </table:table-cell>
          <table:table-cell table:style-name="ce1646" office:value-type="float" office:value="557" calcext:value-type="float">
            <text:p>557</text:p>
          </table:table-cell>
          <table:table-cell table:style-name="ce1646" office:value-type="float" office:value="377" calcext:value-type="float">
            <text:p>377</text:p>
          </table:table-cell>
          <table:table-cell table:style-name="ce1646" office:value-type="float" office:value="146" calcext:value-type="float">
            <text:p>146</text:p>
          </table:table-cell>
          <table:table-cell table:style-name="ce1646" office:value-type="float" office:value="69" calcext:value-type="float">
            <text:p>69</text:p>
          </table:table-cell>
          <table:table-cell table:style-name="ce1646" office:value-type="float" office:value="147" calcext:value-type="float">
            <text:p>147</text:p>
          </table:table-cell>
          <table:table-cell table:style-name="ce1646" office:value-type="float" office:value="318" calcext:value-type="float">
            <text:p>318</text:p>
          </table:table-cell>
          <table:table-cell table:style-name="ce1646" office:value-type="float" office:value="523" calcext:value-type="float">
            <text:p>523</text:p>
          </table:table-cell>
          <table:table-cell table:style-name="ce1646" office:value-type="float" office:value="722" calcext:value-type="float">
            <text:p>722</text:p>
          </table:table-cell>
          <table:table-cell table:style-name="ce1646" office:value-type="float" office:value="875" calcext:value-type="float">
            <text:p>875</text:p>
          </table:table-cell>
          <table:table-cell table:style-name="ce1682" office:value-type="float" office:value="6231" calcext:value-type="float">
            <text:p>6231</text:p>
          </table:table-cell>
          <table:table-cell table:style-name="ce1646"/>
          <table:table-cell table:style-name="ce1683" table:formula="of:=(-1*(([.$C$196]*[.BJ132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47" table:number-columns-spanned="2" table:number-rows-spanned="1"/>
          <table:covered-table-cell table:style-name="ce24"/>
          <table:table-cell table:style-name="ce116" table:content-validation-name="val1"/>
          <table:table-cell table:style-name="ce1089"/>
          <table:table-cell table:style-name="ce1151"/>
          <table:table-cell table:style-name="ce1209"/>
          <table:covered-table-cell table:style-name="ce1251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619"/>
          <table:table-cell table:style-name="ce1296"/>
          <table:table-cell table:style-name="ce1630"/>
          <table:table-cell table:style-name="ce1636"/>
          <table:table-cell table:style-name="ce1239" table:number-columns-repeated="3"/>
          <table:table-cell table:style-name="ce1647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10"/>
          <table:table-cell table:style-name="ce147" table:number-columns-spanned="2" table:number-rows-spanned="1"/>
          <table:covered-table-cell table:style-name="ce24"/>
          <table:table-cell table:style-name="ce116" table:content-validation-name="val1"/>
          <table:table-cell table:style-name="ce1091"/>
          <table:table-cell table:style-name="ce1151"/>
          <table:table-cell table:style-name="ce1209"/>
          <table:table-cell table:style-name="ce1252" table:number-columns-spanned="1" table:number-rows-spanned="4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239"/>
          <table:table-cell table:style-name="ce1296"/>
          <table:table-cell table:style-name="ce1631"/>
          <table:table-cell table:style-name="ce1239" table:number-columns-repeated="4"/>
          <table:table-cell table:style-name="ce1647" table:number-columns-repeated="2"/>
          <table:table-cell table:style-name="ce1658"/>
          <table:table-cell table:style-name="ce1666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16" calcext:value-type="float">
            <text:p>16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47" table:number-columns-spanned="2" table:number-rows-spanned="1"/>
          <table:covered-table-cell table:style-name="ce24"/>
          <table:table-cell table:style-name="ce116" table:content-validation-name="val23"/>
          <table:table-cell table:style-name="ce1089"/>
          <table:table-cell table:style-name="ce1151"/>
          <table:table-cell table:style-name="ce1209"/>
          <table:covered-table-cell table:style-name="ce1253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1239"/>
          <table:table-cell table:style-name="ce1296" table:number-columns-repeated="2"/>
          <table:table-cell table:style-name="ce1239" table:number-columns-repeated="4"/>
          <table:table-cell table:style-name="ce1647" table:number-columns-repeated="2"/>
          <table:table-cell table:style-name="ce1656"/>
          <table:table-cell table:style-name="ce1646"/>
          <table:table-cell table:style-name="ce1673" table:number-columns-repeated="12"/>
          <table:table-cell table:style-name="ce1675"/>
          <table:table-cell table:style-name="ce1646"/>
          <table:table-cell table:style-name="ce1656"/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47" table:number-columns-spanned="2" table:number-rows-spanned="1"/>
          <table:covered-table-cell table:style-name="ce24"/>
          <table:table-cell table:style-name="ce116" table:content-validation-name="val23"/>
          <table:table-cell table:style-name="ce1089"/>
          <table:table-cell table:style-name="ce1151"/>
          <table:table-cell table:style-name="ce1209"/>
          <table:covered-table-cell table:style-name="ce1253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54" table:number-columns-repeated="4"/>
          <table:table-cell table:style-name="ce1239" table:number-columns-repeated="3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647" calcext:value-type="float">
            <text:p>647</text:p>
          </table:table-cell>
          <table:table-cell table:style-name="ce1646" office:value-type="float" office:value="612" calcext:value-type="float">
            <text:p>612</text:p>
          </table:table-cell>
          <table:table-cell table:style-name="ce1646" office:value-type="float" office:value="566" calcext:value-type="float">
            <text:p>566</text:p>
          </table:table-cell>
          <table:table-cell table:style-name="ce1646" office:value-type="float" office:value="383" calcext:value-type="float">
            <text:p>383</text:p>
          </table:table-cell>
          <table:table-cell table:style-name="ce1646" office:value-type="float" office:value="153" calcext:value-type="float">
            <text:p>153</text:p>
          </table:table-cell>
          <table:table-cell table:style-name="ce1646" office:value-type="float" office:value="11" calcext:value-type="float">
            <text:p>11</text:p>
          </table:table-cell>
          <table:table-cell table:style-name="ce1646" office:value-type="float" office:value="1" calcext:value-type="float">
            <text:p>1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125" calcext:value-type="float">
            <text:p>125</text:p>
          </table:table-cell>
          <table:table-cell table:style-name="ce1646" office:value-type="float" office:value="316" calcext:value-type="float">
            <text:p>316</text:p>
          </table:table-cell>
          <table:table-cell table:style-name="ce1646" office:value-type="float" office:value="464" calcext:value-type="float">
            <text:p>464</text:p>
          </table:table-cell>
          <table:table-cell table:style-name="ce1646" office:value-type="float" office:value="588" calcext:value-type="float">
            <text:p>588</text:p>
          </table:table-cell>
          <table:table-cell table:style-name="ce1646" office:value-type="float" office:value="3878" calcext:value-type="float">
            <text:p>3878</text:p>
          </table:table-cell>
          <table:table-cell table:style-name="ce1646"/>
          <table:table-cell table:style-name="ce1683" table:formula="of:=(-1*(([.$C$196]*[.BJ136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3"/>
          <table:table-cell table:style-name="ce533"/>
          <table:table-cell table:style-name="ce1047"/>
          <table:table-cell table:style-name="ce533" table:number-columns-repeated="2"/>
          <table:table-cell table:style-name="ce1210"/>
          <table:covered-table-cell table:style-name="ce1254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54" table:number-columns-repeated="4"/>
          <table:table-cell table:style-name="ce1239" table:number-columns-repeated="3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923" calcext:value-type="float">
            <text:p>923</text:p>
          </table:table-cell>
          <table:table-cell table:style-name="ce1646" office:value-type="float" office:value="819" calcext:value-type="float">
            <text:p>819</text:p>
          </table:table-cell>
          <table:table-cell table:style-name="ce1646" office:value-type="float" office:value="755" calcext:value-type="float">
            <text:p>755</text:p>
          </table:table-cell>
          <table:table-cell table:style-name="ce1646" office:value-type="float" office:value="557" calcext:value-type="float">
            <text:p>557</text:p>
          </table:table-cell>
          <table:table-cell table:style-name="ce1646" office:value-type="float" office:value="377" calcext:value-type="float">
            <text:p>377</text:p>
          </table:table-cell>
          <table:table-cell table:style-name="ce1646" office:value-type="float" office:value="146" calcext:value-type="float">
            <text:p>146</text:p>
          </table:table-cell>
          <table:table-cell table:style-name="ce1646" office:value-type="float" office:value="69" calcext:value-type="float">
            <text:p>69</text:p>
          </table:table-cell>
          <table:table-cell table:style-name="ce1646" office:value-type="float" office:value="147" calcext:value-type="float">
            <text:p>147</text:p>
          </table:table-cell>
          <table:table-cell table:style-name="ce1646" office:value-type="float" office:value="318" calcext:value-type="float">
            <text:p>318</text:p>
          </table:table-cell>
          <table:table-cell table:style-name="ce1646" office:value-type="float" office:value="523" calcext:value-type="float">
            <text:p>523</text:p>
          </table:table-cell>
          <table:table-cell table:style-name="ce1646" office:value-type="float" office:value="722" calcext:value-type="float">
            <text:p>722</text:p>
          </table:table-cell>
          <table:table-cell table:style-name="ce1646" office:value-type="float" office:value="875" calcext:value-type="float">
            <text:p>875</text:p>
          </table:table-cell>
          <table:table-cell table:style-name="ce1682" office:value-type="float" office:value="6231" calcext:value-type="float">
            <text:p>6231</text:p>
          </table:table-cell>
          <table:table-cell table:style-name="ce1646"/>
          <table:table-cell table:style-name="ce1683" table:formula="of:=(-1*(([.$C$196]*[.BJ137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7" table:number-columns-spanned="2" table:number-rows-spanned="1"/>
          <table:covered-table-cell table:style-name="ce24"/>
          <table:table-cell table:style-name="ce114" table:content-validation-name="val24"/>
          <table:table-cell table:style-name="ce1092"/>
          <table:table-cell table:style-name="ce1153"/>
          <table:table-cell table:style-name="ce1211"/>
          <table:table-cell table:style-name="ce1255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96" table:number-columns-repeated="5"/>
          <table:table-cell table:style-name="ce1239"/>
          <table:table-cell table:style-name="ce1519" table:number-columns-repeated="8"/>
          <table:table-cell table:style-name="ce1296" table:number-columns-repeated="2"/>
          <table:table-cell table:style-name="ce54" table:number-columns-repeated="4"/>
          <table:table-cell table:style-name="ce1239" table:number-columns-repeated="3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826" calcext:value-type="float">
            <text:p>826</text:p>
          </table:table-cell>
          <table:table-cell table:style-name="ce1646" office:value-type="float" office:value="753" calcext:value-type="float">
            <text:p>753</text:p>
          </table:table-cell>
          <table:table-cell table:style-name="ce1646" office:value-type="float" office:value="665" calcext:value-type="float">
            <text:p>665</text:p>
          </table:table-cell>
          <table:table-cell table:style-name="ce1646" office:value-type="float" office:value="456" calcext:value-type="float">
            <text:p>456</text:p>
          </table:table-cell>
          <table:table-cell table:style-name="ce1646" office:value-type="float" office:value="216" calcext:value-type="float">
            <text:p>216</text:p>
          </table:table-cell>
          <table:table-cell table:style-name="ce1646" office:value-type="float" office:value="39" calcext:value-type="float">
            <text:p>39</text:p>
          </table:table-cell>
          <table:table-cell table:style-name="ce1646" office:value-type="float" office:value="10" calcext:value-type="float">
            <text:p>10</text:p>
          </table:table-cell>
          <table:table-cell table:style-name="ce1646" office:value-type="float" office:value="47" calcext:value-type="float">
            <text:p>47</text:p>
          </table:table-cell>
          <table:table-cell table:style-name="ce1646" office:value-type="float" office:value="215" calcext:value-type="float">
            <text:p>215</text:p>
          </table:table-cell>
          <table:table-cell table:style-name="ce1646" office:value-type="float" office:value="416" calcext:value-type="float">
            <text:p>416</text:p>
          </table:table-cell>
          <table:table-cell table:style-name="ce1646" office:value-type="float" office:value="589" calcext:value-type="float">
            <text:p>589</text:p>
          </table:table-cell>
          <table:table-cell table:style-name="ce1646" office:value-type="float" office:value="752" calcext:value-type="float">
            <text:p>752</text:p>
          </table:table-cell>
          <table:table-cell table:style-name="ce1646" office:value-type="float" office:value="4984" calcext:value-type="float">
            <text:p>4984</text:p>
          </table:table-cell>
          <table:table-cell table:style-name="ce1646"/>
          <table:table-cell table:style-name="ce1683" table:formula="of:=(-1*(([.$C$196]*[.BJ138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7" table:number-columns-spanned="2" table:number-rows-spanned="1"/>
          <table:covered-table-cell table:style-name="ce24"/>
          <table:table-cell table:style-name="ce116"/>
          <table:table-cell table:style-name="ce1092"/>
          <table:table-cell table:style-name="ce1154"/>
          <table:table-cell table:style-name="ce1212"/>
          <table:table-cell table:style-name="ce1255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496" table:number-columns-repeated="4"/>
          <table:table-cell table:style-name="ce1509"/>
          <table:table-cell table:style-name="ce1512"/>
          <table:table-cell table:style-name="ce1519" table:number-columns-repeated="8"/>
          <table:table-cell table:style-name="ce1296" table:number-columns-repeated="2"/>
          <table:table-cell table:style-name="ce1239"/>
          <table:table-cell table:style-name="ce1296"/>
          <table:table-cell table:style-name="ce1631"/>
          <table:table-cell table:style-name="ce1239" table:number-columns-repeated="4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785" calcext:value-type="float">
            <text:p>785</text:p>
          </table:table-cell>
          <table:table-cell table:style-name="ce1646" office:value-type="float" office:value="721" calcext:value-type="float">
            <text:p>721</text:p>
          </table:table-cell>
          <table:table-cell table:style-name="ce1646" office:value-type="float" office:value="646" calcext:value-type="float">
            <text:p>646</text:p>
          </table:table-cell>
          <table:table-cell table:style-name="ce1646" office:value-type="float" office:value="440" calcext:value-type="float">
            <text:p>440</text:p>
          </table:table-cell>
          <table:table-cell table:style-name="ce1646" office:value-type="float" office:value="206" calcext:value-type="float">
            <text:p>206</text:p>
          </table:table-cell>
          <table:table-cell table:style-name="ce1646" office:value-type="float" office:value="40" calcext:value-type="float">
            <text:p>40</text:p>
          </table:table-cell>
          <table:table-cell table:style-name="ce1646" office:value-type="float" office:value="10" calcext:value-type="float">
            <text:p>10</text:p>
          </table:table-cell>
          <table:table-cell table:style-name="ce1646" office:value-type="float" office:value="56" calcext:value-type="float">
            <text:p>56</text:p>
          </table:table-cell>
          <table:table-cell table:style-name="ce1646" office:value-type="float" office:value="227" calcext:value-type="float">
            <text:p>227</text:p>
          </table:table-cell>
          <table:table-cell table:style-name="ce1646" office:value-type="float" office:value="414" calcext:value-type="float">
            <text:p>414</text:p>
          </table:table-cell>
          <table:table-cell table:style-name="ce1646" office:value-type="float" office:value="569" calcext:value-type="float">
            <text:p>569</text:p>
          </table:table-cell>
          <table:table-cell table:style-name="ce1646" office:value-type="float" office:value="718" calcext:value-type="float">
            <text:p>718</text:p>
          </table:table-cell>
          <table:table-cell table:style-name="ce1646" office:value-type="float" office:value="4832" calcext:value-type="float">
            <text:p>4832</text:p>
          </table:table-cell>
          <table:table-cell table:style-name="ce1646"/>
          <table:table-cell table:style-name="ce1683" table:formula="of:=(-1*(([.$C$196]*[.BJ139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7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5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496" table:number-columns-repeated="4"/>
          <table:table-cell table:style-name="ce1497"/>
          <table:table-cell table:style-name="ce1239"/>
          <table:table-cell table:style-name="ce1519" table:number-columns-repeated="8"/>
          <table:table-cell table:style-name="ce1596" table:number-columns-spanned="3" table:number-rows-spanned="1"/>
          <table:covered-table-cell table:number-columns-repeated="2" table:style-name="ce1519"/>
          <table:table-cell table:style-name="ce1519" table:number-columns-repeated="5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864" calcext:value-type="float">
            <text:p>864</text:p>
          </table:table-cell>
          <table:table-cell table:style-name="ce1646" office:value-type="float" office:value="777" calcext:value-type="float">
            <text:p>777</text:p>
          </table:table-cell>
          <table:table-cell table:style-name="ce1646" office:value-type="float" office:value="695" calcext:value-type="float">
            <text:p>695</text:p>
          </table:table-cell>
          <table:table-cell table:style-name="ce1646" office:value-type="float" office:value="479" calcext:value-type="float">
            <text:p>479</text:p>
          </table:table-cell>
          <table:table-cell table:style-name="ce1646" office:value-type="float" office:value="251" calcext:value-type="float">
            <text:p>251</text:p>
          </table:table-cell>
          <table:table-cell table:style-name="ce1646" office:value-type="float" office:value="57" calcext:value-type="float">
            <text:p>57</text:p>
          </table:table-cell>
          <table:table-cell table:style-name="ce1646" office:value-type="float" office:value="17" calcext:value-type="float">
            <text:p>17</text:p>
          </table:table-cell>
          <table:table-cell table:style-name="ce1646" office:value-type="float" office:value="75" calcext:value-type="float">
            <text:p>75</text:p>
          </table:table-cell>
          <table:table-cell table:style-name="ce1646" office:value-type="float" office:value="245" calcext:value-type="float">
            <text:p>245</text:p>
          </table:table-cell>
          <table:table-cell table:style-name="ce1646" office:value-type="float" office:value="441" calcext:value-type="float">
            <text:p>441</text:p>
          </table:table-cell>
          <table:table-cell table:style-name="ce1646" office:value-type="float" office:value="618" calcext:value-type="float">
            <text:p>618</text:p>
          </table:table-cell>
          <table:table-cell table:style-name="ce1646" office:value-type="float" office:value="785" calcext:value-type="float">
            <text:p>785</text:p>
          </table:table-cell>
          <table:table-cell table:style-name="ce1646" office:value-type="float" office:value="5304" calcext:value-type="float">
            <text:p>5304</text:p>
          </table:table-cell>
          <table:table-cell table:style-name="ce1646"/>
          <table:table-cell table:style-name="ce1683" table:formula="of:=(-1*(([.$C$196]*[.BJ140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8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5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497" table:number-columns-repeated="5"/>
          <table:table-cell table:style-name="ce1239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812" calcext:value-type="float">
            <text:p>812</text:p>
          </table:table-cell>
          <table:table-cell table:style-name="ce1646" office:value-type="float" office:value="741" calcext:value-type="float">
            <text:p>741</text:p>
          </table:table-cell>
          <table:table-cell table:style-name="ce1646" office:value-type="float" office:value="653" calcext:value-type="float">
            <text:p>653</text:p>
          </table:table-cell>
          <table:table-cell table:style-name="ce1646" office:value-type="float" office:value="445" calcext:value-type="float">
            <text:p>445</text:p>
          </table:table-cell>
          <table:table-cell table:style-name="ce1646" office:value-type="float" office:value="198" calcext:value-type="float">
            <text:p>198</text:p>
          </table:table-cell>
          <table:table-cell table:style-name="ce1646" office:value-type="float" office:value="31" calcext:value-type="float">
            <text:p>31</text:p>
          </table:table-cell>
          <table:table-cell table:style-name="ce1646" office:value-type="float" office:value="7" calcext:value-type="float">
            <text:p>7</text:p>
          </table:table-cell>
          <table:table-cell table:style-name="ce1646" office:value-type="float" office:value="38" calcext:value-type="float">
            <text:p>38</text:p>
          </table:table-cell>
          <table:table-cell table:style-name="ce1646" office:value-type="float" office:value="194" calcext:value-type="float">
            <text:p>194</text:p>
          </table:table-cell>
          <table:table-cell table:style-name="ce1646" office:value-type="float" office:value="400" calcext:value-type="float">
            <text:p>400</text:p>
          </table:table-cell>
          <table:table-cell table:style-name="ce1646" office:value-type="float" office:value="571" calcext:value-type="float">
            <text:p>571</text:p>
          </table:table-cell>
          <table:table-cell table:style-name="ce1646" office:value-type="float" office:value="735" calcext:value-type="float">
            <text:p>735</text:p>
          </table:table-cell>
          <table:table-cell table:style-name="ce1646" office:value-type="float" office:value="4825" calcext:value-type="float">
            <text:p>4825</text:p>
          </table:table-cell>
          <table:table-cell table:style-name="ce1646"/>
          <table:table-cell table:style-name="ce1683" table:formula="of:=(-1*(([.$C$196]*[.BJ141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7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5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497" table:number-columns-repeated="4"/>
          <table:table-cell table:style-name="ce1296"/>
          <table:table-cell table:style-name="ce1239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726" calcext:value-type="float">
            <text:p>726</text:p>
          </table:table-cell>
          <table:table-cell table:style-name="ce1646" office:value-type="float" office:value="677" calcext:value-type="float">
            <text:p>677</text:p>
          </table:table-cell>
          <table:table-cell table:style-name="ce1646" office:value-type="float" office:value="610" calcext:value-type="float">
            <text:p>610</text:p>
          </table:table-cell>
          <table:table-cell table:style-name="ce1646" office:value-type="float" office:value="395" calcext:value-type="float">
            <text:p>395</text:p>
          </table:table-cell>
          <table:table-cell table:style-name="ce1646" office:value-type="float" office:value="159" calcext:value-type="float">
            <text:p>159</text:p>
          </table:table-cell>
          <table:table-cell table:style-name="ce1646" office:value-type="float" office:value="20" calcext:value-type="float">
            <text:p>20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float" office:value="31" calcext:value-type="float">
            <text:p>31</text:p>
          </table:table-cell>
          <table:table-cell table:style-name="ce1646" office:value-type="float" office:value="191" calcext:value-type="float">
            <text:p>191</text:p>
          </table:table-cell>
          <table:table-cell table:style-name="ce1646" office:value-type="float" office:value="383" calcext:value-type="float">
            <text:p>383</text:p>
          </table:table-cell>
          <table:table-cell table:style-name="ce1646" office:value-type="float" office:value="528" calcext:value-type="float">
            <text:p>528</text:p>
          </table:table-cell>
          <table:table-cell table:style-name="ce1646" office:value-type="float" office:value="668" calcext:value-type="float">
            <text:p>668</text:p>
          </table:table-cell>
          <table:table-cell table:style-name="ce1646" office:value-type="float" office:value="4392" calcext:value-type="float">
            <text:p>4392</text:p>
          </table:table-cell>
          <table:table-cell table:style-name="ce1646"/>
          <table:table-cell table:style-name="ce1683" table:formula="of:=(-1*(([.$C$196]*[.BJ142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8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2"/>
          <table:table-cell table:style-name="ce1256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759" calcext:value-type="float">
            <text:p>759</text:p>
          </table:table-cell>
          <table:table-cell table:style-name="ce1646" office:value-type="float" office:value="699" calcext:value-type="float">
            <text:p>699</text:p>
          </table:table-cell>
          <table:table-cell table:style-name="ce1646" office:value-type="float" office:value="621" calcext:value-type="float">
            <text:p>621</text:p>
          </table:table-cell>
          <table:table-cell table:style-name="ce1646" office:value-type="float" office:value="403" calcext:value-type="float">
            <text:p>403</text:p>
          </table:table-cell>
          <table:table-cell table:style-name="ce1646" office:value-type="float" office:value="165" calcext:value-type="float">
            <text:p>165</text:p>
          </table:table-cell>
          <table:table-cell table:style-name="ce1646" office:value-type="float" office:value="22" calcext:value-type="float">
            <text:p>22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28" calcext:value-type="float">
            <text:p>28</text:p>
          </table:table-cell>
          <table:table-cell table:style-name="ce1646" office:value-type="float" office:value="184" calcext:value-type="float">
            <text:p>184</text:p>
          </table:table-cell>
          <table:table-cell table:style-name="ce1646" office:value-type="float" office:value="386" calcext:value-type="float">
            <text:p>386</text:p>
          </table:table-cell>
          <table:table-cell table:style-name="ce1646" office:value-type="float" office:value="546" calcext:value-type="float">
            <text:p>546</text:p>
          </table:table-cell>
          <table:table-cell table:style-name="ce1646" office:value-type="float" office:value="692" calcext:value-type="float">
            <text:p>692</text:p>
          </table:table-cell>
          <table:table-cell table:style-name="ce1646" office:value-type="float" office:value="4510" calcext:value-type="float">
            <text:p>4510</text:p>
          </table:table-cell>
          <table:table-cell table:style-name="ce1646"/>
          <table:table-cell table:style-name="ce1683" table:formula="of:=(-1*(([.$C$196]*[.BJ143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7" table:number-columns-spanned="2" table:number-rows-spanned="1"/>
          <table:covered-table-cell table:style-name="ce30"/>
          <table:table-cell table:style-name="ce116"/>
          <table:table-cell table:style-name="ce1093"/>
          <table:table-cell table:style-name="ce1154"/>
          <table:table-cell table:style-name="ce1213"/>
          <table:table-cell table:style-name="ce1247" table:number-columns-spanned="1" table:number-rows-spanned="3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1411"/>
          <table:table-cell table:style-name="ce1239" table:number-columns-repeated="4"/>
          <table:table-cell table:style-name="ce1492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592" calcext:value-type="float">
            <text:p>592</text:p>
          </table:table-cell>
          <table:table-cell table:style-name="ce1646" office:value-type="float" office:value="567" calcext:value-type="float">
            <text:p>567</text:p>
          </table:table-cell>
          <table:table-cell table:style-name="ce1646" office:value-type="float" office:value="551" calcext:value-type="float">
            <text:p>551</text:p>
          </table:table-cell>
          <table:table-cell table:style-name="ce1646" office:value-type="float" office:value="406" calcext:value-type="float">
            <text:p>406</text:p>
          </table:table-cell>
          <table:table-cell table:style-name="ce1646" office:value-type="float" office:value="216" calcext:value-type="float">
            <text:p>216</text:p>
          </table:table-cell>
          <table:table-cell table:style-name="ce1646" office:value-type="float" office:value="34" calcext:value-type="float">
            <text:p>34</text:p>
          </table:table-cell>
          <table:table-cell table:style-name="ce1646" office:value-type="float" office:value="3" calcext:value-type="float">
            <text:p>3</text:p>
          </table:table-cell>
          <table:table-cell table:style-name="ce1646" office:value-type="float" office:value="17" calcext:value-type="float">
            <text:p>17</text:p>
          </table:table-cell>
          <table:table-cell table:style-name="ce1646" office:value-type="float" office:value="135" calcext:value-type="float">
            <text:p>135</text:p>
          </table:table-cell>
          <table:table-cell table:style-name="ce1646" office:value-type="float" office:value="308" calcext:value-type="float">
            <text:p>308</text:p>
          </table:table-cell>
          <table:table-cell table:style-name="ce1646" office:value-type="float" office:value="432" calcext:value-type="float">
            <text:p>432</text:p>
          </table:table-cell>
          <table:table-cell table:style-name="ce1646" office:value-type="float" office:value="542" calcext:value-type="float">
            <text:p>542</text:p>
          </table:table-cell>
          <table:table-cell table:style-name="ce1646" office:value-type="float" office:value="3803" calcext:value-type="float">
            <text:p>3803</text:p>
          </table:table-cell>
          <table:table-cell table:style-name="ce1646"/>
          <table:table-cell table:style-name="ce1683" table:formula="of:=(-1*(([.$C$196]*[.BJ144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57" table:number-columns-spanned="2" table:number-rows-spanned="1"/>
          <table:covered-table-cell table:style-name="ce30"/>
          <table:table-cell table:style-name="ce1045"/>
          <table:table-cell table:style-name="ce1094"/>
          <table:table-cell table:style-name="ce1155"/>
          <table:table-cell table:style-name="ce1214"/>
          <table:covered-table-cell table:style-name="ce1257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54"/>
          <table:table-cell table:style-name="ce1239" table:number-columns-repeated="4"/>
          <table:table-cell table:style-name="ce1492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824" calcext:value-type="float">
            <text:p>824</text:p>
          </table:table-cell>
          <table:table-cell table:style-name="ce1646" office:value-type="float" office:value="742" calcext:value-type="float">
            <text:p>742</text:p>
          </table:table-cell>
          <table:table-cell table:style-name="ce1646" office:value-type="float" office:value="677" calcext:value-type="float">
            <text:p>677</text:p>
          </table:table-cell>
          <table:table-cell table:style-name="ce1646" office:value-type="float" office:value="465" calcext:value-type="float">
            <text:p>465</text:p>
          </table:table-cell>
          <table:table-cell table:style-name="ce1646" office:value-type="float" office:value="249" calcext:value-type="float">
            <text:p>249</text:p>
          </table:table-cell>
          <table:table-cell table:style-name="ce1646" office:value-type="float" office:value="47" calcext:value-type="float">
            <text:p>47</text:p>
          </table:table-cell>
          <table:table-cell table:style-name="ce1646" office:value-type="float" office:value="9" calcext:value-type="float">
            <text:p>9</text:p>
          </table:table-cell>
          <table:table-cell table:style-name="ce1646" office:value-type="float" office:value="55" calcext:value-type="float">
            <text:p>55</text:p>
          </table:table-cell>
          <table:table-cell table:style-name="ce1646" office:value-type="float" office:value="224" calcext:value-type="float">
            <text:p>224</text:p>
          </table:table-cell>
          <table:table-cell table:style-name="ce1646" office:value-type="float" office:value="423" calcext:value-type="float">
            <text:p>423</text:p>
          </table:table-cell>
          <table:table-cell table:style-name="ce1646" office:value-type="float" office:value="593" calcext:value-type="float">
            <text:p>593</text:p>
          </table:table-cell>
          <table:table-cell table:style-name="ce1646" office:value-type="float" office:value="749" calcext:value-type="float">
            <text:p>749</text:p>
          </table:table-cell>
          <table:table-cell table:style-name="ce1646" office:value-type="float" office:value="5057" calcext:value-type="float">
            <text:p>5057</text:p>
          </table:table-cell>
          <table:table-cell table:style-name="ce1646"/>
          <table:table-cell table:style-name="ce1683" table:formula="of:=(-1*(([.$C$196]*[.BJ145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60" table:number-columns-spanned="2" table:number-rows-spanned="1"/>
          <table:covered-table-cell table:style-name="ce583"/>
          <table:table-cell table:style-name="ce1048"/>
          <table:table-cell table:style-name="ce1096"/>
          <table:table-cell table:style-name="ce1157"/>
          <table:table-cell table:style-name="ce1216"/>
          <table:covered-table-cell table:style-name="ce1258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54"/>
          <table:table-cell table:style-name="ce1239" table:number-columns-repeated="4"/>
          <table:table-cell table:style-name="ce1492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677" calcext:value-type="float">
            <text:p>677</text:p>
          </table:table-cell>
          <table:table-cell table:style-name="ce1646" office:value-type="float" office:value="633" calcext:value-type="float">
            <text:p>633</text:p>
          </table:table-cell>
          <table:table-cell table:style-name="ce1646" office:value-type="float" office:value="585" calcext:value-type="float">
            <text:p>585</text:p>
          </table:table-cell>
          <table:table-cell table:style-name="ce1646" office:value-type="float" office:value="389" calcext:value-type="float">
            <text:p>389</text:p>
          </table:table-cell>
          <table:table-cell table:style-name="ce1646" office:value-type="float" office:value="181" calcext:value-type="float">
            <text:p>181</text:p>
          </table:table-cell>
          <table:table-cell table:style-name="ce1646" office:value-type="float" office:value="26" calcext:value-type="float">
            <text:p>26</text:p>
          </table:table-cell>
          <table:table-cell table:style-name="ce1646" office:value-type="float" office:value="3" calcext:value-type="float">
            <text:p>3</text:p>
          </table:table-cell>
          <table:table-cell table:style-name="ce1646" office:value-type="float" office:value="25" calcext:value-type="float">
            <text:p>25</text:p>
          </table:table-cell>
          <table:table-cell table:style-name="ce1646" office:value-type="float" office:value="171" calcext:value-type="float">
            <text:p>171</text:p>
          </table:table-cell>
          <table:table-cell table:style-name="ce1646" office:value-type="float" office:value="352" calcext:value-type="float">
            <text:p>352</text:p>
          </table:table-cell>
          <table:table-cell table:style-name="ce1646" office:value-type="float" office:value="497" calcext:value-type="float">
            <text:p>497</text:p>
          </table:table-cell>
          <table:table-cell table:style-name="ce1646" office:value-type="float" office:value="622" calcext:value-type="float">
            <text:p>622</text:p>
          </table:table-cell>
          <table:table-cell table:style-name="ce1646" office:value-type="float" office:value="4161" calcext:value-type="float">
            <text:p>4161</text:p>
          </table:table-cell>
          <table:table-cell table:style-name="ce1646"/>
          <table:table-cell table:style-name="ce1683" table:formula="of:=(-1*(([.$C$196]*[.BJ146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26" table:number-columns-repeated="7"/>
          <table:table-cell table:style-name="ce1239"/>
          <table:table-cell table:style-name="ce1296"/>
          <table:table-cell table:style-name="ce1314"/>
          <table:table-cell table:style-name="ce1239"/>
          <table:table-cell table:style-name="ce1314" table:number-columns-repeated="2"/>
          <table:table-cell table:style-name="ce1363" table:number-columns-repeated="2"/>
          <table:table-cell table:style-name="ce1239" table:number-columns-repeated="5"/>
          <table:table-cell table:style-name="ce1492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946" calcext:value-type="float">
            <text:p>946</text:p>
          </table:table-cell>
          <table:table-cell table:style-name="ce1646" office:value-type="float" office:value="838" calcext:value-type="float">
            <text:p>838</text:p>
          </table:table-cell>
          <table:table-cell table:style-name="ce1646" office:value-type="float" office:value="760" calcext:value-type="float">
            <text:p>760</text:p>
          </table:table-cell>
          <table:table-cell table:style-name="ce1646" office:value-type="float" office:value="548" calcext:value-type="float">
            <text:p>548</text:p>
          </table:table-cell>
          <table:table-cell table:style-name="ce1646" office:value-type="float" office:value="345" calcext:value-type="float">
            <text:p>345</text:p>
          </table:table-cell>
          <table:table-cell table:style-name="ce1646" office:value-type="float" office:value="106" calcext:value-type="float">
            <text:p>106</text:p>
          </table:table-cell>
          <table:table-cell table:style-name="ce1646" office:value-type="float" office:value="49" calcext:value-type="float">
            <text:p>49</text:p>
          </table:table-cell>
          <table:table-cell table:style-name="ce1646" office:value-type="float" office:value="136" calcext:value-type="float">
            <text:p>136</text:p>
          </table:table-cell>
          <table:table-cell table:style-name="ce1646" office:value-type="float" office:value="316" calcext:value-type="float">
            <text:p>316</text:p>
          </table:table-cell>
          <table:table-cell table:style-name="ce1646" office:value-type="float" office:value="523" calcext:value-type="float">
            <text:p>523</text:p>
          </table:table-cell>
          <table:table-cell table:style-name="ce1646" office:value-type="float" office:value="722" calcext:value-type="float">
            <text:p>722</text:p>
          </table:table-cell>
          <table:table-cell table:style-name="ce1646" office:value-type="float" office:value="891" calcext:value-type="float">
            <text:p>891</text:p>
          </table:table-cell>
          <table:table-cell table:style-name="ce1646" office:value-type="float" office:value="6180" calcext:value-type="float">
            <text:p>6180</text:p>
          </table:table-cell>
          <table:table-cell table:style-name="ce1646"/>
          <table:table-cell table:style-name="ce1683" table:formula="of:=(-1*(([.$C$196]*[.BJ147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161" table:number-columns-spanned="6" table:number-rows-spanned="1"/>
          <table:covered-table-cell table:style-name="ce54"/>
          <table:covered-table-cell table:number-columns-repeated="2" table:style-name="ce47"/>
          <table:covered-table-cell table:number-columns-repeated="2" table:style-name="ce54"/>
          <table:table-cell table:style-name="ce54"/>
          <table:table-cell table:style-name="ce1239"/>
          <table:table-cell table:style-name="ce1296"/>
          <table:table-cell table:style-name="ce1314"/>
          <table:table-cell table:style-name="ce1239"/>
          <table:table-cell table:style-name="ce1314" table:number-columns-repeated="2"/>
          <table:table-cell table:style-name="ce1363" table:number-columns-repeated="2"/>
          <table:table-cell table:style-name="ce1239" table:number-columns-repeated="5"/>
          <table:table-cell table:style-name="ce1492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724" calcext:value-type="float">
            <text:p>724</text:p>
          </table:table-cell>
          <table:table-cell table:style-name="ce1646" office:value-type="float" office:value="675" calcext:value-type="float">
            <text:p>675</text:p>
          </table:table-cell>
          <table:table-cell table:style-name="ce1646" office:value-type="float" office:value="612" calcext:value-type="float">
            <text:p>612</text:p>
          </table:table-cell>
          <table:table-cell table:style-name="ce1646" office:value-type="float" office:value="400" calcext:value-type="float">
            <text:p>400</text:p>
          </table:table-cell>
          <table:table-cell table:style-name="ce1646" office:value-type="float" office:value="176" calcext:value-type="float">
            <text:p>176</text:p>
          </table:table-cell>
          <table:table-cell table:style-name="ce1646" office:value-type="float" office:value="28" calcext:value-type="float">
            <text:p>28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34" calcext:value-type="float">
            <text:p>34</text:p>
          </table:table-cell>
          <table:table-cell table:style-name="ce1646" office:value-type="float" office:value="192" calcext:value-type="float">
            <text:p>192</text:p>
          </table:table-cell>
          <table:table-cell table:style-name="ce1646" office:value-type="float" office:value="382" calcext:value-type="float">
            <text:p>382</text:p>
          </table:table-cell>
          <table:table-cell table:style-name="ce1646" office:value-type="float" office:value="529" calcext:value-type="float">
            <text:p>529</text:p>
          </table:table-cell>
          <table:table-cell table:style-name="ce1646" office:value-type="float" office:value="667" calcext:value-type="float">
            <text:p>667</text:p>
          </table:table-cell>
          <table:table-cell table:style-name="ce1646" office:value-type="float" office:value="4424" calcext:value-type="float">
            <text:p>4424</text:p>
          </table:table-cell>
          <table:table-cell table:style-name="ce1646"/>
          <table:table-cell table:style-name="ce1683" table:formula="of:=(-1*(([.$C$196]*[.BJ148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47" table:number-columns-repeated="4"/>
          <table:table-cell table:style-name="ce1158" table:number-columns-repeated="2"/>
          <table:table-cell table:style-name="ce54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14"/>
          <table:table-cell table:style-name="ce1363" table:number-columns-repeated="2"/>
          <table:table-cell table:style-name="ce2" table:number-columns-repeated="5"/>
          <table:table-cell table:style-name="ce1491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663" calcext:value-type="float">
            <text:p>663</text:p>
          </table:table-cell>
          <table:table-cell table:style-name="ce1646" office:value-type="float" office:value="625" calcext:value-type="float">
            <text:p>625</text:p>
          </table:table-cell>
          <table:table-cell table:style-name="ce1646" office:value-type="float" office:value="575" calcext:value-type="float">
            <text:p>575</text:p>
          </table:table-cell>
          <table:table-cell table:style-name="ce1646" office:value-type="float" office:value="377" calcext:value-type="float">
            <text:p>377</text:p>
          </table:table-cell>
          <table:table-cell table:style-name="ce1646" office:value-type="float" office:value="161" calcext:value-type="float">
            <text:p>161</text:p>
          </table:table-cell>
          <table:table-cell table:style-name="ce1646" office:value-type="float" office:value="19" calcext:value-type="float">
            <text:p>19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18" calcext:value-type="float">
            <text:p>18</text:p>
          </table:table-cell>
          <table:table-cell table:style-name="ce1646" office:value-type="float" office:value="149" calcext:value-type="float">
            <text:p>149</text:p>
          </table:table-cell>
          <table:table-cell table:style-name="ce1646" office:value-type="float" office:value="338" calcext:value-type="float">
            <text:p>338</text:p>
          </table:table-cell>
          <table:table-cell table:style-name="ce1646" office:value-type="float" office:value="486" calcext:value-type="float">
            <text:p>486</text:p>
          </table:table-cell>
          <table:table-cell table:style-name="ce1646" office:value-type="float" office:value="608" calcext:value-type="float">
            <text:p>608</text:p>
          </table:table-cell>
          <table:table-cell table:style-name="ce1646" office:value-type="float" office:value="4021" calcext:value-type="float">
            <text:p>4021</text:p>
          </table:table-cell>
          <table:table-cell table:style-name="ce1646"/>
          <table:table-cell table:style-name="ce1683" table:formula="of:=(-1*(([.$C$196]*[.BJ149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48"/>
          <table:table-cell table:style-name="ce590"/>
          <table:table-cell table:style-name="ce1049"/>
          <table:table-cell table:style-name="ce1097"/>
          <table:table-cell table:style-name="ce1159" table:number-columns-repeated="2"/>
          <table:table-cell table:style-name="ce54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14"/>
          <table:table-cell table:style-name="ce1363" table:number-columns-repeated="2"/>
          <table:table-cell table:style-name="ce2" table:number-columns-repeated="5"/>
          <table:table-cell table:style-name="ce1491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719" calcext:value-type="float">
            <text:p>719</text:p>
          </table:table-cell>
          <table:table-cell table:style-name="ce1646" office:value-type="float" office:value="666" calcext:value-type="float">
            <text:p>666</text:p>
          </table:table-cell>
          <table:table-cell table:style-name="ce1646" office:value-type="float" office:value="619" calcext:value-type="float">
            <text:p>619</text:p>
          </table:table-cell>
          <table:table-cell table:style-name="ce1646" office:value-type="float" office:value="424" calcext:value-type="float">
            <text:p>424</text:p>
          </table:table-cell>
          <table:table-cell table:style-name="ce1646" office:value-type="float" office:value="214" calcext:value-type="float">
            <text:p>214</text:p>
          </table:table-cell>
          <table:table-cell table:style-name="ce1646" office:value-type="float" office:value="29" calcext:value-type="float">
            <text:p>29</text:p>
          </table:table-cell>
          <table:table-cell table:style-name="ce1646" office:value-type="float" office:value="5" calcext:value-type="float">
            <text:p>5</text:p>
          </table:table-cell>
          <table:table-cell table:style-name="ce1646" office:value-type="float" office:value="35" calcext:value-type="float">
            <text:p>35</text:p>
          </table:table-cell>
          <table:table-cell table:style-name="ce1646" office:value-type="float" office:value="192" calcext:value-type="float">
            <text:p>192</text:p>
          </table:table-cell>
          <table:table-cell table:style-name="ce1646" office:value-type="float" office:value="377" calcext:value-type="float">
            <text:p>377</text:p>
          </table:table-cell>
          <table:table-cell table:style-name="ce1646" office:value-type="float" office:value="526" calcext:value-type="float">
            <text:p>526</text:p>
          </table:table-cell>
          <table:table-cell table:style-name="ce1646" office:value-type="float" office:value="663" calcext:value-type="float">
            <text:p>663</text:p>
          </table:table-cell>
          <table:table-cell table:style-name="ce1646" office:value-type="float" office:value="4469" calcext:value-type="float">
            <text:p>4469</text:p>
          </table:table-cell>
          <table:table-cell table:style-name="ce1646"/>
          <table:table-cell table:style-name="ce1683" table:formula="of:=(-1*(([.$C$196]*[.BJ150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>
          <table:table-cell table:style-name="ce10"/>
          <table:table-cell table:style-name="ce48"/>
          <table:table-cell table:style-name="ce590"/>
          <table:table-cell table:style-name="ce1049"/>
          <table:table-cell table:style-name="ce1097"/>
          <table:table-cell table:style-name="ce1160"/>
          <table:table-cell table:style-name="ce1217"/>
          <table:table-cell table:style-name="ce54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14"/>
          <table:table-cell table:style-name="ce1363" table:number-columns-repeated="2"/>
          <table:table-cell table:style-name="ce2" table:number-columns-repeated="5"/>
          <table:table-cell table:style-name="ce1491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/>
          <table:table-cell table:style-name="ce1646" office:value-type="float" office:value="682" calcext:value-type="float">
            <text:p>682</text:p>
          </table:table-cell>
          <table:table-cell table:style-name="ce1646" office:value-type="float" office:value="640" calcext:value-type="float">
            <text:p>640</text:p>
          </table:table-cell>
          <table:table-cell table:style-name="ce1646" office:value-type="float" office:value="586" calcext:value-type="float">
            <text:p>586</text:p>
          </table:table-cell>
          <table:table-cell table:style-name="ce1646" office:value-type="float" office:value="376" calcext:value-type="float">
            <text:p>376</text:p>
          </table:table-cell>
          <table:table-cell table:style-name="ce1646" office:value-type="float" office:value="146" calcext:value-type="float">
            <text:p>146</text:p>
          </table:table-cell>
          <table:table-cell table:style-name="ce1646" office:value-type="float" office:value="16" calcext:value-type="float">
            <text:p>16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float" office:value="21" calcext:value-type="float">
            <text:p>21</text:p>
          </table:table-cell>
          <table:table-cell table:style-name="ce1646" office:value-type="float" office:value="158" calcext:value-type="float">
            <text:p>158</text:p>
          </table:table-cell>
          <table:table-cell table:style-name="ce1646" office:value-type="float" office:value="348" calcext:value-type="float">
            <text:p>348</text:p>
          </table:table-cell>
          <table:table-cell table:style-name="ce1646" office:value-type="float" office:value="497" calcext:value-type="float">
            <text:p>497</text:p>
          </table:table-cell>
          <table:table-cell table:style-name="ce1646" office:value-type="float" office:value="625" calcext:value-type="float">
            <text:p>625</text:p>
          </table:table-cell>
          <table:table-cell table:style-name="ce1646" office:value-type="float" office:value="4097" calcext:value-type="float">
            <text:p>4097</text:p>
          </table:table-cell>
          <table:table-cell table:style-name="ce1646"/>
          <table:table-cell table:style-name="ce1683" table:formula="of:=(-1*(([.$C$196]*[.BJ151]+[.$C$199])/365)+17)+[.$C$200]" office:value-type="currency" office:currency="C" office:value="17" calcext:value-type="currency">
            <text:p>17.000 C</text:p>
          </table:table-cell>
          <table:table-cell table:style-name="ce1646" table:number-columns-repeated="3"/>
          <table:table-cell table:style-name="ce2"/>
        </table:table-row>
        <table:table-row table:style-name="ro2" table:number-rows-repeated="8">
          <table:table-cell table:style-name="ce10"/>
          <table:table-cell table:style-name="ce48"/>
          <table:table-cell table:style-name="ce590"/>
          <table:table-cell table:style-name="ce1049"/>
          <table:table-cell table:style-name="ce1097"/>
          <table:table-cell table:style-name="ce1160"/>
          <table:table-cell table:style-name="ce1217"/>
          <table:table-cell table:style-name="ce54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14"/>
          <table:table-cell table:style-name="ce1363" table:number-columns-repeated="2"/>
          <table:table-cell table:style-name="ce2" table:number-columns-repeated="5"/>
          <table:table-cell table:style-name="ce1491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 table:number-rows-repeated="5">
          <table:table-cell table:style-name="ce10"/>
          <table:table-cell table:style-name="ce48"/>
          <table:table-cell table:style-name="ce590"/>
          <table:table-cell table:style-name="ce1049"/>
          <table:table-cell table:style-name="ce1097"/>
          <table:table-cell table:style-name="ce1160"/>
          <table:table-cell table:style-name="ce1217"/>
          <table:table-cell table:style-name="ce54"/>
          <table:table-cell table:style-name="ce1275"/>
          <table:table-cell table:style-name="ce1297"/>
          <table:table-cell table:style-name="ce1315"/>
          <table:table-cell table:style-name="ce1275"/>
          <table:table-cell table:style-name="ce1315"/>
          <table:table-cell table:style-name="ce1347"/>
          <table:table-cell table:style-name="ce1362" table:number-columns-repeated="2"/>
          <table:table-cell table:style-name="ce1275" table:number-columns-repeated="5"/>
          <table:table-cell table:style-name="ce1493"/>
          <table:table-cell table:style-name="ce1239" table:number-columns-repeated="6"/>
          <table:table-cell table:style-name="ce1519" table:number-columns-repeated="16"/>
          <table:table-cell table:style-name="ce1239"/>
          <table:table-cell table:style-name="ce1647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8"/>
          <table:table-cell table:style-name="ce590"/>
          <table:table-cell table:style-name="ce1049"/>
          <table:table-cell table:style-name="ce1097"/>
          <table:table-cell table:style-name="ce1160"/>
          <table:table-cell table:style-name="ce1217"/>
          <table:table-cell table:style-name="ce54"/>
          <table:table-cell table:style-name="ce1275"/>
          <table:table-cell table:style-name="ce1297"/>
          <table:table-cell table:style-name="ce1315"/>
          <table:table-cell table:style-name="ce1275"/>
          <table:table-cell table:style-name="ce1315"/>
          <table:table-cell table:style-name="ce1347"/>
          <table:table-cell table:style-name="ce1362" table:number-columns-repeated="2"/>
          <table:table-cell table:style-name="ce1275" table:number-columns-repeated="5"/>
          <table:table-cell table:style-name="ce1493"/>
          <table:table-cell table:style-name="ce1239" table:number-columns-repeated="5"/>
          <table:table-cell table:style-name="ce10"/>
          <table:table-cell table:style-name="ce1519" table:number-columns-repeated="8"/>
          <table:table-cell table:style-name="ce1492"/>
          <table:table-cell table:style-name="ce1239" table:number-columns-repeated="2"/>
          <table:table-cell table:style-name="ce1296"/>
          <table:table-cell table:style-name="ce1239" table:number-columns-repeated="5"/>
          <table:table-cell table:style-name="ce1647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8"/>
          <table:table-cell table:style-name="ce590"/>
          <table:table-cell table:style-name="ce1049"/>
          <table:table-cell table:style-name="ce1097"/>
          <table:table-cell table:style-name="ce1160"/>
          <table:table-cell table:style-name="ce1217"/>
          <table:table-cell table:style-name="ce54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47"/>
          <table:table-cell table:style-name="ce1362" table:number-columns-repeated="2"/>
          <table:table-cell table:style-name="ce2" table:number-columns-repeated="5"/>
          <table:table-cell table:style-name="ce1491"/>
          <table:table-cell table:style-name="ce1239" table:number-columns-repeated="5"/>
          <table:table-cell table:style-name="ce10"/>
          <table:table-cell table:style-name="ce1520" table:number-columns-repeated="6"/>
          <table:table-cell table:style-name="ce1296" table:number-columns-repeated="3"/>
          <table:table-cell table:style-name="ce1239" table:number-columns-repeated="2"/>
          <table:table-cell table:style-name="ce1296"/>
          <table:table-cell table:style-name="ce1239" table:number-columns-repeated="5"/>
          <table:table-cell table:style-name="ce1647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 table:number-rows-repeated="3">
          <table:table-cell table:style-name="ce2"/>
          <table:table-cell table:style-name="ce48"/>
          <table:table-cell table:style-name="ce590"/>
          <table:table-cell table:style-name="ce1049"/>
          <table:table-cell table:style-name="ce1097"/>
          <table:table-cell table:style-name="ce1160"/>
          <table:table-cell table:style-name="ce1217"/>
          <table:table-cell table:style-name="ce54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47"/>
          <table:table-cell table:style-name="ce1362" table:number-columns-repeated="2"/>
          <table:table-cell table:style-name="ce2" table:number-columns-repeated="5"/>
          <table:table-cell table:style-name="ce1491"/>
          <table:table-cell table:style-name="ce1239" table:number-columns-repeated="5"/>
          <table:table-cell table:style-name="ce10"/>
          <table:table-cell table:style-name="ce1239" table:number-columns-repeated="17"/>
          <table:table-cell table:style-name="ce1647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 table:number-rows-repeated="10">
          <table:table-cell table:style-name="ce2"/>
          <table:table-cell table:style-name="ce48"/>
          <table:table-cell table:style-name="ce590"/>
          <table:table-cell table:style-name="ce1049"/>
          <table:table-cell table:style-name="ce1097"/>
          <table:table-cell table:style-name="ce1160"/>
          <table:table-cell table:style-name="ce1217"/>
          <table:table-cell table:style-name="ce54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47"/>
          <table:table-cell table:style-name="ce1362" table:number-columns-repeated="2"/>
          <table:table-cell table:style-name="ce2" table:number-columns-repeated="5"/>
          <table:table-cell table:style-name="ce1491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8" table:content-validation-name="val1"/>
          <table:table-cell table:style-name="ce590"/>
          <table:table-cell table:style-name="ce1049"/>
          <table:table-cell table:style-name="ce1097"/>
          <table:table-cell table:style-name="ce1161"/>
          <table:table-cell table:style-name="ce1217"/>
          <table:table-cell table:style-name="ce1259"/>
          <table:table-cell table:style-name="ce2"/>
          <table:table-cell table:style-name="ce1295"/>
          <table:table-cell table:style-name="ce1316"/>
          <table:table-cell table:style-name="ce2"/>
          <table:table-cell table:style-name="ce131"/>
          <table:table-cell table:style-name="ce1347"/>
          <table:table-cell table:style-name="ce1362" table:number-columns-repeated="2"/>
          <table:table-cell table:style-name="ce2" table:number-columns-repeated="5"/>
          <table:table-cell table:style-name="ce1491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192"/>
          <table:table-cell table:style-name="ce627" table:number-columns-spanned="5" table:number-rows-spanned="1"/>
          <table:covered-table-cell table:number-columns-repeated="3" table:style-name="ce122"/>
          <table:covered-table-cell table:style-name="ce54"/>
          <table:table-cell table:style-name="ce2" table:number-columns-repeated="2"/>
          <table:table-cell table:style-name="ce1295"/>
          <table:table-cell table:style-name="ce131"/>
          <table:table-cell table:style-name="ce2"/>
          <table:table-cell table:style-name="ce131"/>
          <table:table-cell table:style-name="ce1347"/>
          <table:table-cell table:style-name="ce1362" table:number-columns-repeated="2"/>
          <table:table-cell table:style-name="ce2" table:number-columns-repeated="5"/>
          <table:table-cell table:style-name="ce1491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6" table:number-columns-repeated="7"/>
          <table:table-cell table:style-name="ce2"/>
          <table:table-cell table:style-name="ce1295"/>
          <table:table-cell table:style-name="ce131"/>
          <table:table-cell table:style-name="ce2"/>
          <table:table-cell table:style-name="ce131"/>
          <table:table-cell table:style-name="ce1347"/>
          <table:table-cell table:style-name="ce1362" table:number-columns-repeated="2"/>
          <table:table-cell table:style-name="ce2" table:number-columns-repeated="5"/>
          <table:table-cell table:style-name="ce1491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6" table:number-columns-repeated="7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47"/>
          <table:table-cell table:style-name="ce1362" table:number-columns-repeated="2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 table:number-rows-repeated="4">
          <table:table-cell table:style-name="ce2"/>
          <table:table-cell table:style-name="ce26" table:number-columns-repeated="7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1314"/>
          <table:table-cell table:style-name="ce1363" table:number-columns-repeated="2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 table:number-rows-repeated="3">
          <table:table-cell table:style-name="ce2"/>
          <table:table-cell table:style-name="ce26" table:number-columns-repeated="7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6" table:number-columns-repeated="2"/>
          <table:table-cell table:style-name="ce1051"/>
          <table:table-cell table:style-name="ce122" table:number-columns-repeated="2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6" table:number-columns-repeated="3"/>
          <table:table-cell table:style-name="ce122" table:number-columns-repeated="2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/>
          <table:table-cell table:style-name="ce122"/>
          <table:table-cell table:style-name="ce54" table:number-columns-repeated="4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6" table:number-columns-repeated="2"/>
          <table:table-cell table:style-name="ce122" table:number-columns-repeated="3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6" table:number-columns-repeated="2"/>
          <table:table-cell table:style-name="ce1051"/>
          <table:table-cell table:style-name="ce122" table:number-columns-repeated="2"/>
          <table:table-cell table:style-name="ce54"/>
          <table:table-cell table:style-name="ce1260" table:content-validation-name="val32"/>
          <table:table-cell table:style-name="ce54" table:number-columns-repeated="2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193" table:number-columns-spanned="2" table:number-rows-spanned="1"/>
          <table:covered-table-cell table:style-name="ce26"/>
          <table:table-cell table:style-name="ce122" table:number-columns-repeated="3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194"/>
          <table:table-cell table:style-name="ce636"/>
          <table:table-cell table:style-name="ce122" table:number-columns-repeated="3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74"/>
          <table:table-cell table:style-name="ce47"/>
          <table:table-cell table:style-name="ce122" table:number-columns-repeated="3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74"/>
          <table:table-cell table:style-name="ce659"/>
          <table:table-cell table:style-name="ce122" table:number-columns-repeated="3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274"/>
          <table:table-cell table:style-name="ce47"/>
          <table:table-cell table:style-name="ce122" table:number-columns-repeated="3"/>
          <table:table-cell table:style-name="ce54" table:number-columns-repeated="4"/>
          <table:table-cell table:style-name="ce122"/>
          <table:table-cell table:style-name="ce54"/>
          <table:table-cell table:style-name="ce122"/>
          <table:table-cell table:style-name="ce26" table:number-columns-repeated="3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333"/>
          <table:table-cell table:style-name="ce659"/>
          <table:table-cell table:style-name="ce122" table:number-columns-repeated="3"/>
          <table:table-cell table:style-name="ce54"/>
          <table:table-cell table:style-name="ce26"/>
          <table:table-cell table:style-name="ce54" table:number-columns-repeated="2"/>
          <table:table-cell table:style-name="ce122"/>
          <table:table-cell table:style-name="ce54"/>
          <table:table-cell table:style-name="ce122" table:number-columns-repeated="4"/>
          <table:table-cell table:style-name="ce54" table:number-columns-repeated="6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54" table:number-columns-repeated="2"/>
          <table:table-cell table:style-name="ce122"/>
          <table:table-cell table:style-name="ce1098"/>
          <table:table-cell table:style-name="ce1162"/>
          <table:table-cell table:style-name="ce1171"/>
          <table:table-cell table:style-name="ce1261"/>
          <table:table-cell table:style-name="ce54" table:number-columns-repeated="2"/>
          <table:table-cell table:style-name="ce1317"/>
          <table:table-cell table:style-name="ce54"/>
          <table:table-cell table:style-name="ce1336"/>
          <table:table-cell table:style-name="ce1349" table:number-columns-spanned="4" table:number-rows-spanned="1"/>
          <table:covered-table-cell table:style-name="ce54"/>
          <table:covered-table-cell table:style-name="ce122"/>
          <table:covered-table-cell table:style-name="ce54"/>
          <table:table-cell table:style-name="ce54" table:number-columns-repeated="5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54" table:number-columns-repeated="2"/>
          <table:table-cell table:style-name="ce1052"/>
          <table:table-cell table:style-name="ce47"/>
          <table:table-cell table:style-name="ce1163"/>
          <table:table-cell table:style-name="ce54"/>
          <table:table-cell table:style-name="ce1261"/>
          <table:table-cell table:style-name="ce54" table:number-columns-repeated="2"/>
          <table:table-cell table:style-name="ce1318"/>
          <table:table-cell table:style-name="ce54"/>
          <table:table-cell table:style-name="ce1337"/>
          <table:table-cell table:style-name="ce1146"/>
          <table:table-cell table:style-name="ce1364"/>
          <table:table-cell table:style-name="ce47"/>
          <table:table-cell table:style-name="ce1170"/>
          <table:table-cell table:style-name="ce54" table:number-columns-repeated="5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54"/>
          <table:table-cell table:style-name="ce667"/>
          <table:table-cell table:style-name="ce1053"/>
          <table:table-cell table:style-name="ce1099"/>
          <table:table-cell table:style-name="ce1164"/>
          <table:table-cell table:style-name="ce54"/>
          <table:table-cell table:style-name="ce1262"/>
          <table:table-cell table:style-name="ce54" table:number-columns-repeated="2"/>
          <table:table-cell table:style-name="ce1319"/>
          <table:table-cell table:style-name="ce54"/>
          <table:table-cell table:style-name="ce1104"/>
          <table:table-cell table:style-name="ce1350"/>
          <table:table-cell table:style-name="ce1365"/>
          <table:table-cell table:style-name="ce1364"/>
          <table:table-cell table:style-name="ce1170"/>
          <table:table-cell table:style-name="ce54" table:number-columns-repeated="5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7"/>
          <table:table-cell table:style-name="ce697"/>
          <table:table-cell table:style-name="ce1054"/>
          <table:table-cell table:style-name="ce1100"/>
          <table:table-cell table:style-name="ce1165"/>
          <table:table-cell table:style-name="ce1218"/>
          <table:table-cell table:style-name="ce54" table:number-columns-repeated="3"/>
          <table:table-cell table:style-name="ce122"/>
          <table:table-cell table:style-name="ce54"/>
          <table:table-cell table:style-name="ce1104"/>
          <table:table-cell table:style-name="ce1145"/>
          <table:table-cell table:style-name="ce1364"/>
          <table:table-cell table:style-name="ce1384"/>
          <table:table-cell table:style-name="ce1412"/>
          <table:table-cell table:style-name="ce54" table:number-columns-repeated="5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63"/>
          <table:table-cell table:style-name="ce762"/>
          <table:table-cell table:style-name="ce1055"/>
          <table:table-cell table:style-name="ce1098"/>
          <table:table-cell table:style-name="ce1166"/>
          <table:table-cell table:style-name="ce1219"/>
          <table:table-cell table:style-name="ce54" table:number-columns-repeated="3"/>
          <table:table-cell table:style-name="ce122"/>
          <table:table-cell table:style-name="ce54"/>
          <table:table-cell table:style-name="ce1338"/>
          <table:table-cell table:style-name="ce1350"/>
          <table:table-cell table:style-name="ce1151" table:number-columns-repeated="2"/>
          <table:table-cell table:style-name="ce1413"/>
          <table:table-cell table:style-name="ce1436"/>
          <table:table-cell table:style-name="ce54" table:number-columns-repeated="4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64"/>
          <table:table-cell table:style-name="ce768"/>
          <table:table-cell table:style-name="ce47"/>
          <table:table-cell table:style-name="ce1101"/>
          <table:table-cell table:style-name="ce1167"/>
          <table:table-cell table:style-name="ce1220"/>
          <table:table-cell table:style-name="ce54" table:number-columns-repeated="3"/>
          <table:table-cell table:style-name="ce122"/>
          <table:table-cell table:style-name="ce54"/>
          <table:table-cell table:style-name="ce122"/>
          <table:table-cell table:style-name="ce1351"/>
          <table:table-cell table:style-name="ce1151" table:number-columns-repeated="2"/>
          <table:table-cell table:style-name="ce1413"/>
          <table:table-cell table:style-name="ce1436"/>
          <table:table-cell table:style-name="ce54" table:number-columns-repeated="4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68"/>
          <table:table-cell table:style-name="ce769"/>
          <table:table-cell table:style-name="ce1056"/>
          <table:table-cell table:style-name="ce769"/>
          <table:table-cell table:style-name="ce1168"/>
          <table:table-cell table:style-name="ce1221"/>
          <table:table-cell table:style-name="ce54" table:number-columns-repeated="3"/>
          <table:table-cell table:style-name="ce122"/>
          <table:table-cell table:style-name="ce54"/>
          <table:table-cell table:style-name="ce122"/>
          <table:table-cell table:style-name="ce1351"/>
          <table:table-cell table:style-name="ce1151" table:number-columns-repeated="2"/>
          <table:table-cell table:style-name="ce1413"/>
          <table:table-cell table:style-name="ce1437"/>
          <table:table-cell table:style-name="ce54" table:number-columns-repeated="4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68"/>
          <table:table-cell table:style-name="ce769"/>
          <table:table-cell table:style-name="ce1056"/>
          <table:table-cell table:style-name="ce1102"/>
          <table:table-cell table:style-name="ce774"/>
          <table:table-cell table:style-name="ce1221"/>
          <table:table-cell table:style-name="ce54" table:number-columns-repeated="3"/>
          <table:table-cell table:style-name="ce122"/>
          <table:table-cell table:style-name="ce54"/>
          <table:table-cell table:style-name="ce122"/>
          <table:table-cell table:style-name="ce1351"/>
          <table:table-cell table:style-name="ce1151" table:number-columns-repeated="2"/>
          <table:table-cell table:style-name="ce1413"/>
          <table:table-cell table:style-name="ce1437"/>
          <table:table-cell table:style-name="ce54" table:number-columns-repeated="4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68"/>
          <table:table-cell table:style-name="ce769"/>
          <table:table-cell table:style-name="ce1056"/>
          <table:table-cell table:style-name="ce1102"/>
          <table:table-cell table:style-name="ce774"/>
          <table:table-cell table:style-name="ce1221"/>
          <table:table-cell table:style-name="ce54" table:number-columns-repeated="3"/>
          <table:table-cell table:style-name="ce122"/>
          <table:table-cell table:style-name="ce54"/>
          <table:table-cell table:style-name="ce122"/>
          <table:table-cell table:style-name="ce1351"/>
          <table:table-cell table:style-name="ce1151" table:number-columns-repeated="2"/>
          <table:table-cell table:style-name="ce1413"/>
          <table:table-cell table:style-name="ce122"/>
          <table:table-cell table:style-name="ce54" table:number-columns-repeated="4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68"/>
          <table:table-cell table:style-name="ce769"/>
          <table:table-cell table:style-name="ce1056"/>
          <table:table-cell table:style-name="ce1102"/>
          <table:table-cell table:style-name="ce774"/>
          <table:table-cell table:style-name="ce1221"/>
          <table:table-cell table:style-name="ce54" table:number-columns-repeated="3"/>
          <table:table-cell table:style-name="ce122"/>
          <table:table-cell table:style-name="ce54"/>
          <table:table-cell table:style-name="ce122"/>
          <table:table-cell table:style-name="ce1351"/>
          <table:table-cell table:style-name="ce122" table:number-columns-repeated="2"/>
          <table:table-cell table:style-name="ce516"/>
          <table:table-cell table:style-name="ce54" table:number-columns-repeated="5"/>
          <table:table-cell table:style-name="ce1239" table:number-columns-repeated="5"/>
          <table:table-cell table:style-name="ce10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7"/>
          <table:table-cell table:style-name="ce768"/>
          <table:table-cell table:style-name="ce47"/>
          <table:table-cell table:style-name="ce768"/>
          <table:table-cell table:style-name="ce1169"/>
          <table:table-cell table:style-name="ce1222"/>
          <table:table-cell table:style-name="ce54" table:number-columns-repeated="3"/>
          <table:table-cell table:style-name="ce122"/>
          <table:table-cell table:style-name="ce54"/>
          <table:table-cell table:style-name="ce47"/>
          <table:table-cell table:style-name="ce1349" table:number-columns-spanned="4" table:number-rows-spanned="1"/>
          <table:covered-table-cell table:number-columns-repeated="2" table:style-name="ce122"/>
          <table:covered-table-cell table:style-name="ce516"/>
          <table:table-cell table:style-name="ce54" table:number-columns-repeated="5"/>
          <table:table-cell table:style-name="ce1239" table:number-columns-repeated="5"/>
          <table:table-cell table:style-name="ce2" table:number-columns-repeated="18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54"/>
          <table:table-cell table:style-name="ce770"/>
          <table:table-cell table:style-name="ce122" table:number-columns-repeated="3"/>
          <table:table-cell table:style-name="ce54"/>
          <table:table-cell table:style-name="ce47"/>
          <table:table-cell table:style-name="ce54"/>
          <table:table-cell table:style-name="ce47"/>
          <table:table-cell table:style-name="ce122"/>
          <table:table-cell table:style-name="ce54"/>
          <table:table-cell table:style-name="ce1158" table:number-columns-repeated="5"/>
          <table:table-cell table:style-name="ce54" table:number-columns-repeated="5"/>
          <table:table-cell table:style-name="ce2" table:number-columns-repeated="5"/>
          <table:table-cell table:style-name="ce1491"/>
          <table:table-cell table:style-name="ce2" table:number-columns-repeated="17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69" table:number-columns-repeated="3"/>
          <table:table-cell table:style-name="ce1103"/>
          <table:table-cell table:style-name="ce469" table:number-columns-repeated="2"/>
          <table:table-cell table:style-name="ce47"/>
          <table:table-cell table:style-name="ce1222"/>
          <table:table-cell table:style-name="ce47" table:number-columns-repeated="2"/>
          <table:table-cell table:style-name="ce54"/>
          <table:table-cell table:style-name="ce1339" table:number-columns-repeated="2"/>
          <table:table-cell table:style-name="ce1366" table:number-columns-repeated="3"/>
          <table:table-cell table:style-name="ce1438" table:number-columns-spanned="3" table:number-rows-spanned="1"/>
          <table:covered-table-cell table:number-columns-repeated="2" table:style-name="ce54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71"/>
          <table:table-cell table:style-name="ce54"/>
          <table:table-cell table:style-name="ce122"/>
          <table:table-cell table:style-name="ce1104"/>
          <table:table-cell table:style-name="ce122"/>
          <table:table-cell table:style-name="ce1223" table:number-columns-repeated="2"/>
          <table:table-cell table:style-name="ce54"/>
          <table:table-cell table:style-name="ce47"/>
          <table:table-cell table:style-name="ce1318"/>
          <table:table-cell table:style-name="ce122"/>
          <table:table-cell table:style-name="ce1340" table:number-columns-repeated="2"/>
          <table:table-cell table:style-name="ce1367"/>
          <table:table-cell table:style-name="ce1340" table:number-columns-repeated="2"/>
          <table:table-cell table:style-name="ce47" table:number-columns-repeated="2"/>
          <table:table-cell table:style-name="ce1459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2"/>
          <table:table-cell table:style-name="ce472"/>
          <table:table-cell table:style-name="ce54"/>
          <table:table-cell table:style-name="ce122"/>
          <table:table-cell table:style-name="ce1105"/>
          <table:table-cell table:style-name="ce122"/>
          <table:table-cell table:style-name="ce54" table:number-columns-repeated="4"/>
          <table:table-cell table:style-name="ce1318"/>
          <table:table-cell table:style-name="ce122"/>
          <table:table-cell table:style-name="ce47" table:number-columns-repeated="6"/>
          <table:table-cell table:style-name="ce1459" table:number-columns-repeated="2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>
          <table:table-cell table:style-name="ce12"/>
          <table:table-cell table:style-name="ce473"/>
          <table:table-cell table:style-name="ce771"/>
          <table:table-cell table:style-name="ce1057"/>
          <table:table-cell table:style-name="ce1107"/>
          <table:table-cell table:style-name="ce1170"/>
          <table:table-cell table:style-name="ce1169"/>
          <table:table-cell table:style-name="ce1222" table:number-columns-repeated="2"/>
          <table:table-cell table:style-name="ce1298"/>
          <table:table-cell table:style-name="ce1320"/>
          <table:table-cell table:style-name="ce1329"/>
          <table:table-cell table:style-name="ce1341"/>
          <table:table-cell table:style-name="ce1352"/>
          <table:table-cell table:style-name="ce1368"/>
          <table:table-cell table:style-name="ce1384"/>
          <table:table-cell table:style-name="ce47"/>
          <table:table-cell table:style-name="ce1439"/>
          <table:table-cell table:style-name="ce1459" table:number-columns-repeated="2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 table:number-rows-repeated="8">
          <table:table-cell table:style-name="ce1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54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2" table:number-rows-repeated="6">
          <table:table-cell table:style-name="ce1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54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54" table:number-columns-repeated="2"/>
          <table:table-cell table:style-name="ce1275" table:number-columns-repeated="23"/>
          <table:table-cell table:style-name="ce1648" table:number-columns-repeated="2"/>
          <table:table-cell table:style-name="ce1659"/>
          <table:table-cell table:style-name="ce1648" table:number-columns-repeated="19"/>
          <table:table-cell table:style-name="ce1275"/>
        </table:table-row>
        <table:table-row table:style-name="ro2" table:number-rows-repeated="6">
          <table:table-cell table:style-name="ce1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54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5" table:number-rows-repeated="10">
          <table:table-cell table:style-name="ce1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54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5">
          <table:table-cell table:style-name="ce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54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54" table:number-columns-repeated="2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5" table:number-rows-repeated="72">
          <table:table-cell table:style-name="ce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2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2"/>
          <table:table-cell table:style-name="ce1491"/>
          <table:table-cell table:style-name="ce2" table:number-columns-repeated="23"/>
          <table:table-cell table:style-name="ce1646" table:number-columns-repeated="2"/>
          <table:table-cell table:style-name="ce1656"/>
          <table:table-cell table:style-name="ce1646" table:number-columns-repeated="19"/>
          <table:table-cell table:style-name="ce2"/>
        </table:table-row>
        <table:table-row table:style-name="ro5" table:number-rows-repeated="2">
          <table:table-cell table:style-name="ce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2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2"/>
          <table:table-cell table:style-name="ce1491"/>
          <table:table-cell table:style-name="ce2" table:number-columns-repeated="23"/>
          <table:table-cell table:style-name="ce54" table:number-columns-repeated="2"/>
          <table:table-cell table:style-name="ce122"/>
          <table:table-cell table:style-name="ce54" table:number-columns-repeated="19"/>
          <table:table-cell table:style-name="ce2"/>
        </table:table-row>
        <table:table-row table:style-name="ro5">
          <table:table-cell table:style-name="ce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2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2"/>
          <table:table-cell table:style-name="ce1491"/>
          <table:table-cell table:style-name="ce2" table:number-columns-repeated="23"/>
          <table:table-cell table:style-name="ce54" table:number-columns-repeated="2"/>
          <table:table-cell table:style-name="ce122"/>
          <table:table-cell table:style-name="ce54" table:number-columns-repeated="19"/>
          <table:table-cell table:style-name="ce1295" office:value-type="string" calcext:value-type="string">
            <text:p>x</text:p>
          </table:table-cell>
        </table:table-row>
        <table:table-row table:style-name="ro6" table:number-rows-repeated="43">
          <table:table-cell table:style-name="ce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2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1460" table:number-columns-repeated="2"/>
          <table:table-cell table:style-name="ce2"/>
          <table:table-cell table:style-name="ce1491"/>
          <table:table-cell table:style-name="ce2" table:number-columns-repeated="23"/>
          <table:table-cell table:style-name="ce54" table:number-columns-repeated="2"/>
          <table:table-cell table:style-name="ce122"/>
          <table:table-cell table:style-name="ce54" table:number-columns-repeated="19"/>
          <table:table-cell table:style-name="ce2"/>
        </table:table-row>
        <table:table-row table:style-name="ro6" table:number-rows-repeated="951">
          <table:table-cell table:style-name="ce2"/>
          <table:table-cell table:style-name="ce474"/>
          <table:table-cell table:style-name="ce774"/>
          <table:table-cell table:style-name="ce1058"/>
          <table:table-cell table:style-name="ce1105"/>
          <table:table-cell table:style-name="ce1171"/>
          <table:table-cell table:style-name="ce770"/>
          <table:table-cell table:style-name="ce1263"/>
          <table:table-cell table:style-name="ce2"/>
          <table:table-cell table:style-name="ce1299"/>
          <table:table-cell table:style-name="ce1104"/>
          <table:table-cell table:style-name="ce1330"/>
          <table:table-cell table:style-name="ce1342"/>
          <table:table-cell table:style-name="ce1353"/>
          <table:table-cell table:style-name="ce1369"/>
          <table:table-cell table:style-name="ce1385"/>
          <table:table-cell table:style-name="ce122"/>
          <table:table-cell table:style-name="ce1440"/>
          <table:table-cell table:style-name="ce2" table:number-columns-repeated="3"/>
          <table:table-cell table:style-name="ce1491"/>
          <table:table-cell table:style-name="ce2" table:number-columns-repeated="23"/>
          <table:table-cell table:style-name="ce54" table:number-columns-repeated="2"/>
          <table:table-cell table:style-name="ce122"/>
          <table:table-cell table:style-name="ce54" table:number-columns-repeated="19"/>
          <table:table-cell table:style-name="ce2"/>
        </table:table-row>
        <table:table-row table:style-name="ro6">
          <table:table-cell table:style-name="ce2" table:number-columns-repeated="3"/>
          <table:table-cell table:style-name="ce131" table:number-columns-repeated="3"/>
          <table:table-cell table:style-name="ce2" table:number-columns-repeated="3"/>
          <table:table-cell table:style-name="ce1295"/>
          <table:table-cell table:style-name="ce131"/>
          <table:table-cell table:style-name="ce2"/>
          <table:table-cell table:style-name="ce131" table:number-columns-repeated="5"/>
          <table:table-cell table:style-name="ce2" table:number-columns-repeated="4"/>
          <table:table-cell table:style-name="ce1491"/>
          <table:table-cell table:style-name="ce2" table:number-columns-repeated="23"/>
          <table:table-cell table:style-name="ce54" table:number-columns-repeated="2"/>
          <table:table-cell table:style-name="ce122"/>
          <table:table-cell table:style-name="ce54" table:number-columns-repeated="19"/>
          <table:table-cell table:style-name="ce2"/>
        </table:table-row>
        <table:table-row table:style-name="ro6" table:number-rows-repeated="196">
          <table:table-cell table:style-name="ce2" table:number-columns-repeated="3"/>
          <table:table-cell table:style-name="ce131" table:number-columns-repeated="3"/>
          <table:table-cell table:style-name="ce2" table:number-columns-repeated="3"/>
          <table:table-cell table:style-name="ce1295"/>
          <table:table-cell table:style-name="ce131"/>
          <table:table-cell table:style-name="ce2"/>
          <table:table-cell table:style-name="ce131" table:number-columns-repeated="4"/>
          <table:table-cell table:style-name="ce2" table:number-columns-repeated="5"/>
          <table:table-cell table:style-name="ce1491"/>
          <table:table-cell table:style-name="ce2" table:number-columns-repeated="23"/>
          <table:table-cell table:style-name="ce54" table:number-columns-repeated="2"/>
          <table:table-cell table:style-name="ce122"/>
          <table:table-cell table:style-name="ce54" table:number-columns-repeated="19"/>
          <table:table-cell table:style-name="ce2"/>
        </table:table-row>
        <table:table-row table:style-name="ro6">
          <table:table-cell table:style-name="ce2" office:value-type="string" calcext:value-type="string">
            <text:p>*</text:p>
          </table:table-cell>
          <table:table-cell table:style-name="ce2" table:number-columns-repeated="2"/>
          <table:table-cell table:style-name="ce131" table:number-columns-repeated="3"/>
          <table:table-cell table:style-name="ce2" table:number-columns-repeated="3"/>
          <table:table-cell table:style-name="ce1295"/>
          <table:table-cell table:style-name="ce131"/>
          <table:table-cell table:style-name="ce2"/>
          <table:table-cell table:style-name="ce131" table:number-columns-repeated="4"/>
          <table:table-cell table:style-name="ce2" table:number-columns-repeated="5"/>
          <table:table-cell table:style-name="ce1491"/>
          <table:table-cell table:style-name="ce2" table:number-columns-repeated="23"/>
          <table:table-cell table:style-name="ce54" table:number-columns-repeated="2"/>
          <table:table-cell table:style-name="ce122"/>
          <table:table-cell table:style-name="ce54" table:number-columns-repeated="19"/>
          <table:table-cell table:style-name="ce2"/>
        </table:table-row>
        <table:table-row table:style-name="ro6" table:number-rows-repeated="1047061">
          <table:table-cell table:number-columns-repeated="68"/>
        </table:table-row>
        <table:table-row table:style-name="ro6">
          <table:table-cell table:number-columns-repeated="68"/>
        </table:table-row>
        <table:named-expressions>
          <table:named-range table:name="Excel_BuiltIn_Print_Area" table:base-cell-address="$BERGHEAT.$A$1" table:cell-range-address="$BERGHEAT.$J$3:.$S$72"/>
        </table:named-expressions>
      </table:table>
      <table:named-expressions>
        <table:named-range table:name="Excel_BuiltIn_Print_Area" table:base-cell-address="$BERGHEAT.$A$1" table:cell-range-address="$BERGHEAT.$J$3:.$S$71"/>
        <table:named-expression table:name="Excel_BuiltIn_Print_Area_1" table:base-cell-address="$BERGHEAT.$A$1" table:expression="#REF!"/>
        <table:named-range table:name="Excel_BuiltIn_Print_Area_1_1" table:base-cell-address="$BERGHEAT.$A$1" table:cell-range-address="$BERGHEAT.$J$3:.$S$69"/>
        <table:named-range table:name="Excel_BuiltIn_Print_Area_1_1_1" table:base-cell-address="$BERGHEAT.$A$1" table:cell-range-address="$BERGHEAT.$J$3:.$S$68"/>
        <table:named-range table:name="Excel_BuiltIn_Print_Area_1_1_1_1" table:base-cell-address="$BERGHEAT.$A$1" table:cell-range-address="$BERGHEAT.$J$3:.$S$66"/>
        <table:named-range table:name="Excel_BuiltIn_Print_Area_1_1_1_1_1" table:base-cell-address="$BERGHEAT.$A$1" table:cell-range-address="$BERGHEAT.$J$3:.$S$61"/>
        <table:named-range table:name="Excel_BuiltIn_Print_Area_1_1_1_1_1_1" table:base-cell-address="$BERGHEAT.$A$1" table:cell-range-address="$BERGHEAT.$J$3:.$S$60"/>
        <table:named-range table:name="Excel_BuiltIn_Print_Area_1_1_1_1_1_1_1" table:base-cell-address="$BERGHEAT.$A$1" table:cell-range-address="$BERGHEAT.$O$2:.$R$49"/>
        <table:named-expression table:name="Excel_BuiltIn_Print_Area_1_1_1_1_1_1_1_1" table:base-cell-address="$BERGHEAT.$A$1" table:expression="&quot;$#REF!.$F$3:$I$47&quot;"/>
        <table:named-expression table:name="Excel_BuiltIn_Print_Area_1_1_1_1_1_1_1_1_1" table:base-cell-address="$BERGHEAT.$A$1" table:expression="&quot;$#REF!.$F$3:$I$45&quot;"/>
        <table:named-expression table:name="Excel_BuiltIn_Print_Area_1_1_1_1_1_1_1_1_1_1" table:base-cell-address="$BERGHEAT.$A$1" table:expression="&quot;$#REF!.$C$66:$F$99&quot;"/>
        <table:named-expression table:name="Excel_BuiltIn_Print_Area_1_1_1_1_1_1_1_1_1_1_1" table:base-cell-address="$BERGHEAT.$A$1" table:expression="&quot;$#REF!.$A$30:$P$65&quot;"/>
        <table:named-expression table:name="Excel_BuiltIn_Print_Area_2" table:base-cell-address="$BERGHEAT.$A$1" table:expression="#REF!"/>
      </table:named-expressions>
      <table:database-ranges>
        <table:database-range table:name="__Anonymous_Sheet_DB__0" table:target-range-address="BERGHEAT.AK141:BERGHEAT.AL1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i" fo:country="FI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32P0" style:volatile="true">
      <number:number number:decimal-places="1" number:min-decimal-places="1" number:min-integer-digits="1" number:grouping="true"/>
      <number:text> </number:text>
      <number:currency-symbol number:language="fi" number:country="FI">brm2</number:currency-symbol>
    </number:currency-style>
    <number:currency-style style:name="N13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brm2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kWh/v</number:text>
    </number:number-style>
    <number:currency-style style:name="N134">
      <number:number number:decimal-places="2" number:min-decimal-places="2" number:min-integer-digits="1" number:grouping="true"/>
      <number:text> </number:text>
      <number:currency-symbol number:language="fi" number:country="FI">m2</number:currency-symbol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fi" number:country="FI">m2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m2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1" number:min-integer-digits="1" number:grouping="true"/>
      <number:text> </number:text>
      <number:currency-symbol number:language="fi" number:country="FI">m3</number:currency-symbol>
    </number:currency-style>
    <number:currency-style style:name="N137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m3</number:currency-symbol>
      <style:map style:condition="value()&gt;=0" style:apply-style-name="N137P0"/>
    </number:currency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fi" number:country="FI">kW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kW</number:currency-symbol>
      <style:map style:condition="value()&gt;=0" style:apply-style-name="N139P0"/>
    </number:currency-style>
    <number:currency-style style:name="N141P0" style:volatile="true">
      <number:number number:decimal-places="1" number:min-decimal-places="1" number:min-integer-digits="1" number:grouping="true"/>
      <number:text> </number:text>
      <number:currency-symbol number:language="fi" number:country="FI">m2</number:currency-symbol>
    </number:currency-style>
    <number:currency-style style:name="N141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m2</number:currency-symbol>
      <style:map style:condition="value()&gt;=0" style:apply-style-name="N141P0"/>
    </number:currency-style>
    <number:number-style style:name="N142">
      <number:number number:decimal-places="3" number:min-decimal-places="3" number:min-integer-digits="1"/>
      <number:text> m</number:text>
    </number:number-style>
    <number:currency-style style:name="N144P0" style:volatile="true">
      <number:number number:decimal-places="1" number:min-decimal-places="1" number:min-integer-digits="1" number:grouping="true"/>
      <number:text> </number:text>
      <number:currency-symbol number:language="fi" number:country="FI">kW</number:currency-symbol>
    </number:currency-style>
    <number:currency-style style:name="N144">
      <number:text>-</number:text>
      <number:number number:decimal-places="1" number:min-decimal-places="1" number:min-integer-digits="1" number:grouping="true"/>
      <number:text> </number:text>
      <number:currency-symbol number:language="fi" number:country="FI">kW</number:currency-symbol>
      <style:map style:condition="value()&gt;=0" style:apply-style-name="N144P0"/>
    </number:currency-style>
    <number:number-style style:name="N145">
      <number:number number:decimal-places="0" number:min-decimal-places="0" number:min-integer-digits="1" number:grouping="true"/>
      <number:text> kWh</number:text>
    </number:number-style>
    <number:currency-style style:name="N147P0" style:volatile="true">
      <number:number number:decimal-places="0" number:min-decimal-places="0" number:min-integer-digits="1" number:grouping="true"/>
      <number:text> </number:text>
      <number:currency-symbol number:language="fi" number:country="FI">€</number:currency-symbol>
    </number:currency-style>
    <number:currency-style style:name="N14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47P0"/>
    </number:currency-style>
    <number:number-style style:name="N149P0" style:volatile="true">
      <number:number number:decimal-places="0" number:min-decimal-places="0" number:min-integer-digits="1"/>
      <number:text> kWh</number:text>
    </number:number-style>
    <number:number-style style:name="N149">
      <number:text>-</number:text>
      <number:number number:decimal-places="0" number:min-decimal-places="0" number:min-integer-digits="1"/>
      <number:text> kWh</number:text>
      <style:map style:condition="value()&gt;=0" style:apply-style-name="N149P0"/>
    </number:number-style>
    <number:currency-style style:name="N150">
      <number:number number:decimal-places="0" number:min-decimal-places="0" number:min-integer-digits="1" number:grouping="true"/>
      <number:text> </number:text>
      <number:currency-symbol number:language="fi" number:country="FI">kWh/v</number:currency-symbol>
    </number:currency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fi" number:country="FI">kW</number:currency-symbol>
    </number:currency-style>
    <number:currency-style style:name="N151">
      <number:text>-</number:text>
      <number:number number:decimal-places="2" number:min-decimal-places="2" number:min-integer-digits="1" number:grouping="true"/>
      <number:text> </number:text>
      <number:currency-symbol number:language="fi" number:country="FI">kW</number:currency-symbol>
      <style:map style:condition="value()&gt;=0" style:apply-style-name="N151P0"/>
    </number:currency-style>
    <number:currency-style style:name="N153P0" style:volatile="true">
      <number:number number:decimal-places="0" number:min-decimal-places="0" number:min-integer-digits="1" number:grouping="true"/>
      <number:text> </number:text>
      <number:currency-symbol number:language="fi" number:country="FI">pers</number:currency-symbol>
    </number:currency-style>
    <number:currency-style style:name="N153">
      <number:text>-</number:text>
      <number:number number:decimal-places="0" number:min-decimal-places="0" number:min-integer-digits="1" number:grouping="true"/>
      <number:text> </number:text>
      <number:currency-symbol number:language="fi" number:country="FI">pers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currency-style style:name="N156P0" style:volatile="true">
      <number:number number:decimal-places="2" number:min-decimal-places="2" number:min-integer-digits="1"/>
      <number:text> </number:text>
      <number:currency-symbol number:language="fi" number:country="FI">COP</number:currency-symbol>
    </number:currency-style>
    <number:currency-style style:name="N156">
      <number:text>-</number:text>
      <number:number number:decimal-places="2" number:min-decimal-places="2" number:min-integer-digits="1"/>
      <number:text> </number:text>
      <number:currency-symbol number:language="fi" number:country="FI">COP</number:currency-symbol>
      <style:map style:condition="value()&gt;=0" style:apply-style-name="N156P0"/>
    </number:currency-style>
    <number:number-style style:name="N157">
      <number:number number:decimal-places="0" number:min-decimal-places="0" number:min-integer-digits="0"/>
      <number:text> m2</number:text>
    </number:number-style>
    <number:number-style style:name="N158">
      <number:number number:decimal-places="1" number:min-decimal-places="1" number:min-integer-digits="1"/>
    </number:number-style>
    <number:number-style style:name="N159">
      <number:number number:decimal-places="0" number:min-decimal-places="0" number:min-integer-digits="0"/>
      <number:text> m3</number:text>
    </number:number-style>
    <number:currency-style style:name="N161P0" style:volatile="true">
      <number:number number:decimal-places="0" number:min-decimal-places="0" number:min-integer-digits="1" number:grouping="true"/>
      <number:text> </number:text>
      <number:currency-symbol number:language="fi" number:country="FI">kWh/m2</number:currency-symbol>
    </number:currency-style>
    <number:currency-style style:name="N161">
      <number:text>-</number:text>
      <number:number number:decimal-places="0" number:min-decimal-places="0" number:min-integer-digits="1" number:grouping="true"/>
      <number:text> </number:text>
      <number:currency-symbol number:language="fi" number:country="FI">kWh/m2</number:currency-symbol>
      <style:map style:condition="value()&gt;=0" style:apply-style-name="N161P0"/>
    </number:currency-style>
    <number:currency-style style:name="N163P0" style:volatile="true">
      <number:number number:decimal-places="0" number:min-decimal-places="0" number:min-integer-digits="1" number:grouping="true"/>
      <number:text> </number:text>
      <number:currency-symbol number:language="fi" number:country="FI">kWh/brm</number:currency-symbol>
    </number:currency-style>
    <number:currency-style style:name="N163">
      <number:text>-</number:text>
      <number:number number:decimal-places="0" number:min-decimal-places="0" number:min-integer-digits="1" number:grouping="true"/>
      <number:text> </number:text>
      <number:currency-symbol number:language="fi" number:country="FI">kWh/brm</number:currency-symbol>
      <style:map style:condition="value()&gt;=0" style:apply-style-name="N163P0"/>
    </number:currency-style>
    <number:currency-style style:name="N165P0" style:volatile="true">
      <number:number number:decimal-places="0" number:min-decimal-places="0" number:min-integer-digits="1" number:grouping="true"/>
      <number:text> </number:text>
      <number:currency-symbol number:language="fi" number:country="FI">kWh/brm2</number:currency-symbol>
    </number:currency-style>
    <number:currency-style style:name="N165">
      <number:text>-</number:text>
      <number:number number:decimal-places="0" number:min-decimal-places="0" number:min-integer-digits="1" number:grouping="true"/>
      <number:text> </number:text>
      <number:currency-symbol number:language="fi" number:country="FI">kWh/brm2</number:currency-symbol>
      <style:map style:condition="value()&gt;=0" style:apply-style-name="N165P0"/>
    </number:currency-style>
    <number:number-style style:name="N166">
      <number:number number:decimal-places="0" number:min-decimal-places="0" number:min-integer-digits="0"/>
      <number:text> br m2</number:text>
    </number:number-style>
    <number:currency-style style:name="N168P0" style:volatile="true">
      <number:number number:decimal-places="0" number:min-decimal-places="0" number:min-integer-digits="1"/>
      <number:text> </number:text>
      <number:currency-symbol number:language="fi" number:country="FI">ET</number:currency-symbol>
    </number:currency-style>
    <number:currency-style style:name="N168">
      <number:text>-</number:text>
      <number:number number:decimal-places="0" number:min-decimal-places="0" number:min-integer-digits="1"/>
      <number:text> </number:text>
      <number:currency-symbol number:language="fi" number:country="FI">ET</number:currency-symbol>
      <style:map style:condition="value()&gt;=0" style:apply-style-name="N168P0"/>
    </number:currency-style>
    <number:currency-style style:name="N170P0" style:volatile="true">
      <number:number number:decimal-places="1" number:min-decimal-places="1" number:min-integer-digits="1" number:grouping="true"/>
      <number:text> </number:text>
      <number:currency-symbol number:language="fi" number:country="FI">C</number:currency-symbol>
    </number:currency-style>
    <number:currency-style style:name="N17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C</number:currency-symbol>
      <style:map style:condition="value()&gt;=0" style:apply-style-name="N170P0"/>
    </number:currency-style>
    <number:currency-style style:name="N172P0" style:volatile="true">
      <number:number number:decimal-places="0" number:min-decimal-places="0" number:min-integer-digits="1" number:grouping="true"/>
      <number:text> </number:text>
      <number:currency-symbol number:language="fi" number:country="FI">litraa</number:currency-symbol>
    </number:currency-style>
    <number:currency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litraa</number:currency-symbol>
      <style:map style:condition="value()&gt;=0" style:apply-style-name="N172P0"/>
    </number:currency-style>
    <number:currency-style style:name="N174P0" style:volatile="true">
      <number:number number:decimal-places="3" number:min-decimal-places="3" number:min-integer-digits="1" number:grouping="true"/>
      <number:text> </number:text>
      <number:currency-symbol number:language="fi" number:country="FI">€/ltr</number:currency-symbol>
    </number:currency-style>
    <number:currency-style style:name="N17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€/ltr</number:currency-symbol>
      <style:map style:condition="value()&gt;=0" style:apply-style-name="N174P0"/>
    </number:currency-style>
    <number:currency-style style:name="N176P0" style:volatile="true">
      <number:number number:decimal-places="3" number:min-decimal-places="3" number:min-integer-digits="1" number:grouping="true"/>
      <number:text> </number:text>
      <number:currency-symbol number:language="fi" number:country="FI">kW</number:currency-symbol>
    </number:currency-style>
    <number:currency-style style:name="N1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kW</number:currency-symbol>
      <style:map style:condition="value()&gt;=0" style:apply-style-name="N176P0"/>
    </number:currency-style>
    <number:currency-style style:name="N178P0" style:volatile="true">
      <number:number number:decimal-places="1" number:min-decimal-places="1" number:min-integer-digits="1"/>
      <number:text> </number:text>
      <number:currency-symbol number:language="fi" number:country="FI">COP</number:currency-symbol>
    </number:currency-style>
    <number:currency-style style:name="N178">
      <number:text>-</number:text>
      <number:number number:decimal-places="1" number:min-decimal-places="1" number:min-integer-digits="1"/>
      <number:text> </number:text>
      <number:currency-symbol number:language="fi" number:country="FI">COP</number:currency-symbol>
      <style:map style:condition="value()&gt;=0" style:apply-style-name="N178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i" number:country="FI">€/m3</number:currency-symbol>
    </number:currency-style>
    <number:currency-style style:name="N18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/m3</number:currency-symbol>
      <style:map style:condition="value()&gt;=0" style:apply-style-name="N180P0"/>
    </number:currency-style>
    <number:currency-style style:name="N182P0" style:volatile="true">
      <number:number number:decimal-places="3" number:min-decimal-places="3" number:min-integer-digits="1" number:grouping="true"/>
      <number:text> </number:text>
      <number:currency-symbol number:language="fi" number:country="FI">€/kWh</number:currency-symbol>
    </number:currency-style>
    <number:currency-style style:name="N18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€/kWh</number:currency-symbol>
      <style:map style:condition="value()&gt;=0" style:apply-style-name="N182P0"/>
    </number:currency-style>
    <number:currency-style style:name="N184P0" style:volatile="true">
      <number:number number:decimal-places="2" number:min-decimal-places="2" number:min-integer-digits="1"/>
      <number:text> </number:text>
      <number:currency-symbol number:language="fi" number:country="FI">m</number:currency-symbol>
    </number:currency-style>
    <number:currency-style style:name="N184">
      <number:text>-</number:text>
      <number:number number:decimal-places="2" number:min-decimal-places="2" number:min-integer-digits="1"/>
      <number:text> </number:text>
      <number:currency-symbol number:language="fi" number:country="FI">m</number:currency-symbol>
      <style:map style:condition="value()&gt;=0" style:apply-style-name="N184P0"/>
    </number:currency-style>
    <number:currency-style style:name="N186P0" style:volatile="true">
      <number:number number:decimal-places="3" number:min-decimal-places="3" number:min-integer-digits="1" number:grouping="true"/>
      <number:text> </number:text>
      <number:currency-symbol number:language="fi" number:country="FI">€</number:currency-symbol>
    </number:currency-style>
    <number:currency-style style:name="N18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€</number:currency-symbol>
      <style:map style:condition="value()&gt;=0" style:apply-style-name="N186P0"/>
    </number:currency-style>
    <number:percentage-style style:name="N187">
      <number:number number:decimal-places="1" number:min-decimal-places="1" number:min-integer-digits="1"/>
      <number:text>%</number:text>
    </number:percentage-style>
    <number:currency-style style:name="N189P0" style:volatile="true">
      <number:number number:decimal-places="0" number:min-decimal-places="0" number:min-integer-digits="1" number:grouping="true"/>
      <number:text> </number:text>
      <number:currency-symbol number:language="fi" number:country="FI">ltr</number:currency-symbol>
    </number:currency-style>
    <number:currency-style style:name="N1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ltr</number:currency-symbol>
      <style:map style:condition="value()&gt;=0" style:apply-style-name="N189P0"/>
    </number:currency-style>
    <number:number-style style:name="N190">
      <number:number number:decimal-places="1" number:min-decimal-places="1" number:min-integer-digits="1"/>
      <number:text> tonnia/vuosi</number:text>
    </number:number-style>
    <number:number-style style:name="N191">
      <number:number number:decimal-places="0" number:min-decimal-places="0" number:min-integer-digits="0"/>
      <number:text> m3/vuosi</number:text>
    </number:number-style>
    <number:currency-style style:name="N192">
      <number:number number:decimal-places="0" number:min-decimal-places="0" number:min-integer-digits="1" number:grouping="true"/>
      <number:text> </number:text>
      <number:currency-symbol number:language="fi" number:country="FI">kWh</number:currency-symbol>
    </number:currency-style>
    <number:currency-style style:name="N193">
      <number:number number:decimal-places="0" number:min-decimal-places="0" number:min-integer-digits="1" number:grouping="true"/>
      <number:text> </number:text>
      <number:currency-symbol number:language="fi" number:country="FI">kWh/m2/v</number:currency-symbol>
    </number:currency-style>
    <number:currency-style style:name="N194P0" style:volatile="true">
      <number:number number:decimal-places="0" number:min-decimal-places="0" number:min-integer-digits="1" number:grouping="true"/>
      <number:text> </number:text>
      <number:currency-symbol number:language="fi" number:country="FI">kWh/m2/v</number:currency-symbol>
    </number:currency-style>
    <number:currency-style style:name="N194">
      <number:text>-</number:text>
      <number:number number:decimal-places="0" number:min-decimal-places="0" number:min-integer-digits="1" number:grouping="true"/>
      <number:text> </number:text>
      <number:currency-symbol number:language="fi" number:country="FI">kWh/m2/v</number:currency-symbol>
      <style:map style:condition="value()&gt;=0" style:apply-style-name="N194P0"/>
    </number:currency-style>
    <number:number-style style:name="N196P0" style:volatile="true">
      <number:number number:decimal-places="1" number:min-decimal-places="1" number:min-integer-digits="1" number:grouping="true"/>
      <number:text> kWh/m</number:text>
    </number:number-style>
    <number:number-style style:name="N196">
      <number:text>-</number:text>
      <number:number number:decimal-places="1" number:min-decimal-places="1" number:min-integer-digits="1" number:grouping="true"/>
      <number:text> kWh/m</number:text>
      <style:map style:condition="value()&gt;=0" style:apply-style-name="N196P0"/>
    </number:number-style>
    <number:currency-style style:name="N198P0" style:volatile="true">
      <number:number number:decimal-places="0" number:min-decimal-places="0" number:min-integer-digits="1"/>
      <number:text> </number:text>
      <number:currency-symbol number:language="fi" number:country="FI">m</number:currency-symbol>
    </number:currency-style>
    <number:currency-style style:name="N198">
      <number:text>-</number:text>
      <number:number number:decimal-places="0" number:min-decimal-places="0" number:min-integer-digits="1"/>
      <number:text> </number:text>
      <number:currency-symbol number:language="fi" number:country="FI">m</number:currency-symbol>
      <style:map style:condition="value()&gt;=0" style:apply-style-name="N198P0"/>
    </number:currency-style>
    <number:currency-style style:name="N200P0" style:volatile="true">
      <number:number number:decimal-places="1" number:min-decimal-places="1" number:min-integer-digits="1"/>
      <number:text> </number:text>
      <number:currency-symbol number:language="fi" number:country="FI">m</number:currency-symbol>
    </number:currency-style>
    <number:currency-style style:name="N200">
      <number:text>-</number:text>
      <number:number number:decimal-places="1" number:min-decimal-places="1" number:min-integer-digits="1"/>
      <number:text> </number:text>
      <number:currency-symbol number:language="fi" number:country="FI">m</number:currency-symbol>
      <style:map style:condition="value()&gt;=0" style:apply-style-name="N200P0"/>
    </number:currency-style>
    <number:currency-style style:name="N202P0" style:volatile="true">
      <number:number number:decimal-places="0" number:min-decimal-places="0" number:min-integer-digits="1"/>
      <number:text> </number:text>
      <number:currency-symbol number:language="fi" number:country="FI">kaivo(a)</number:currency-symbol>
    </number:currency-style>
    <number:currency-style style:name="N202">
      <number:text>-</number:text>
      <number:number number:decimal-places="0" number:min-decimal-places="0" number:min-integer-digits="1"/>
      <number:text> </number:text>
      <number:currency-symbol number:language="fi" number:country="FI">kaivo(a)</number:currency-symbol>
      <style:map style:condition="value()&gt;=0" style:apply-style-name="N202P0"/>
    </number:currency-style>
    <number:currency-style style:name="N204P0" style:volatile="true">
      <number:number number:decimal-places="1" number:min-decimal-places="1" number:min-integer-digits="1" number:grouping="true"/>
      <number:text> </number:text>
      <number:currency-symbol number:language="fi" number:country="FI">∆t</number:currency-symbol>
    </number:currency-style>
    <number:currency-style style:name="N20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∆t</number:currency-symbol>
      <style:map style:condition="value()&gt;=0" style:apply-style-name="N204P0"/>
    </number:currency-style>
    <number:number-style style:name="N206P0" style:volatile="true">
      <number:number number:decimal-places="1" number:min-decimal-places="1" number:min-integer-digits="1" number:grouping="true"/>
      <number:text> W/m</number:text>
    </number:number-style>
    <number:number-style style:name="N206">
      <number:text>-</number:text>
      <number:number number:decimal-places="1" number:min-decimal-places="1" number:min-integer-digits="1" number:grouping="true"/>
      <number:text> W/m</number:text>
      <style:map style:condition="value()&gt;=0" style:apply-style-name="N206P0"/>
    </number:number-style>
    <number:currency-style style:name="N208P0" style:volatile="true">
      <number:number number:decimal-places="1" number:min-decimal-places="1" number:min-integer-digits="1"/>
      <number:text> </number:text>
      <number:currency-symbol number:language="fi" number:country="FI">kWh/m</number:currency-symbol>
    </number:currency-style>
    <number:currency-style style:name="N208">
      <number:text>-</number:text>
      <number:number number:decimal-places="1" number:min-decimal-places="1" number:min-integer-digits="1"/>
      <number:text> </number:text>
      <number:currency-symbol number:language="fi" number:country="FI">kWh/m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0"/>
      <number:text> W/mK</number:text>
    </number:number-style>
    <number:currency-style style:name="N211P0" style:volatile="true">
      <number:number number:decimal-places="0" number:min-decimal-places="0" number:min-integer-digits="1" number:grouping="true"/>
      <number:text> </number:text>
      <number:currency-symbol number:language="fi" number:country="FI">hlö</number:currency-symbol>
    </number:currency-style>
    <number:currency-style style:name="N211">
      <number:text>-</number:text>
      <number:number number:decimal-places="0" number:min-decimal-places="0" number:min-integer-digits="1" number:grouping="true"/>
      <number:text> </number:text>
      <number:currency-symbol number:language="fi" number:country="FI">hlö</number:currency-symbol>
      <style:map style:condition="value()&gt;=0" style:apply-style-name="N211P0"/>
    </number:currency-style>
    <number:number-style style:name="N213P0" style:volatile="true">
      <number:number number:decimal-places="0" number:min-decimal-places="0" number:min-integer-digits="1" number:grouping="true"/>
      <number:text>C</number:text>
    </number:number-style>
    <number:number-style style:name="N213">
      <number:text>-</number:text>
      <number:number number:decimal-places="0" number:min-decimal-places="0" number:min-integer-digits="1" number:grouping="true"/>
      <number:text>C</number:text>
      <style:map style:condition="value()&gt;=0" style:apply-style-name="N213P0"/>
    </number:number-style>
    <number:currency-style style:name="N215P0" style:volatile="true">
      <number:number number:decimal-places="0" number:min-decimal-places="0" number:min-integer-digits="1" number:grouping="true"/>
      <number:text> </number:text>
      <number:currency-symbol number:language="fi" number:country="FI">C</number:currency-symbol>
    </number:currency-style>
    <number:currency-style style:name="N2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C</number:currency-symbol>
      <style:map style:condition="value()&gt;=0" style:apply-style-name="N215P0"/>
    </number:currency-style>
    <number:number-style style:name="N217P0" style:volatile="true">
      <number:number number:decimal-places="1" number:min-decimal-places="1" number:min-integer-digits="1" number:grouping="true"/>
      <number:text>kW</number:text>
    </number:number-style>
    <number:number-style style:name="N217">
      <number:text>-</number:text>
      <number:number number:decimal-places="1" number:min-decimal-places="1" number:min-integer-digits="1" number:grouping="true"/>
      <number:text>kW</number:text>
      <style:map style:condition="value()&gt;=0" style:apply-style-name="N217P0"/>
    </number:number-style>
    <number:currency-style style:name="N218P0" style:volatile="true">
      <number:number number:decimal-places="0" number:min-decimal-places="0" number:min-integer-digits="1" number:grouping="true"/>
      <number:text> </number:text>
      <number:currency-symbol number:language="fi" number:country="FI">kWh</number:currency-symbol>
    </number:currency-style>
    <number:currency-style style:name="N2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kWh</number:currency-symbol>
      <style:map style:condition="value()&gt;=0" style:apply-style-name="N218P0"/>
    </number:currency-style>
    <number:number-style style:name="N219">
      <number:number number:decimal-places="1" number:min-decimal-places="1" number:min-integer-digits="0"/>
      <number:text> kW</number:text>
    </number:number-style>
    <number:number-style style:name="N220">
      <number:number number:decimal-places="2" number:min-decimal-places="2" number:min-integer-digits="1" number:grouping="true"/>
      <number:text> kerroin</number:text>
    </number:number-style>
    <number:currency-style style:name="N222P0" style:volatile="true">
      <number:number number:decimal-places="1" number:min-decimal-places="1" number:min-integer-digits="1"/>
      <number:text> </number:text>
      <number:currency-symbol number:language="fi" number:country="FI">C</number:currency-symbol>
    </number:currency-style>
    <number:currency-style style:name="N222">
      <number:text>-</number:text>
      <number:number number:decimal-places="1" number:min-decimal-places="1" number:min-integer-digits="1"/>
      <number:text> </number:text>
      <number:currency-symbol number:language="fi" number:country="FI">C</number:currency-symbol>
      <style:map style:condition="value()&gt;=0" style:apply-style-name="N222P0"/>
    </number:currency-style>
    <number:number-style style:name="N223">
      <number:number number:decimal-places="0" number:min-decimal-places="0" number:min-integer-digits="0"/>
      <number:text> m</number:text>
    </number:number-style>
    <number:currency-style style:name="N225P0" style:volatile="true">
      <number:number number:decimal-places="0" number:min-decimal-places="0" number:min-integer-digits="1" number:grouping="true"/>
      <number:text> </number:text>
      <number:currency-symbol number:language="fi" number:country="FI">h</number:currency-symbol>
    </number:currency-style>
    <number:currency-style style:name="N225">
      <number:text>-</number:text>
      <number:number number:decimal-places="0" number:min-decimal-places="0" number:min-integer-digits="1" number:grouping="true"/>
      <number:text> </number:text>
      <number:currency-symbol number:language="fi" number:country="FI">h</number:currency-symbol>
      <style:map style:condition="value()&gt;=0" style:apply-style-name="N225P0"/>
    </number:currency-style>
    <number:currency-style style:name="N227P0" style:volatile="true">
      <number:number number:decimal-places="2" number:min-decimal-places="2" number:min-integer-digits="1" number:grouping="true"/>
      <number:text> </number:text>
      <number:currency-symbol number:language="fi" number:country="FI">C</number:currency-symbol>
    </number:currency-style>
    <number:currency-style style:name="N2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C</number:currency-symbol>
      <style:map style:condition="value()&gt;=0" style:apply-style-name="N227P0"/>
    </number:currency-style>
    <number:currency-style style:name="N228">
      <number:number number:decimal-places="3" number:min-decimal-places="3" number:min-integer-digits="1" number:grouping="true"/>
      <number:text> </number:text>
      <number:currency-symbol number:language="fi" number:country="FI">x</number:currency-symbol>
    </number:currency-style>
    <number:currency-style style:name="N230P0" style:volatile="true">
      <number:number number:decimal-places="0" number:min-decimal-places="0" number:min-integer-digits="1"/>
      <number:text> </number:text>
      <number:currency-symbol number:language="fi" number:country="FI">metriä</number:currency-symbol>
    </number:currency-style>
    <number:currency-style style:name="N230">
      <number:text>-</number:text>
      <number:number number:decimal-places="0" number:min-decimal-places="0" number:min-integer-digits="1"/>
      <number:text> </number:text>
      <number:currency-symbol number:language="fi" number:country="FI">metriä</number:currency-symbol>
      <style:map style:condition="value()&gt;=0" style:apply-style-name="N230P0"/>
    </number:currency-style>
    <number:number-style style:name="N232P0" style:volatile="true">
      <number:number number:decimal-places="2" number:min-decimal-places="2" number:min-integer-digits="1" number:grouping="true"/>
      <number:text> kW</number:text>
    </number:number-style>
    <number:number-style style:name="N232">
      <number:text>-</number:text>
      <number:number number:decimal-places="2" number:min-decimal-places="2" number:min-integer-digits="1" number:grouping="true"/>
      <number:text> kW</number:text>
      <style:map style:condition="value()&gt;=0" style:apply-style-name="N232P0"/>
    </number:number-style>
    <number:number-style style:name="N233">
      <number:number number:decimal-places="4" number:min-decimal-places="4" number:min-integer-digits="1"/>
    </number:number-style>
    <number:currency-style style:name="N235P0" style:volatile="true">
      <number:number number:decimal-places="0" number:min-decimal-places="0" number:min-integer-digits="1"/>
      <number:text> </number:text>
      <number:currency-symbol number:language="fi" number:country="FI">AP</number:currency-symbol>
    </number:currency-style>
    <number:currency-style style:name="N235">
      <number:text>-</number:text>
      <number:number number:decimal-places="0" number:min-decimal-places="0" number:min-integer-digits="1"/>
      <number:text> </number:text>
      <number:currency-symbol number:language="fi" number:country="FI">AP</number:currency-symbol>
      <style:map style:condition="value()&gt;=0" style:apply-style-name="N235P0"/>
    </number:currency-style>
    <number:currency-style style:name="N236P0" style:volatile="true">
      <number:number number:decimal-places="1" number:min-decimal-places="1" number:min-integer-digits="1" number:grouping="true"/>
      <number:text> </number:text>
      <number:currency-symbol number:language="fi" number:country="FI">kW</number:currency-symbol>
    </number:currency-style>
    <number:currency-style style:name="N236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W</number:currency-symbol>
      <style:map style:condition="value()&gt;=0" style:apply-style-name="N236P0"/>
    </number:currency-style>
    <number:number-style style:name="N237">
      <number:number number:decimal-places="2" number:min-decimal-places="2" number:min-integer-digits="0"/>
      <number:text> KerroinP</number:text>
    </number:number-style>
    <number:number-style style:name="N238">
      <number:number number:decimal-places="5" number:min-decimal-places="5" number:min-integer-digits="1"/>
    </number:number-style>
    <number:currency-style style:name="N240P0" style:volatile="true">
      <number:number number:decimal-places="3" number:min-decimal-places="3" number:min-integer-digits="1"/>
      <number:text> </number:text>
      <number:currency-symbol number:language="fi" number:country="FI">COP</number:currency-symbol>
    </number:currency-style>
    <number:currency-style style:name="N240">
      <number:text>-</number:text>
      <number:number number:decimal-places="3" number:min-decimal-places="3" number:min-integer-digits="1"/>
      <number:text> </number:text>
      <number:currency-symbol number:language="fi" number:country="FI">COP</number:currency-symbol>
      <style:map style:condition="value()&gt;=0" style:apply-style-name="N240P0"/>
    </number:currency-style>
    <number:currency-style style:name="N242P0" style:volatile="true">
      <number:number number:decimal-places="2" number:min-decimal-places="2" number:min-integer-digits="1" number:grouping="true"/>
      <number:text> </number:text>
      <number:currency-symbol number:language="fi" number:country="FI">W</number:currency-symbol>
    </number:currency-style>
    <number:currency-style style:name="N2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W</number:currency-symbol>
      <style:map style:condition="value()&gt;=0" style:apply-style-name="N242P0"/>
    </number:currency-style>
    <number:number-style style:name="N243">
      <number:number number:decimal-places="1" number:min-decimal-places="1" number:min-integer-digits="1" number:grouping="true"/>
      <number:text> C</number:text>
    </number:number-style>
    <number:currency-style style:name="N244">
      <number:number number:decimal-places="2" number:min-decimal-places="2" number:min-integer-digits="1" number:grouping="true"/>
      <number:text> </number:text>
      <number:currency-symbol number:language="fi" number:country="FI">U</number:currency-symbol>
    </number:currency-style>
    <number:currency-style style:name="N245">
      <number:number number:decimal-places="2" number:min-decimal-places="2" number:min-integer-digits="1" number:grouping="true"/>
      <number:text> </number:text>
      <number:currency-symbol number:language="fi" number:country="FI">m</number:currency-symbol>
    </number:currency-style>
    <number:currency-style style:name="N246P0" style:volatile="true">
      <number:number number:decimal-places="2" number:min-decimal-places="2" number:min-integer-digits="1" number:grouping="true"/>
      <number:text> </number:text>
      <number:currency-symbol number:language="fi" number:country="FI">m</number:currency-symbol>
    </number:currency-style>
    <number:currency-style style:name="N2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m</number:currency-symbol>
      <style:map style:condition="value()&gt;=0" style:apply-style-name="N246P0"/>
    </number:currency-style>
    <number:number-style style:name="N247">
      <number:number number:decimal-places="2" number:min-decimal-places="2" number:min-integer-digits="1" number:grouping="true"/>
      <number:text> kertaa/h</number:text>
    </number:number-style>
    <number:number-style style:name="N248">
      <number:number number:decimal-places="0" number:min-decimal-places="0" number:min-integer-digits="0"/>
      <number:text> l/sek</number:text>
    </number:number-style>
    <number:number-style style:name="N249">
      <number:number number:decimal-places="1" number:min-decimal-places="1" number:min-integer-digits="1"/>
      <number:text> l/sek</number:text>
    </number:number-style>
    <number:number-style style:name="N250">
      <number:number number:decimal-places="1" number:min-decimal-places="1" number:min-integer-digits="1" number:grouping="true"/>
      <number:text> Pa</number:text>
    </number:number-style>
    <number:number-style style:name="N251">
      <number:number number:decimal-places="1" number:min-decimal-places="1" number:min-integer-digits="1"/>
      <number:text> 1/h</number:text>
    </number:number-style>
    <number:number-style style:name="N252">
      <number:number number:decimal-places="1" number:min-decimal-places="1" number:min-integer-digits="1"/>
      <number:text> m3/h</number:text>
    </number:number-style>
    <number:number-style style:name="N253">
      <number:number number:decimal-places="2" number:min-decimal-places="2" number:min-integer-digits="1" number:grouping="true"/>
      <number:text> x / h</number:text>
    </number:number-style>
    <number:number-style style:name="N254">
      <number:number number:decimal-places="2" number:min-decimal-places="2" number:min-integer-digits="1"/>
      <number:text> 1/h</number:text>
    </number:number-style>
    <number:currency-style style:name="N256P0" style:volatile="true">
      <number:number number:decimal-places="1" number:min-decimal-places="1" number:min-integer-digits="1"/>
      <number:text> </number:text>
      <number:currency-symbol number:language="fi" number:country="FI">Wh/m</number:currency-symbol>
    </number:currency-style>
    <number:currency-style style:name="N256">
      <number:text>-</number:text>
      <number:number number:decimal-places="1" number:min-decimal-places="1" number:min-integer-digits="1"/>
      <number:text> </number:text>
      <number:currency-symbol number:language="fi" number:country="FI">Wh/m</number:currency-symbol>
      <style:map style:condition="value()&gt;=0" style:apply-style-name="N256P0"/>
    </number:currency-style>
    <number:currency-style style:name="N257">
      <number:number number:decimal-places="3" number:min-decimal-places="3" number:min-integer-digits="1" number:grouping="true"/>
      <number:text> </number:text>
      <number:currency-symbol number:language="fi" number:country="FI">U</number:currency-symbol>
    </number:currency-style>
    <number:currency-style style:name="N259P0" style:volatile="true">
      <number:number number:decimal-places="3" number:min-decimal-places="3" number:min-integer-digits="1" number:grouping="true"/>
      <number:text> </number:text>
      <number:currency-symbol number:language="fi" number:country="FI">W/mK</number:currency-symbol>
    </number:currency-style>
    <number:currency-style style:name="N25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W/mK</number:currency-symbol>
      <style:map style:condition="value()&gt;=0" style:apply-style-name="N259P0"/>
    </number:currency-style>
    <number:currency-style style:name="N260">
      <number:number number:decimal-places="1" number:min-decimal-places="1" number:min-integer-digits="1" number:grouping="true"/>
      <number:text> </number:text>
      <number:currency-symbol number:language="fi" number:country="FI">W/Ap/m3</number:currency-symbol>
    </number:currency-style>
    <number:currency-style style:name="N261">
      <number:number number:decimal-places="1" number:min-decimal-places="1" number:min-integer-digits="1" number:grouping="true"/>
      <number:text> </number:text>
      <number:currency-symbol number:language="fi" number:country="FI">W/Ap/m3/v</number:currency-symbol>
    </number:currency-style>
    <number:currency-style style:name="N262">
      <number:number number:decimal-places="1" number:min-decimal-places="1" number:min-integer-digits="1" number:grouping="true"/>
      <number:text> </number:text>
      <number:currency-symbol number:language="fi" number:country="FI">W/K</number:currency-symbol>
    </number:currency-style>
    <number:currency-style style:name="N263">
      <number:number number:decimal-places="0" number:min-decimal-places="0" number:min-integer-digits="1" number:grouping="true"/>
      <number:text> </number:text>
      <number:currency-symbol number:language="fi" number:country="FI">kWh/m3</number:currency-symbol>
    </number:currency-style>
    <number:currency-style style:name="N265P0" style:volatile="true">
      <number:number number:decimal-places="1" number:min-decimal-places="1" number:min-integer-digits="1"/>
      <number:text> </number:text>
      <number:currency-symbol number:language="fi" number:country="FI">m2</number:currency-symbol>
    </number:currency-style>
    <number:currency-style style:name="N265">
      <number:text>-</number:text>
      <number:number number:decimal-places="1" number:min-decimal-places="1" number:min-integer-digits="1"/>
      <number:text> </number:text>
      <number:currency-symbol number:language="fi" number:country="FI">m2</number:currency-symbol>
      <style:map style:condition="value()&gt;=0" style:apply-style-name="N265P0"/>
    </number:currency-style>
    <number:currency-style style:name="N266P0" style:volatile="true">
      <number:number number:decimal-places="2" number:min-decimal-places="2" number:min-integer-digits="1" number:grouping="true"/>
      <number:text> </number:text>
      <number:currency-symbol number:language="fi" number:country="FI">U</number:currency-symbol>
    </number:currency-style>
    <number:currency-style style:name="N26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U</number:currency-symbol>
      <style:map style:condition="value()&gt;=0" style:apply-style-name="N266P0"/>
    </number:currency-style>
    <number:currency-style style:name="N267P0" style:volatile="true">
      <number:number number:decimal-places="3" number:min-decimal-places="3" number:min-integer-digits="1" number:grouping="true"/>
      <number:text> </number:text>
      <number:currency-symbol number:language="fi" number:country="FI">U</number:currency-symbol>
    </number:currency-style>
    <number:currency-style style:name="N26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U</number:currency-symbol>
      <style:map style:condition="value()&gt;=0" style:apply-style-name="N267P0"/>
    </number:currency-style>
    <number:currency-style style:name="N268">
      <number:number number:decimal-places="0" number:min-decimal-places="0" number:min-integer-digits="1" number:grouping="true"/>
      <number:text> </number:text>
      <number:currency-symbol number:language="fi" number:country="FI">RAK v</number:currency-symbol>
    </number:currency-style>
    <number:currency-style style:name="N269">
      <number:number number:decimal-places="0" number:min-decimal-places="0" number:min-integer-digits="1" number:grouping="true"/>
      <number:text> </number:text>
      <number:currency-symbol number:language="fi" number:country="FI">kWh/m3/v</number:currency-symbol>
    </number:currency-style>
    <number:currency-style style:name="N271P0" style:volatile="true">
      <number:number number:decimal-places="2" number:min-decimal-places="2" number:min-integer-digits="1" number:grouping="true"/>
      <number:text> </number:text>
      <number:currency-symbol number:language="fi" number:country="FI">kWmax</number:currency-symbol>
    </number:currency-style>
    <number:currency-style style:name="N2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kWmax</number:currency-symbol>
      <style:map style:condition="value()&gt;=0" style:apply-style-name="N271P0"/>
    </number:currency-style>
    <number:currency-style style:name="N272">
      <number:number number:decimal-places="1" number:min-decimal-places="1" number:min-integer-digits="1" number:grouping="true"/>
      <number:text> </number:text>
      <number:currency-symbol number:language="fi" number:country="FI">W/m3</number:currency-symbol>
    </number:currency-style>
    <number:currency-style style:name="N273">
      <number:number number:decimal-places="1" number:min-decimal-places="1" number:min-integer-digits="1" number:grouping="true"/>
      <number:text> </number:text>
      <number:currency-symbol number:language="fi" number:country="FI">W/m2</number:currency-symbol>
    </number:currency-style>
    <number:number-style style:name="N274">
      <number:number number:decimal-places="3" number:min-decimal-places="3" number:min-integer-digits="1" number:grouping="true"/>
    </number:number-style>
    <number:currency-style style:name="N275P0" style:volatile="true">
      <number:number number:decimal-places="1" number:min-decimal-places="1" number:min-integer-digits="1" number:grouping="true"/>
      <number:text> </number:text>
      <number:currency-symbol number:language="fi" number:country="FI">C</number:currency-symbol>
    </number:currency-style>
    <number:currency-style style:name="N275">
      <number:text>-</number:text>
      <number:number number:decimal-places="1" number:min-decimal-places="1" number:min-integer-digits="1" number:grouping="true"/>
      <number:text> </number:text>
      <number:currency-symbol number:language="fi" number:country="FI">C</number:currency-symbol>
      <style:map style:condition="value()&gt;=0" style:apply-style-name="N275P0"/>
    </number:currency-style>
    <number:currency-style style:name="N277P0" style:volatile="true">
      <number:number number:decimal-places="0" number:min-decimal-places="0" number:min-integer-digits="1"/>
      <number:text> </number:text>
      <number:currency-symbol number:language="fi" number:country="FI">d</number:currency-symbol>
    </number:currency-style>
    <number:currency-style style:name="N277">
      <number:text>-</number:text>
      <number:number number:decimal-places="0" number:min-decimal-places="0" number:min-integer-digits="1"/>
      <number:text> </number:text>
      <number:currency-symbol number:language="fi" number:country="FI">d</number:currency-symbol>
      <style:map style:condition="value()&gt;=0" style:apply-style-name="N277P0"/>
    </number:currency-style>
    <number:currency-style style:name="N279P0" style:volatile="true">
      <number:number number:decimal-places="2" number:min-decimal-places="2" number:min-integer-digits="1" number:grouping="true"/>
      <number:text> </number:text>
      <number:currency-symbol number:language="fi" number:country="FI">kWh/d</number:currency-symbol>
    </number:currency-style>
    <number:currency-style style:name="N2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kWh/d</number:currency-symbol>
      <style:map style:condition="value()&gt;=0" style:apply-style-name="N279P0"/>
    </number:currency-style>
    <number:currency-style style:name="N281P0" style:volatile="true">
      <number:number number:decimal-places="2" number:min-decimal-places="2" number:min-integer-digits="1" number:grouping="true"/>
      <number:text> </number:text>
      <number:currency-symbol number:language="fi" number:country="FI">kj/K*kg</number:currency-symbol>
    </number:currency-style>
    <number:currency-style style:name="N2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kj/K*kg</number:currency-symbol>
      <style:map style:condition="value()&gt;=0" style:apply-style-name="N281P0"/>
    </number:currency-style>
    <number:number-style style:name="N282">
      <number:number number:decimal-places="4" number:min-decimal-places="4" number:min-integer-digits="1" number:grouping="true"/>
    </number:number-style>
    <number:number-style style:name="N283P0" style:volatile="true">
      <number:number number:decimal-places="4" number:min-decimal-places="4" number:min-integer-digits="1" number:grouping="true"/>
    </number:number-style>
    <number:number-style style:name="N28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283P0"/>
    </number:number-style>
    <number:number-style style:name="N284P0" style:volatile="true">
      <number:number number:decimal-places="3" number:min-decimal-places="3" number:min-integer-digits="1" number:grouping="true"/>
    </number:number-style>
    <number:number-style style:name="N28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84P0"/>
    </number:number-style>
    <number:currency-style style:name="N286P0" style:volatile="true">
      <number:number number:decimal-places="2" number:min-decimal-places="2" number:min-integer-digits="1" number:grouping="true"/>
      <number:text> </number:text>
      <number:currency-symbol number:language="fi" number:country="FI">kW/d</number:currency-symbol>
    </number:currency-style>
    <number:currency-style style:name="N28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kW/d</number:currency-symbol>
      <style:map style:condition="value()&gt;=0" style:apply-style-name="N286P0"/>
    </number:currency-style>
    <number:number-style style:name="N287">
      <number:number number:decimal-places="6" number:min-decimal-places="6" number:min-integer-digits="1"/>
    </number:number-style>
    <number:number-style style:name="N288">
      <number:number number:decimal-places="5" number:min-decimal-places="5" number:min-integer-digits="1" number:grouping="true"/>
    </number:number-style>
    <number:currency-style style:name="N290P0" style:volatile="true">
      <number:number number:decimal-places="3" number:min-decimal-places="3" number:min-integer-digits="1" number:grouping="true"/>
      <number:text> </number:text>
      <number:currency-symbol number:language="fi" number:country="FI">C</number:currency-symbol>
    </number:currency-style>
    <number:currency-style style:name="N29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C</number:currency-symbol>
      <style:map style:condition="value()&gt;=0" style:apply-style-name="N290P0"/>
    </number:currency-style>
    <number:currency-style style:name="N292P0" style:volatile="true">
      <number:number number:decimal-places="1" number:min-decimal-places="1" number:min-integer-digits="1" number:grouping="true"/>
      <number:text> </number:text>
      <number:currency-symbol number:language="fi" number:country="FI">kWh/d</number:currency-symbol>
    </number:currency-style>
    <number:currency-style style:name="N29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Wh/d</number:currency-symbol>
      <style:map style:condition="value()&gt;=0" style:apply-style-name="N292P0"/>
    </number:currency-style>
    <number:number-style style:name="N293">
      <number:number number:decimal-places="9" number:min-decimal-places="9" number:min-integer-digits="1"/>
    </number:number-style>
    <number:number-style style:name="N294">
      <number:number number:decimal-places="8" number:min-decimal-places="8" number:min-integer-digits="1"/>
    </number:number-style>
    <number:number-style style:name="N295">
      <number:number number:decimal-places="7" number:min-decimal-places="7" number:min-integer-digits="1"/>
    </number:number-style>
    <number:number-style style:name="N296">
      <number:number number:decimal-places="3" number:min-decimal-places="3" number:min-integer-digits="1"/>
      <number:text> x</number:text>
    </number:number-style>
    <number:number-style style:name="N297">
      <number:number number:decimal-places="1" number:min-decimal-places="1" number:min-integer-digits="1"/>
      <number:text> kW</number:text>
    </number:number-style>
    <number:currency-style style:name="N299P0" style:volatile="true">
      <number:number number:decimal-places="3" number:min-decimal-places="3" number:min-integer-digits="1" number:grouping="true"/>
      <number:text> </number:text>
      <number:currency-symbol number:language="fi" number:country="FI">W/K</number:currency-symbol>
    </number:currency-style>
    <number:currency-style style:name="N29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W/K</number:currency-symbol>
      <style:map style:condition="value()&gt;=0" style:apply-style-name="N299P0"/>
    </number:currency-style>
    <number:currency-style style:name="N301P0" style:volatile="true">
      <number:number number:decimal-places="2" number:min-decimal-places="2" number:min-integer-digits="1" number:grouping="true"/>
      <number:text> </number:text>
      <number:currency-symbol number:language="fi" number:country="FI">W/K</number:currency-symbol>
    </number:currency-style>
    <number:currency-style style:name="N30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W/K</number:currency-symbol>
      <style:map style:condition="value()&gt;=0" style:apply-style-name="N301P0"/>
    </number:currency-style>
    <number:currency-style style:name="N302P0" style:volatile="true">
      <number:number number:decimal-places="1" number:min-decimal-places="1" number:min-integer-digits="1" number:grouping="true"/>
      <number:text> </number:text>
      <number:currency-symbol number:language="fi" number:country="FI">W/K</number:currency-symbol>
    </number:currency-style>
    <number:currency-style style:name="N30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W/K</number:currency-symbol>
      <style:map style:condition="value()&gt;=0" style:apply-style-name="N302P0"/>
    </number:currency-style>
    <number:currency-style style:name="N304P0" style:volatile="true">
      <number:number number:decimal-places="1" number:min-decimal-places="1" number:min-integer-digits="1" number:grouping="true"/>
      <number:text> </number:text>
      <number:currency-symbol number:language="fi" number:country="FI">K</number:currency-symbol>
    </number:currency-style>
    <number:currency-style style:name="N30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</number:currency-symbol>
      <style:map style:condition="value()&gt;=0" style:apply-style-name="N304P0"/>
    </number:currency-style>
    <number:currency-style style:name="N306P0" style:volatile="true">
      <number:number number:decimal-places="1" number:min-decimal-places="1" number:min-integer-digits="1" number:grouping="true"/>
      <number:text> </number:text>
      <number:currency-symbol number:language="fi" number:country="FI">kWh/Ap</number:currency-symbol>
    </number:currency-style>
    <number:currency-style style:name="N306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Wh/Ap</number:currency-symbol>
      <style:map style:condition="value()&gt;=0" style:apply-style-name="N306P0"/>
    </number:currency-style>
    <number:currency-style style:name="N308P0" style:volatile="true">
      <number:number number:decimal-places="1" number:min-decimal-places="1" number:min-integer-digits="1" number:grouping="true"/>
      <number:text> </number:text>
      <number:currency-symbol number:language="fi" number:country="FI">kW/Ap</number:currency-symbol>
    </number:currency-style>
    <number:currency-style style:name="N30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W/Ap</number:currency-symbol>
      <style:map style:condition="value()&gt;=0" style:apply-style-name="N308P0"/>
    </number:currency-style>
    <number:currency-style style:name="N310P0" style:volatile="true">
      <number:number number:decimal-places="3" number:min-decimal-places="3" number:min-integer-digits="1" number:grouping="true"/>
      <number:text> </number:text>
      <number:currency-symbol number:language="fi" number:country="FI">kW/Ap</number:currency-symbol>
    </number:currency-style>
    <number:currency-style style:name="N31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kW/Ap</number:currency-symbol>
      <style:map style:condition="value()&gt;=0" style:apply-style-name="N310P0"/>
    </number:currency-style>
    <number:currency-style style:name="N312P0" style:volatile="true">
      <number:number number:decimal-places="2" number:min-decimal-places="2" number:min-integer-digits="1" number:grouping="true"/>
      <number:text> </number:text>
      <number:currency-symbol number:language="fi" number:country="FI">kWh/Ap</number:currency-symbol>
    </number:currency-style>
    <number:currency-style style:name="N312" number:title="# ##0,00&quot; &quot;[kWh/Ap-40B];[RED]-# ##0,00&quot; &quot;[kWh/Ap-40B]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kWh/Ap</number:currency-symbol>
      <style:map style:condition="value()&gt;=0" style:apply-style-name="N312P0"/>
    </number:currency-style>
    <number:number-style style:name="N313">
      <number:number number:decimal-places="1" number:min-decimal-places="1" number:min-integer-digits="0" number:grouping="true"/>
    </number:number-style>
    <number:number-style style:name="N314P0" style:volatile="true">
      <number:number number:decimal-places="1" number:min-decimal-places="1" number:min-integer-digits="1" number:grouping="true"/>
      <number:text> C</number:text>
    </number:number-style>
    <number:number-style style:name="N314">
      <style:text-properties fo:color="#ff0000"/>
      <number:text>-</number:text>
      <number:number number:decimal-places="1" number:min-decimal-places="1" number:min-integer-digits="1"/>
      <number:text> C</number:text>
      <style:map style:condition="value()&gt;=0" style:apply-style-name="N314P0"/>
    </number:number-style>
    <number:number-style style:name="N316P0" style:volatile="true">
      <number:number number:decimal-places="1" number:min-decimal-places="1" number:min-integer-digits="1" number:grouping="true"/>
    </number:number-style>
    <number:number-style style:name="N31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16P0"/>
    </number:number-style>
    <number:number-style style:name="N318P0" style:volatile="true">
      <number:number number:decimal-places="0" number:min-decimal-places="0" number:min-integer-digits="1" number:grouping="true"/>
      <number:text> C</number:text>
    </number:number-style>
    <number:number-style style:name="N318">
      <number:text>-</number:text>
      <number:number number:decimal-places="0" number:min-decimal-places="0" number:min-integer-digits="1" number:grouping="true"/>
      <number:text> C</number:text>
      <style:map style:condition="value()&gt;=0" style:apply-style-name="N318P0"/>
    </number:number-style>
    <number:number-style style:name="N319P0" style:volatile="true">
      <number:number number:decimal-places="5" number:min-decimal-places="5" number:min-integer-digits="1" number:grouping="true"/>
    </number:number-style>
    <number:number-style style:name="N319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319P0"/>
    </number:number-style>
    <number:currency-style style:name="N320">
      <number:number number:decimal-places="4" number:min-decimal-places="4" number:min-integer-digits="1" number:grouping="true"/>
      <number:text> </number:text>
      <number:currency-symbol number:language="fi" number:country="FI">x</number:currency-symbol>
    </number:currency-style>
    <number:currency-style style:name="N322P0" style:volatile="true">
      <number:number number:decimal-places="2" number:min-decimal-places="2" number:min-integer-digits="1" number:grouping="true"/>
      <number:text> </number:text>
      <number:currency-symbol number:language="fi" number:country="FI">kWh</number:currency-symbol>
    </number:currency-style>
    <number:currency-style style:name="N3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kWh</number:currency-symbol>
      <style:map style:condition="value()&gt;=0" style:apply-style-name="N322P0"/>
    </number:currency-style>
    <number:currency-style style:name="N324P0" style:volatile="true">
      <number:number number:decimal-places="1" number:min-decimal-places="1" number:min-integer-digits="1" number:grouping="true"/>
      <number:text> </number:text>
      <number:currency-symbol number:language="fi" number:country="FI">kWh</number:currency-symbol>
    </number:currency-style>
    <number:currency-style style:name="N32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Wh</number:currency-symbol>
      <style:map style:condition="value()&gt;=0" style:apply-style-name="N324P0"/>
    </number:currency-style>
    <number:number-style style:name="N325">
      <number:number number:decimal-places="0" number:min-decimal-places="0" number:min-integer-digits="0"/>
      <number:text> max syvyys</number:text>
    </number:number-style>
    <number:currency-style style:name="N326">
      <number:number number:decimal-places="0" number:min-decimal-places="0" number:min-integer-digits="1" number:grouping="true"/>
      <number:text> </number:text>
      <number:currency-symbol number:language="fi" number:country="FI">x</number:currency-symbol>
    </number:currency-style>
    <number:currency-style style:name="N328P0" style:volatile="true">
      <number:number number:decimal-places="3" number:min-decimal-places="3" number:min-integer-digits="1" number:grouping="true"/>
      <number:text> </number:text>
      <number:currency-symbol number:language="fi" number:country="FI">K/m</number:currency-symbol>
    </number:currency-style>
    <number:currency-style style:name="N328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i" number:country="FI">K/m</number:currency-symbol>
      <style:map style:condition="value()&gt;=0" style:apply-style-name="N328P0"/>
    </number:currency-style>
    <number:currency-style style:name="N330P0" style:volatile="true">
      <number:number number:decimal-places="4" number:min-decimal-places="4" number:min-integer-digits="1" number:grouping="true"/>
      <number:text> </number:text>
      <number:currency-symbol number:language="fi" number:country="FI">K/m</number:currency-symbol>
    </number:currency-style>
    <number:currency-style style:name="N33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i" number:country="FI">K/m</number:currency-symbol>
      <style:map style:condition="value()&gt;=0" style:apply-style-name="N330P0"/>
    </number:currency-style>
    <number:currency-style style:name="N332P0" style:volatile="true">
      <number:number number:decimal-places="1" number:min-decimal-places="1" number:min-integer-digits="1" number:grouping="true"/>
      <number:text> </number:text>
      <number:currency-symbol number:language="fi" number:country="FI">kWh/kW</number:currency-symbol>
    </number:currency-style>
    <number:currency-style style:name="N33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Wh/kW</number:currency-symbol>
      <style:map style:condition="value()&gt;=0" style:apply-style-name="N332P0"/>
    </number:currency-style>
    <number:currency-style style:name="N334P0" style:volatile="true">
      <number:number number:decimal-places="0" number:min-decimal-places="0" number:min-integer-digits="1" number:grouping="true"/>
      <number:text> </number:text>
      <number:currency-symbol number:language="fi" number:country="FI">kWh/kW</number:currency-symbol>
    </number:currency-style>
    <number:currency-style style:name="N3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kWh/kW</number:currency-symbol>
      <style:map style:condition="value()&gt;=0" style:apply-style-name="N334P0"/>
    </number:currency-style>
    <number:currency-style style:name="N336P0" style:volatile="true">
      <number:number number:decimal-places="0" number:min-decimal-places="0" number:min-integer-digits="1" number:grouping="true"/>
      <number:text> </number:text>
      <number:currency-symbol number:language="fi" number:country="FI">kWh/kW/d</number:currency-symbol>
    </number:currency-style>
    <number:currency-style style:name="N33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kWh/kW/d</number:currency-symbol>
      <style:map style:condition="value()&gt;=0" style:apply-style-name="N336P0"/>
    </number:currency-style>
    <number:currency-style style:name="N338P0" style:volatile="true">
      <number:number number:decimal-places="1" number:min-decimal-places="1" number:min-integer-digits="1" number:grouping="true"/>
      <number:text> </number:text>
      <number:currency-symbol number:language="fi" number:country="FI">kWh/kW/d</number:currency-symbol>
    </number:currency-style>
    <number:currency-style style:name="N33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kWh/kW/d</number:currency-symbol>
      <style:map style:condition="value()&gt;=0" style:apply-style-name="N338P0"/>
    </number:currency-style>
    <number:number-style style:name="N339">
      <number:number number:decimal-places="10" number:min-decimal-places="10" number:min-integer-digits="1"/>
    </number:number-style>
    <number:number-style style:name="N340">
      <number:number number:decimal-places="11" number:min-decimal-places="11" number:min-integer-digits="1"/>
    </number:number-style>
    <number:currency-style style:name="N342P0" style:volatile="true">
      <number:number number:decimal-places="2" number:min-decimal-places="2" number:min-integer-digits="1"/>
      <number:text> </number:text>
      <number:currency-symbol number:language="fi" number:country="FI">x</number:currency-symbol>
    </number:currency-style>
    <number:currency-style style:name="N342">
      <number:text>-</number:text>
      <number:number number:decimal-places="2" number:min-decimal-places="2" number:min-integer-digits="1"/>
      <number:text> </number:text>
      <number:currency-symbol number:language="fi" number:country="FI">x</number:currency-symbol>
      <style:map style:condition="value()&gt;=0" style:apply-style-name="N342P0"/>
    </number:currency-style>
    <number:number-style style:name="N343">
      <number:number number:decimal-places="0" number:min-decimal-places="0" number:min-integer-digits="1"/>
      <number:text> max</number:text>
    </number:number-style>
    <number:currency-style style:name="N345P0" style:volatile="true">
      <number:number number:decimal-places="5" number:min-decimal-places="5" number:min-integer-digits="1" number:grouping="true"/>
      <number:text> </number:text>
      <number:currency-symbol number:language="fi" number:country="FI">kW</number:currency-symbol>
    </number:currency-style>
    <number:currency-style style:name="N345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fi" number:country="FI">kW</number:currency-symbol>
      <style:map style:condition="value()&gt;=0" style:apply-style-name="N345P0"/>
    </number:currency-style>
    <number:number-style style:name="N346">
      <number:number number:decimal-places="4" number:min-decimal-places="4" number:min-integer-digits="1" number:grouping="true"/>
      <number:text> Ap</number:text>
    </number:number-style>
    <number:number-style style:name="N347">
      <number:number number:decimal-places="2" number:min-decimal-places="2" number:min-integer-digits="1" number:grouping="true"/>
      <number:text> mK/m</number:text>
    </number:number-style>
    <number:number-style style:name="N348">
      <number:number number:decimal-places="5" number:min-decimal-places="5" number:min-integer-digits="1" number:grouping="true"/>
      <number:text> K/m</number:text>
    </number:number-style>
    <number:number-style style:name="N349">
      <number:number number:decimal-places="0" number:min-decimal-places="0" number:min-integer-digits="1"/>
      <number:text> m2</number:text>
    </number:number-style>
    <number:currency-style style:name="N351P0" style:volatile="true">
      <number:number number:decimal-places="1" number:min-decimal-places="1" number:min-integer-digits="1" number:grouping="true"/>
      <number:text> </number:text>
      <number:currency-symbol number:language="fi" number:country="FI">mK/m</number:currency-symbol>
    </number:currency-style>
    <number:currency-style style:name="N351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i" number:country="FI">mK/m</number:currency-symbol>
      <style:map style:condition="value()&gt;=0" style:apply-style-name="N351P0"/>
    </number:currency-style>
    <number:number-style style:name="N352">
      <number:number number:decimal-places="0" number:min-decimal-places="0" number:min-integer-digits="1"/>
      <number:text> metrissä</number:text>
    </number:number-style>
    <number:number-style style:name="N353">
      <number:number number:decimal-places="1" number:min-decimal-places="1" number:min-integer-digits="1"/>
      <number:text> kWh/metri/vuodessa</number:text>
    </number:number-style>
    <number:number-style style:name="N354">
      <number:number number:decimal-places="1" number:min-decimal-places="1" number:min-integer-digits="1"/>
      <number:text> kWh/metri/vuosi</number:text>
    </number:number-style>
    <number:number-style style:name="N355">
      <number:number number:decimal-places="1" number:min-decimal-places="1" number:min-integer-digits="1"/>
      <number:text> kWh/vuosi</number:text>
    </number:number-style>
    <number:number-style style:name="N356">
      <number:number number:decimal-places="0" number:min-decimal-places="0" number:min-integer-digits="1"/>
      <number:text> kWh/vuosi</number:text>
    </number:number-style>
    <number:number-style style:name="N357">
      <number:number number:decimal-places="0" number:min-decimal-places="0" number:min-integer-digits="1" number:grouping="true"/>
      <number:text> kWh/vuosi</number:text>
    </number:number-style>
    <number:number-style style:name="N358">
      <number:number number:decimal-places="1" number:min-decimal-places="1" number:min-integer-digits="1"/>
      <number:text> kWh/m/v</number:text>
    </number:number-style>
    <number:number-style style:name="N359P0" style:volatile="true">
      <number:number number:decimal-places="5" number:min-decimal-places="5" number:min-integer-digits="1" number:grouping="true"/>
      <number:text> K/m</number:text>
    </number:number-style>
    <number:number-style style:name="N359">
      <style:text-properties fo:color="#ff0000"/>
      <number:text>-</number:text>
      <number:number number:decimal-places="5" number:min-decimal-places="5" number:min-integer-digits="1" number:grouping="true"/>
      <number:text> K/m</number:text>
      <style:map style:condition="value()&gt;=0" style:apply-style-name="N359P0"/>
    </number:number-style>
    <number:number-style style:name="N360P0" style:volatile="true">
      <number:number number:decimal-places="2" number:min-decimal-places="2" number:min-integer-digits="1" number:grouping="true"/>
      <number:text> mK/m</number:text>
    </number:number-style>
    <number:number-style style:name="N360">
      <style:text-properties fo:color="#ff0000"/>
      <number:text>-</number:text>
      <number:number number:decimal-places="2" number:min-decimal-places="2" number:min-integer-digits="1" number:grouping="true"/>
      <number:text> mK/m</number:text>
      <style:map style:condition="value()&gt;=0" style:apply-style-name="N360P0"/>
    </number:number-style>
    <number:number-style style:name="N361P0" style:volatile="true">
      <number:number number:decimal-places="0" number:min-decimal-places="0" number:min-integer-digits="1" number:grouping="true"/>
      <number:text> kWh</number:text>
    </number:number-style>
    <number:number-style style:name="N361">
      <style:text-properties fo:color="#ff0000"/>
      <number:text>-</number:text>
      <number:number number:decimal-places="0" number:min-decimal-places="0" number:min-integer-digits="1" number:grouping="true"/>
      <number:text> kWh</number:text>
      <style:map style:condition="value()&gt;=0" style:apply-style-name="N361P0"/>
    </number:number-style>
    <number:number-style style:name="N362P0" style:volatile="true">
      <number:number number:decimal-places="0" number:min-decimal-places="0" number:min-integer-digits="1" number:grouping="true"/>
      <number:text> kWh</number:text>
    </number:number-style>
    <number:number-style style:name="N362">
      <style:text-properties fo:color="#ff0000"/>
      <number:text>-</number:text>
      <number:number number:decimal-places="0" number:min-decimal-places="0" number:min-integer-digits="1" number:grouping="true"/>
      <number:text> kwh</number:text>
      <style:map style:condition="value()&gt;=0" style:apply-style-name="N362P0"/>
    </number:number-style>
    <number:number-style style:name="N363">
      <number:number number:decimal-places="1" number:min-decimal-places="1" number:min-integer-digits="1"/>
      <number:text> kWh/metri</number:text>
    </number:number-style>
    <number:number-style style:name="N364">
      <number:number number:decimal-places="1" number:min-decimal-places="1" number:min-integer-digits="1"/>
      <number:text> kWh/</number:text>
    </number:number-style>
    <number:number-style style:name="N365">
      <number:number number:decimal-places="1" number:min-decimal-places="1" number:min-integer-digits="1"/>
      <number:text> kWh/m</number:text>
    </number:number-style>
    <number:number-style style:name="N366">
      <number:number number:decimal-places="0" number:min-decimal-places="0" number:min-integer-digits="1"/>
      <number:text> m</number:text>
    </number:number-style>
    <number:number-style style:name="N368P0" style:volatile="true">
      <number:number number:decimal-places="0" number:min-decimal-places="0" number:min-integer-digits="1" number:grouping="true"/>
      <number:text> m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m</number:text>
      <style:map style:condition="value()&gt;=0" style:apply-style-name="N368P0"/>
    </number:number-style>
    <number:number-style style:name="N370P0" style:volatile="true">
      <number:number number:decimal-places="1" number:min-decimal-places="1" number:min-integer-digits="1" number:grouping="true"/>
      <number:text> kWh</number:text>
    </number:number-style>
    <number:number-style style:name="N370">
      <style:text-properties fo:color="#ff0000"/>
      <number:text>-</number:text>
      <number:number number:decimal-places="1" number:min-decimal-places="1" number:min-integer-digits="1" number:grouping="true"/>
      <number:text> kWh</number:text>
      <style:map style:condition="value()&gt;=0" style:apply-style-name="N370P0"/>
    </number:number-style>
    <number:number-style style:name="N372P0" style:volatile="true">
      <number:number number:decimal-places="2" number:min-decimal-places="2" number:min-integer-digits="1" number:grouping="true"/>
      <number:text> w/m</number:text>
    </number:number-style>
    <number:number-style style:name="N372">
      <style:text-properties fo:color="#ff0000"/>
      <number:text>-</number:text>
      <number:number number:decimal-places="2" number:min-decimal-places="2" number:min-integer-digits="1" number:grouping="true"/>
      <number:text> w/m</number:text>
      <style:map style:condition="value()&gt;=0" style:apply-style-name="N372P0"/>
    </number:number-style>
    <number:number-style style:name="N374P0" style:volatile="true">
      <number:number number:decimal-places="2" number:min-decimal-places="2" number:min-integer-digits="1" number:grouping="true"/>
      <number:text> W/m</number:text>
    </number:number-style>
    <number:number-style style:name="N374">
      <style:text-properties fo:color="#ff0000"/>
      <number:text>-</number:text>
      <number:number number:decimal-places="2" number:min-decimal-places="2" number:min-integer-digits="1" number:grouping="true"/>
      <number:text> W/m</number:text>
      <style:map style:condition="value()&gt;=0" style:apply-style-name="N374P0"/>
    </number:number-style>
    <number:number-style style:name="N376P0" style:volatile="true">
      <number:number number:decimal-places="3" number:min-decimal-places="3" number:min-integer-digits="1" number:grouping="true"/>
      <number:text> C</number:text>
    </number:number-style>
    <number:number-style style:name="N376">
      <style:text-properties fo:color="#ff0000"/>
      <number:text>-</number:text>
      <number:number number:decimal-places="3" number:min-decimal-places="3" number:min-integer-digits="1" number:grouping="true"/>
      <number:text> C</number:text>
      <style:map style:condition="value()&gt;=0" style:apply-style-name="N376P0"/>
    </number:number-style>
    <number:number-style style:name="N378P0" style:volatile="true">
      <number:number number:decimal-places="2" number:min-decimal-places="2" number:min-integer-digits="1" number:grouping="true"/>
      <number:text> W/K</number:text>
    </number:number-style>
    <number:number-style style:name="N378">
      <style:text-properties fo:color="#ff0000"/>
      <number:text>-</number:text>
      <number:number number:decimal-places="2" number:min-decimal-places="2" number:min-integer-digits="1" number:grouping="true"/>
      <number:text> W/K</number:text>
      <style:map style:condition="value()&gt;=0" style:apply-style-name="N378P0"/>
    </number:number-style>
    <number:number-style style:name="N380P0" style:volatile="true">
      <number:number number:decimal-places="2" number:min-decimal-places="2" number:min-integer-digits="1" number:grouping="true"/>
      <number:text> W/m/K</number:text>
    </number:number-style>
    <number:number-style style:name="N380">
      <style:text-properties fo:color="#ff0000"/>
      <number:text>-</number:text>
      <number:number number:decimal-places="2" number:min-decimal-places="2" number:min-integer-digits="1" number:grouping="true"/>
      <number:text> W/m/K</number:text>
      <style:map style:condition="value()&gt;=0" style:apply-style-name="N380P0"/>
    </number:number-style>
    <number:number-style style:name="N382P0" style:volatile="true">
      <number:number number:decimal-places="2" number:min-decimal-places="2" number:min-integer-digits="1" number:grouping="true"/>
      <number:text> kWh/m/K</number:text>
    </number:number-style>
    <number:number-style style:name="N382">
      <style:text-properties fo:color="#ff0000"/>
      <number:text>-</number:text>
      <number:number number:decimal-places="2" number:min-decimal-places="2" number:min-integer-digits="1" number:grouping="true"/>
      <number:text> kWh/m/K</number:text>
      <style:map style:condition="value()&gt;=0" style:apply-style-name="N382P0"/>
    </number:number-style>
    <number:number-style style:name="N384P0" style:volatile="true">
      <number:number number:decimal-places="1" number:min-decimal-places="1" number:min-integer-digits="1" number:grouping="true"/>
      <number:text> kWh/m/K</number:text>
    </number:number-style>
    <number:number-style style:name="N384">
      <style:text-properties fo:color="#ff0000"/>
      <number:text>-</number:text>
      <number:number number:decimal-places="1" number:min-decimal-places="1" number:min-integer-digits="1" number:grouping="true"/>
      <number:text> kWh/m/K</number:text>
      <style:map style:condition="value()&gt;=0" style:apply-style-name="N384P0"/>
    </number:number-style>
    <number:number-style style:name="N386P0" style:volatile="true">
      <number:number number:decimal-places="1" number:min-decimal-places="1" number:min-integer-digits="1" number:grouping="true"/>
      <number:text> COP</number:text>
    </number:number-style>
    <number:number-style style:name="N386">
      <style:text-properties fo:color="#ff0000"/>
      <number:text>-</number:text>
      <number:number number:decimal-places="1" number:min-decimal-places="1" number:min-integer-digits="1"/>
      <number:text> COP</number:text>
      <style:map style:condition="value()&gt;=0" style:apply-style-name="N386P0"/>
    </number:number-style>
    <number:number-style style:name="N387">
      <number:number number:decimal-places="1" number:min-decimal-places="1" number:min-integer-digits="1"/>
      <number:text> kWh/tunti</number:text>
    </number:number-style>
    <number:number-style style:name="N388">
      <number:number number:decimal-places="1" number:min-decimal-places="1" number:min-integer-digits="1"/>
      <number:text> kWh/h</number:text>
    </number:number-style>
    <number:number-style style:name="N389">
      <number:number number:decimal-places="1" number:min-decimal-places="1" number:min-integer-digits="1"/>
      <number:text> kWh/h/m</number:text>
    </number:number-style>
    <number:number-style style:name="N390">
      <number:number number:decimal-places="1" number:min-decimal-places="1" number:min-integer-digits="1"/>
      <number:text> kWh/h/m/K</number:text>
    </number:number-style>
    <number:number-style style:name="N391">
      <number:number number:decimal-places="1" number:min-decimal-places="1" number:min-integer-digits="1"/>
      <number:text> Wh/h/m</number:text>
    </number:number-style>
    <number:number-style style:name="N392">
      <number:number number:decimal-places="1" number:min-decimal-places="1" number:min-integer-digits="1"/>
      <number:text> Wh/h/m/K</number:text>
    </number:number-style>
    <number:number-style style:name="N394P0" style:volatile="true">
      <number:number number:decimal-places="2" number:min-decimal-places="2" number:min-integer-digits="1" number:grouping="true"/>
      <number:text> K/m</number:text>
    </number:number-style>
    <number:number-style style:name="N394">
      <style:text-properties fo:color="#ff0000"/>
      <number:text>-</number:text>
      <number:number number:decimal-places="2" number:min-decimal-places="2" number:min-integer-digits="1" number:grouping="true"/>
      <number:text> K/m</number:text>
      <style:map style:condition="value()&gt;=0" style:apply-style-name="N394P0"/>
    </number:number-style>
    <number:number-style style:name="N396P0" style:volatile="true">
      <number:number number:decimal-places="3" number:min-decimal-places="3" number:min-integer-digits="1" number:grouping="true"/>
      <number:text> K/m</number:text>
    </number:number-style>
    <number:number-style style:name="N396">
      <style:text-properties fo:color="#ff0000"/>
      <number:text>-</number:text>
      <number:number number:decimal-places="3" number:min-decimal-places="3" number:min-integer-digits="1" number:grouping="true"/>
      <number:text> K/m</number:text>
      <style:map style:condition="value()&gt;=0" style:apply-style-name="N396P0"/>
    </number:number-style>
    <number:number-style style:name="N397">
      <number:number number:decimal-places="2" number:min-decimal-places="2" number:min-integer-digits="1"/>
      <number:text> Wh/h/m/K</number:text>
    </number:number-style>
    <number:number-style style:name="N398">
      <number:number number:decimal-places="0" number:min-decimal-places="0" number:min-integer-digits="1" number:grouping="true"/>
      <number:text> kWh/m/a</number:text>
    </number:number-style>
    <number:number-style style:name="N399">
      <number:number number:decimal-places="1" number:min-decimal-places="1" number:min-integer-digits="1"/>
      <number:text> Wh/m</number:text>
    </number:number-style>
    <number:number-style style:name="N400">
      <number:number number:decimal-places="1" number:min-decimal-places="1" number:min-integer-digits="1"/>
      <number:text> W/m</number:text>
    </number:number-style>
    <number:number-style style:name="N401">
      <number:number number:decimal-places="2" number:min-decimal-places="2" number:min-integer-digits="1"/>
      <number:text> W/m/K</number:text>
    </number:number-style>
    <number:number-style style:name="N402">
      <number:number number:decimal-places="2" number:min-decimal-places="2" number:min-integer-digits="1"/>
      <number:text> Wh/m/K</number:text>
    </number:number-style>
    <number:number-style style:name="N403">
      <number:number number:decimal-places="2" number:min-decimal-places="2" number:min-integer-digits="1"/>
      <number:text> Wh/m</number:text>
    </number:number-style>
    <number:number-style style:name="N404">
      <number:number number:decimal-places="2" number:min-decimal-places="2" number:min-integer-digits="1"/>
      <number:text> W/m</number:text>
    </number:number-style>
    <number:number-style style:name="N405">
      <number:number number:decimal-places="2" number:min-decimal-places="2" number:min-integer-digits="1"/>
      <number:text> W/(m K)</number:text>
    </number:number-style>
    <number:number-style style:name="N406">
      <number:number number:decimal-places="2" number:min-decimal-places="2" number:min-integer-digits="1"/>
      <number:text> W / (m K)</number:text>
    </number:number-style>
    <number:number-style style:name="N407">
      <number:number number:decimal-places="2" number:min-decimal-places="2" number:min-integer-digits="1"/>
      <number:text> W / (mK)</number:text>
    </number:number-style>
    <number:number-style style:name="N408">
      <number:number number:decimal-places="3" number:min-decimal-places="3" number:min-integer-digits="1"/>
      <number:text> W / (mK)</number:text>
    </number:number-style>
    <number:number-style style:name="N409">
      <number:number number:decimal-places="4" number:min-decimal-places="4" number:min-integer-digits="1"/>
      <number:text> W / (mK)</number:text>
    </number:number-style>
    <number:number-style style:name="N410">
      <number:number number:decimal-places="1" number:min-decimal-places="1" number:min-integer-digits="1"/>
      <number:text> W / (mK)</number:text>
    </number:number-style>
    <number:number-style style:name="N411">
      <number:number number:decimal-places="1" number:min-decimal-places="1" number:min-integer-digits="1"/>
      <number:text> W/(m K)</number:text>
    </number:number-style>
    <number:number-style style:name="N412">
      <number:number number:decimal-places="1" number:min-decimal-places="1" number:min-integer-digits="1"/>
      <number:text> mK/m</number:text>
    </number:number-style>
    <number:number-style style:name="N413">
      <number:number number:decimal-places="0" number:min-decimal-places="0" number:min-integer-digits="1"/>
      <number:text> metriä</number:text>
    </number:number-style>
    <number:number-style style:name="N414P0" style:volatile="true">
      <number:number number:decimal-places="1" number:min-decimal-places="1" number:min-integer-digits="1" number:grouping="true"/>
      <number:text> W/m</number:text>
    </number:number-style>
    <number:number-style style:name="N414">
      <style:text-properties fo:color="#ff0000"/>
      <number:text>-</number:text>
      <number:number number:decimal-places="1" number:min-decimal-places="1" number:min-integer-digits="1" number:grouping="true"/>
      <number:text> W/m</number:text>
      <style:map style:condition="value()&gt;=0" style:apply-style-name="N414P0"/>
    </number:number-style>
    <number:number-style style:name="N415">
      <number:number number:decimal-places="4" number:min-decimal-places="4" number:min-integer-digits="1"/>
      <number:text> x</number:text>
    </number:number-style>
    <number:number-style style:name="N417P0" style:volatile="true">
      <number:number number:decimal-places="3" number:min-decimal-places="3" number:min-integer-digits="1" number:grouping="true"/>
      <number:text> C/m</number:text>
    </number:number-style>
    <number:number-style style:name="N417">
      <style:text-properties fo:color="#ff0000"/>
      <number:text>-</number:text>
      <number:number number:decimal-places="3" number:min-decimal-places="3" number:min-integer-digits="1" number:grouping="true"/>
      <number:text> C/m</number:text>
      <style:map style:condition="value()&gt;=0" style:apply-style-name="N417P0"/>
    </number:number-style>
    <number:number-style style:name="N419P0" style:volatile="true">
      <number:number number:decimal-places="3" number:min-decimal-places="3" number:min-integer-digits="1" number:grouping="true"/>
      <number:text> Celsius/m</number:text>
    </number:number-style>
    <number:number-style style:name="N419">
      <style:text-properties fo:color="#ff0000"/>
      <number:text>-</number:text>
      <number:number number:decimal-places="3" number:min-decimal-places="3" number:min-integer-digits="1" number:grouping="true"/>
      <number:text> Celsius/m</number:text>
      <style:map style:condition="value()&gt;=0" style:apply-style-name="N419P0"/>
    </number:number-style>
    <number:number-style style:name="N420">
      <number:number number:decimal-places="1" number:min-decimal-places="1" number:min-integer-digits="1"/>
      <number:text> W/m /K</number:text>
    </number:number-style>
    <number:number-style style:name="N421">
      <number:number number:decimal-places="2" number:min-decimal-places="2" number:min-integer-digits="1"/>
      <number:text> W/m /K</number:text>
    </number:number-style>
    <number:number-style style:name="N422">
      <number:number number:decimal-places="0" number:min-decimal-places="0" number:min-integer-digits="1" number:grouping="true"/>
      <number:text> kWh/p-m3</number:text>
    </number:number-style>
    <number:number-style style:name="N424P0" style:volatile="true">
      <number:number number:decimal-places="1" number:min-decimal-places="1" number:min-integer-digits="1" number:grouping="true"/>
      <number:text> kWh/m/a</number:text>
    </number:number-style>
    <number:number-style style:name="N424">
      <number:text>-</number:text>
      <number:number number:decimal-places="1" number:min-decimal-places="1" number:min-integer-digits="1" number:grouping="true"/>
      <number:text> kWh/m/a</number:text>
      <style:map style:condition="value()&gt;=0" style:apply-style-name="N424P0"/>
    </number:number-style>
    <number:number-style style:name="N10108P0" style:volatile="true" number:language="fi" number:country="FI">
      <number:number number:decimal-places="0" number:min-decimal-places="0" number:min-integer-digits="1" number:grouping="true"/>
      <number:text> €</number:text>
    </number:number-style>
    <number:number-style style:name="N10108" number:language="fi" number:country="FI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i" number:country="FI">
      <number:number number:decimal-places="0" number:min-decimal-places="0" number:min-integer-digits="1" number:grouping="true"/>
      <number:text> €</number:text>
    </number:number-style>
    <number:number-style style:name="N10109" number:language="fi" number:country="FI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i" number:country="FI">
      <number:number number:decimal-places="2" number:min-decimal-places="2" number:min-integer-digits="1" number:grouping="true"/>
      <number:text> €</number:text>
    </number:number-style>
    <number:number-style style:name="N10111" number:language="fi" number:country="FI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i" number:country="FI">
      <number:number number:decimal-places="2" number:min-decimal-places="2" number:min-integer-digits="1" number:grouping="true"/>
      <number:text> €</number:text>
    </number:number-style>
    <number:number-style style:name="N10112" number:language="fi" number:country="FI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i" number:country="FI">
      <number:day/>
      <number:text>.</number:text>
      <number:month number:textual="true"/>
      <number:text>.</number:text>
      <number:year/>
    </number:date-style>
    <number:date-style style:name="N10114" number:language="fi" number:country="FI">
      <number:day/>
      <number:text>.</number:text>
      <number:month number:textual="true"/>
    </number:date-style>
    <number:date-style style:name="N10115" number:language="fi" number:country="FI">
      <number:month number:textual="true"/>
      <number:text>.</number:text>
      <number:year/>
    </number:date-style>
    <number:time-style style:name="N10116" number:language="fi" number:country="FI">
      <number:hours/>
      <number:text>:</number:text>
      <number:minutes number:style="long"/>
      <number:text> </number:text>
      <number:am-pm/>
    </number:time-style>
    <number:time-style style:name="N1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i" number:country="FI">
      <number:hours/>
      <number:text>:</number:text>
      <number:minutes number:style="long"/>
    </number:time-style>
    <number:time-style style:name="N1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i" number:country="FI">
      <number:number number:decimal-places="0" number:min-decimal-places="0" number:min-integer-digits="1" number:grouping="true"/>
      <number:text>   </number:text>
    </number:number-style>
    <number:number-style style:name="N10122" number:language="fi" number:country="FI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i" number:country="FI">
      <number:number number:decimal-places="0" number:min-decimal-places="0" number:min-integer-digits="1" number:grouping="true"/>
      <number:text>   </number:text>
    </number:number-style>
    <number:number-style style:name="N10123" number:language="fi" number:country="FI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i" number:country="FI">
      <number:number number:decimal-places="2" number:min-decimal-places="2" number:min-integer-digits="1" number:grouping="true"/>
      <number:text>   </number:text>
    </number:number-style>
    <number:number-style style:name="N10125" number:language="fi" number:country="FI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i" number:country="FI">
      <number:number number:decimal-places="2" number:min-decimal-places="2" number:min-integer-digits="1" number:grouping="true"/>
      <number:text>   </number:text>
    </number:number-style>
    <number:number-style style:name="N10126" number:language="fi" number:country="FI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i" number:country="FI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0P1" style:volatile="true" number:language="fi" number:country="FI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0P2" style:volatile="true" number:language="fi" number:country="FI">
      <number:text> </number:text>
      <number:fill-character> </number:fill-character>
      <number:text>-    </number:text>
    </number:number-style>
    <number:text-style style:name="N10130" number:language="fi" number:country="FI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i" number:country="FI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4P1" style:volatile="true" number:language="fi" number:country="FI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4P2" style:volatile="true" number:language="fi" number:country="FI">
      <number:text> </number:text>
      <number:fill-character> </number:fill-character>
      <number:text>- € </number:text>
    </number:number-style>
    <number:text-style style:name="N10134" number:language="fi" number:country="FI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i" number:country="FI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8P1" style:volatile="true" number:language="fi" number:country="FI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8P2" style:volatile="true" number:language="fi" number:country="FI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8" number:language="fi" number:country="FI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i" number:country="FI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2P1" style:volatile="true" number:language="fi" number:country="FI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2P2" style:volatile="true" number:language="fi" number:country="FI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2" number:language="fi" number:country="FI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fi" number:country="FI">
      <number:minutes number:style="long"/>
      <number:text>:</number:text>
      <number:seconds number:style="long"/>
    </number:time-style>
    <number:time-style style:name="N10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fi" number:country="FI">
      <number:minutes number:style="long"/>
      <number:text>:</number:text>
      <number:seconds number:style="long" number:decimal-places="1"/>
    </number:time-style>
    <number:number-style style:name="N10146" number:language="fi" number:country="FI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s-21 27-37 37-32 13-50 13-34-4-50-13-27-21-37-37-13-32-13-50 4-34 13-50 21-27 37-37 32-13 50-13 34 4 50 13 27 21 37 37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10 10" svg:d="M0 0h10v10h-10z"/>
    <draw:marker draw:name="Arrowheads_20_13" draw:display-name="Arrowheads 1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4" draw:display-name="Arrowheads 1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s-21 27-37 37-32 13-50 13-34-4-50-13-27-21-37-37-13-32-13-50 4-34 13-50 21-27 37-37 32-13 50-13 34 4 50 13 27 21 37 37 13 32 13 50z"/>
    <draw:marker draw:name="Arrowheads_20_4" draw:display-name="Arrowheads 4" svg:viewBox="0 0 200 200" svg:d="M200 100c0 18-4 34-13 50s-21 27-37 37-32 13-50 13-34-4-50-13-27-21-37-37-13-32-13-50 4-34 13-50 21-27 37-37 32-13 50-13 34 4 50 13 27 21 37 37 13 32 13 50z"/>
    <draw:marker draw:name="Arrowheads_20_5" draw:display-name="Arrowheads 5" svg:viewBox="0 0 200 200" svg:d="M200 100c0 18-4 34-13 50s-21 27-37 37-32 13-50 13-34-4-50-13-27-21-37-37-13-32-13-50 4-34 13-50 21-27 37-37 32-13 50-13 34 4 50 13 27 21 37 37 13 32 13 50z"/>
    <draw:marker draw:name="Arrowheads_20_6" draw:display-name="Arrowheads 6" svg:viewBox="0 0 200 200" svg:d="M200 100c0 18-4 34-13 50s-21 27-37 37-32 13-50 13-34-4-50-13-27-21-37-37-13-32-13-50 4-34 13-50 21-27 37-37 32-13 50-13 34 4 50 13 27 21 37 37 13 32 13 50z"/>
    <draw:marker draw:name="Arrowheads_20_7" draw:display-name="Arrowheads 7" svg:viewBox="0 0 200 200" svg:d="M200 100c0 18-4 34-13 50s-21 27-37 37-32 13-50 13-34-4-50-13-27-21-37-37-13-32-13-50 4-34 13-50 21-27 37-37 32-13 50-13 34 4 50 13 27 21 37 37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1:42:40.503792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9-08-10T10:20:59</meta:creation-date>
    <dc:date>2020-06-10T11:43:05.122021547</dc:date>
    <meta:print-date>2014-05-30T18:26:18.598335050</meta:print-date>
    <meta:editing-cycles>2708</meta:editing-cycles>
    <meta:editing-duration>P16DT11H21M30S</meta:editing-duration>
    <meta:generator>LibreOfficeDev/7.1.0.0.alpha0$Linux_X86_64 LibreOffice_project/1884d7d88d6e81bae8004ce8b538484bc7ab3c6a</meta:generator>
    <meta:printed-by>Paavo Ingalsuo</meta:printed-by>
    <meta:document-statistic meta:table-count="1" meta:cell-count="1340" meta:object-count="0"/>
  </office:meta>
</office:document-meta>
</file>